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4.74pt"/>
    </style:style>
    <style:style style:name="co2" style:family="table-column">
      <style:table-column-properties fo:break-before="auto" style:column-width="78.29pt"/>
    </style:style>
    <style:style style:name="co3" style:family="table-column">
      <style:table-column-properties fo:break-before="auto" style:column-width="148.9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3.76pt"/>
    </style:style>
    <style:style style:name="co8" style:family="table-column">
      <style:table-column-properties fo:break-before="auto" style:column-width="178.55pt"/>
    </style:style>
    <style:style style:name="co9" style:family="table-column">
      <style:table-column-properties fo:break-before="auto" style:column-width="86.71pt"/>
    </style:style>
    <style:style style:name="co10" style:family="table-column">
      <style:table-column-properties fo:break-before="auto" style:column-width="99.81pt"/>
    </style:style>
    <style:style style:name="co11" style:family="table-column">
      <style:table-column-properties fo:break-before="auto" style:column-width="102.9pt"/>
    </style:style>
    <style:style style:name="co12" style:family="table-column">
      <style:table-column-properties fo:break-before="auto" style:column-width="142.55pt"/>
    </style:style>
    <style:style style:name="co13" style:family="table-column">
      <style:table-column-properties fo:break-before="auto" style:column-width="66.25pt"/>
    </style:style>
    <style:style style:name="ro1" style:family="table-row">
      <style:table-row-properties style:row-height="15.8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fo:font-weight="normal" style:font-weight-asian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  <style:map style:condition="cell-content()&lt;=0" style:apply-style-name="Untitled1" style:base-cell-address="'Key Years table'.E1"/>
    </style:style>
    <style:style style:name="ce59" style:family="table-cell" style:parent-style-name="Default" style:data-style-name="N2">
      <style:table-cell-properties fo:background-color="#fffbcc" style:text-align-source="fix" style:repeat-content="false" fo:border="none"/>
      <style:paragraph-properties fo:text-align="center" fo:margin-left="0pt"/>
      <style:map style:condition="cell-content()&lt;=0" style:apply-style-name="Untitled1" style:base-cell-address="'Key Years table'.E1"/>
    </style:style>
    <style:style style:name="ce60" style:family="table-cell" style:parent-style-name="Default" style:data-style-name="N2">
      <style:table-cell-properties fo:background-color="#fffbcc" style:text-align-source="fix" style:repeat-content="false"/>
      <style:paragraph-properties fo:text-align="center" fo:margin-left="0pt"/>
      <style:map style:condition="cell-content()&lt;=0" style:apply-style-name="Untitled1" style:base-cell-address="'Key Years table'.E1"/>
    </style:style>
    <style:style style:name="ce61" style:family="table-cell" style:parent-style-name="Default" style:data-style-name="N2">
      <style:table-cell-properties fo:background-color="#fffbcc" style:text-align-source="fix" style:repeat-content="false" fo:border="none"/>
      <style:paragraph-properties fo:text-align="center" fo:margin-left="0pt"/>
    </style:style>
    <style:style style:name="ce62" style:family="table-cell" style:parent-style-name="Default" style:data-style-name="N2">
      <style:table-cell-properties fo:background-color="#fffbcc" style:text-align-source="fix" style:repeat-content="false"/>
      <style:paragraph-properties fo:text-align="center" fo:margin-left="0pt"/>
    </style:style>
    <style:style style:name="ce63" style:family="table-cell" style:parent-style-name="Default" style:data-style-name="N2">
      <style:table-cell-properties fo:background-color="#fffbcc" style:text-align-source="fix" style:repeat-content="false"/>
      <style:paragraph-properties fo:text-align="center" fo:margin-left="0pt"/>
      <style:map style:condition="cell-content()&lt;=0" style:apply-style-name="Untitled1" style:base-cell-address="'Key Years table'.E1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  <style:map style:condition="cell-content()&lt;=0" style:apply-style-name="Untitled1" style:base-cell-address="'Key Years table'.E1"/>
    </style:style>
    <style:style style:name="ce65" style:family="table-cell" style:parent-style-name="Default" style:data-style-name="N2">
      <style:table-cell-properties fo:background-color="#e0efd4" style:text-align-source="fix" style:repeat-content="false" fo:border="none"/>
      <style:paragraph-properties fo:text-align="center" fo:margin-left="0pt"/>
      <style:map style:condition="cell-content()&lt;=0" style:apply-style-name="Untitled1" style:base-cell-address="'Key Years table'.E1"/>
    </style:style>
    <style:style style:name="ce66" style:family="table-cell" style:parent-style-name="Default" style:data-style-name="N2">
      <style:table-cell-properties fo:background-color="#e0efd4" style:text-align-source="fix" style:repeat-content="false"/>
      <style:paragraph-properties fo:text-align="center" fo:margin-left="0pt"/>
      <style:map style:condition="cell-content()&lt;=0" style:apply-style-name="Untitled1" style:base-cell-address="'Key Years table'.E1"/>
    </style:style>
    <style:style style:name="ce67" style:family="table-cell" style:parent-style-name="Default" style:data-style-name="N2">
      <style:table-cell-properties fo:background-color="#e0efd4" style:text-align-source="fix" style:repeat-content="false" fo:border="none"/>
      <style:paragraph-properties fo:text-align="center" fo:margin-left="0pt"/>
    </style:style>
    <style:style style:name="ce68" style:family="table-cell" style:parent-style-name="Default" style:data-style-name="N2">
      <style:table-cell-properties fo:background-color="#e0efd4" style:text-align-source="fix" style:repeat-content="false"/>
      <style:paragraph-properties fo:text-align="center" fo:margin-left="0pt"/>
    </style:style>
    <style:style style:name="ce115" style:family="table-cell" style:parent-style-name="Default">
      <style:table-cell-properties fo:background-color="#e0efd4"/>
      <style:map style:condition="cell-content()&lt;=0" style:apply-style-name="Untitled1" style:base-cell-address="'Key Years table'.E1"/>
    </style:style>
    <style:style style:name="ce122" style:family="table-cell" style:parent-style-name="Default">
      <style:table-cell-properties fo:background-color="transparent"/>
    </style:style>
    <style:style style:name="ce18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2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2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26" style:family="table-cell" style:parent-style-name="Pivot_20_Table_20_Field">
      <style:table-cell-properties fo:border="0.99pt solid #000000"/>
    </style:style>
    <style:style style:name="ce2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2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3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87" style:family="table-cell" style:parent-style-name="Default">
      <style:table-cell-properties fo:wrap-option="wrap"/>
    </style:style>
    <style:style style:name="ce3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3" style:family="table-cell" style:parent-style-name="Pivot_20_Table_20_Category" style:data-style-name="N0">
      <style:table-cell-properties fo:border-bottom="0.99pt solid #000000" fo:background-color="#fffbcc" fo:border-left="0.99pt solid #000000" fo:border-right="none" fo:border-top="none"/>
    </style:style>
    <style:style style:name="ce34" style:family="table-cell" style:parent-style-name="Pivot_20_Table_20_Value" style:data-style-name="N2">
      <style:table-cell-properties fo:border-bottom="none" fo:background-color="#fffbcc" fo:border-left="0.99pt solid #000000" fo:border-right="none" fo:border-top="0.99pt solid #000000"/>
    </style:style>
    <style:style style:name="ce35" style:family="table-cell" style:parent-style-name="Pivot_20_Table_20_Value" style:data-style-name="N2">
      <style:table-cell-properties fo:border-bottom="none" fo:background-color="#fffbcc" fo:border-left="0.99pt solid #000000" fo:border-right="none" fo:border-top="none"/>
    </style:style>
    <style:style style:name="ce36" style:family="table-cell" style:parent-style-name="Pivot_20_Table_20_Value">
      <style:table-cell-properties fo:border-bottom="none" fo:background-color="#fffbcc" fo:border-left="0.99pt solid #000000" fo:border-right="none" fo:border-top="none"/>
    </style:style>
    <style:style style:name="ce37" style:family="table-cell" style:parent-style-name="Pivot_20_Table_20_Value" style:data-style-name="N2">
      <style:table-cell-properties fo:border-bottom="0.99pt solid #000000" fo:background-color="#fffbcc" fo:border-left="0.99pt solid #000000" fo:border-right="none" fo:border-top="none"/>
    </style:style>
    <style:style style:name="ce38" style:family="table-cell" style:parent-style-name="Pivot_20_Table_20_Result" style:data-style-name="N2">
      <style:table-cell-properties fo:border-bottom="2.01pt solid #000000" fo:background-color="#fffbcc" fo:border-left="0.99pt solid #000000" fo:border-right="none" fo:border-top="0.99pt solid #000000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2" style:family="table-cell" style:parent-style-name="Pivot_20_Table_20_Category" style:data-style-name="N0">
      <style:table-cell-properties fo:border-bottom="0.99pt solid #000000" fo:background-color="#fffbcc" fo:border-left="none" fo:border-right="none" fo:border-top="none"/>
    </style:style>
    <style:style style:name="ce43" style:family="table-cell" style:parent-style-name="Pivot_20_Table_20_Value" style:data-style-name="N2">
      <style:table-cell-properties fo:border-bottom="none" fo:background-color="#fffbcc" fo:border-left="none" fo:border-right="none" fo:border-top="0.99pt solid #000000"/>
    </style:style>
    <style:style style:name="ce44" style:family="table-cell" style:parent-style-name="Pivot_20_Table_20_Value" style:data-style-name="N2">
      <style:table-cell-properties fo:background-color="#fffbcc"/>
    </style:style>
    <style:style style:name="ce45" style:family="table-cell" style:parent-style-name="Pivot_20_Table_20_Value" style:data-style-name="N2">
      <style:table-cell-properties fo:border-bottom="0.99pt solid #000000" fo:background-color="#fffbcc" fo:border-left="none" fo:border-right="none" fo:border-top="none"/>
    </style:style>
    <style:style style:name="ce46" style:family="table-cell" style:parent-style-name="Pivot_20_Table_20_Value">
      <style:table-cell-properties fo:background-color="#fffbcc"/>
    </style:style>
    <style:style style:name="ce47" style:family="table-cell" style:parent-style-name="Pivot_20_Table_20_Result" style:data-style-name="N2">
      <style:table-cell-properties fo:border-bottom="2.01pt solid #000000" fo:background-color="#fffbcc" fo:border-left="none" fo:border-right="none" fo:border-top="0.99pt solid #000000"/>
    </style:style>
    <style:style style:name="ce48" style:family="table-cell" style:parent-style-name="Pivot_20_Table_20_Category" style:data-style-name="N0">
      <style:table-cell-properties fo:border-bottom="0.99pt solid #000000" fo:background-color="#e0efd4" fo:border-left="none" fo:border-right="none" fo:border-top="none"/>
    </style:style>
    <style:style style:name="ce49" style:family="table-cell" style:parent-style-name="Pivot_20_Table_20_Value" style:data-style-name="N2">
      <style:table-cell-properties fo:border-bottom="none" fo:background-color="#e0efd4" fo:border-left="none" fo:border-right="none" fo:border-top="0.99pt solid #000000"/>
    </style:style>
    <style:style style:name="ce50" style:family="table-cell" style:parent-style-name="Pivot_20_Table_20_Value" style:data-style-name="N2">
      <style:table-cell-properties fo:background-color="#e0efd4"/>
    </style:style>
    <style:style style:name="ce51" style:family="table-cell" style:parent-style-name="Pivot_20_Table_20_Value">
      <style:table-cell-properties fo:background-color="#e0efd4"/>
    </style:style>
    <style:style style:name="ce52" style:family="table-cell" style:parent-style-name="Pivot_20_Table_20_Value" style:data-style-name="N2">
      <style:table-cell-properties fo:border-bottom="0.99pt solid #000000" fo:background-color="#e0efd4" fo:border-left="none" fo:border-right="none" fo:border-top="none"/>
    </style:style>
    <style:style style:name="ce53" style:family="table-cell" style:parent-style-name="Pivot_20_Table_20_Result" style:data-style-name="N2">
      <style:table-cell-properties fo:border-bottom="2.01pt solid #000000" fo:background-color="#e0efd4" fo:border-left="none" fo:border-right="none" fo:border-top="0.99pt solid #000000"/>
    </style:style>
    <style:style style:name="ce6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70" style:family="table-cell" style:parent-style-name="Pivot_20_Table_20_Category" style:data-style-name="N0">
      <style:table-cell-properties fo:border-bottom="0.99pt solid #000000" fo:background-color="#e0efd4" fo:border-left="none" fo:border-right="2.01pt solid #000000" fo:border-top="none"/>
    </style:style>
    <style:style style:name="ce79" style:family="table-cell" style:parent-style-name="Pivot_20_Table_20_Value" style:data-style-name="N2">
      <style:table-cell-properties fo:border-bottom="none" fo:background-color="#e0efd4" fo:border-left="none" fo:border-right="2.01pt solid #000000" fo:border-top="0.99pt solid #000000"/>
    </style:style>
    <style:style style:name="ce82" style:family="table-cell" style:parent-style-name="Pivot_20_Table_20_Value" style:data-style-name="N2">
      <style:table-cell-properties fo:border-bottom="none" fo:background-color="#e0efd4" fo:border-left="none" fo:border-right="2.01pt solid #000000" fo:border-top="none"/>
    </style:style>
    <style:style style:name="ce85" style:family="table-cell" style:parent-style-name="Pivot_20_Table_20_Value" style:data-style-name="N2">
      <style:table-cell-properties fo:border-bottom="0.99pt solid #000000" fo:background-color="#e0efd4" fo:border-left="none" fo:border-right="2.01pt solid #000000" fo:border-top="none"/>
    </style:style>
    <style:style style:name="ce96" style:family="table-cell" style:parent-style-name="Pivot_20_Table_20_Value">
      <style:table-cell-properties fo:border-bottom="none" fo:background-color="#e0efd4" fo:border-left="none" fo:border-right="2.01pt solid #000000" fo:border-top="none"/>
    </style:style>
    <style:style style:name="ce110" style:family="table-cell" style:parent-style-name="Pivot_20_Table_20_Result" style:data-style-name="N2">
      <style:table-cell-properties fo:border-bottom="2.01pt solid #000000" fo:background-color="#e0efd4" fo:border-left="none" fo:border-right="2.01pt solid #000000" fo:border-top="0.99pt solid #000000"/>
    </style:style>
    <style:style style:name="ce12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Key Years 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0"/>
        <table:table-column table:style-name="co6" table:number-columns-repeated="2" table:default-cell-style-name="ce60"/>
        <table:table-column table:style-name="co5" table:default-cell-style-name="ce60"/>
        <table:table-column table:style-name="co6" table:default-cell-style-name="ce63"/>
        <table:table-column table:style-name="co6" table:number-columns-repeated="4" table:default-cell-style-name="ce115"/>
        <table:table-column table:style-name="co7" table:default-cell-style-name="ce1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6" table:number-columns-repeated="1003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Indicator Name</text:p>
          </table:table-cell>
          <table:table-cell table:style-name="ce1" office:value-type="string" calcext:value-type="string">
            <text:p>Indicator</text:p>
          </table:table-cell>
          <table:table-cell table:style-name="ce5" office:value-type="string" calcext:value-type="string">
            <text:p>S11_1995</text:p>
          </table:table-cell>
          <table:table-cell table:style-name="ce5" office:value-type="string" calcext:value-type="string">
            <text:p>S11_2000</text:p>
          </table:table-cell>
          <table:table-cell table:style-name="ce5" office:value-type="string" calcext:value-type="string">
            <text:p>S11_2005</text:p>
          </table:table-cell>
          <table:table-cell table:style-name="ce5" office:value-type="string" calcext:value-type="string">
            <text:p>S11_2010</text:p>
          </table:table-cell>
          <table:table-cell table:style-name="ce5" office:value-type="string" calcext:value-type="string">
            <text:p>S11_2015</text:p>
          </table:table-cell>
          <table:table-cell table:style-name="ce11" office:value-type="string" calcext:value-type="string">
            <text:p>S12_1995</text:p>
          </table:table-cell>
          <table:table-cell table:style-name="ce11" office:value-type="string" calcext:value-type="string">
            <text:p>S12_2000</text:p>
          </table:table-cell>
          <table:table-cell table:style-name="ce11" office:value-type="string" calcext:value-type="string">
            <text:p>S12_2005</text:p>
          </table:table-cell>
          <table:table-cell table:style-name="ce11" office:value-type="string" calcext:value-type="string">
            <text:p>S12_2010</text:p>
          </table:table-cell>
          <table:table-cell table:style-name="ce11" office:value-type="string" calcext:value-type="string">
            <text:p>S12_2015</text:p>
          </table:table-cell>
          <table:table-cell table:style-name="ce122"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Austr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2.32215627283735" calcext:value-type="float">
            <text:p>2.32</text:p>
          </table:table-cell>
          <table:table-cell table:style-name="ce59" office:value-type="float" office:value="1.90033078577338" calcext:value-type="float">
            <text:p>1.90</text:p>
          </table:table-cell>
          <table:table-cell table:style-name="ce59" office:value-type="float" office:value="-0.28460376526985" calcext:value-type="float">
            <text:p>-0.28</text:p>
          </table:table-cell>
          <table:table-cell table:style-name="ce59" office:value-type="float" office:value="1.58073039438178" calcext:value-type="float">
            <text:p>1.58</text:p>
          </table:table-cell>
          <table:table-cell table:style-name="ce59" office:value-type="float" office:value="-0.551045365702244" calcext:value-type="float">
            <text:p>-0.55</text:p>
          </table:table-cell>
          <table:table-cell table:style-name="ce65" office:value-type="float" office:value="30.8475276136072" calcext:value-type="float">
            <text:p>30.85</text:p>
          </table:table-cell>
          <table:table-cell table:style-name="ce65" office:value-type="float" office:value="25.6827922617164" calcext:value-type="float">
            <text:p>25.68</text:p>
          </table:table-cell>
          <table:table-cell table:style-name="ce65" office:value-type="float" office:value="12.0170910856339" calcext:value-type="float">
            <text:p>12.02</text:p>
          </table:table-cell>
          <table:table-cell table:style-name="ce65" office:value-type="float" office:value="9.71928630661264" calcext:value-type="float">
            <text:p>9.72</text:p>
          </table:table-cell>
          <table:table-cell table:style-name="ce65" office:value-type="float" office:value="6.32217432107509" calcext:value-type="float">
            <text:p>6.3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Austr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60.8240236907519" calcext:value-type="float">
            <text:p>60.82</text:p>
          </table:table-cell>
          <table:table-cell office:value-type="float" office:value="76.4528316019606" calcext:value-type="float">
            <text:p>76.45</text:p>
          </table:table-cell>
          <table:table-cell office:value-type="float" office:value="71.5484797795926" calcext:value-type="float">
            <text:p>71.55</text:p>
          </table:table-cell>
          <table:table-cell office:value-type="float" office:value="77.7200512340443" calcext:value-type="float">
            <text:p>77.72</text:p>
          </table:table-cell>
          <table:table-cell table:style-name="ce59" office:value-type="float" office:value="73.3205813065163" calcext:value-type="float">
            <text:p>73.32</text:p>
          </table:table-cell>
          <table:table-cell table:style-name="ce65" office:value-type="float" office:value="32.7739243186927" calcext:value-type="float">
            <text:p>32.77</text:p>
          </table:table-cell>
          <table:table-cell table:style-name="ce66" office:value-type="float" office:value="42.6732270009878" calcext:value-type="float">
            <text:p>42.67</text:p>
          </table:table-cell>
          <table:table-cell table:style-name="ce66" office:value-type="float" office:value="56.6463445832923" calcext:value-type="float">
            <text:p>56.65</text:p>
          </table:table-cell>
          <table:table-cell table:style-name="ce66" office:value-type="float" office:value="71.4399267312612" calcext:value-type="float">
            <text:p>71.44</text:p>
          </table:table-cell>
          <table:table-cell table:style-name="ce65" office:value-type="float" office:value="43.0556063893754" calcext:value-type="float">
            <text:p>43.0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Austr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64.1483823271224" calcext:value-type="float">
            <text:p>64.15</text:p>
          </table:table-cell>
          <table:table-cell office:value-type="float" office:value="63.1935152085973" calcext:value-type="float">
            <text:p>63.19</text:p>
          </table:table-cell>
          <table:table-cell office:value-type="float" office:value="53.415662503684" calcext:value-type="float">
            <text:p>53.42</text:p>
          </table:table-cell>
          <table:table-cell office:value-type="float" office:value="52.4203202870986" calcext:value-type="float">
            <text:p>52.42</text:p>
          </table:table-cell>
          <table:table-cell table:style-name="ce59" office:value-type="float" office:value="48.4838141549864" calcext:value-type="float">
            <text:p>48.48</text:p>
          </table:table-cell>
          <table:table-cell table:style-name="ce65" office:value-type="float" office:value="62.5760285065007" calcext:value-type="float">
            <text:p>62.58</text:p>
          </table:table-cell>
          <table:table-cell table:style-name="ce66" office:value-type="float" office:value="48.5035691385911" calcext:value-type="float">
            <text:p>48.50</text:p>
          </table:table-cell>
          <table:table-cell table:style-name="ce66" office:value-type="float" office:value="40.5939770246826" calcext:value-type="float">
            <text:p>40.59</text:p>
          </table:table-cell>
          <table:table-cell table:style-name="ce66" office:value-type="float" office:value="46.6095356699038" calcext:value-type="float">
            <text:p>46.61</text:p>
          </table:table-cell>
          <table:table-cell table:style-name="ce65" office:value-type="float" office:value="33.6947421327946" calcext:value-type="float">
            <text:p>33.6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Austr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Austr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32.1" calcext:value-type="float">
            <text:p>32.10</text:p>
          </table:table-cell>
          <table:table-cell office:value-type="float" office:value="45.9" calcext:value-type="float">
            <text:p>45.90</text:p>
          </table:table-cell>
          <table:table-cell office:value-type="float" office:value="63.8" calcext:value-type="float">
            <text:p>63.80</text:p>
          </table:table-cell>
          <table:table-cell office:value-type="float" office:value="85.9" calcext:value-type="float">
            <text:p>85.90</text:p>
          </table:table-cell>
          <table:table-cell table:style-name="ce59" office:value-type="float" office:value="95.2" calcext:value-type="float">
            <text:p>95.20</text:p>
          </table:table-cell>
          <table:table-cell table:style-name="ce65" office:value-type="float" office:value="188.4" calcext:value-type="float">
            <text:p>188.40</text:p>
          </table:table-cell>
          <table:table-cell table:style-name="ce66" office:value-type="float" office:value="241.3" calcext:value-type="float">
            <text:p>241.30</text:p>
          </table:table-cell>
          <table:table-cell table:style-name="ce66" office:value-type="float" office:value="316.3" calcext:value-type="float">
            <text:p>316.30</text:p>
          </table:table-cell>
          <table:table-cell table:style-name="ce66" office:value-type="float" office:value="338.7" calcext:value-type="float">
            <text:p>338.70</text:p>
          </table:table-cell>
          <table:table-cell table:style-name="ce65" office:value-type="float" office:value="304.2" calcext:value-type="float">
            <text:p>304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Austr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04.1" calcext:value-type="float">
            <text:p>104.10</text:p>
          </table:table-cell>
          <table:table-cell office:value-type="float" office:value="128.9" calcext:value-type="float">
            <text:p>128.90</text:p>
          </table:table-cell>
          <table:table-cell office:value-type="float" office:value="142.9" calcext:value-type="float">
            <text:p>142.90</text:p>
          </table:table-cell>
          <table:table-cell office:value-type="float" office:value="160.7" calcext:value-type="float">
            <text:p>160.70</text:p>
          </table:table-cell>
          <table:table-cell table:style-name="ce59" office:value-type="float" office:value="165.1" calcext:value-type="float">
            <text:p>165.10</text:p>
          </table:table-cell>
          <table:table-cell table:style-name="ce65" office:value-type="float" office:value="193.7" calcext:value-type="float">
            <text:p>193.70</text:p>
          </table:table-cell>
          <table:table-cell table:style-name="ce66" office:value-type="float" office:value="247.6" calcext:value-type="float">
            <text:p>247.60</text:p>
          </table:table-cell>
          <table:table-cell table:style-name="ce66" office:value-type="float" office:value="320" calcext:value-type="float">
            <text:p>320.00</text:p>
          </table:table-cell>
          <table:table-cell table:style-name="ce66" office:value-type="float" office:value="342.6" calcext:value-type="float">
            <text:p>342.60</text:p>
          </table:table-cell>
          <table:table-cell table:style-name="ce65" office:value-type="float" office:value="304.1" calcext:value-type="float">
            <text:p>304.1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Austr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13.25" calcext:value-type="float">
            <text:p>13.25</text:p>
          </table:table-cell>
          <table:table-cell office:value-type="float" office:value="14.86" calcext:value-type="float">
            <text:p>14.86</text:p>
          </table:table-cell>
          <table:table-cell office:value-type="float" office:value="33.92" calcext:value-type="float">
            <text:p>33.92</text:p>
          </table:table-cell>
          <table:table-cell office:value-type="float" office:value="29.94" calcext:value-type="float">
            <text:p>29.94</text:p>
          </table:table-cell>
          <table:table-cell table:style-name="ce59" office:value-type="float" office:value="23.11" calcext:value-type="float">
            <text:p>23.11</text:p>
          </table:table-cell>
          <table:table-cell table:style-name="ce65" office:value-type="float" office:value="13.25" calcext:value-type="float">
            <text:p>13.25</text:p>
          </table:table-cell>
          <table:table-cell table:style-name="ce66" office:value-type="float" office:value="14.86" calcext:value-type="float">
            <text:p>14.86</text:p>
          </table:table-cell>
          <table:table-cell table:style-name="ce66" office:value-type="float" office:value="33.92" calcext:value-type="float">
            <text:p>33.92</text:p>
          </table:table-cell>
          <table:table-cell table:style-name="ce66" office:value-type="float" office:value="29.94" calcext:value-type="float">
            <text:p>29.94</text:p>
          </table:table-cell>
          <table:table-cell table:style-name="ce65" office:value-type="float" office:value="23.11" calcext:value-type="float">
            <text:p>23.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123.65" calcext:value-type="float">
            <text:p>123.65</text:p>
          </table:table-cell>
          <table:table-cell office:value-type="float" office:value="121.95" calcext:value-type="float">
            <text:p>121.95</text:p>
          </table:table-cell>
          <table:table-cell office:value-type="float" office:value="104.69" calcext:value-type="float">
            <text:p>104.69</text:p>
          </table:table-cell>
          <table:table-cell office:value-type="float" office:value="110.79" calcext:value-type="float">
            <text:p>110.79</text:p>
          </table:table-cell>
          <table:table-cell table:style-name="ce60" office:value-type="float" office:value="102.71" calcext:value-type="float">
            <text:p>102.71</text:p>
          </table:table-cell>
          <table:table-cell table:style-name="ce66" office:value-type="float" office:value="123.65" calcext:value-type="float">
            <text:p>123.65</text:p>
          </table:table-cell>
          <table:table-cell table:style-name="ce66" office:value-type="float" office:value="121.95" calcext:value-type="float">
            <text:p>121.95</text:p>
          </table:table-cell>
          <table:table-cell table:style-name="ce66" office:value-type="float" office:value="104.69" calcext:value-type="float">
            <text:p>104.69</text:p>
          </table:table-cell>
          <table:table-cell table:style-name="ce66" office:value-type="float" office:value="110.79" calcext:value-type="float">
            <text:p>110.79</text:p>
          </table:table-cell>
          <table:table-cell table:style-name="ce66" office:value-type="float" office:value="102.71" calcext:value-type="float">
            <text:p>102.7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44.260654893012" calcext:value-type="float">
            <text:p>144.26</text:p>
          </table:table-cell>
          <table:table-cell office:value-type="float" office:value="164.331084655465" calcext:value-type="float">
            <text:p>164.33</text:p>
          </table:table-cell>
          <table:table-cell office:value-type="float" office:value="163.317209485388" calcext:value-type="float">
            <text:p>163.32</text:p>
          </table:table-cell>
          <table:table-cell office:value-type="float" office:value="179.490532178427" calcext:value-type="float">
            <text:p>179.49</text:p>
          </table:table-cell>
          <table:table-cell table:style-name="ce60" office:value-type="float" office:value="187.109356618128" calcext:value-type="float">
            <text:p>187.11</text:p>
          </table:table-cell>
          <table:table-cell table:style-name="ce66" office:value-type="float" office:value="7.38603355434887" calcext:value-type="float">
            <text:p>7.39</text:p>
          </table:table-cell>
          <table:table-cell table:style-name="ce66" office:value-type="float" office:value="8.46217586502315" calcext:value-type="float">
            <text:p>8.46</text:p>
          </table:table-cell>
          <table:table-cell table:style-name="ce66" office:value-type="float" office:value="8.02652760011808" calcext:value-type="float">
            <text:p>8.03</text:p>
          </table:table-cell>
          <table:table-cell table:style-name="ce66" office:value-type="float" office:value="7.6569887494635" calcext:value-type="float">
            <text:p>7.66</text:p>
          </table:table-cell>
          <table:table-cell table:style-name="ce66" office:value-type="float" office:value="7.94634272451846" calcext:value-type="float">
            <text:p>7.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449185091649365" calcext:value-type="float">
            <text:p>0.45</text:p>
          </table:table-cell>
          <table:table-cell office:value-type="float" office:value="0.375680959910236" calcext:value-type="float">
            <text:p>0.38</text:p>
          </table:table-cell>
          <table:table-cell office:value-type="float" office:value="0.30264840915589" calcext:value-type="float">
            <text:p>0.30</text:p>
          </table:table-cell>
          <table:table-cell office:value-type="float" office:value="0.27121564387369" calcext:value-type="float">
            <text:p>0.27</text:p>
          </table:table-cell>
          <table:table-cell table:style-name="ce60" office:value-type="float" office:value="0.222207211722135" calcext:value-type="float">
            <text:p>0.22</text:p>
          </table:table-cell>
          <table:table-cell table:style-name="ce66" office:value-type="float" office:value="0.12688140641883" calcext:value-type="float">
            <text:p>0.13</text:p>
          </table:table-cell>
          <table:table-cell table:style-name="ce66" office:value-type="float" office:value="0.108519448616372" calcext:value-type="float">
            <text:p>0.11</text:p>
          </table:table-cell>
          <table:table-cell table:style-name="ce66" office:value-type="float" office:value="0.081612300801491" calcext:value-type="float">
            <text:p>0.08</text:p>
          </table:table-cell>
          <table:table-cell table:style-name="ce66" office:value-type="float" office:value="0.10670313992906" calcext:value-type="float">
            <text:p>0.11</text:p>
          </table:table-cell>
          <table:table-cell table:style-name="ce66" office:value-type="float" office:value="0.0618158269320177" calcext:value-type="float">
            <text:p>0.0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Belgium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6.14882507263494" calcext:value-type="float">
            <text:p>6.15</text:p>
          </table:table-cell>
          <table:table-cell office:value-type="float" office:value="3.70777056732372" calcext:value-type="float">
            <text:p>3.71</text:p>
          </table:table-cell>
          <table:table-cell office:value-type="float" office:value="2.94541282509692" calcext:value-type="float">
            <text:p>2.95</text:p>
          </table:table-cell>
          <table:table-cell office:value-type="float" office:value="1.21804337505932" calcext:value-type="float">
            <text:p>1.22</text:p>
          </table:table-cell>
          <table:table-cell table:style-name="ce59" office:value-type="float" office:value="1.29915221426435" calcext:value-type="float">
            <text:p>1.30</text:p>
          </table:table-cell>
          <table:table-cell table:style-name="ce65" office:value-type="float" office:value="29.6068029604644" calcext:value-type="float">
            <text:p>29.61</text:p>
          </table:table-cell>
          <table:table-cell table:style-name="ce66" office:value-type="float" office:value="23.4312430557561" calcext:value-type="float">
            <text:p>23.43</text:p>
          </table:table-cell>
          <table:table-cell table:style-name="ce66" office:value-type="float" office:value="18.4719124373675" calcext:value-type="float">
            <text:p>18.47</text:p>
          </table:table-cell>
          <table:table-cell table:style-name="ce66" office:value-type="float" office:value="8.80459062927476" calcext:value-type="float">
            <text:p>8.80</text:p>
          </table:table-cell>
          <table:table-cell table:style-name="ce65" office:value-type="float" office:value="2.26527217055082" calcext:value-type="float">
            <text:p>2.2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Belgium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54.8115926962044" calcext:value-type="float">
            <text:p>54.81</text:p>
          </table:table-cell>
          <table:table-cell office:value-type="float" office:value="73.6101106799576" calcext:value-type="float">
            <text:p>73.61</text:p>
          </table:table-cell>
          <table:table-cell office:value-type="float" office:value="77.6169332960919" calcext:value-type="float">
            <text:p>77.62</text:p>
          </table:table-cell>
          <table:table-cell office:value-type="float" office:value="116.478371738231" calcext:value-type="float">
            <text:p>116.48</text:p>
          </table:table-cell>
          <table:table-cell table:style-name="ce59" office:value-type="float" office:value="122.219021435002" calcext:value-type="float">
            <text:p>122.22</text:p>
          </table:table-cell>
          <table:table-cell table:style-name="ce65" office:value-type="float" office:value="53.4336250567065" calcext:value-type="float">
            <text:p>53.43</text:p>
          </table:table-cell>
          <table:table-cell table:style-name="ce66" office:value-type="float" office:value="52.5270503675132" calcext:value-type="float">
            <text:p>52.53</text:p>
          </table:table-cell>
          <table:table-cell table:style-name="ce66" office:value-type="float" office:value="42.7232800716577" calcext:value-type="float">
            <text:p>42.72</text:p>
          </table:table-cell>
          <table:table-cell table:style-name="ce66" office:value-type="float" office:value="56.5364652520809" calcext:value-type="float">
            <text:p>56.54</text:p>
          </table:table-cell>
          <table:table-cell table:style-name="ce65" office:value-type="float" office:value="63.5168244081653" calcext:value-type="float">
            <text:p>63.5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Belgium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42.7462300872171" calcext:value-type="float">
            <text:p>42.75</text:p>
          </table:table-cell>
          <table:table-cell office:value-type="float" office:value="40.310959198402" calcext:value-type="float">
            <text:p>40.31</text:p>
          </table:table-cell>
          <table:table-cell office:value-type="float" office:value="35.4833122963572" calcext:value-type="float">
            <text:p>35.48</text:p>
          </table:table-cell>
          <table:table-cell office:value-type="float" office:value="38.9818587344783" calcext:value-type="float">
            <text:p>38.98</text:p>
          </table:table-cell>
          <table:table-cell table:style-name="ce59" office:value-type="float" office:value="37.6500762434198" calcext:value-type="float">
            <text:p>37.65</text:p>
          </table:table-cell>
          <table:table-cell table:style-name="ce65" office:value-type="float" office:value="51.1567882646321" calcext:value-type="float">
            <text:p>51.16</text:p>
          </table:table-cell>
          <table:table-cell table:style-name="ce66" office:value-type="float" office:value="36.5876646340246" calcext:value-type="float">
            <text:p>36.59</text:p>
          </table:table-cell>
          <table:table-cell table:style-name="ce66" office:value-type="float" office:value="26.1346923056227" calcext:value-type="float">
            <text:p>26.13</text:p>
          </table:table-cell>
          <table:table-cell table:style-name="ce66" office:value-type="float" office:value="27.703023446923" calcext:value-type="float">
            <text:p>27.70</text:p>
          </table:table-cell>
          <table:table-cell table:style-name="ce65" office:value-type="float" office:value="30.7339895069515" calcext:value-type="float">
            <text:p>30.7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Belgium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Belgium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73.1" calcext:value-type="float">
            <text:p>73.10</text:p>
          </table:table-cell>
          <table:table-cell office:value-type="float" office:value="139.5" calcext:value-type="float">
            <text:p>139.50</text:p>
          </table:table-cell>
          <table:table-cell office:value-type="float" office:value="135.9" calcext:value-type="float">
            <text:p>135.90</text:p>
          </table:table-cell>
          <table:table-cell office:value-type="float" office:value="232.8" calcext:value-type="float">
            <text:p>232.80</text:p>
          </table:table-cell>
          <table:table-cell table:style-name="ce59" office:value-type="float" office:value="225" calcext:value-type="float">
            <text:p>225.00</text:p>
          </table:table-cell>
          <table:table-cell table:style-name="ce65" office:value-type="float" office:value="311.3" calcext:value-type="float">
            <text:p>311.30</text:p>
          </table:table-cell>
          <table:table-cell table:style-name="ce66" office:value-type="float" office:value="368.1" calcext:value-type="float">
            <text:p>368.10</text:p>
          </table:table-cell>
          <table:table-cell table:style-name="ce66" office:value-type="float" office:value="460.4" calcext:value-type="float">
            <text:p>460.40</text:p>
          </table:table-cell>
          <table:table-cell table:style-name="ce66" office:value-type="float" office:value="485.5" calcext:value-type="float">
            <text:p>485.50</text:p>
          </table:table-cell>
          <table:table-cell table:style-name="ce65" office:value-type="float" office:value="469.5" calcext:value-type="float">
            <text:p>469.5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Belgium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44.4" calcext:value-type="float">
            <text:p>144.40</text:p>
          </table:table-cell>
          <table:table-cell office:value-type="float" office:value="194.3" calcext:value-type="float">
            <text:p>194.30</text:p>
          </table:table-cell>
          <table:table-cell office:value-type="float" office:value="228.4" calcext:value-type="float">
            <text:p>228.40</text:p>
          </table:table-cell>
          <table:table-cell office:value-type="float" office:value="312.3" calcext:value-type="float">
            <text:p>312.30</text:p>
          </table:table-cell>
          <table:table-cell table:style-name="ce59" office:value-type="float" office:value="340.1" calcext:value-type="float">
            <text:p>340.10</text:p>
          </table:table-cell>
          <table:table-cell table:style-name="ce65" office:value-type="float" office:value="317.8" calcext:value-type="float">
            <text:p>317.80</text:p>
          </table:table-cell>
          <table:table-cell table:style-name="ce66" office:value-type="float" office:value="367.9" calcext:value-type="float">
            <text:p>367.90</text:p>
          </table:table-cell>
          <table:table-cell table:style-name="ce66" office:value-type="float" office:value="477.6" calcext:value-type="float">
            <text:p>477.60</text:p>
          </table:table-cell>
          <table:table-cell table:style-name="ce66" office:value-type="float" office:value="486.8" calcext:value-type="float">
            <text:p>486.80</text:p>
          </table:table-cell>
          <table:table-cell table:style-name="ce65" office:value-type="float" office:value="463.2" calcext:value-type="float">
            <text:p>463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Belgium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34.1" calcext:value-type="float">
            <text:p>34.10</text:p>
          </table:table-cell>
          <table:table-cell office:value-type="float" office:value="72.09" calcext:value-type="float">
            <text:p>72.09</text:p>
          </table:table-cell>
          <table:table-cell office:value-type="float" office:value="73.11" calcext:value-type="float">
            <text:p>73.11</text:p>
          </table:table-cell>
          <table:table-cell office:value-type="float" office:value="53.57" calcext:value-type="float">
            <text:p>53.57</text:p>
          </table:table-cell>
          <table:table-cell table:style-name="ce59" office:value-type="float" office:value="80.38" calcext:value-type="float">
            <text:p>80.38</text:p>
          </table:table-cell>
          <table:table-cell table:style-name="ce65" office:value-type="float" office:value="34.1" calcext:value-type="float">
            <text:p>34.10</text:p>
          </table:table-cell>
          <table:table-cell table:style-name="ce66" office:value-type="float" office:value="72.09" calcext:value-type="float">
            <text:p>72.09</text:p>
          </table:table-cell>
          <table:table-cell table:style-name="ce66" office:value-type="float" office:value="73.11" calcext:value-type="float">
            <text:p>73.11</text:p>
          </table:table-cell>
          <table:table-cell table:style-name="ce66" office:value-type="float" office:value="53.57" calcext:value-type="float">
            <text:p>53.57</text:p>
          </table:table-cell>
          <table:table-cell table:style-name="ce65" office:value-type="float" office:value="80.38" calcext:value-type="float">
            <text:p>80.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143.34" calcext:value-type="float">
            <text:p>143.34</text:p>
          </table:table-cell>
          <table:table-cell office:value-type="float" office:value="127.94" calcext:value-type="float">
            <text:p>127.94</text:p>
          </table:table-cell>
          <table:table-cell office:value-type="float" office:value="90.8" calcext:value-type="float">
            <text:p>90.80</text:p>
          </table:table-cell>
          <table:table-cell office:value-type="float" office:value="76.81" calcext:value-type="float">
            <text:p>76.81</text:p>
          </table:table-cell>
          <table:table-cell table:style-name="ce60" office:value-type="float" office:value="80.92" calcext:value-type="float">
            <text:p>80.92</text:p>
          </table:table-cell>
          <table:table-cell table:style-name="ce66" office:value-type="float" office:value="143.34" calcext:value-type="float">
            <text:p>143.34</text:p>
          </table:table-cell>
          <table:table-cell table:style-name="ce66" office:value-type="float" office:value="127.94" calcext:value-type="float">
            <text:p>127.94</text:p>
          </table:table-cell>
          <table:table-cell table:style-name="ce66" office:value-type="float" office:value="90.8" calcext:value-type="float">
            <text:p>90.80</text:p>
          </table:table-cell>
          <table:table-cell table:style-name="ce66" office:value-type="float" office:value="76.81" calcext:value-type="float">
            <text:p>76.81</text:p>
          </table:table-cell>
          <table:table-cell table:style-name="ce66" office:value-type="float" office:value="80.92" calcext:value-type="float">
            <text:p>80.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06.783655300166" calcext:value-type="float">
            <text:p>106.78</text:p>
          </table:table-cell>
          <table:table-cell office:value-type="float" office:value="110.218416711202" calcext:value-type="float">
            <text:p>110.22</text:p>
          </table:table-cell>
          <table:table-cell office:value-type="float" office:value="107.734532764438" calcext:value-type="float">
            <text:p>107.73</text:p>
          </table:table-cell>
          <table:table-cell office:value-type="float" office:value="113.035516199627" calcext:value-type="float">
            <text:p>113.04</text:p>
          </table:table-cell>
          <table:table-cell table:style-name="ce60" office:value-type="float" office:value="115.232841050096" calcext:value-type="float">
            <text:p>115.23</text:p>
          </table:table-cell>
          <table:table-cell table:style-name="ce66" office:value-type="float" office:value="10.7352941176471" calcext:value-type="float">
            <text:p>10.74</text:p>
          </table:table-cell>
          <table:table-cell table:style-name="ce66" office:value-type="float" office:value="9.47084291810922" calcext:value-type="float">
            <text:p>9.47</text:p>
          </table:table-cell>
          <table:table-cell table:style-name="ce66" office:value-type="float" office:value="8.66422028952007" calcext:value-type="float">
            <text:p>8.66</text:p>
          </table:table-cell>
          <table:table-cell table:style-name="ce66" office:value-type="float" office:value="7.63851646530686" calcext:value-type="float">
            <text:p>7.64</text:p>
          </table:table-cell>
          <table:table-cell table:style-name="ce66" office:value-type="float" office:value="6.9496605921997" calcext:value-type="float">
            <text:p>6.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815471327191508" calcext:value-type="float">
            <text:p>0.82</text:p>
          </table:table-cell>
          <table:table-cell office:value-type="float" office:value="1.0508798998716" calcext:value-type="float">
            <text:p>1.05</text:p>
          </table:table-cell>
          <table:table-cell office:value-type="float" office:value="0.902810746825002" calcext:value-type="float">
            <text:p>0.90</text:p>
          </table:table-cell>
          <table:table-cell office:value-type="float" office:value="0.779639404989777" calcext:value-type="float">
            <text:p>0.78</text:p>
          </table:table-cell>
          <table:table-cell table:style-name="ce60" office:value-type="float" office:value="0.530388117176992" calcext:value-type="float">
            <text:p>0.53</text:p>
          </table:table-cell>
          <table:table-cell table:style-name="ce66" office:value-type="float" office:value="0.190767594435493" calcext:value-type="float">
            <text:p>0.19</text:p>
          </table:table-cell>
          <table:table-cell table:style-name="ce66" office:value-type="float" office:value="0.457840933884928" calcext:value-type="float">
            <text:p>0.46</text:p>
          </table:table-cell>
          <table:table-cell table:style-name="ce66" office:value-type="float" office:value="0.762012012012012" calcext:value-type="float">
            <text:p>0.76</text:p>
          </table:table-cell>
          <table:table-cell table:style-name="ce66" office:value-type="float" office:value="1.01178130896502" calcext:value-type="float">
            <text:p>1.01</text:p>
          </table:table-cell>
          <table:table-cell table:style-name="ce66" office:value-type="float" office:value="1.17242837016591" calcext:value-type="float">
            <text:p>1.1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France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8.0279860194304" calcext:value-type="float">
            <text:p>8.03</text:p>
          </table:table-cell>
          <table:table-cell office:value-type="float" office:value="5.83685286675097" calcext:value-type="float">
            <text:p>5.84</text:p>
          </table:table-cell>
          <table:table-cell office:value-type="float" office:value="4.07470249380861" calcext:value-type="float">
            <text:p>4.07</text:p>
          </table:table-cell>
          <table:table-cell office:value-type="float" office:value="3.57696675534167" calcext:value-type="float">
            <text:p>3.58</text:p>
          </table:table-cell>
          <table:table-cell table:style-name="ce59" office:value-type="float" office:value="2.32874700126852" calcext:value-type="float">
            <text:p>2.33</text:p>
          </table:table-cell>
          <table:table-cell table:style-name="ce65" office:value-type="float" office:value="59.7993867396149" calcext:value-type="float">
            <text:p>59.80</text:p>
          </table:table-cell>
          <table:table-cell table:style-name="ce66" office:value-type="float" office:value="44.8333467204442" calcext:value-type="float">
            <text:p>44.83</text:p>
          </table:table-cell>
          <table:table-cell table:style-name="ce66" office:value-type="float" office:value="26.9997244770026" calcext:value-type="float">
            <text:p>27.00</text:p>
          </table:table-cell>
          <table:table-cell table:style-name="ce66" office:value-type="float" office:value="14.6045507614463" calcext:value-type="float">
            <text:p>14.60</text:p>
          </table:table-cell>
          <table:table-cell table:style-name="ce65" office:value-type="float" office:value="12.306607305247" calcext:value-type="float">
            <text:p>12.3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France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60.0684739791492" calcext:value-type="float">
            <text:p>60.07</text:p>
          </table:table-cell>
          <table:table-cell office:value-type="float" office:value="65.2337200769655" calcext:value-type="float">
            <text:p>65.23</text:p>
          </table:table-cell>
          <table:table-cell office:value-type="float" office:value="67.8439100631121" calcext:value-type="float">
            <text:p>67.84</text:p>
          </table:table-cell>
          <table:table-cell office:value-type="float" office:value="78.233779668008" calcext:value-type="float">
            <text:p>78.23</text:p>
          </table:table-cell>
          <table:table-cell table:style-name="ce59" office:value-type="float" office:value="86.7048423603732" calcext:value-type="float">
            <text:p>86.70</text:p>
          </table:table-cell>
          <table:table-cell table:style-name="ce65" office:value-type="float" office:value="20.7171134876994" calcext:value-type="float">
            <text:p>20.72</text:p>
          </table:table-cell>
          <table:table-cell table:style-name="ce66" office:value-type="float" office:value="20.2890601487233" calcext:value-type="float">
            <text:p>20.29</text:p>
          </table:table-cell>
          <table:table-cell table:style-name="ce66" office:value-type="float" office:value="27.1798879328163" calcext:value-type="float">
            <text:p>27.18</text:p>
          </table:table-cell>
          <table:table-cell table:style-name="ce66" office:value-type="float" office:value="43.0134181063495" calcext:value-type="float">
            <text:p>43.01</text:p>
          </table:table-cell>
          <table:table-cell table:style-name="ce65" office:value-type="float" office:value="37.5684578827091" calcext:value-type="float">
            <text:p>37.5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France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55.1857225593938" calcext:value-type="float">
            <text:p>55.19</text:p>
          </table:table-cell>
          <table:table-cell office:value-type="float" office:value="31.001240003317" calcext:value-type="float">
            <text:p>31.00</text:p>
          </table:table-cell>
          <table:table-cell office:value-type="float" office:value="34.9221751887541" calcext:value-type="float">
            <text:p>34.92</text:p>
          </table:table-cell>
          <table:table-cell office:value-type="float" office:value="39.6211875467348" calcext:value-type="float">
            <text:p>39.62</text:p>
          </table:table-cell>
          <table:table-cell table:style-name="ce59" office:value-type="float" office:value="39.9983842402572" calcext:value-type="float">
            <text:p>40.00</text:p>
          </table:table-cell>
          <table:table-cell table:style-name="ce65" office:value-type="float" office:value="31.5287360198673" calcext:value-type="float">
            <text:p>31.53</text:p>
          </table:table-cell>
          <table:table-cell table:style-name="ce66" office:value-type="float" office:value="24.6374895287528" calcext:value-type="float">
            <text:p>24.64</text:p>
          </table:table-cell>
          <table:table-cell table:style-name="ce66" office:value-type="float" office:value="28.2742032967357" calcext:value-type="float">
            <text:p>28.27</text:p>
          </table:table-cell>
          <table:table-cell table:style-name="ce66" office:value-type="float" office:value="40.8588410882145" calcext:value-type="float">
            <text:p>40.86</text:p>
          </table:table-cell>
          <table:table-cell table:style-name="ce65" office:value-type="float" office:value="38.0230711825673" calcext:value-type="float">
            <text:p>38.0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France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office:value-type="float" office:value="-2.9838221029163" calcext:value-type="float">
            <text:p>-2.98</text:p>
          </table:table-cell>
          <table:table-cell office:value-type="float" office:value="9.18518143525064" calcext:value-type="float">
            <text:p>9.19</text:p>
          </table:table-cell>
          <table:table-cell office:value-type="float" office:value="4.53229935626166" calcext:value-type="float">
            <text:p>4.53</text:p>
          </table:table-cell>
          <table:table-cell table:style-name="ce59" office:value-type="float" office:value="6.53843675171314" calcext:value-type="float">
            <text:p>6.54</text:p>
          </table:table-cell>
          <table:table-cell table:style-name="ce65"/>
          <table:table-cell table:style-name="ce66" office:value-type="float" office:value="1.74862573194636" calcext:value-type="float">
            <text:p>1.75</text:p>
          </table:table-cell>
          <table:table-cell table:style-name="ce66" office:value-type="float" office:value="10.6938893352714" calcext:value-type="float">
            <text:p>10.69</text:p>
          </table:table-cell>
          <table:table-cell table:style-name="ce66" office:value-type="float" office:value="1.40786093083521" calcext:value-type="float">
            <text:p>1.41</text:p>
          </table:table-cell>
          <table:table-cell table:style-name="ce65" office:value-type="float" office:value="3.84289990877141" calcext:value-type="float">
            <text:p>3.8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France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66.2" calcext:value-type="float">
            <text:p>66.20</text:p>
          </table:table-cell>
          <table:table-cell table:number-columns-repeated="2" office:value-type="float" office:value="119.3" calcext:value-type="float">
            <text:p>119.30</text:p>
          </table:table-cell>
          <table:table-cell office:value-type="float" office:value="120.9" calcext:value-type="float">
            <text:p>120.90</text:p>
          </table:table-cell>
          <table:table-cell table:style-name="ce59" office:value-type="float" office:value="144.4" calcext:value-type="float">
            <text:p>144.40</text:p>
          </table:table-cell>
          <table:table-cell table:style-name="ce65" office:value-type="float" office:value="193.6" calcext:value-type="float">
            <text:p>193.60</text:p>
          </table:table-cell>
          <table:table-cell table:style-name="ce66" office:value-type="float" office:value="261" calcext:value-type="float">
            <text:p>261.00</text:p>
          </table:table-cell>
          <table:table-cell table:style-name="ce66" office:value-type="float" office:value="312" calcext:value-type="float">
            <text:p>312.00</text:p>
          </table:table-cell>
          <table:table-cell table:style-name="ce66" office:value-type="float" office:value="384.9" calcext:value-type="float">
            <text:p>384.90</text:p>
          </table:table-cell>
          <table:table-cell table:style-name="ce65" office:value-type="float" office:value="418" calcext:value-type="float">
            <text:p>418.0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France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22.1" calcext:value-type="float">
            <text:p>122.10</text:p>
          </table:table-cell>
          <table:table-cell office:value-type="float" office:value="223.8" calcext:value-type="float">
            <text:p>223.80</text:p>
          </table:table-cell>
          <table:table-cell office:value-type="float" office:value="207.1" calcext:value-type="float">
            <text:p>207.10</text:p>
          </table:table-cell>
          <table:table-cell office:value-type="float" office:value="213.7" calcext:value-type="float">
            <text:p>213.70</text:p>
          </table:table-cell>
          <table:table-cell table:style-name="ce59" office:value-type="float" office:value="238.3" calcext:value-type="float">
            <text:p>238.30</text:p>
          </table:table-cell>
          <table:table-cell table:style-name="ce65" office:value-type="float" office:value="200.1" calcext:value-type="float">
            <text:p>200.10</text:p>
          </table:table-cell>
          <table:table-cell table:style-name="ce66" office:value-type="float" office:value="250.2" calcext:value-type="float">
            <text:p>250.20</text:p>
          </table:table-cell>
          <table:table-cell table:style-name="ce66" office:value-type="float" office:value="314.4" calcext:value-type="float">
            <text:p>314.40</text:p>
          </table:table-cell>
          <table:table-cell table:style-name="ce66" office:value-type="float" office:value="381.7" calcext:value-type="float">
            <text:p>381.70</text:p>
          </table:table-cell>
          <table:table-cell table:style-name="ce65" office:value-type="float" office:value="401.5" calcext:value-type="float">
            <text:p>401.5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France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31.41" calcext:value-type="float">
            <text:p>31.41</text:p>
          </table:table-cell>
          <table:table-cell office:value-type="float" office:value="100.9" calcext:value-type="float">
            <text:p>100.90</text:p>
          </table:table-cell>
          <table:table-cell office:value-type="float" office:value="75.7" calcext:value-type="float">
            <text:p>75.70</text:p>
          </table:table-cell>
          <table:table-cell office:value-type="float" office:value="71.34" calcext:value-type="float">
            <text:p>71.34</text:p>
          </table:table-cell>
          <table:table-cell table:style-name="ce59" office:value-type="float" office:value="78.61" calcext:value-type="float">
            <text:p>78.61</text:p>
          </table:table-cell>
          <table:table-cell table:style-name="ce65" office:value-type="float" office:value="31.41" calcext:value-type="float">
            <text:p>31.41</text:p>
          </table:table-cell>
          <table:table-cell table:style-name="ce66" office:value-type="float" office:value="100.9" calcext:value-type="float">
            <text:p>100.90</text:p>
          </table:table-cell>
          <table:table-cell table:style-name="ce66" office:value-type="float" office:value="75.7" calcext:value-type="float">
            <text:p>75.70</text:p>
          </table:table-cell>
          <table:table-cell table:style-name="ce66" office:value-type="float" office:value="71.34" calcext:value-type="float">
            <text:p>71.34</text:p>
          </table:table-cell>
          <table:table-cell table:style-name="ce65" office:value-type="float" office:value="78.61" calcext:value-type="float">
            <text:p>78.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98.33" calcext:value-type="float">
            <text:p>98.33</text:p>
          </table:table-cell>
          <table:table-cell office:value-type="float" office:value="101.49" calcext:value-type="float">
            <text:p>101.49</text:p>
          </table:table-cell>
          <table:table-cell office:value-type="float" office:value="94.58" calcext:value-type="float">
            <text:p>94.58</text:p>
          </table:table-cell>
          <table:table-cell office:value-type="float" office:value="112.25" calcext:value-type="float">
            <text:p>112.25</text:p>
          </table:table-cell>
          <table:table-cell table:style-name="ce60" office:value-type="float" office:value="111.79" calcext:value-type="float">
            <text:p>111.79</text:p>
          </table:table-cell>
          <table:table-cell table:style-name="ce66" office:value-type="float" office:value="98.33" calcext:value-type="float">
            <text:p>98.33</text:p>
          </table:table-cell>
          <table:table-cell table:style-name="ce66" office:value-type="float" office:value="101.49" calcext:value-type="float">
            <text:p>101.49</text:p>
          </table:table-cell>
          <table:table-cell table:style-name="ce66" office:value-type="float" office:value="94.58" calcext:value-type="float">
            <text:p>94.58</text:p>
          </table:table-cell>
          <table:table-cell table:style-name="ce66" office:value-type="float" office:value="112.25" calcext:value-type="float">
            <text:p>112.25</text:p>
          </table:table-cell>
          <table:table-cell table:style-name="ce66" office:value-type="float" office:value="111.79" calcext:value-type="float">
            <text:p>111.7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89.2024201472084" calcext:value-type="float">
            <text:p>89.20</text:p>
          </table:table-cell>
          <table:table-cell office:value-type="float" office:value="89.6956887835329" calcext:value-type="float">
            <text:p>89.70</text:p>
          </table:table-cell>
          <table:table-cell office:value-type="float" office:value="94.0953788567335" calcext:value-type="float">
            <text:p>94.10</text:p>
          </table:table-cell>
          <table:table-cell office:value-type="float" office:value="101.404758909612" calcext:value-type="float">
            <text:p>101.40</text:p>
          </table:table-cell>
          <table:table-cell table:style-name="ce60" office:value-type="float" office:value="101.853684808081" calcext:value-type="float">
            <text:p>101.85</text:p>
          </table:table-cell>
          <table:table-cell table:style-name="ce66" office:value-type="float" office:value="3.64639124399868" calcext:value-type="float">
            <text:p>3.65</text:p>
          </table:table-cell>
          <table:table-cell table:style-name="ce66" office:value-type="float" office:value="4.23404809327837" calcext:value-type="float">
            <text:p>4.23</text:p>
          </table:table-cell>
          <table:table-cell table:style-name="ce66" office:value-type="float" office:value="4.92880421087205" calcext:value-type="float">
            <text:p>4.93</text:p>
          </table:table-cell>
          <table:table-cell table:style-name="ce66" office:value-type="float" office:value="5.66318964320457" calcext:value-type="float">
            <text:p>5.66</text:p>
          </table:table-cell>
          <table:table-cell table:style-name="ce66" office:value-type="float" office:value="5.92031047583005" calcext:value-type="float">
            <text:p>5.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367943891341815" calcext:value-type="float">
            <text:p>0.37</text:p>
          </table:table-cell>
          <table:table-cell office:value-type="float" office:value="0.52205034171836" calcext:value-type="float">
            <text:p>0.52</text:p>
          </table:table-cell>
          <table:table-cell office:value-type="float" office:value="0.523470850113365" calcext:value-type="float">
            <text:p>0.52</text:p>
          </table:table-cell>
          <table:table-cell office:value-type="float" office:value="0.424834650470354" calcext:value-type="float">
            <text:p>0.42</text:p>
          </table:table-cell>
          <table:table-cell table:style-name="ce60" office:value-type="float" office:value="0.391212830277914" calcext:value-type="float">
            <text:p>0.39</text:p>
          </table:table-cell>
          <table:table-cell table:style-name="ce66" office:value-type="float" office:value="0.284243037923156" calcext:value-type="float">
            <text:p>0.28</text:p>
          </table:table-cell>
          <table:table-cell table:style-name="ce66" office:value-type="float" office:value="0.32812984230146" calcext:value-type="float">
            <text:p>0.33</text:p>
          </table:table-cell>
          <table:table-cell table:style-name="ce66" office:value-type="float" office:value="0.33585770029335" calcext:value-type="float">
            <text:p>0.34</text:p>
          </table:table-cell>
          <table:table-cell table:style-name="ce66" office:value-type="float" office:value="0.212750924850427" calcext:value-type="float">
            <text:p>0.21</text:p>
          </table:table-cell>
          <table:table-cell table:style-name="ce66" office:value-type="float" office:value="0.152752441473719" calcext:value-type="float">
            <text:p>0.1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Germany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Germany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45.7164223120998" calcext:value-type="float">
            <text:p>45.72</text:p>
          </table:table-cell>
          <table:table-cell office:value-type="float" office:value="52.0862942243725" calcext:value-type="float">
            <text:p>52.09</text:p>
          </table:table-cell>
          <table:table-cell office:value-type="float" office:value="49.3771459367367" calcext:value-type="float">
            <text:p>49.38</text:p>
          </table:table-cell>
          <table:table-cell office:value-type="float" office:value="47.6767594552065" calcext:value-type="float">
            <text:p>47.68</text:p>
          </table:table-cell>
          <table:table-cell table:style-name="ce59" office:value-type="float" office:value="45.0368006402393" calcext:value-type="float">
            <text:p>45.04</text:p>
          </table:table-cell>
          <table:table-cell table:style-name="ce65" office:value-type="float" office:value="48.4898993090664" calcext:value-type="float">
            <text:p>48.49</text:p>
          </table:table-cell>
          <table:table-cell table:style-name="ce66" office:value-type="float" office:value="81.0589752797097" calcext:value-type="float">
            <text:p>81.06</text:p>
          </table:table-cell>
          <table:table-cell table:style-name="ce66" office:value-type="float" office:value="93.939440035465" calcext:value-type="float">
            <text:p>93.94</text:p>
          </table:table-cell>
          <table:table-cell table:style-name="ce66" office:value-type="float" office:value="93.9888607241692" calcext:value-type="float">
            <text:p>93.99</text:p>
          </table:table-cell>
          <table:table-cell table:style-name="ce65" office:value-type="float" office:value="68.0247699140006" calcext:value-type="float">
            <text:p>68.0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Germany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49.1954523250107" calcext:value-type="float">
            <text:p>49.20</text:p>
          </table:table-cell>
          <table:table-cell office:value-type="float" office:value="37.1098011770555" calcext:value-type="float">
            <text:p>37.11</text:p>
          </table:table-cell>
          <table:table-cell office:value-type="float" office:value="39.4831288626062" calcext:value-type="float">
            <text:p>39.48</text:p>
          </table:table-cell>
          <table:table-cell office:value-type="float" office:value="37.8031446867529" calcext:value-type="float">
            <text:p>37.80</text:p>
          </table:table-cell>
          <table:table-cell table:style-name="ce59" office:value-type="float" office:value="33.7470894524263" calcext:value-type="float">
            <text:p>33.75</text:p>
          </table:table-cell>
          <table:table-cell table:style-name="ce65" office:value-type="float" office:value="59.0501971407536" calcext:value-type="float">
            <text:p>59.05</text:p>
          </table:table-cell>
          <table:table-cell table:style-name="ce66" office:value-type="float" office:value="53.0183030281304" calcext:value-type="float">
            <text:p>53.02</text:p>
          </table:table-cell>
          <table:table-cell table:style-name="ce66" office:value-type="float" office:value="57.8525591697169" calcext:value-type="float">
            <text:p>57.85</text:p>
          </table:table-cell>
          <table:table-cell table:style-name="ce66" office:value-type="float" office:value="59.7819717455696" calcext:value-type="float">
            <text:p>59.78</text:p>
          </table:table-cell>
          <table:table-cell table:style-name="ce65" office:value-type="float" office:value="46.3211826532868" calcext:value-type="float">
            <text:p>46.3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Germany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Germany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65.9" calcext:value-type="float">
            <text:p>65.90</text:p>
          </table:table-cell>
          <table:table-cell office:value-type="float" office:value="108.2" calcext:value-type="float">
            <text:p>108.20</text:p>
          </table:table-cell>
          <table:table-cell office:value-type="float" office:value="94.7" calcext:value-type="float">
            <text:p>94.70</text:p>
          </table:table-cell>
          <table:table-cell office:value-type="float" office:value="89.9" calcext:value-type="float">
            <text:p>89.90</text:p>
          </table:table-cell>
          <table:table-cell table:style-name="ce59" office:value-type="float" office:value="103.5" calcext:value-type="float">
            <text:p>103.50</text:p>
          </table:table-cell>
          <table:table-cell table:style-name="ce65" office:value-type="float" office:value="243.1" calcext:value-type="float">
            <text:p>243.10</text:p>
          </table:table-cell>
          <table:table-cell table:style-name="ce66" office:value-type="float" office:value="371.2" calcext:value-type="float">
            <text:p>371.20</text:p>
          </table:table-cell>
          <table:table-cell table:style-name="ce66" office:value-type="float" office:value="431.8" calcext:value-type="float">
            <text:p>431.80</text:p>
          </table:table-cell>
          <table:table-cell table:style-name="ce66" office:value-type="float" office:value="439.1" calcext:value-type="float">
            <text:p>439.10</text:p>
          </table:table-cell>
          <table:table-cell table:style-name="ce65" office:value-type="float" office:value="408.1" calcext:value-type="float">
            <text:p>408.1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Germany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12.1" calcext:value-type="float">
            <text:p>112.10</text:p>
          </table:table-cell>
          <table:table-cell office:value-type="float" office:value="164.9" calcext:value-type="float">
            <text:p>164.90</text:p>
          </table:table-cell>
          <table:table-cell office:value-type="float" office:value="150.2" calcext:value-type="float">
            <text:p>150.20</text:p>
          </table:table-cell>
          <table:table-cell office:value-type="float" office:value="152.2" calcext:value-type="float">
            <text:p>152.20</text:p>
          </table:table-cell>
          <table:table-cell table:style-name="ce59" office:value-type="float" office:value="158.9" calcext:value-type="float">
            <text:p>158.90</text:p>
          </table:table-cell>
          <table:table-cell table:style-name="ce65" office:value-type="float" office:value="244.5" calcext:value-type="float">
            <text:p>244.50</text:p>
          </table:table-cell>
          <table:table-cell table:style-name="ce66" office:value-type="float" office:value="379.5" calcext:value-type="float">
            <text:p>379.50</text:p>
          </table:table-cell>
          <table:table-cell table:style-name="ce66" office:value-type="float" office:value="432" calcext:value-type="float">
            <text:p>432.00</text:p>
          </table:table-cell>
          <table:table-cell table:style-name="ce66" office:value-type="float" office:value="429.4" calcext:value-type="float">
            <text:p>429.40</text:p>
          </table:table-cell>
          <table:table-cell table:style-name="ce65" office:value-type="float" office:value="396.2" calcext:value-type="float">
            <text:p>396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Germany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22.12" calcext:value-type="float">
            <text:p>22.12</text:p>
          </table:table-cell>
          <table:table-cell office:value-type="float" office:value="64.21" calcext:value-type="float">
            <text:p>64.21</text:p>
          </table:table-cell>
          <table:table-cell office:value-type="float" office:value="41.78" calcext:value-type="float">
            <text:p>41.78</text:p>
          </table:table-cell>
          <table:table-cell office:value-type="float" office:value="38.83" calcext:value-type="float">
            <text:p>38.83</text:p>
          </table:table-cell>
          <table:table-cell table:style-name="ce59" office:value-type="float" office:value="46.95" calcext:value-type="float">
            <text:p>46.95</text:p>
          </table:table-cell>
          <table:table-cell table:style-name="ce65" office:value-type="float" office:value="22.12" calcext:value-type="float">
            <text:p>22.12</text:p>
          </table:table-cell>
          <table:table-cell table:style-name="ce66" office:value-type="float" office:value="64.21" calcext:value-type="float">
            <text:p>64.21</text:p>
          </table:table-cell>
          <table:table-cell table:style-name="ce66" office:value-type="float" office:value="41.78" calcext:value-type="float">
            <text:p>41.78</text:p>
          </table:table-cell>
          <table:table-cell table:style-name="ce66" office:value-type="float" office:value="38.83" calcext:value-type="float">
            <text:p>38.83</text:p>
          </table:table-cell>
          <table:table-cell table:style-name="ce65" office:value-type="float" office:value="46.95" calcext:value-type="float">
            <text:p>46.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122.88" calcext:value-type="float">
            <text:p>122.88</text:p>
          </table:table-cell>
          <table:table-cell office:value-type="float" office:value="146.79" calcext:value-type="float">
            <text:p>146.79</text:p>
          </table:table-cell>
          <table:table-cell office:value-type="float" office:value="130.1" calcext:value-type="float">
            <text:p>130.10</text:p>
          </table:table-cell>
          <table:table-cell office:value-type="float" office:value="112.38" calcext:value-type="float">
            <text:p>112.38</text:p>
          </table:table-cell>
          <table:table-cell table:style-name="ce60" office:value-type="float" office:value="95.94" calcext:value-type="float">
            <text:p>95.94</text:p>
          </table:table-cell>
          <table:table-cell table:style-name="ce66" office:value-type="float" office:value="122.88" calcext:value-type="float">
            <text:p>122.88</text:p>
          </table:table-cell>
          <table:table-cell table:style-name="ce66" office:value-type="float" office:value="146.79" calcext:value-type="float">
            <text:p>146.79</text:p>
          </table:table-cell>
          <table:table-cell table:style-name="ce66" office:value-type="float" office:value="130.1" calcext:value-type="float">
            <text:p>130.10</text:p>
          </table:table-cell>
          <table:table-cell table:style-name="ce66" office:value-type="float" office:value="112.38" calcext:value-type="float">
            <text:p>112.38</text:p>
          </table:table-cell>
          <table:table-cell table:style-name="ce66" office:value-type="float" office:value="95.94" calcext:value-type="float">
            <text:p>95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17.261596309403" calcext:value-type="float">
            <text:p>117.26</text:p>
          </table:table-cell>
          <table:table-cell office:value-type="float" office:value="116.057085349259" calcext:value-type="float">
            <text:p>116.06</text:p>
          </table:table-cell>
          <table:table-cell office:value-type="float" office:value="113.250436793199" calcext:value-type="float">
            <text:p>113.25</text:p>
          </table:table-cell>
          <table:table-cell office:value-type="float" office:value="116.778485771649" calcext:value-type="float">
            <text:p>116.78</text:p>
          </table:table-cell>
          <table:table-cell table:style-name="ce60" office:value-type="float" office:value="113.756322035121" calcext:value-type="float">
            <text:p>113.76</text:p>
          </table:table-cell>
          <table:table-cell table:style-name="ce66" office:value-type="float" office:value="7.76146991911021" calcext:value-type="float">
            <text:p>7.76</text:p>
          </table:table-cell>
          <table:table-cell table:style-name="ce66" office:value-type="float" office:value="7.57351829452676" calcext:value-type="float">
            <text:p>7.57</text:p>
          </table:table-cell>
          <table:table-cell table:style-name="ce66" office:value-type="float" office:value="6.65046982432656" calcext:value-type="float">
            <text:p>6.65</text:p>
          </table:table-cell>
          <table:table-cell table:style-name="ce66" office:value-type="float" office:value="6.12415990325806" calcext:value-type="float">
            <text:p>6.12</text:p>
          </table:table-cell>
          <table:table-cell table:style-name="ce66" office:value-type="float" office:value="6.00936087586836" calcext:value-type="float">
            <text:p>6.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382375469165272" calcext:value-type="float">
            <text:p>0.38</text:p>
          </table:table-cell>
          <table:table-cell office:value-type="float" office:value="0.455035491696606" calcext:value-type="float">
            <text:p>0.46</text:p>
          </table:table-cell>
          <table:table-cell office:value-type="float" office:value="0.344020281580837" calcext:value-type="float">
            <text:p>0.34</text:p>
          </table:table-cell>
          <table:table-cell office:value-type="float" office:value="0.323627078374574" calcext:value-type="float">
            <text:p>0.32</text:p>
          </table:table-cell>
          <table:table-cell table:style-name="ce60" office:value-type="float" office:value="0.295065747900047" calcext:value-type="float">
            <text:p>0.30</text:p>
          </table:table-cell>
          <table:table-cell table:style-name="ce66" office:value-type="float" office:value="0.0606938546996929" calcext:value-type="float">
            <text:p>0.06</text:p>
          </table:table-cell>
          <table:table-cell table:style-name="ce66" office:value-type="float" office:value="0.152288999637306" calcext:value-type="float">
            <text:p>0.15</text:p>
          </table:table-cell>
          <table:table-cell table:style-name="ce66" office:value-type="float" office:value="0.124311095043526" calcext:value-type="float">
            <text:p>0.12</text:p>
          </table:table-cell>
          <table:table-cell table:style-name="ce66" office:value-type="float" office:value="0.218692409789262" calcext:value-type="float">
            <text:p>0.22</text:p>
          </table:table-cell>
          <table:table-cell table:style-name="ce66" office:value-type="float" office:value="0.273324034008026" calcext:value-type="float">
            <text:p>0.2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Netherlands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0.761796460025837" calcext:value-type="float">
            <text:p>0.76</text:p>
          </table:table-cell>
          <table:table-cell office:value-type="float" office:value="-0.780420196009755" calcext:value-type="float">
            <text:p>-0.78</text:p>
          </table:table-cell>
          <table:table-cell office:value-type="float" office:value="0.750771019085539" calcext:value-type="float">
            <text:p>0.75</text:p>
          </table:table-cell>
          <table:table-cell office:value-type="float" office:value="1.47404120884662" calcext:value-type="float">
            <text:p>1.47</text:p>
          </table:table-cell>
          <table:table-cell table:style-name="ce59" office:value-type="float" office:value="1.06238332631011" calcext:value-type="float">
            <text:p>1.06</text:p>
          </table:table-cell>
          <table:table-cell table:style-name="ce65" office:value-type="float" office:value="7.17577071372669" calcext:value-type="float">
            <text:p>7.18</text:p>
          </table:table-cell>
          <table:table-cell table:style-name="ce66" office:value-type="float" office:value="5.32122754760862" calcext:value-type="float">
            <text:p>5.32</text:p>
          </table:table-cell>
          <table:table-cell table:style-name="ce66" office:value-type="float" office:value="3.79223555218337" calcext:value-type="float">
            <text:p>3.79</text:p>
          </table:table-cell>
          <table:table-cell table:style-name="ce66" office:value-type="float" office:value="4.09334857615079" calcext:value-type="float">
            <text:p>4.09</text:p>
          </table:table-cell>
          <table:table-cell table:style-name="ce65" office:value-type="float" office:value="2.61652854948192" calcext:value-type="float">
            <text:p>2.6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Netherlands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126.170470372967" calcext:value-type="float">
            <text:p>126.17</text:p>
          </table:table-cell>
          <table:table-cell office:value-type="float" office:value="124.417320970693" calcext:value-type="float">
            <text:p>124.42</text:p>
          </table:table-cell>
          <table:table-cell office:value-type="float" office:value="124.700526246045" calcext:value-type="float">
            <text:p>124.70</text:p>
          </table:table-cell>
          <table:table-cell office:value-type="float" office:value="126.23645349483" calcext:value-type="float">
            <text:p>126.24</text:p>
          </table:table-cell>
          <table:table-cell table:style-name="ce59" office:value-type="float" office:value="154.780814135488" calcext:value-type="float">
            <text:p>154.78</text:p>
          </table:table-cell>
          <table:table-cell table:style-name="ce65" office:value-type="float" office:value="139.494214785751" calcext:value-type="float">
            <text:p>139.49</text:p>
          </table:table-cell>
          <table:table-cell table:style-name="ce66" office:value-type="float" office:value="191.472034725126" calcext:value-type="float">
            <text:p>191.47</text:p>
          </table:table-cell>
          <table:table-cell table:style-name="ce66" office:value-type="float" office:value="252.774364066417" calcext:value-type="float">
            <text:p>252.77</text:p>
          </table:table-cell>
          <table:table-cell table:style-name="ce66" office:value-type="float" office:value="303.527762610942" calcext:value-type="float">
            <text:p>303.53</text:p>
          </table:table-cell>
          <table:table-cell table:style-name="ce65" office:value-type="float" office:value="321.693516596909" calcext:value-type="float">
            <text:p>321.6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Netherlands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38.2240596153793" calcext:value-type="float">
            <text:p>38.22</text:p>
          </table:table-cell>
          <table:table-cell office:value-type="float" office:value="35.3251071923457" calcext:value-type="float">
            <text:p>35.33</text:p>
          </table:table-cell>
          <table:table-cell office:value-type="float" office:value="39.0582854595654" calcext:value-type="float">
            <text:p>39.06</text:p>
          </table:table-cell>
          <table:table-cell office:value-type="float" office:value="38.8915934194113" calcext:value-type="float">
            <text:p>38.89</text:p>
          </table:table-cell>
          <table:table-cell table:style-name="ce59" office:value-type="float" office:value="39.0025001040797" calcext:value-type="float">
            <text:p>39.00</text:p>
          </table:table-cell>
          <table:table-cell table:style-name="ce65" office:value-type="float" office:value="56.9073152736496" calcext:value-type="float">
            <text:p>56.91</text:p>
          </table:table-cell>
          <table:table-cell table:style-name="ce66" office:value-type="float" office:value="53.7996896842388" calcext:value-type="float">
            <text:p>53.80</text:p>
          </table:table-cell>
          <table:table-cell table:style-name="ce66" office:value-type="float" office:value="59.6617020383226" calcext:value-type="float">
            <text:p>59.66</text:p>
          </table:table-cell>
          <table:table-cell table:style-name="ce66" office:value-type="float" office:value="52.1578130662431" calcext:value-type="float">
            <text:p>52.16</text:p>
          </table:table-cell>
          <table:table-cell table:style-name="ce65" office:value-type="float" office:value="46.7058710400837" calcext:value-type="float">
            <text:p>46.7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Netherlands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office:value-type="float" office:value="-7.15375611069767" calcext:value-type="float">
            <text:p>-7.15</text:p>
          </table:table-cell>
          <table:table-cell office:value-type="float" office:value="6.9845131455558" calcext:value-type="float">
            <text:p>6.98</text:p>
          </table:table-cell>
          <table:table-cell office:value-type="float" office:value="1.19713386998874" calcext:value-type="float">
            <text:p>1.20</text:p>
          </table:table-cell>
          <table:table-cell table:style-name="ce59" office:value-type="float" office:value="3.22754727273475" calcext:value-type="float">
            <text:p>3.23</text:p>
          </table:table-cell>
          <table:table-cell table:style-name="ce65"/>
          <table:table-cell table:style-name="ce66" office:value-type="float" office:value="-1.56845723751672" calcext:value-type="float">
            <text:p>-1.57</text:p>
          </table:table-cell>
          <table:table-cell table:style-name="ce66" office:value-type="float" office:value="7.116297653911" calcext:value-type="float">
            <text:p>7.12</text:p>
          </table:table-cell>
          <table:table-cell table:style-name="ce66" office:value-type="float" office:value="4.68472400283178" calcext:value-type="float">
            <text:p>4.68</text:p>
          </table:table-cell>
          <table:table-cell table:style-name="ce65" office:value-type="float" office:value="1.15406757675659" calcext:value-type="float">
            <text:p>1.1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Netherlands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166.1" calcext:value-type="float">
            <text:p>166.10</text:p>
          </table:table-cell>
          <table:table-cell office:value-type="float" office:value="173" calcext:value-type="float">
            <text:p>173.00</text:p>
          </table:table-cell>
          <table:table-cell office:value-type="float" office:value="192.1" calcext:value-type="float">
            <text:p>192.10</text:p>
          </table:table-cell>
          <table:table-cell office:value-type="float" office:value="226.7" calcext:value-type="float">
            <text:p>226.70</text:p>
          </table:table-cell>
          <table:table-cell table:style-name="ce59" office:value-type="float" office:value="289.7" calcext:value-type="float">
            <text:p>289.70</text:p>
          </table:table-cell>
          <table:table-cell table:style-name="ce65" office:value-type="float" office:value="463.4" calcext:value-type="float">
            <text:p>463.40</text:p>
          </table:table-cell>
          <table:table-cell table:style-name="ce66" office:value-type="float" office:value="623.9" calcext:value-type="float">
            <text:p>623.90</text:p>
          </table:table-cell>
          <table:table-cell table:style-name="ce66" office:value-type="float" office:value="778.7" calcext:value-type="float">
            <text:p>778.70</text:p>
          </table:table-cell>
          <table:table-cell table:style-name="ce66" office:value-type="float" office:value="947.7" calcext:value-type="float">
            <text:p>947.70</text:p>
          </table:table-cell>
          <table:table-cell table:style-name="ce65" office:value-type="float" office:value="1122.1" calcext:value-type="float">
            <text:p>1122.1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Netherlands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367.5" calcext:value-type="float">
            <text:p>367.50</text:p>
          </table:table-cell>
          <table:table-cell office:value-type="float" office:value="384.1" calcext:value-type="float">
            <text:p>384.10</text:p>
          </table:table-cell>
          <table:table-cell office:value-type="float" office:value="347" calcext:value-type="float">
            <text:p>347.00</text:p>
          </table:table-cell>
          <table:table-cell office:value-type="float" office:value="342.5" calcext:value-type="float">
            <text:p>342.50</text:p>
          </table:table-cell>
          <table:table-cell table:style-name="ce59" office:value-type="float" office:value="413" calcext:value-type="float">
            <text:p>413.00</text:p>
          </table:table-cell>
          <table:table-cell table:style-name="ce65" office:value-type="float" office:value="483.5" calcext:value-type="float">
            <text:p>483.50</text:p>
          </table:table-cell>
          <table:table-cell table:style-name="ce66" office:value-type="float" office:value="642" calcext:value-type="float">
            <text:p>642.00</text:p>
          </table:table-cell>
          <table:table-cell table:style-name="ce66" office:value-type="float" office:value="770.5" calcext:value-type="float">
            <text:p>770.50</text:p>
          </table:table-cell>
          <table:table-cell table:style-name="ce66" office:value-type="float" office:value="947.9" calcext:value-type="float">
            <text:p>947.90</text:p>
          </table:table-cell>
          <table:table-cell table:style-name="ce65" office:value-type="float" office:value="1121.2" calcext:value-type="float">
            <text:p>1121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Netherlands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60.79" calcext:value-type="float">
            <text:p>60.79</text:p>
          </table:table-cell>
          <table:table-cell office:value-type="float" office:value="150.99" calcext:value-type="float">
            <text:p>150.99</text:p>
          </table:table-cell>
          <table:table-cell office:value-type="float" office:value="84.17" calcext:value-type="float">
            <text:p>84.17</text:p>
          </table:table-cell>
          <table:table-cell office:value-type="float" office:value="71.82" calcext:value-type="float">
            <text:p>71.82</text:p>
          </table:table-cell>
          <table:table-cell table:style-name="ce59" office:value-type="float" office:value="91.97" calcext:value-type="float">
            <text:p>91.97</text:p>
          </table:table-cell>
          <table:table-cell table:style-name="ce65" office:value-type="float" office:value="60.79" calcext:value-type="float">
            <text:p>60.79</text:p>
          </table:table-cell>
          <table:table-cell table:style-name="ce66" office:value-type="float" office:value="150.99" calcext:value-type="float">
            <text:p>150.99</text:p>
          </table:table-cell>
          <table:table-cell table:style-name="ce66" office:value-type="float" office:value="84.17" calcext:value-type="float">
            <text:p>84.17</text:p>
          </table:table-cell>
          <table:table-cell table:style-name="ce66" office:value-type="float" office:value="71.82" calcext:value-type="float">
            <text:p>71.82</text:p>
          </table:table-cell>
          <table:table-cell table:style-name="ce65" office:value-type="float" office:value="91.97" calcext:value-type="float">
            <text:p>91.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101.49" calcext:value-type="float">
            <text:p>101.49</text:p>
          </table:table-cell>
          <table:table-cell office:value-type="float" office:value="139.96" calcext:value-type="float">
            <text:p>139.96</text:p>
          </table:table-cell>
          <table:table-cell office:value-type="float" office:value="125.52" calcext:value-type="float">
            <text:p>125.52</text:p>
          </table:table-cell>
          <table:table-cell office:value-type="float" office:value="127.72" calcext:value-type="float">
            <text:p>127.72</text:p>
          </table:table-cell>
          <table:table-cell table:style-name="ce60" office:value-type="float" office:value="129.8" calcext:value-type="float">
            <text:p>129.80</text:p>
          </table:table-cell>
          <table:table-cell table:style-name="ce66" office:value-type="float" office:value="101.49" calcext:value-type="float">
            <text:p>101.49</text:p>
          </table:table-cell>
          <table:table-cell table:style-name="ce66" office:value-type="float" office:value="139.96" calcext:value-type="float">
            <text:p>139.96</text:p>
          </table:table-cell>
          <table:table-cell table:style-name="ce66" office:value-type="float" office:value="125.52" calcext:value-type="float">
            <text:p>125.52</text:p>
          </table:table-cell>
          <table:table-cell table:style-name="ce66" office:value-type="float" office:value="127.72" calcext:value-type="float">
            <text:p>127.72</text:p>
          </table:table-cell>
          <table:table-cell table:style-name="ce66" office:value-type="float" office:value="129.8" calcext:value-type="float">
            <text:p>129.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25.710748390973" calcext:value-type="float">
            <text:p>125.71</text:p>
          </table:table-cell>
          <table:table-cell office:value-type="float" office:value="113.805759645315" calcext:value-type="float">
            <text:p>113.81</text:p>
          </table:table-cell>
          <table:table-cell office:value-type="float" office:value="112.713951964392" calcext:value-type="float">
            <text:p>112.71</text:p>
          </table:table-cell>
          <table:table-cell office:value-type="float" office:value="118.133034620541" calcext:value-type="float">
            <text:p>118.13</text:p>
          </table:table-cell>
          <table:table-cell table:style-name="ce60" office:value-type="float" office:value="117.308639899827" calcext:value-type="float">
            <text:p>117.31</text:p>
          </table:table-cell>
          <table:table-cell table:style-name="ce66" office:value-type="float" office:value="11.0193690126143" calcext:value-type="float">
            <text:p>11.02</text:p>
          </table:table-cell>
          <table:table-cell table:style-name="ce66" office:value-type="float" office:value="10.7013829431845" calcext:value-type="float">
            <text:p>10.70</text:p>
          </table:table-cell>
          <table:table-cell table:style-name="ce66" office:value-type="float" office:value="9.32067244768853" calcext:value-type="float">
            <text:p>9.32</text:p>
          </table:table-cell>
          <table:table-cell table:style-name="ce66" office:value-type="float" office:value="8.02769768471511" calcext:value-type="float">
            <text:p>8.03</text:p>
          </table:table-cell>
          <table:table-cell table:style-name="ce66" office:value-type="float" office:value="5.93862679852987" calcext:value-type="float">
            <text:p>5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19162405997799" calcext:value-type="float">
            <text:p>0.19</text:p>
          </table:table-cell>
          <table:table-cell office:value-type="float" office:value="0.292914175098341" calcext:value-type="float">
            <text:p>0.29</text:p>
          </table:table-cell>
          <table:table-cell office:value-type="float" office:value="0.372253062806256" calcext:value-type="float">
            <text:p>0.37</text:p>
          </table:table-cell>
          <table:table-cell office:value-type="float" office:value="0.344475547779722" calcext:value-type="float">
            <text:p>0.34</text:p>
          </table:table-cell>
          <table:table-cell table:style-name="ce60" office:value-type="float" office:value="0.357945890687899" calcext:value-type="float">
            <text:p>0.36</text:p>
          </table:table-cell>
          <table:table-cell table:style-name="ce66" office:value-type="float" office:value="0.409384676702333" calcext:value-type="float">
            <text:p>0.41</text:p>
          </table:table-cell>
          <table:table-cell table:style-name="ce66" office:value-type="float" office:value="0.283426337713412" calcext:value-type="float">
            <text:p>0.28</text:p>
          </table:table-cell>
          <table:table-cell table:style-name="ce66" office:value-type="float" office:value="0.254463622121584" calcext:value-type="float">
            <text:p>0.25</text:p>
          </table:table-cell>
          <table:table-cell table:style-name="ce66" office:value-type="float" office:value="0.275512921067978" calcext:value-type="float">
            <text:p>0.28</text:p>
          </table:table-cell>
          <table:table-cell table:style-name="ce66" office:value-type="float" office:value="0.345333207267685" calcext:value-type="float">
            <text:p>0.3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United Kingdom</text:p>
          </table:table-cell>
          <table:table-cell table:style-name="ce55" office:value-type="string" calcext:value-type="string">
            <text:p>Real Implicit Interest Rate</text:p>
          </table:table-cell>
          <table:table-cell office:value-type="string" calcext:value-type="string">
            <text:p>imp_int_rate_real</text:p>
          </table:table-cell>
          <table:table-cell table:style-name="ce59" office:value-type="float" office:value="-6.09360450662604" calcext:value-type="float">
            <text:p>-6.09</text:p>
          </table:table-cell>
          <table:table-cell office:value-type="float" office:value="2.72196363367106" calcext:value-type="float">
            <text:p>2.72</text:p>
          </table:table-cell>
          <table:table-cell office:value-type="float" office:value="1.3758016999092" calcext:value-type="float">
            <text:p>1.38</text:p>
          </table:table-cell>
          <table:table-cell office:value-type="float" office:value="0.60604486389869" calcext:value-type="float">
            <text:p>0.61</text:p>
          </table:table-cell>
          <table:table-cell table:style-name="ce59" office:value-type="float" office:value="1.58854735662027" calcext:value-type="float">
            <text:p>1.59</text:p>
          </table:table-cell>
          <table:table-cell table:style-name="ce65" office:value-type="float" office:value="13.0527479345201" calcext:value-type="float">
            <text:p>13.05</text:p>
          </table:table-cell>
          <table:table-cell table:style-name="ce66" office:value-type="float" office:value="17.6739422578789" calcext:value-type="float">
            <text:p>17.67</text:p>
          </table:table-cell>
          <table:table-cell table:style-name="ce66" office:value-type="float" office:value="9.05495180554634" calcext:value-type="float">
            <text:p>9.05</text:p>
          </table:table-cell>
          <table:table-cell table:style-name="ce66" office:value-type="float" office:value="3.48308197764596" calcext:value-type="float">
            <text:p>3.48</text:p>
          </table:table-cell>
          <table:table-cell table:style-name="ce65" office:value-type="float" office:value="4.21056195390839" calcext:value-type="float">
            <text:p>4.2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United Kingdom</text:p>
          </table:table-cell>
          <table:table-cell table:style-name="ce56" office:value-type="string" calcext:value-type="string">
            <text:p>Debt to GDP</text:p>
          </table:table-cell>
          <table:table-cell office:value-type="string" calcext:value-type="string">
            <text:p>debt_to_gdp</text:p>
          </table:table-cell>
          <table:table-cell table:style-name="ce59" office:value-type="float" office:value="57.0057268680836" calcext:value-type="float">
            <text:p>57.01</text:p>
          </table:table-cell>
          <table:table-cell office:value-type="float" office:value="76.5523376059471" calcext:value-type="float">
            <text:p>76.55</text:p>
          </table:table-cell>
          <table:table-cell office:value-type="float" office:value="87.1366614509564" calcext:value-type="float">
            <text:p>87.14</text:p>
          </table:table-cell>
          <table:table-cell office:value-type="float" office:value="91.0476192875942" calcext:value-type="float">
            <text:p>91.05</text:p>
          </table:table-cell>
          <table:table-cell table:style-name="ce59" office:value-type="float" office:value="79.3830066793647" calcext:value-type="float">
            <text:p>79.38</text:p>
          </table:table-cell>
          <table:table-cell table:style-name="ce65" office:value-type="float" office:value="58.7764725894705" calcext:value-type="float">
            <text:p>58.78</text:p>
          </table:table-cell>
          <table:table-cell table:style-name="ce66" office:value-type="float" office:value="88.4186861597975" calcext:value-type="float">
            <text:p>88.42</text:p>
          </table:table-cell>
          <table:table-cell table:style-name="ce66" office:value-type="float" office:value="147.723893305721" calcext:value-type="float">
            <text:p>147.72</text:p>
          </table:table-cell>
          <table:table-cell table:style-name="ce66" office:value-type="float" office:value="215.160891634844" calcext:value-type="float">
            <text:p>215.16</text:p>
          </table:table-cell>
          <table:table-cell table:style-name="ce65" office:value-type="float" office:value="157.843413918587" calcext:value-type="float">
            <text:p>157.8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United Kingdom</text:p>
          </table:table-cell>
          <table:table-cell table:style-name="ce56" office:value-type="string" calcext:value-type="string">
            <text:p>Debt to Value</text:p>
          </table:table-cell>
          <table:table-cell office:value-type="string" calcext:value-type="string">
            <text:p>debt_to_value</text:p>
          </table:table-cell>
          <table:table-cell table:style-name="ce59" office:value-type="float" office:value="31.466067827179" calcext:value-type="float">
            <text:p>31.47</text:p>
          </table:table-cell>
          <table:table-cell office:value-type="float" office:value="30.2022012886122" calcext:value-type="float">
            <text:p>30.20</text:p>
          </table:table-cell>
          <table:table-cell office:value-type="float" office:value="39.0568931561284" calcext:value-type="float">
            <text:p>39.06</text:p>
          </table:table-cell>
          <table:table-cell office:value-type="float" office:value="40.0763734479711" calcext:value-type="float">
            <text:p>40.08</text:p>
          </table:table-cell>
          <table:table-cell table:style-name="ce59" office:value-type="float" office:value="37.7606660042754" calcext:value-type="float">
            <text:p>37.76</text:p>
          </table:table-cell>
          <table:table-cell table:style-name="ce65" office:value-type="float" office:value="65.3801679824239" calcext:value-type="float">
            <text:p>65.38</text:p>
          </table:table-cell>
          <table:table-cell table:style-name="ce66" office:value-type="float" office:value="56.8681514947373" calcext:value-type="float">
            <text:p>56.87</text:p>
          </table:table-cell>
          <table:table-cell table:style-name="ce66" office:value-type="float" office:value="66.9886487755548" calcext:value-type="float">
            <text:p>66.99</text:p>
          </table:table-cell>
          <table:table-cell table:style-name="ce66" office:value-type="float" office:value="68.3249650934376" calcext:value-type="float">
            <text:p>68.32</text:p>
          </table:table-cell>
          <table:table-cell table:style-name="ce65" office:value-type="float" office:value="59.6321980634452" calcext:value-type="float">
            <text:p>59.6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United Kingdom</text:p>
          </table:table-cell>
          <table:table-cell table:style-name="ce55" office:value-type="string" calcext:value-type="string">
            <text:p>Financial Profitability</text:p>
          </table:table-cell>
          <table:table-cell office:value-type="string" calcext:value-type="string">
            <text:p>fin_profit</text:p>
          </table:table-cell>
          <table:table-cell table:style-name="ce59"/>
          <table:table-cell office:value-type="float" office:value="-14.6331862320054" calcext:value-type="float">
            <text:p>-14.63</text:p>
          </table:table-cell>
          <table:table-cell office:value-type="float" office:value="12.6447606055398" calcext:value-type="float">
            <text:p>12.64</text:p>
          </table:table-cell>
          <table:table-cell office:value-type="float" office:value="9.45912990759107" calcext:value-type="float">
            <text:p>9.46</text:p>
          </table:table-cell>
          <table:table-cell table:style-name="ce59" office:value-type="float" office:value="-0.639605008809903" calcext:value-type="float">
            <text:p>-0.64</text:p>
          </table:table-cell>
          <table:table-cell table:style-name="ce65"/>
          <table:table-cell table:style-name="ce66" office:value-type="float" office:value="-1.24326284774361" calcext:value-type="float">
            <text:p>-1.24</text:p>
          </table:table-cell>
          <table:table-cell table:style-name="ce66" office:value-type="float" office:value="11.1238558630674" calcext:value-type="float">
            <text:p>11.12</text:p>
          </table:table-cell>
          <table:table-cell table:style-name="ce66" office:value-type="float" office:value="7.27817653692156" calcext:value-type="float">
            <text:p>7.28</text:p>
          </table:table-cell>
          <table:table-cell table:style-name="ce65" office:value-type="float" office:value="1.16965322467378" calcext:value-type="float">
            <text:p>1.1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United Kingdom</text:p>
          </table:table-cell>
          <table:table-cell table:style-name="ce57" office:value-type="string" calcext:value-type="string">
            <text:p>Financial Assets, % of GDP</text:p>
          </table:table-cell>
          <table:table-cell office:value-type="string" calcext:value-type="string">
            <text:p>SFA_per</text:p>
          </table:table-cell>
          <table:table-cell table:style-name="ce59" office:value-type="float" office:value="55.4" calcext:value-type="float">
            <text:p>55.40</text:p>
          </table:table-cell>
          <table:table-cell office:value-type="float" office:value="94.3" calcext:value-type="float">
            <text:p>94.30</text:p>
          </table:table-cell>
          <table:table-cell office:value-type="float" office:value="93.3" calcext:value-type="float">
            <text:p>93.30</text:p>
          </table:table-cell>
          <table:table-cell office:value-type="float" office:value="103.3" calcext:value-type="float">
            <text:p>103.30</text:p>
          </table:table-cell>
          <table:table-cell table:style-name="ce59" office:value-type="float" office:value="102.1" calcext:value-type="float">
            <text:p>102.10</text:p>
          </table:table-cell>
          <table:table-cell table:style-name="ce65" office:value-type="float" office:value="407.7" calcext:value-type="float">
            <text:p>407.70</text:p>
          </table:table-cell>
          <table:table-cell table:style-name="ce66" office:value-type="float" office:value="511.1" calcext:value-type="float">
            <text:p>511.10</text:p>
          </table:table-cell>
          <table:table-cell table:style-name="ce66" office:value-type="float" office:value="784.2" calcext:value-type="float">
            <text:p>784.20</text:p>
          </table:table-cell>
          <table:table-cell table:style-name="ce66" office:value-type="float" office:value="1219.3" calcext:value-type="float">
            <text:p>1219.30</text:p>
          </table:table-cell>
          <table:table-cell table:style-name="ce65" office:value-type="float" office:value="945.8" calcext:value-type="float">
            <text:p>945.8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United Kingdom</text:p>
          </table:table-cell>
          <table:table-cell table:style-name="ce57" office:value-type="string" calcext:value-type="string">
            <text:p>Financial Liabilities, % of GDP</text:p>
          </table:table-cell>
          <table:table-cell office:value-type="string" calcext:value-type="string">
            <text:p>SFL_per</text:p>
          </table:table-cell>
          <table:table-cell table:style-name="ce59" office:value-type="float" office:value="208.9" calcext:value-type="float">
            <text:p>208.90</text:p>
          </table:table-cell>
          <table:table-cell office:value-type="float" office:value="288.2" calcext:value-type="float">
            <text:p>288.20</text:p>
          </table:table-cell>
          <table:table-cell office:value-type="float" office:value="264.1" calcext:value-type="float">
            <text:p>264.10</text:p>
          </table:table-cell>
          <table:table-cell office:value-type="float" office:value="261.2" calcext:value-type="float">
            <text:p>261.20</text:p>
          </table:table-cell>
          <table:table-cell table:style-name="ce59" office:value-type="float" office:value="258.3" calcext:value-type="float">
            <text:p>258.30</text:p>
          </table:table-cell>
          <table:table-cell table:style-name="ce65" office:value-type="float" office:value="403.9" calcext:value-type="float">
            <text:p>403.90</text:p>
          </table:table-cell>
          <table:table-cell table:style-name="ce66" office:value-type="float" office:value="522.1" calcext:value-type="float">
            <text:p>522.10</text:p>
          </table:table-cell>
          <table:table-cell table:style-name="ce66" office:value-type="float" office:value="782.4" calcext:value-type="float">
            <text:p>782.40</text:p>
          </table:table-cell>
          <table:table-cell table:style-name="ce66" office:value-type="float" office:value="1210.7" calcext:value-type="float">
            <text:p>1210.70</text:p>
          </table:table-cell>
          <table:table-cell table:style-name="ce65" office:value-type="float" office:value="954.4" calcext:value-type="float">
            <text:p>954.4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Western</text:p>
          </table:table-cell>
          <table:table-cell table:style-name="ce55" office:value-type="string" calcext:value-type="string">
            <text:p>United Kingdom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94.12" calcext:value-type="float">
            <text:p>94.12</text:p>
          </table:table-cell>
          <table:table-cell table:style-name="ce59" office:value-type="float" office:value="161.6" calcext:value-type="float">
            <text:p>161.60</text:p>
          </table:table-cell>
          <table:table-cell table:style-name="ce59" office:value-type="float" office:value="115.95" calcext:value-type="float">
            <text:p>115.95</text:p>
          </table:table-cell>
          <table:table-cell table:style-name="ce59" office:value-type="float" office:value="121.79" calcext:value-type="float">
            <text:p>121.79</text:p>
          </table:table-cell>
          <table:table-cell table:style-name="ce59" office:value-type="float" office:value="0" calcext:value-type="float">
            <text:p>0.00</text:p>
          </table:table-cell>
          <table:table-cell table:style-name="ce65" office:value-type="float" office:value="94.12" calcext:value-type="float">
            <text:p>94.12</text:p>
          </table:table-cell>
          <table:table-cell table:style-name="ce65" office:value-type="float" office:value="161.6" calcext:value-type="float">
            <text:p>161.60</text:p>
          </table:table-cell>
          <table:table-cell table:style-name="ce65" office:value-type="float" office:value="115.95" calcext:value-type="float">
            <text:p>115.95</text:p>
          </table:table-cell>
          <table:table-cell table:style-name="ce65" office:value-type="float" office:value="121.79" calcext:value-type="float">
            <text:p>121.79</text:p>
          </table:table-cell>
          <table:table-cell table:style-name="ce65"/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93.22" calcext:value-type="float">
            <text:p>93.22</text:p>
          </table:table-cell>
          <table:table-cell office:value-type="float" office:value="107.49" calcext:value-type="float">
            <text:p>107.49</text:p>
          </table:table-cell>
          <table:table-cell office:value-type="float" office:value="136.92" calcext:value-type="float">
            <text:p>136.92</text:p>
          </table:table-cell>
          <table:table-cell office:value-type="float" office:value="187.62" calcext:value-type="float">
            <text:p>187.62</text:p>
          </table:table-cell>
          <table:table-cell table:style-name="ce60" office:value-type="float" office:value="132.98" calcext:value-type="float">
            <text:p>132.98</text:p>
          </table:table-cell>
          <table:table-cell table:style-name="ce66" office:value-type="float" office:value="93.22" calcext:value-type="float">
            <text:p>93.22</text:p>
          </table:table-cell>
          <table:table-cell table:style-name="ce66" office:value-type="float" office:value="107.49" calcext:value-type="float">
            <text:p>107.49</text:p>
          </table:table-cell>
          <table:table-cell table:style-name="ce66" office:value-type="float" office:value="136.92" calcext:value-type="float">
            <text:p>136.92</text:p>
          </table:table-cell>
          <table:table-cell table:style-name="ce66" office:value-type="float" office:value="187.62" calcext:value-type="float">
            <text:p>187.62</text:p>
          </table:table-cell>
          <table:table-cell table:style-name="ce66" office:value-type="float" office:value="132.98" calcext:value-type="float">
            <text:p>132.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96.7987185423892" calcext:value-type="float">
            <text:p>96.80</text:p>
          </table:table-cell>
          <table:table-cell office:value-type="float" office:value="98.928985505916" calcext:value-type="float">
            <text:p>98.93</text:p>
          </table:table-cell>
          <table:table-cell office:value-type="float" office:value="96.0332038886685" calcext:value-type="float">
            <text:p>96.03</text:p>
          </table:table-cell>
          <table:table-cell office:value-type="float" office:value="96.4639242667245" calcext:value-type="float">
            <text:p>96.46</text:p>
          </table:table-cell>
          <table:table-cell table:style-name="ce60" office:value-type="float" office:value="96.7849590603421" calcext:value-type="float">
            <text:p>96.78</text:p>
          </table:table-cell>
          <table:table-cell table:style-name="ce66" office:value-type="float" office:value="6.8670440477428" calcext:value-type="float">
            <text:p>6.87</text:p>
          </table:table-cell>
          <table:table-cell table:style-name="ce66" office:value-type="float" office:value="6.71561981050929" calcext:value-type="float">
            <text:p>6.72</text:p>
          </table:table-cell>
          <table:table-cell table:style-name="ce66" office:value-type="float" office:value="6.9699939442075" calcext:value-type="float">
            <text:p>6.97</text:p>
          </table:table-cell>
          <table:table-cell table:style-name="ce66" office:value-type="float" office:value="7.06868682541862" calcext:value-type="float">
            <text:p>7.07</text:p>
          </table:table-cell>
          <table:table-cell table:style-name="ce66" office:value-type="float" office:value="7.0816139978131" calcext:value-type="float">
            <text:p>7.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1.03480350818013" calcext:value-type="float">
            <text:p>1.03</text:p>
          </table:table-cell>
          <table:table-cell office:value-type="float" office:value="0.60998833895792" calcext:value-type="float">
            <text:p>0.61</text:p>
          </table:table-cell>
          <table:table-cell office:value-type="float" office:value="0.575311062337439" calcext:value-type="float">
            <text:p>0.58</text:p>
          </table:table-cell>
          <table:table-cell office:value-type="float" office:value="0.687318175662739" calcext:value-type="float">
            <text:p>0.69</text:p>
          </table:table-cell>
          <table:table-cell table:style-name="ce60" office:value-type="float" office:value="0.463316311251298" calcext:value-type="float">
            <text:p>0.46</text:p>
          </table:table-cell>
          <table:table-cell table:style-name="ce66" office:value-type="float" office:value="2.78493674833979" calcext:value-type="float">
            <text:p>2.78</text:p>
          </table:table-cell>
          <table:table-cell table:style-name="ce66" office:value-type="float" office:value="2.26101868215952" calcext:value-type="float">
            <text:p>2.26</text:p>
          </table:table-cell>
          <table:table-cell table:style-name="ce66" office:value-type="float" office:value="1.57760701393766" calcext:value-type="float">
            <text:p>1.58</text:p>
          </table:table-cell>
          <table:table-cell table:style-name="ce66" office:value-type="float" office:value="1.00537450696502" calcext:value-type="float">
            <text:p>1.01</text:p>
          </table:table-cell>
          <table:table-cell table:style-name="ce66" office:value-type="float" office:value="0.747924364751058" calcext:value-type="float">
            <text:p>0.7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Greece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22.1321717791814" calcext:value-type="float">
            <text:p>22.13</text:p>
          </table:table-cell>
          <table:table-cell office:value-type="float" office:value="9.03590319139921" calcext:value-type="float">
            <text:p>9.04</text:p>
          </table:table-cell>
          <table:table-cell office:value-type="float" office:value="0.407999401534241" calcext:value-type="float">
            <text:p>0.41</text:p>
          </table:table-cell>
          <table:table-cell office:value-type="float" office:value="1.60741970786853" calcext:value-type="float">
            <text:p>1.61</text:p>
          </table:table-cell>
          <table:table-cell table:style-name="ce59" office:value-type="float" office:value="2.58180341081646" calcext:value-type="float">
            <text:p>2.58</text:p>
          </table:table-cell>
          <table:table-cell table:style-name="ce65" office:value-type="float" office:value="170.753210164106" calcext:value-type="float">
            <text:p>170.75</text:p>
          </table:table-cell>
          <table:table-cell table:style-name="ce66" office:value-type="float" office:value="5687.76376520077" calcext:value-type="float">
            <text:p>5687.76</text:p>
          </table:table-cell>
          <table:table-cell table:style-name="ce66" office:value-type="float" office:value="955.084999821456" calcext:value-type="float">
            <text:p>955.08</text:p>
          </table:table-cell>
          <table:table-cell table:style-name="ce66" office:value-type="float" office:value="112.126366732407" calcext:value-type="float">
            <text:p>112.13</text:p>
          </table:table-cell>
          <table:table-cell table:style-name="ce65" office:value-type="float" office:value="1151.30335473881" calcext:value-type="float">
            <text:p>1151.3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Greece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30.1002503572695" calcext:value-type="float">
            <text:p>30.10</text:p>
          </table:table-cell>
          <table:table-cell office:value-type="float" office:value="40.3526421613049" calcext:value-type="float">
            <text:p>40.35</text:p>
          </table:table-cell>
          <table:table-cell office:value-type="float" office:value="50.0702157666769" calcext:value-type="float">
            <text:p>50.07</text:p>
          </table:table-cell>
          <table:table-cell office:value-type="float" office:value="67.0181655694769" calcext:value-type="float">
            <text:p>67.02</text:p>
          </table:table-cell>
          <table:table-cell table:style-name="ce59" office:value-type="float" office:value="64.8751262277233" calcext:value-type="float">
            <text:p>64.88</text:p>
          </table:table-cell>
          <table:table-cell table:style-name="ce65" office:value-type="float" office:value="8.94613557974362" calcext:value-type="float">
            <text:p>8.95</text:p>
          </table:table-cell>
          <table:table-cell table:style-name="ce66" office:value-type="float" office:value="0.17161304938831" calcext:value-type="float">
            <text:p>0.17</text:p>
          </table:table-cell>
          <table:table-cell table:style-name="ce66" office:value-type="float" office:value="0.334014243913212" calcext:value-type="float">
            <text:p>0.33</text:p>
          </table:table-cell>
          <table:table-cell table:style-name="ce66" office:value-type="float" office:value="5.14387343385007" calcext:value-type="float">
            <text:p>5.14</text:p>
          </table:table-cell>
          <table:table-cell table:style-name="ce65" office:value-type="float" office:value="0.454983950039208" calcext:value-type="float">
            <text:p>0.4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Greece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54.3386081228396" calcext:value-type="float">
            <text:p>54.34</text:p>
          </table:table-cell>
          <table:table-cell office:value-type="float" office:value="38.03509404122" calcext:value-type="float">
            <text:p>38.04</text:p>
          </table:table-cell>
          <table:table-cell office:value-type="float" office:value="46.4390551814477" calcext:value-type="float">
            <text:p>46.44</text:p>
          </table:table-cell>
          <table:table-cell office:value-type="float" office:value="70.6124226028741" calcext:value-type="float">
            <text:p>70.61</text:p>
          </table:table-cell>
          <table:table-cell table:style-name="ce59" office:value-type="float" office:value="57.4399399811892" calcext:value-type="float">
            <text:p>57.44</text:p>
          </table:table-cell>
          <table:table-cell table:style-name="ce65" office:value-type="float" office:value="39.3799219581412" calcext:value-type="float">
            <text:p>39.38</text:p>
          </table:table-cell>
          <table:table-cell table:style-name="ce66" office:value-type="float" office:value="0.339134340010157" calcext:value-type="float">
            <text:p>0.34</text:p>
          </table:table-cell>
          <table:table-cell table:style-name="ce66" office:value-type="float" office:value="0.790413841921983" calcext:value-type="float">
            <text:p>0.79</text:p>
          </table:table-cell>
          <table:table-cell table:style-name="ce66" office:value-type="float" office:value="28.6293291309112" calcext:value-type="float">
            <text:p>28.63</text:p>
          </table:table-cell>
          <table:table-cell table:style-name="ce65" office:value-type="float" office:value="2.54981868307319" calcext:value-type="float">
            <text:p>2.5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Greece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Greece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18.6" calcext:value-type="float">
            <text:p>18.60</text:p>
          </table:table-cell>
          <table:table-cell office:value-type="float" office:value="28.8" calcext:value-type="float">
            <text:p>28.80</text:p>
          </table:table-cell>
          <table:table-cell office:value-type="float" office:value="31.5" calcext:value-type="float">
            <text:p>31.50</text:p>
          </table:table-cell>
          <table:table-cell office:value-type="float" office:value="45.3" calcext:value-type="float">
            <text:p>45.30</text:p>
          </table:table-cell>
          <table:table-cell table:style-name="ce59" office:value-type="float" office:value="31.9" calcext:value-type="float">
            <text:p>31.90</text:p>
          </table:table-cell>
          <table:table-cell table:style-name="ce65" office:value-type="float" office:value="133.8" calcext:value-type="float">
            <text:p>133.80</text:p>
          </table:table-cell>
          <table:table-cell table:style-name="ce66" office:value-type="float" office:value="155" calcext:value-type="float">
            <text:p>155.00</text:p>
          </table:table-cell>
          <table:table-cell table:style-name="ce66" office:value-type="float" office:value="157.7" calcext:value-type="float">
            <text:p>157.70</text:p>
          </table:table-cell>
          <table:table-cell table:style-name="ce66" office:value-type="float" office:value="225" calcext:value-type="float">
            <text:p>225.00</text:p>
          </table:table-cell>
          <table:table-cell table:style-name="ce65" office:value-type="float" office:value="226.4" calcext:value-type="float">
            <text:p>226.4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Greece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61" calcext:value-type="float">
            <text:p>61.00</text:p>
          </table:table-cell>
          <table:table-cell office:value-type="float" office:value="113.9" calcext:value-type="float">
            <text:p>113.90</text:p>
          </table:table-cell>
          <table:table-cell office:value-type="float" office:value="113.3" calcext:value-type="float">
            <text:p>113.30</text:p>
          </table:table-cell>
          <table:table-cell office:value-type="float" office:value="100.9" calcext:value-type="float">
            <text:p>100.90</text:p>
          </table:table-cell>
          <table:table-cell table:style-name="ce59" office:value-type="float" office:value="120.7" calcext:value-type="float">
            <text:p>120.70</text:p>
          </table:table-cell>
          <table:table-cell table:style-name="ce65" office:value-type="float" office:value="111.3" calcext:value-type="float">
            <text:p>111.30</text:p>
          </table:table-cell>
          <table:table-cell table:style-name="ce66" office:value-type="float" office:value="161.4" calcext:value-type="float">
            <text:p>161.40</text:p>
          </table:table-cell>
          <table:table-cell table:style-name="ce66" office:value-type="float" office:value="171.3" calcext:value-type="float">
            <text:p>171.30</text:p>
          </table:table-cell>
          <table:table-cell table:style-name="ce66" office:value-type="float" office:value="226.6" calcext:value-type="float">
            <text:p>226.60</text:p>
          </table:table-cell>
          <table:table-cell table:style-name="ce65" office:value-type="float" office:value="205.1" calcext:value-type="float">
            <text:p>205.1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Greece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11.84" calcext:value-type="float">
            <text:p>11.84</text:p>
          </table:table-cell>
          <table:table-cell office:value-type="float" office:value="109.89" calcext:value-type="float">
            <text:p>109.89</text:p>
          </table:table-cell>
          <table:table-cell office:value-type="float" office:value="54.52" calcext:value-type="float">
            <text:p>54.52</text:p>
          </table:table-cell>
          <table:table-cell office:value-type="float" office:value="29.49" calcext:value-type="float">
            <text:p>29.49</text:p>
          </table:table-cell>
          <table:table-cell table:style-name="ce59" office:value-type="float" office:value="22.51" calcext:value-type="float">
            <text:p>22.51</text:p>
          </table:table-cell>
          <table:table-cell table:style-name="ce65" office:value-type="float" office:value="11.84" calcext:value-type="float">
            <text:p>11.84</text:p>
          </table:table-cell>
          <table:table-cell table:style-name="ce66" office:value-type="float" office:value="109.89" calcext:value-type="float">
            <text:p>109.89</text:p>
          </table:table-cell>
          <table:table-cell table:style-name="ce66" office:value-type="float" office:value="54.52" calcext:value-type="float">
            <text:p>54.52</text:p>
          </table:table-cell>
          <table:table-cell table:style-name="ce66" office:value-type="float" office:value="29.49" calcext:value-type="float">
            <text:p>29.49</text:p>
          </table:table-cell>
          <table:table-cell table:style-name="ce65" office:value-type="float" office:value="22.51" calcext:value-type="float">
            <text:p>22.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57.46" calcext:value-type="float">
            <text:p>57.46</text:p>
          </table:table-cell>
          <table:table-cell office:value-type="float" office:value="68.52" calcext:value-type="float">
            <text:p>68.52</text:p>
          </table:table-cell>
          <table:table-cell office:value-type="float" office:value="85.44" calcext:value-type="float">
            <text:p>85.44</text:p>
          </table:table-cell>
          <table:table-cell office:value-type="float" office:value="125.17" calcext:value-type="float">
            <text:p>125.17</text:p>
          </table:table-cell>
          <table:table-cell table:style-name="ce60" office:value-type="float" office:value="128.24" calcext:value-type="float">
            <text:p>128.24</text:p>
          </table:table-cell>
          <table:table-cell table:style-name="ce66" office:value-type="float" office:value="57.46" calcext:value-type="float">
            <text:p>57.46</text:p>
          </table:table-cell>
          <table:table-cell table:style-name="ce66" office:value-type="float" office:value="68.52" calcext:value-type="float">
            <text:p>68.52</text:p>
          </table:table-cell>
          <table:table-cell table:style-name="ce66" office:value-type="float" office:value="85.44" calcext:value-type="float">
            <text:p>85.44</text:p>
          </table:table-cell>
          <table:table-cell table:style-name="ce66" office:value-type="float" office:value="125.17" calcext:value-type="float">
            <text:p>125.17</text:p>
          </table:table-cell>
          <table:table-cell table:style-name="ce66" office:value-type="float" office:value="128.24" calcext:value-type="float">
            <text:p>128.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0" office:value-type="float" office:value="67.6482435306529" calcext:value-type="float">
            <text:p>67.65</text:p>
          </table:table-cell>
          <table:table-cell table:number-columns-repeated="4" table:style-name="ce66" office:value-type="float" office:value="0" calcext:value-type="float">
            <text:p>0.00</text:p>
          </table:table-cell>
          <table:table-cell table:style-name="ce66" office:value-type="float" office:value="2.01422776840668" calcext:value-type="float">
            <text:p>2.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712599267605289" calcext:value-type="float">
            <text:p>0.71</text:p>
          </table:table-cell>
          <table:table-cell office:value-type="float" office:value="0.907967984789093" calcext:value-type="float">
            <text:p>0.91</text:p>
          </table:table-cell>
          <table:table-cell office:value-type="float" office:value="0.606562076262316" calcext:value-type="float">
            <text:p>0.61</text:p>
          </table:table-cell>
          <table:table-cell office:value-type="float" office:value="0.414904835426982" calcext:value-type="float">
            <text:p>0.41</text:p>
          </table:table-cell>
          <table:table-cell table:style-name="ce60" office:value-type="float" office:value="0.361796007109945" calcext:value-type="float">
            <text:p>0.36</text:p>
          </table:table-cell>
          <table:table-cell table:style-name="ce66" office:value-type="float" office:value="0.0249153689911984" calcext:value-type="float">
            <text:p>0.02</text:p>
          </table:table-cell>
          <table:table-cell table:style-name="ce66" office:value-type="float" office:value="1.2717900656045" calcext:value-type="float">
            <text:p>1.27</text:p>
          </table:table-cell>
          <table:table-cell table:style-name="ce66" office:value-type="float" office:value="1.90401396160558" calcext:value-type="float">
            <text:p>1.90</text:p>
          </table:table-cell>
          <table:table-cell table:style-name="ce66" office:value-type="float" office:value="0.0328045054007959" calcext:value-type="float">
            <text:p>0.03</text:p>
          </table:table-cell>
          <table:table-cell table:style-name="ce66" office:value-type="float" office:value="0.163948621734738" calcext:value-type="float">
            <text:p>0.1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Italy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3.91074616094621" calcext:value-type="float">
            <text:p>3.91</text:p>
          </table:table-cell>
          <table:table-cell office:value-type="float" office:value="4.87213510831552" calcext:value-type="float">
            <text:p>4.87</text:p>
          </table:table-cell>
          <table:table-cell office:value-type="float" office:value="4.15161956571552" calcext:value-type="float">
            <text:p>4.15</text:p>
          </table:table-cell>
          <table:table-cell office:value-type="float" office:value="2.40036000510133" calcext:value-type="float">
            <text:p>2.40</text:p>
          </table:table-cell>
          <table:table-cell table:style-name="ce59" office:value-type="float" office:value="0.395772831507239" calcext:value-type="float">
            <text:p>0.40</text:p>
          </table:table-cell>
          <table:table-cell table:style-name="ce65" office:value-type="float" office:value="97.2777293969012" calcext:value-type="float">
            <text:p>97.28</text:p>
          </table:table-cell>
          <table:table-cell table:style-name="ce66" office:value-type="float" office:value="20.7629656829399" calcext:value-type="float">
            <text:p>20.76</text:p>
          </table:table-cell>
          <table:table-cell table:style-name="ce66" office:value-type="float" office:value="11.2638714558289" calcext:value-type="float">
            <text:p>11.26</text:p>
          </table:table-cell>
          <table:table-cell table:style-name="ce66" office:value-type="float" office:value="5.82102902194286" calcext:value-type="float">
            <text:p>5.82</text:p>
          </table:table-cell>
          <table:table-cell table:style-name="ce65" office:value-type="float" office:value="6.08450062603473" calcext:value-type="float">
            <text:p>6.0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Italy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50.992149103081" calcext:value-type="float">
            <text:p>50.99</text:p>
          </table:table-cell>
          <table:table-cell office:value-type="float" office:value="53.153237480896" calcext:value-type="float">
            <text:p>53.15</text:p>
          </table:table-cell>
          <table:table-cell office:value-type="float" office:value="63.0048075954907" calcext:value-type="float">
            <text:p>63.00</text:p>
          </table:table-cell>
          <table:table-cell office:value-type="float" office:value="79.6545373524087" calcext:value-type="float">
            <text:p>79.65</text:p>
          </table:table-cell>
          <table:table-cell table:style-name="ce59" office:value-type="float" office:value="73.2567634231895" calcext:value-type="float">
            <text:p>73.26</text:p>
          </table:table-cell>
          <table:table-cell table:style-name="ce65" office:value-type="float" office:value="10.5489130269253" calcext:value-type="float">
            <text:p>10.55</text:p>
          </table:table-cell>
          <table:table-cell table:style-name="ce66" office:value-type="float" office:value="27.521452214456" calcext:value-type="float">
            <text:p>27.52</text:p>
          </table:table-cell>
          <table:table-cell table:style-name="ce66" office:value-type="float" office:value="41.3412265074249" calcext:value-type="float">
            <text:p>41.34</text:p>
          </table:table-cell>
          <table:table-cell table:style-name="ce66" office:value-type="float" office:value="63.7504167926133" calcext:value-type="float">
            <text:p>63.75</text:p>
          </table:table-cell>
          <table:table-cell table:style-name="ce65" office:value-type="float" office:value="38.9161574616318" calcext:value-type="float">
            <text:p>38.9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Italy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51.4646919530831" calcext:value-type="float">
            <text:p>51.46</text:p>
          </table:table-cell>
          <table:table-cell office:value-type="float" office:value="36.6656628802954" calcext:value-type="float">
            <text:p>36.67</text:p>
          </table:table-cell>
          <table:table-cell office:value-type="float" office:value="38.0873754377963" calcext:value-type="float">
            <text:p>38.09</text:p>
          </table:table-cell>
          <table:table-cell office:value-type="float" office:value="48.604890574545" calcext:value-type="float">
            <text:p>48.60</text:p>
          </table:table-cell>
          <table:table-cell table:style-name="ce59" office:value-type="float" office:value="42.5215916892286" calcext:value-type="float">
            <text:p>42.52</text:p>
          </table:table-cell>
          <table:table-cell table:style-name="ce65" office:value-type="float" office:value="30.5966501372219" calcext:value-type="float">
            <text:p>30.60</text:p>
          </table:table-cell>
          <table:table-cell table:style-name="ce66" office:value-type="float" office:value="26.0489414352488" calcext:value-type="float">
            <text:p>26.05</text:p>
          </table:table-cell>
          <table:table-cell table:style-name="ce66" office:value-type="float" office:value="41.6932494238898" calcext:value-type="float">
            <text:p>41.69</text:p>
          </table:table-cell>
          <table:table-cell table:style-name="ce66" office:value-type="float" office:value="77.7014349414705" calcext:value-type="float">
            <text:p>77.70</text:p>
          </table:table-cell>
          <table:table-cell table:style-name="ce65" office:value-type="float" office:value="56.1762331321364" calcext:value-type="float">
            <text:p>56.1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Italy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office:value-type="float" office:value="7.691158105326" calcext:value-type="float">
            <text:p>7.69</text:p>
          </table:table-cell>
          <table:table-cell office:value-type="float" office:value="16.4139048365705" calcext:value-type="float">
            <text:p>16.41</text:p>
          </table:table-cell>
          <table:table-cell office:value-type="float" office:value="-9.3365194318848" calcext:value-type="float">
            <text:p>-9.34</text:p>
          </table:table-cell>
          <table:table-cell table:style-name="ce59" office:value-type="float" office:value="-11.2876410340941" calcext:value-type="float">
            <text:p>-11.29</text:p>
          </table:table-cell>
          <table:table-cell table:style-name="ce65"/>
          <table:table-cell table:style-name="ce66" office:value-type="float" office:value="8.33820430562441" calcext:value-type="float">
            <text:p>8.34</text:p>
          </table:table-cell>
          <table:table-cell table:style-name="ce66" office:value-type="float" office:value="13.0437512739386" calcext:value-type="float">
            <text:p>13.04</text:p>
          </table:table-cell>
          <table:table-cell table:style-name="ce66" office:value-type="float" office:value="-17.1332850627486" calcext:value-type="float">
            <text:p>-17.13</text:p>
          </table:table-cell>
          <table:table-cell table:style-name="ce65" office:value-type="float" office:value="7.51791035439465" calcext:value-type="float">
            <text:p>7.5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Italy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35.6" calcext:value-type="float">
            <text:p>35.60</text:p>
          </table:table-cell>
          <table:table-cell office:value-type="float" office:value="55.8" calcext:value-type="float">
            <text:p>55.80</text:p>
          </table:table-cell>
          <table:table-cell office:value-type="float" office:value="56.1" calcext:value-type="float">
            <text:p>56.10</text:p>
          </table:table-cell>
          <table:table-cell office:value-type="float" office:value="59.2" calcext:value-type="float">
            <text:p>59.20</text:p>
          </table:table-cell>
          <table:table-cell table:style-name="ce59" office:value-type="float" office:value="63.4" calcext:value-type="float">
            <text:p>63.40</text:p>
          </table:table-cell>
          <table:table-cell table:style-name="ce65" office:value-type="float" office:value="137.7" calcext:value-type="float">
            <text:p>137.70</text:p>
          </table:table-cell>
          <table:table-cell table:style-name="ce66" office:value-type="float" office:value="178.7" calcext:value-type="float">
            <text:p>178.70</text:p>
          </table:table-cell>
          <table:table-cell table:style-name="ce66" office:value-type="float" office:value="208.2" calcext:value-type="float">
            <text:p>208.20</text:p>
          </table:table-cell>
          <table:table-cell table:style-name="ce66" office:value-type="float" office:value="255.5" calcext:value-type="float">
            <text:p>255.50</text:p>
          </table:table-cell>
          <table:table-cell table:style-name="ce65" office:value-type="float" office:value="285.2" calcext:value-type="float">
            <text:p>285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Italy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08.4" calcext:value-type="float">
            <text:p>108.40</text:p>
          </table:table-cell>
          <table:table-cell office:value-type="float" office:value="155.6" calcext:value-type="float">
            <text:p>155.60</text:p>
          </table:table-cell>
          <table:table-cell office:value-type="float" office:value="178.3" calcext:value-type="float">
            <text:p>178.30</text:p>
          </table:table-cell>
          <table:table-cell office:value-type="float" office:value="179.5" calcext:value-type="float">
            <text:p>179.50</text:p>
          </table:table-cell>
          <table:table-cell table:style-name="ce59" office:value-type="float" office:value="188.6" calcext:value-type="float">
            <text:p>188.60</text:p>
          </table:table-cell>
          <table:table-cell table:style-name="ce65" office:value-type="float" office:value="134.2" calcext:value-type="float">
            <text:p>134.20</text:p>
          </table:table-cell>
          <table:table-cell table:style-name="ce66" office:value-type="float" office:value="201.8" calcext:value-type="float">
            <text:p>201.80</text:p>
          </table:table-cell>
          <table:table-cell table:style-name="ce66" office:value-type="float" office:value="219" calcext:value-type="float">
            <text:p>219.00</text:p>
          </table:table-cell>
          <table:table-cell table:style-name="ce66" office:value-type="float" office:value="227.1" calcext:value-type="float">
            <text:p>227.10</text:p>
          </table:table-cell>
          <table:table-cell table:style-name="ce65" office:value-type="float" office:value="247" calcext:value-type="float">
            <text:p>247.0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Italy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16.64" calcext:value-type="float">
            <text:p>16.64</text:p>
          </table:table-cell>
          <table:table-cell office:value-type="float" office:value="61.26" calcext:value-type="float">
            <text:p>61.26</text:p>
          </table:table-cell>
          <table:table-cell office:value-type="float" office:value="42.98" calcext:value-type="float">
            <text:p>42.98</text:p>
          </table:table-cell>
          <table:table-cell office:value-type="float" office:value="27.35" calcext:value-type="float">
            <text:p>27.35</text:p>
          </table:table-cell>
          <table:table-cell table:style-name="ce59"/>
          <table:table-cell table:style-name="ce65" office:value-type="float" office:value="16.64" calcext:value-type="float">
            <text:p>16.64</text:p>
          </table:table-cell>
          <table:table-cell table:style-name="ce66" office:value-type="float" office:value="61.26" calcext:value-type="float">
            <text:p>61.26</text:p>
          </table:table-cell>
          <table:table-cell table:style-name="ce66" office:value-type="float" office:value="42.98" calcext:value-type="float">
            <text:p>42.98</text:p>
          </table:table-cell>
          <table:table-cell table:style-name="ce66" office:value-type="float" office:value="27.35" calcext:value-type="float">
            <text:p>27.35</text:p>
          </table:table-cell>
          <table:table-cell table:style-name="ce65"/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75.53" calcext:value-type="float">
            <text:p>75.53</text:p>
          </table:table-cell>
          <table:table-cell office:value-type="float" office:value="89.01" calcext:value-type="float">
            <text:p>89.01</text:p>
          </table:table-cell>
          <table:table-cell office:value-type="float" office:value="83.02" calcext:value-type="float">
            <text:p>83.02</text:p>
          </table:table-cell>
          <table:table-cell office:value-type="float" office:value="119.08" calcext:value-type="float">
            <text:p>119.08</text:p>
          </table:table-cell>
          <table:table-cell table:style-name="ce60" office:value-type="float" office:value="128.7" calcext:value-type="float">
            <text:p>128.70</text:p>
          </table:table-cell>
          <table:table-cell table:style-name="ce66" office:value-type="float" office:value="75.53" calcext:value-type="float">
            <text:p>75.53</text:p>
          </table:table-cell>
          <table:table-cell table:style-name="ce66" office:value-type="float" office:value="89.01" calcext:value-type="float">
            <text:p>89.01</text:p>
          </table:table-cell>
          <table:table-cell table:style-name="ce66" office:value-type="float" office:value="83.02" calcext:value-type="float">
            <text:p>83.02</text:p>
          </table:table-cell>
          <table:table-cell table:style-name="ce66" office:value-type="float" office:value="119.08" calcext:value-type="float">
            <text:p>119.08</text:p>
          </table:table-cell>
          <table:table-cell table:style-name="ce66" office:value-type="float" office:value="128.7" calcext:value-type="float">
            <text:p>128.7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0" office:value-type="float" office:value="113.037337667251" calcext:value-type="float">
            <text:p>113.04</text:p>
          </table:table-cell>
          <table:table-cell table:number-columns-repeated="4" table:style-name="ce66" office:value-type="float" office:value="0" calcext:value-type="float">
            <text:p>0.00</text:p>
          </table:table-cell>
          <table:table-cell table:style-name="ce66" office:value-type="float" office:value="4.31890005659515" calcext:value-type="float">
            <text:p>4.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1.40310804474513" calcext:value-type="float">
            <text:p>1.40</text:p>
          </table:table-cell>
          <table:table-cell office:value-type="float" office:value="1.21710242877915" calcext:value-type="float">
            <text:p>1.22</text:p>
          </table:table-cell>
          <table:table-cell office:value-type="float" office:value="0.600380231378467" calcext:value-type="float">
            <text:p>0.60</text:p>
          </table:table-cell>
          <table:table-cell office:value-type="float" office:value="0.438099738950401" calcext:value-type="float">
            <text:p>0.44</text:p>
          </table:table-cell>
          <table:table-cell table:style-name="ce60" office:value-type="float" office:value="0.383785118750886" calcext:value-type="float">
            <text:p>0.38</text:p>
          </table:table-cell>
          <table:table-cell table:style-name="ce66" office:value-type="float" office:value="0.150740913017476" calcext:value-type="float">
            <text:p>0.15</text:p>
          </table:table-cell>
          <table:table-cell table:style-name="ce66" office:value-type="float" office:value="0.0397724501243842" calcext:value-type="float">
            <text:p>0.04</text:p>
          </table:table-cell>
          <table:table-cell table:style-name="ce66" office:value-type="float" office:value="0.0211434578308059" calcext:value-type="float">
            <text:p>0.02</text:p>
          </table:table-cell>
          <table:table-cell table:style-name="ce66" office:value-type="float" office:value="0.0946912741263157" calcext:value-type="float">
            <text:p>0.09</text:p>
          </table:table-cell>
          <table:table-cell table:style-name="ce66" office:value-type="float" office:value="0.10705356466399" calcext:value-type="float">
            <text:p>0.1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Portugal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3.96442621830767" calcext:value-type="float">
            <text:p>3.96</text:p>
          </table:table-cell>
          <table:table-cell office:value-type="float" office:value="0.0580062036889513" calcext:value-type="float">
            <text:p>0.06</text:p>
          </table:table-cell>
          <table:table-cell office:value-type="float" office:value="-0.968452999315747" calcext:value-type="float">
            <text:p>-0.97</text:p>
          </table:table-cell>
          <table:table-cell office:value-type="float" office:value="1.69942067364144" calcext:value-type="float">
            <text:p>1.70</text:p>
          </table:table-cell>
          <table:table-cell table:style-name="ce59" office:value-type="float" office:value="0.895368875147903" calcext:value-type="float">
            <text:p>0.90</text:p>
          </table:table-cell>
          <table:table-cell table:style-name="ce65" office:value-type="float" office:value="549.318100960934" calcext:value-type="float">
            <text:p>549.32</text:p>
          </table:table-cell>
          <table:table-cell table:style-name="ce66" office:value-type="float" office:value="74.1181308234181" calcext:value-type="float">
            <text:p>74.12</text:p>
          </table:table-cell>
          <table:table-cell table:style-name="ce66" office:value-type="float" office:value="36.0493644390139" calcext:value-type="float">
            <text:p>36.05</text:p>
          </table:table-cell>
          <table:table-cell table:style-name="ce66" office:value-type="float" office:value="15.6561339424955" calcext:value-type="float">
            <text:p>15.66</text:p>
          </table:table-cell>
          <table:table-cell table:style-name="ce65" office:value-type="float" office:value="10.6738289582367" calcext:value-type="float">
            <text:p>10.6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Portugal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53.1709289396543" calcext:value-type="float">
            <text:p>53.17</text:p>
          </table:table-cell>
          <table:table-cell office:value-type="float" office:value="78.2926221724036" calcext:value-type="float">
            <text:p>78.29</text:p>
          </table:table-cell>
          <table:table-cell office:value-type="float" office:value="91.4741605894625" calcext:value-type="float">
            <text:p>91.47</text:p>
          </table:table-cell>
          <table:table-cell office:value-type="float" office:value="110.779692102484" calcext:value-type="float">
            <text:p>110.78</text:p>
          </table:table-cell>
          <table:table-cell table:style-name="ce59" office:value-type="float" office:value="102.663659772314" calcext:value-type="float">
            <text:p>102.66</text:p>
          </table:table-cell>
          <table:table-cell table:style-name="ce65" office:value-type="float" office:value="2.31027550344239" calcext:value-type="float">
            <text:p>2.31</text:p>
          </table:table-cell>
          <table:table-cell table:style-name="ce66" office:value-type="float" office:value="11.9725841856989" calcext:value-type="float">
            <text:p>11.97</text:p>
          </table:table-cell>
          <table:table-cell table:style-name="ce66" office:value-type="float" office:value="16.4766502997107" calcext:value-type="float">
            <text:p>16.48</text:p>
          </table:table-cell>
          <table:table-cell table:style-name="ce66" office:value-type="float" office:value="43.6069582615462" calcext:value-type="float">
            <text:p>43.61</text:p>
          </table:table-cell>
          <table:table-cell table:style-name="ce65" office:value-type="float" office:value="27.7784204350172" calcext:value-type="float">
            <text:p>27.7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Portugal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56.1809779912801" calcext:value-type="float">
            <text:p>56.18</text:p>
          </table:table-cell>
          <table:table-cell office:value-type="float" office:value="49.4182827118015" calcext:value-type="float">
            <text:p>49.42</text:p>
          </table:table-cell>
          <table:table-cell office:value-type="float" office:value="56.1305533864214" calcext:value-type="float">
            <text:p>56.13</text:p>
          </table:table-cell>
          <table:table-cell office:value-type="float" office:value="57.1663951161635" calcext:value-type="float">
            <text:p>57.17</text:p>
          </table:table-cell>
          <table:table-cell table:style-name="ce59" office:value-type="float" office:value="52.2244515397851" calcext:value-type="float">
            <text:p>52.22</text:p>
          </table:table-cell>
          <table:table-cell table:style-name="ce65" office:value-type="float" office:value="8.75747706324372" calcext:value-type="float">
            <text:p>8.76</text:p>
          </table:table-cell>
          <table:table-cell table:style-name="ce66" office:value-type="float" office:value="21.8866641147617" calcext:value-type="float">
            <text:p>21.89</text:p>
          </table:table-cell>
          <table:table-cell table:style-name="ce66" office:value-type="float" office:value="20.3758757338704" calcext:value-type="float">
            <text:p>20.38</text:p>
          </table:table-cell>
          <table:table-cell table:style-name="ce66" office:value-type="float" office:value="37.4251611253782" calcext:value-type="float">
            <text:p>37.43</text:p>
          </table:table-cell>
          <table:table-cell table:style-name="ce65" office:value-type="float" office:value="34.0117557815375" calcext:value-type="float">
            <text:p>34.0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Portugal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Portugal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44.5" calcext:value-type="float">
            <text:p>44.50</text:p>
          </table:table-cell>
          <table:table-cell office:value-type="float" office:value="72" calcext:value-type="float">
            <text:p>72.00</text:p>
          </table:table-cell>
          <table:table-cell office:value-type="float" office:value="71.7" calcext:value-type="float">
            <text:p>71.70</text:p>
          </table:table-cell>
          <table:table-cell office:value-type="float" office:value="92.2" calcext:value-type="float">
            <text:p>92.20</text:p>
          </table:table-cell>
          <table:table-cell table:style-name="ce59" office:value-type="float" office:value="99.8" calcext:value-type="float">
            <text:p>99.80</text:p>
          </table:table-cell>
          <table:table-cell table:style-name="ce65" office:value-type="float" office:value="173.9" calcext:value-type="float">
            <text:p>173.90</text:p>
          </table:table-cell>
          <table:table-cell table:style-name="ce66" office:value-type="float" office:value="247" calcext:value-type="float">
            <text:p>247.00</text:p>
          </table:table-cell>
          <table:table-cell table:style-name="ce66" office:value-type="float" office:value="300.6" calcext:value-type="float">
            <text:p>300.60</text:p>
          </table:table-cell>
          <table:table-cell table:style-name="ce66" office:value-type="float" office:value="380.9" calcext:value-type="float">
            <text:p>380.90</text:p>
          </table:table-cell>
          <table:table-cell table:style-name="ce65" office:value-type="float" office:value="325.7" calcext:value-type="float">
            <text:p>325.7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Portugal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20.4" calcext:value-type="float">
            <text:p>120.40</text:p>
          </table:table-cell>
          <table:table-cell office:value-type="float" office:value="180.2" calcext:value-type="float">
            <text:p>180.20</text:p>
          </table:table-cell>
          <table:table-cell office:value-type="float" office:value="185.9" calcext:value-type="float">
            <text:p>185.90</text:p>
          </table:table-cell>
          <table:table-cell office:value-type="float" office:value="226.1" calcext:value-type="float">
            <text:p>226.10</text:p>
          </table:table-cell>
          <table:table-cell table:style-name="ce59" office:value-type="float" office:value="226.9" calcext:value-type="float">
            <text:p>226.90</text:p>
          </table:table-cell>
          <table:table-cell table:style-name="ce65" office:value-type="float" office:value="163.9" calcext:value-type="float">
            <text:p>163.90</text:p>
          </table:table-cell>
          <table:table-cell table:style-name="ce66" office:value-type="float" office:value="245.9" calcext:value-type="float">
            <text:p>245.90</text:p>
          </table:table-cell>
          <table:table-cell table:style-name="ce66" office:value-type="float" office:value="300.2" calcext:value-type="float">
            <text:p>300.20</text:p>
          </table:table-cell>
          <table:table-cell table:style-name="ce66" office:value-type="float" office:value="378.1" calcext:value-type="float">
            <text:p>378.10</text:p>
          </table:table-cell>
          <table:table-cell table:style-name="ce65" office:value-type="float" office:value="319.7" calcext:value-type="float">
            <text:p>319.7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Portugal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15.49" calcext:value-type="float">
            <text:p>15.49</text:p>
          </table:table-cell>
          <table:table-cell office:value-type="float" office:value="50.42" calcext:value-type="float">
            <text:p>50.42</text:p>
          </table:table-cell>
          <table:table-cell office:value-type="float" office:value="34.74" calcext:value-type="float">
            <text:p>34.74</text:p>
          </table:table-cell>
          <table:table-cell office:value-type="float" office:value="36.89" calcext:value-type="float">
            <text:p>36.89</text:p>
          </table:table-cell>
          <table:table-cell table:style-name="ce59" office:value-type="float" office:value="27.13" calcext:value-type="float">
            <text:p>27.13</text:p>
          </table:table-cell>
          <table:table-cell table:style-name="ce65" office:value-type="float" office:value="15.49" calcext:value-type="float">
            <text:p>15.49</text:p>
          </table:table-cell>
          <table:table-cell table:style-name="ce66" office:value-type="float" office:value="50.42" calcext:value-type="float">
            <text:p>50.42</text:p>
          </table:table-cell>
          <table:table-cell table:style-name="ce66" office:value-type="float" office:value="34.74" calcext:value-type="float">
            <text:p>34.74</text:p>
          </table:table-cell>
          <table:table-cell table:style-name="ce66" office:value-type="float" office:value="36.89" calcext:value-type="float">
            <text:p>36.89</text:p>
          </table:table-cell>
          <table:table-cell table:style-name="ce65" office:value-type="float" office:value="27.13" calcext:value-type="float">
            <text:p>27.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81.53" calcext:value-type="float">
            <text:p>81.53</text:p>
          </table:table-cell>
          <table:table-cell office:value-type="float" office:value="118.85" calcext:value-type="float">
            <text:p>118.85</text:p>
          </table:table-cell>
          <table:table-cell office:value-type="float" office:value="125.69" calcext:value-type="float">
            <text:p>125.69</text:p>
          </table:table-cell>
          <table:table-cell office:value-type="float" office:value="169.53" calcext:value-type="float">
            <text:p>169.53</text:p>
          </table:table-cell>
          <table:table-cell table:style-name="ce60" office:value-type="float" office:value="143.95" calcext:value-type="float">
            <text:p>143.95</text:p>
          </table:table-cell>
          <table:table-cell table:style-name="ce66" office:value-type="float" office:value="81.53" calcext:value-type="float">
            <text:p>81.53</text:p>
          </table:table-cell>
          <table:table-cell table:style-name="ce66" office:value-type="float" office:value="118.85" calcext:value-type="float">
            <text:p>118.85</text:p>
          </table:table-cell>
          <table:table-cell table:style-name="ce66" office:value-type="float" office:value="125.69" calcext:value-type="float">
            <text:p>125.69</text:p>
          </table:table-cell>
          <table:table-cell table:style-name="ce66" office:value-type="float" office:value="169.53" calcext:value-type="float">
            <text:p>169.53</text:p>
          </table:table-cell>
          <table:table-cell table:style-name="ce66" office:value-type="float" office:value="143.95" calcext:value-type="float">
            <text:p>143.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0" calcext:value-type="float">
            <text:p>0.00</text:p>
          </table:table-cell>
          <table:table-cell office:value-type="float" office:value="84.4997119860508" calcext:value-type="float">
            <text:p>84.50</text:p>
          </table:table-cell>
          <table:table-cell office:value-type="float" office:value="94.3272424725659" calcext:value-type="float">
            <text:p>94.33</text:p>
          </table:table-cell>
          <table:table-cell office:value-type="float" office:value="107.457677985883" calcext:value-type="float">
            <text:p>107.46</text:p>
          </table:table-cell>
          <table:table-cell table:style-name="ce60" office:value-type="float" office:value="113.331479514374" calcext:value-type="float">
            <text:p>113.33</text:p>
          </table:table-cell>
          <table:table-cell table:style-name="ce66" office:value-type="float" office:value="0" calcext:value-type="float">
            <text:p>0.00</text:p>
          </table:table-cell>
          <table:table-cell table:style-name="ce66" office:value-type="float" office:value="4.67283172201205" calcext:value-type="float">
            <text:p>4.67</text:p>
          </table:table-cell>
          <table:table-cell table:style-name="ce66" office:value-type="float" office:value="6.69927451734288" calcext:value-type="float">
            <text:p>6.70</text:p>
          </table:table-cell>
          <table:table-cell table:style-name="ce66" office:value-type="float" office:value="9.62013005057522" calcext:value-type="float">
            <text:p>9.62</text:p>
          </table:table-cell>
          <table:table-cell table:style-name="ce66" office:value-type="float" office:value="8.6940586956159" calcext:value-type="float">
            <text:p>8.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710792302827717" calcext:value-type="float">
            <text:p>0.71</text:p>
          </table:table-cell>
          <table:table-cell office:value-type="float" office:value="0.623560328588101" calcext:value-type="float">
            <text:p>0.62</text:p>
          </table:table-cell>
          <table:table-cell office:value-type="float" office:value="0.545549714801767" calcext:value-type="float">
            <text:p>0.55</text:p>
          </table:table-cell>
          <table:table-cell office:value-type="float" office:value="0.379377900434728" calcext:value-type="float">
            <text:p>0.38</text:p>
          </table:table-cell>
          <table:table-cell table:style-name="ce60" office:value-type="float" office:value="0.25831956396078" calcext:value-type="float">
            <text:p>0.26</text:p>
          </table:table-cell>
          <table:table-cell table:style-name="ce66" office:value-type="float" office:value="0.0371602884082085" calcext:value-type="float">
            <text:p>0.04</text:p>
          </table:table-cell>
          <table:table-cell table:style-name="ce66" office:value-type="float" office:value="0.197239779555998" calcext:value-type="float">
            <text:p>0.20</text:p>
          </table:table-cell>
          <table:table-cell table:style-name="ce66" office:value-type="float" office:value="0.127984949039034" calcext:value-type="float">
            <text:p>0.13</text:p>
          </table:table-cell>
          <table:table-cell table:style-name="ce66" office:value-type="float" office:value="0.0591822932345544" calcext:value-type="float">
            <text:p>0.06</text:p>
          </table:table-cell>
          <table:table-cell table:style-name="ce66" office:value-type="float" office:value="0.182914699014319" calcext:value-type="float">
            <text:p>0.1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Spain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/>
          <table:table-cell office:value-type="float" office:value="2.10557686226563" calcext:value-type="float">
            <text:p>2.11</text:p>
          </table:table-cell>
          <table:table-cell office:value-type="float" office:value="-0.189463476057853" calcext:value-type="float">
            <text:p>-0.19</text:p>
          </table:table-cell>
          <table:table-cell office:value-type="float" office:value="2.46282243595761" calcext:value-type="float">
            <text:p>2.46</text:p>
          </table:table-cell>
          <table:table-cell table:style-name="ce59" office:value-type="float" office:value="1.24323199662131" calcext:value-type="float">
            <text:p>1.24</text:p>
          </table:table-cell>
          <table:table-cell table:style-name="ce65" office:value-type="float" office:value="302.837294738944" calcext:value-type="float">
            <text:p>302.84</text:p>
          </table:table-cell>
          <table:table-cell table:style-name="ce66" office:value-type="float" office:value="97.6345081648041" calcext:value-type="float">
            <text:p>97.63</text:p>
          </table:table-cell>
          <table:table-cell table:style-name="ce66" office:value-type="float" office:value="9.71837836777751" calcext:value-type="float">
            <text:p>9.72</text:p>
          </table:table-cell>
          <table:table-cell table:style-name="ce66" office:value-type="float" office:value="12.7627650254821" calcext:value-type="float">
            <text:p>12.76</text:p>
          </table:table-cell>
          <table:table-cell table:style-name="ce65" office:value-type="float" office:value="8.33906550556305" calcext:value-type="float">
            <text:p>8.3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Spain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/>
          <table:table-cell office:value-type="float" office:value="57.4658413926499" calcext:value-type="float">
            <text:p>57.47</text:p>
          </table:table-cell>
          <table:table-cell office:value-type="float" office:value="84.0825905954011" calcext:value-type="float">
            <text:p>84.08</text:p>
          </table:table-cell>
          <table:table-cell office:value-type="float" office:value="116.851984624422" calcext:value-type="float">
            <text:p>116.85</text:p>
          </table:table-cell>
          <table:table-cell table:style-name="ce59" office:value-type="float" office:value="87.239505533383" calcext:value-type="float">
            <text:p>87.24</text:p>
          </table:table-cell>
          <table:table-cell table:style-name="ce65"/>
          <table:table-cell table:style-name="ce66" office:value-type="float" office:value="6.69539651837524" calcext:value-type="float">
            <text:p>6.70</text:p>
          </table:table-cell>
          <table:table-cell table:style-name="ce66" office:value-type="float" office:value="40.8292372599042" calcext:value-type="float">
            <text:p>40.83</text:p>
          </table:table-cell>
          <table:table-cell table:style-name="ce66" office:value-type="float" office:value="52.5594971020459" calcext:value-type="float">
            <text:p>52.56</text:p>
          </table:table-cell>
          <table:table-cell table:style-name="ce65" office:value-type="float" office:value="36.0631355990991" calcext:value-type="float">
            <text:p>36.0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Spain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45.3512201273725" calcext:value-type="float">
            <text:p>45.35</text:p>
          </table:table-cell>
          <table:table-cell office:value-type="float" office:value="38.0710691121128" calcext:value-type="float">
            <text:p>38.07</text:p>
          </table:table-cell>
          <table:table-cell office:value-type="float" office:value="44.9927402683657" calcext:value-type="float">
            <text:p>44.99</text:p>
          </table:table-cell>
          <table:table-cell office:value-type="float" office:value="56.0780683586509" calcext:value-type="float">
            <text:p>56.08</text:p>
          </table:table-cell>
          <table:table-cell table:style-name="ce59" office:value-type="float" office:value="43.4605490332685" calcext:value-type="float">
            <text:p>43.46</text:p>
          </table:table-cell>
          <table:table-cell table:style-name="ce65" office:value-type="float" office:value="12.3754721643662" calcext:value-type="float">
            <text:p>12.38</text:p>
          </table:table-cell>
          <table:table-cell table:style-name="ce66" office:value-type="float" office:value="11.2812183058749" calcext:value-type="float">
            <text:p>11.28</text:p>
          </table:table-cell>
          <table:table-cell table:style-name="ce66" office:value-type="float" office:value="42.4787378791656" calcext:value-type="float">
            <text:p>42.48</text:p>
          </table:table-cell>
          <table:table-cell table:style-name="ce66" office:value-type="float" office:value="55.7411082996398" calcext:value-type="float">
            <text:p>55.74</text:p>
          </table:table-cell>
          <table:table-cell table:style-name="ce65" office:value-type="float" office:value="39.3483486695906" calcext:value-type="float">
            <text:p>39.3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Spain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office:value-type="float" office:value="-11.9023966370934" calcext:value-type="float">
            <text:p>-11.90</text:p>
          </table:table-cell>
          <table:table-cell office:value-type="float" office:value="13.7816160418741" calcext:value-type="float">
            <text:p>13.78</text:p>
          </table:table-cell>
          <table:table-cell office:value-type="float" office:value="3.96756326130729" calcext:value-type="float">
            <text:p>3.97</text:p>
          </table:table-cell>
          <table:table-cell table:style-name="ce59" office:value-type="float" office:value="8.52887715532223" calcext:value-type="float">
            <text:p>8.53</text:p>
          </table:table-cell>
          <table:table-cell table:style-name="ce65"/>
          <table:table-cell table:style-name="ce66" office:value-type="float" office:value="-2.77401104115253" calcext:value-type="float">
            <text:p>-2.77</text:p>
          </table:table-cell>
          <table:table-cell table:style-name="ce66" office:value-type="float" office:value="11.4678213687233" calcext:value-type="float">
            <text:p>11.47</text:p>
          </table:table-cell>
          <table:table-cell table:style-name="ce66" office:value-type="float" office:value="-12.4124564678692" calcext:value-type="float">
            <text:p>-12.41</text:p>
          </table:table-cell>
          <table:table-cell table:style-name="ce65" office:value-type="float" office:value="-5.0070597225779" calcext:value-type="float">
            <text:p>-5.0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Spain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39.7" calcext:value-type="float">
            <text:p>39.70</text:p>
          </table:table-cell>
          <table:table-cell office:value-type="float" office:value="65.1" calcext:value-type="float">
            <text:p>65.10</text:p>
          </table:table-cell>
          <table:table-cell office:value-type="float" office:value="74.1" calcext:value-type="float">
            <text:p>74.10</text:p>
          </table:table-cell>
          <table:table-cell office:value-type="float" office:value="86.2" calcext:value-type="float">
            <text:p>86.20</text:p>
          </table:table-cell>
          <table:table-cell table:style-name="ce59" office:value-type="float" office:value="87.6" calcext:value-type="float">
            <text:p>87.60</text:p>
          </table:table-cell>
          <table:table-cell table:style-name="ce65" office:value-type="float" office:value="148.9" calcext:value-type="float">
            <text:p>148.90</text:p>
          </table:table-cell>
          <table:table-cell table:style-name="ce66" office:value-type="float" office:value="205.2" calcext:value-type="float">
            <text:p>205.20</text:p>
          </table:table-cell>
          <table:table-cell table:style-name="ce66" office:value-type="float" office:value="255.1" calcext:value-type="float">
            <text:p>255.10</text:p>
          </table:table-cell>
          <table:table-cell table:style-name="ce66" office:value-type="float" office:value="298.2" calcext:value-type="float">
            <text:p>298.20</text:p>
          </table:table-cell>
          <table:table-cell table:style-name="ce65" office:value-type="float" office:value="286.8" calcext:value-type="float">
            <text:p>286.8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Spain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08.9" calcext:value-type="float">
            <text:p>108.90</text:p>
          </table:table-cell>
          <table:table-cell office:value-type="float" office:value="163.3" calcext:value-type="float">
            <text:p>163.30</text:p>
          </table:table-cell>
          <table:table-cell office:value-type="float" office:value="198" calcext:value-type="float">
            <text:p>198.00</text:p>
          </table:table-cell>
          <table:table-cell office:value-type="float" office:value="219.5" calcext:value-type="float">
            <text:p>219.50</text:p>
          </table:table-cell>
          <table:table-cell table:style-name="ce59" office:value-type="float" office:value="212.6" calcext:value-type="float">
            <text:p>212.60</text:p>
          </table:table-cell>
          <table:table-cell table:style-name="ce65" office:value-type="float" office:value="148.9" calcext:value-type="float">
            <text:p>148.90</text:p>
          </table:table-cell>
          <table:table-cell table:style-name="ce66" office:value-type="float" office:value="203.7" calcext:value-type="float">
            <text:p>203.70</text:p>
          </table:table-cell>
          <table:table-cell table:style-name="ce66" office:value-type="float" office:value="253.2" calcext:value-type="float">
            <text:p>253.20</text:p>
          </table:table-cell>
          <table:table-cell table:style-name="ce66" office:value-type="float" office:value="283.3" calcext:value-type="float">
            <text:p>283.30</text:p>
          </table:table-cell>
          <table:table-cell table:style-name="ce65" office:value-type="float" office:value="288.4" calcext:value-type="float">
            <text:p>288.4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Southern</text:p>
          </table:table-cell>
          <table:table-cell table:style-name="ce55" office:value-type="string" calcext:value-type="string">
            <text:p>Spain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29.3" calcext:value-type="float">
            <text:p>29.30</text:p>
          </table:table-cell>
          <table:table-cell office:value-type="float" office:value="73.54" calcext:value-type="float">
            <text:p>73.54</text:p>
          </table:table-cell>
          <table:table-cell office:value-type="float" office:value="82.09" calcext:value-type="float">
            <text:p>82.09</text:p>
          </table:table-cell>
          <table:table-cell office:value-type="float" office:value="88.17" calcext:value-type="float">
            <text:p>88.17</text:p>
          </table:table-cell>
          <table:table-cell table:style-name="ce59" office:value-type="float" office:value="67.33" calcext:value-type="float">
            <text:p>67.33</text:p>
          </table:table-cell>
          <table:table-cell table:style-name="ce65" office:value-type="float" office:value="29.3" calcext:value-type="float">
            <text:p>29.30</text:p>
          </table:table-cell>
          <table:table-cell table:style-name="ce66" office:value-type="float" office:value="73.54" calcext:value-type="float">
            <text:p>73.54</text:p>
          </table:table-cell>
          <table:table-cell table:style-name="ce66" office:value-type="float" office:value="82.09" calcext:value-type="float">
            <text:p>82.09</text:p>
          </table:table-cell>
          <table:table-cell table:style-name="ce66" office:value-type="float" office:value="88.17" calcext:value-type="float">
            <text:p>88.17</text:p>
          </table:table-cell>
          <table:table-cell table:style-name="ce65" office:value-type="float" office:value="67.33" calcext:value-type="float">
            <text:p>67.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97.01" calcext:value-type="float">
            <text:p>97.01</text:p>
          </table:table-cell>
          <table:table-cell office:value-type="float" office:value="110.85" calcext:value-type="float">
            <text:p>110.85</text:p>
          </table:table-cell>
          <table:table-cell office:value-type="float" office:value="134.93" calcext:value-type="float">
            <text:p>134.93</text:p>
          </table:table-cell>
          <table:table-cell office:value-type="float" office:value="191.04" calcext:value-type="float">
            <text:p>191.04</text:p>
          </table:table-cell>
          <table:table-cell table:style-name="ce60" office:value-type="float" office:value="154.67" calcext:value-type="float">
            <text:p>154.67</text:p>
          </table:table-cell>
          <table:table-cell table:style-name="ce66" office:value-type="float" office:value="97.01" calcext:value-type="float">
            <text:p>97.01</text:p>
          </table:table-cell>
          <table:table-cell table:style-name="ce66" office:value-type="float" office:value="110.85" calcext:value-type="float">
            <text:p>110.85</text:p>
          </table:table-cell>
          <table:table-cell table:style-name="ce66" office:value-type="float" office:value="134.93" calcext:value-type="float">
            <text:p>134.93</text:p>
          </table:table-cell>
          <table:table-cell table:style-name="ce66" office:value-type="float" office:value="191.04" calcext:value-type="float">
            <text:p>191.04</text:p>
          </table:table-cell>
          <table:table-cell table:style-name="ce66" office:value-type="float" office:value="154.67" calcext:value-type="float">
            <text:p>154.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0" office:value-type="float" office:value="0" calcext:value-type="float">
            <text:p>0.00</text:p>
          </table:table-cell>
          <table:table-cell table:number-columns-repeated="5" table:style-name="ce66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413551303468898" calcext:value-type="float">
            <text:p>0.41</text:p>
          </table:table-cell>
          <table:table-cell office:value-type="float" office:value="0.439424653392816" calcext:value-type="float">
            <text:p>0.44</text:p>
          </table:table-cell>
          <table:table-cell office:value-type="float" office:value="0.312768234942771" calcext:value-type="float">
            <text:p>0.31</text:p>
          </table:table-cell>
          <table:table-cell office:value-type="float" office:value="0.158309673680195" calcext:value-type="float">
            <text:p>0.16</text:p>
          </table:table-cell>
          <table:table-cell table:style-name="ce60" office:value-type="float" office:value="0.120767281114205" calcext:value-type="float">
            <text:p>0.12</text:p>
          </table:table-cell>
          <table:table-cell table:style-name="ce66" office:value-type="float" office:value="0.206345928831991" calcext:value-type="float">
            <text:p>0.21</text:p>
          </table:table-cell>
          <table:table-cell table:style-name="ce66" office:value-type="float" office:value="0.130473403699446" calcext:value-type="float">
            <text:p>0.13</text:p>
          </table:table-cell>
          <table:table-cell table:style-name="ce66" office:value-type="float" office:value="0.0373473778476727" calcext:value-type="float">
            <text:p>0.04</text:p>
          </table:table-cell>
          <table:table-cell table:style-name="ce66" office:value-type="float" office:value="0.0320851340574379" calcext:value-type="float">
            <text:p>0.03</text:p>
          </table:table-cell>
          <table:table-cell table:style-name="ce66" office:value-type="float" office:value="0.0614865674242342" calcext:value-type="float">
            <text:p>0.0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Cyprus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-9.41200161104661" calcext:value-type="float">
            <text:p>-9.41</text:p>
          </table:table-cell>
          <table:table-cell office:value-type="float" office:value="4.94430003282341" calcext:value-type="float">
            <text:p>4.94</text:p>
          </table:table-cell>
          <table:table-cell office:value-type="float" office:value="5.07002685532873" calcext:value-type="float">
            <text:p>5.07</text:p>
          </table:table-cell>
          <table:table-cell office:value-type="float" office:value="1.95727356289705" calcext:value-type="float">
            <text:p>1.96</text:p>
          </table:table-cell>
          <table:table-cell table:style-name="ce59" office:value-type="float" office:value="4.36201702552885" calcext:value-type="float">
            <text:p>4.36</text:p>
          </table:table-cell>
          <table:table-cell table:style-name="ce65" office:value-type="float" office:value="320.885544993209" calcext:value-type="float">
            <text:p>320.89</text:p>
          </table:table-cell>
          <table:table-cell table:style-name="ce66" office:value-type="float" office:value="50.4246525216275" calcext:value-type="float">
            <text:p>50.42</text:p>
          </table:table-cell>
          <table:table-cell table:style-name="ce66" office:value-type="float" office:value="49.3942553886461" calcext:value-type="float">
            <text:p>49.39</text:p>
          </table:table-cell>
          <table:table-cell table:style-name="ce66" office:value-type="float" office:value="13.2935682294395" calcext:value-type="float">
            <text:p>13.29</text:p>
          </table:table-cell>
          <table:table-cell table:style-name="ce65" office:value-type="float" office:value="8.37991212780907" calcext:value-type="float">
            <text:p>8.3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Cyprus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254.718676738734" calcext:value-type="float">
            <text:p>254.72</text:p>
          </table:table-cell>
          <table:table-cell office:value-type="float" office:value="226.884379424257" calcext:value-type="float">
            <text:p>226.88</text:p>
          </table:table-cell>
          <table:table-cell office:value-type="float" office:value="177.005127513156" calcext:value-type="float">
            <text:p>177.01</text:p>
          </table:table-cell>
          <table:table-cell office:value-type="float" office:value="197.287424218871" calcext:value-type="float">
            <text:p>197.29</text:p>
          </table:table-cell>
          <table:table-cell table:style-name="ce59" office:value-type="float" office:value="225.746647131748" calcext:value-type="float">
            <text:p>225.75</text:p>
          </table:table-cell>
          <table:table-cell table:style-name="ce65" office:value-type="float" office:value="5.4297994269341" calcext:value-type="float">
            <text:p>5.43</text:p>
          </table:table-cell>
          <table:table-cell table:style-name="ce66" office:value-type="float" office:value="32.1311939594148" calcext:value-type="float">
            <text:p>32.13</text:p>
          </table:table-cell>
          <table:table-cell table:style-name="ce66" office:value-type="float" office:value="45.1673188503576" calcext:value-type="float">
            <text:p>45.17</text:p>
          </table:table-cell>
          <table:table-cell table:style-name="ce66" office:value-type="float" office:value="187.04077931499" calcext:value-type="float">
            <text:p>187.04</text:p>
          </table:table-cell>
          <table:table-cell table:style-name="ce65" office:value-type="float" office:value="236.402006085879" calcext:value-type="float">
            <text:p>236.4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Cyprus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83.1450690632985" calcext:value-type="float">
            <text:p>83.15</text:p>
          </table:table-cell>
          <table:table-cell office:value-type="float" office:value="71.7268707219116" calcext:value-type="float">
            <text:p>71.73</text:p>
          </table:table-cell>
          <table:table-cell office:value-type="float" office:value="70.5651516700108" calcext:value-type="float">
            <text:p>70.57</text:p>
          </table:table-cell>
          <table:table-cell office:value-type="float" office:value="63.2206333603432" calcext:value-type="float">
            <text:p>63.22</text:p>
          </table:table-cell>
          <table:table-cell table:style-name="ce59" office:value-type="float" office:value="65.4397964000843" calcext:value-type="float">
            <text:p>65.44</text:p>
          </table:table-cell>
          <table:table-cell table:style-name="ce65" office:value-type="float" office:value="33.3146875499441" calcext:value-type="float">
            <text:p>33.31</text:p>
          </table:table-cell>
          <table:table-cell table:style-name="ce66" office:value-type="float" office:value="35.7654647839973" calcext:value-type="float">
            <text:p>35.77</text:p>
          </table:table-cell>
          <table:table-cell table:style-name="ce66" office:value-type="float" office:value="51.3184724117313" calcext:value-type="float">
            <text:p>51.32</text:p>
          </table:table-cell>
          <table:table-cell table:style-name="ce66" office:value-type="float" office:value="20.2029417032327" calcext:value-type="float">
            <text:p>20.20</text:p>
          </table:table-cell>
          <table:table-cell table:style-name="ce65" office:value-type="float" office:value="20.2167893433672" calcext:value-type="float">
            <text:p>20.2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Cyprus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Cyprus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91.2" calcext:value-type="float">
            <text:p>91.20</text:p>
          </table:table-cell>
          <table:table-cell office:value-type="float" office:value="97.7" calcext:value-type="float">
            <text:p>97.70</text:p>
          </table:table-cell>
          <table:table-cell office:value-type="float" office:value="103.8" calcext:value-type="float">
            <text:p>103.80</text:p>
          </table:table-cell>
          <table:table-cell office:value-type="float" office:value="132.8" calcext:value-type="float">
            <text:p>132.80</text:p>
          </table:table-cell>
          <table:table-cell table:style-name="ce59" office:value-type="float" office:value="129.8" calcext:value-type="float">
            <text:p>129.80</text:p>
          </table:table-cell>
          <table:table-cell table:style-name="ce65" office:value-type="float" office:value="205.3" calcext:value-type="float">
            <text:p>205.30</text:p>
          </table:table-cell>
          <table:table-cell table:style-name="ce66" office:value-type="float" office:value="297.7" calcext:value-type="float">
            <text:p>297.70</text:p>
          </table:table-cell>
          <table:table-cell table:style-name="ce66" office:value-type="float" office:value="465.6" calcext:value-type="float">
            <text:p>465.60</text:p>
          </table:table-cell>
          <table:table-cell table:style-name="ce66" office:value-type="float" office:value="1547" calcext:value-type="float">
            <text:p>1547.00</text:p>
          </table:table-cell>
          <table:table-cell table:style-name="ce65" office:value-type="float" office:value="1658.3" calcext:value-type="float">
            <text:p>1658.3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Cyprus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316.6" calcext:value-type="float">
            <text:p>316.60</text:p>
          </table:table-cell>
          <table:table-cell office:value-type="float" office:value="327.6" calcext:value-type="float">
            <text:p>327.60</text:p>
          </table:table-cell>
          <table:table-cell office:value-type="float" office:value="262.3" calcext:value-type="float">
            <text:p>262.30</text:p>
          </table:table-cell>
          <table:table-cell office:value-type="float" office:value="325.8" calcext:value-type="float">
            <text:p>325.80</text:p>
          </table:table-cell>
          <table:table-cell table:style-name="ce59" office:value-type="float" office:value="362.1" calcext:value-type="float">
            <text:p>362.10</text:p>
          </table:table-cell>
          <table:table-cell table:style-name="ce65" office:value-type="float" office:value="252.6" calcext:value-type="float">
            <text:p>252.60</text:p>
          </table:table-cell>
          <table:table-cell table:style-name="ce66" office:value-type="float" office:value="322.5" calcext:value-type="float">
            <text:p>322.50</text:p>
          </table:table-cell>
          <table:table-cell table:style-name="ce66" office:value-type="float" office:value="434.5" calcext:value-type="float">
            <text:p>434.50</text:p>
          </table:table-cell>
          <table:table-cell table:style-name="ce66" office:value-type="float" office:value="1543.7" calcext:value-type="float">
            <text:p>1543.70</text:p>
          </table:table-cell>
          <table:table-cell table:style-name="ce65" office:value-type="float" office:value="1597.9" calcext:value-type="float">
            <text:p>1597.9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Cyprus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21.09" calcext:value-type="float">
            <text:p>21.09</text:p>
          </table:table-cell>
          <table:table-cell office:value-type="float" office:value="56.02" calcext:value-type="float">
            <text:p>56.02</text:p>
          </table:table-cell>
          <table:table-cell office:value-type="float" office:value="33.4" calcext:value-type="float">
            <text:p>33.40</text:p>
          </table:table-cell>
          <table:table-cell office:value-type="float" office:value="32.38" calcext:value-type="float">
            <text:p>32.38</text:p>
          </table:table-cell>
          <table:table-cell table:style-name="ce59" office:value-type="float" office:value="15.36" calcext:value-type="float">
            <text:p>15.36</text:p>
          </table:table-cell>
          <table:table-cell table:style-name="ce65" office:value-type="float" office:value="21.09" calcext:value-type="float">
            <text:p>21.09</text:p>
          </table:table-cell>
          <table:table-cell table:style-name="ce66" office:value-type="float" office:value="56.02" calcext:value-type="float">
            <text:p>56.02</text:p>
          </table:table-cell>
          <table:table-cell table:style-name="ce66" office:value-type="float" office:value="33.4" calcext:value-type="float">
            <text:p>33.40</text:p>
          </table:table-cell>
          <table:table-cell table:style-name="ce66" office:value-type="float" office:value="32.38" calcext:value-type="float">
            <text:p>32.38</text:p>
          </table:table-cell>
          <table:table-cell table:style-name="ce65" office:value-type="float" office:value="15.36" calcext:value-type="float">
            <text:p>15.3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116.25" calcext:value-type="float">
            <text:p>116.25</text:p>
          </table:table-cell>
          <table:table-cell office:value-type="float" office:value="158.89" calcext:value-type="float">
            <text:p>158.89</text:p>
          </table:table-cell>
          <table:table-cell office:value-type="float" office:value="136.57" calcext:value-type="float">
            <text:p>136.57</text:p>
          </table:table-cell>
          <table:table-cell office:value-type="float" office:value="23.35" calcext:value-type="float">
            <text:p>23.35</text:p>
          </table:table-cell>
          <table:table-cell table:style-name="ce60" office:value-type="float" office:value="22.28" calcext:value-type="float">
            <text:p>22.28</text:p>
          </table:table-cell>
          <table:table-cell table:style-name="ce66" office:value-type="float" office:value="116.25" calcext:value-type="float">
            <text:p>116.25</text:p>
          </table:table-cell>
          <table:table-cell table:style-name="ce66" office:value-type="float" office:value="158.89" calcext:value-type="float">
            <text:p>158.89</text:p>
          </table:table-cell>
          <table:table-cell table:style-name="ce66" office:value-type="float" office:value="136.57" calcext:value-type="float">
            <text:p>136.57</text:p>
          </table:table-cell>
          <table:table-cell table:style-name="ce66" office:value-type="float" office:value="23.35" calcext:value-type="float">
            <text:p>23.35</text:p>
          </table:table-cell>
          <table:table-cell table:style-name="ce66" office:value-type="float" office:value="22.28" calcext:value-type="float">
            <text:p>22.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0" office:value-type="float" office:value="97.602840076637" calcext:value-type="float">
            <text:p>97.60</text:p>
          </table:table-cell>
          <table:table-cell table:number-columns-repeated="4" table:style-name="ce66" office:value-type="float" office:value="0" calcext:value-type="float">
            <text:p>0.00</text:p>
          </table:table-cell>
          <table:table-cell table:style-name="ce66" office:value-type="float" office:value="2.97644539614561" calcext:value-type="float">
            <text:p>2.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00221893112089331" calcext:value-type="float">
            <text:p>0.00</text:p>
          </table:table-cell>
          <table:table-cell office:value-type="float" office:value="0.00104525844119068" calcext:value-type="float">
            <text:p>0.00</text:p>
          </table:table-cell>
          <table:table-cell office:value-type="float" office:value="0.200625122988143" calcext:value-type="float">
            <text:p>0.20</text:p>
          </table:table-cell>
          <table:table-cell office:value-type="float" office:value="0.171985187966916" calcext:value-type="float">
            <text:p>0.17</text:p>
          </table:table-cell>
          <table:table-cell table:style-name="ce60" office:value-type="float" office:value="0.185362938064409" calcext:value-type="float">
            <text:p>0.19</text:p>
          </table:table-cell>
          <table:table-cell table:number-columns-repeated="2" table:style-name="ce66" office:value-type="float" office:value="0" calcext:value-type="float">
            <text:p>0.00</text:p>
          </table:table-cell>
          <table:table-cell table:style-name="ce66" office:value-type="float" office:value="0.533160811615444" calcext:value-type="float">
            <text:p>0.53</text:p>
          </table:table-cell>
          <table:table-cell table:style-name="ce66" office:value-type="float" office:value="0.446072245524215" calcext:value-type="float">
            <text:p>0.45</text:p>
          </table:table-cell>
          <table:table-cell table:style-name="ce66" office:value-type="float" office:value="0.434145124127416" calcext:value-type="float">
            <text:p>0.4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Ireland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/>
          <table:table-cell/>
          <table:table-cell office:value-type="float" office:value="-0.246576255891493" calcext:value-type="float">
            <text:p>-0.25</text:p>
          </table:table-cell>
          <table:table-cell office:value-type="float" office:value="5.06739992820882" calcext:value-type="float">
            <text:p>5.07</text:p>
          </table:table-cell>
          <table:table-cell table:style-name="ce59" office:value-type="float" office:value="-6.09567032032586" calcext:value-type="float">
            <text:p>-6.10</text:p>
          </table:table-cell>
          <table:table-cell table:style-name="ce65"/>
          <table:table-cell table:style-name="ce66"/>
          <table:table-cell table:style-name="ce66" office:value-type="float" office:value="1.49031868588805" calcext:value-type="float">
            <text:p>1.49</text:p>
          </table:table-cell>
          <table:table-cell table:style-name="ce66" office:value-type="float" office:value="6.16231242706868" calcext:value-type="float">
            <text:p>6.16</text:p>
          </table:table-cell>
          <table:table-cell table:style-name="ce65" office:value-type="float" office:value="-6.25502933033604" calcext:value-type="float">
            <text:p>-6.2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Ireland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/>
          <table:table-cell/>
          <table:table-cell office:value-type="float" office:value="87.540763983148" calcext:value-type="float">
            <text:p>87.54</text:p>
          </table:table-cell>
          <table:table-cell office:value-type="float" office:value="146.797359901265" calcext:value-type="float">
            <text:p>146.80</text:p>
          </table:table-cell>
          <table:table-cell table:style-name="ce59" office:value-type="float" office:value="248.926337125571" calcext:value-type="float">
            <text:p>248.93</text:p>
          </table:table-cell>
          <table:table-cell table:style-name="ce65"/>
          <table:table-cell table:style-name="ce66"/>
          <table:table-cell table:style-name="ce66" office:value-type="float" office:value="384.53877205662" calcext:value-type="float">
            <text:p>384.54</text:p>
          </table:table-cell>
          <table:table-cell table:style-name="ce66" office:value-type="float" office:value="610.035117844516" calcext:value-type="float">
            <text:p>610.04</text:p>
          </table:table-cell>
          <table:table-cell table:style-name="ce65" office:value-type="float" office:value="405.458611782097" calcext:value-type="float">
            <text:p>405.4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Ireland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/>
          <table:table-cell/>
          <table:table-cell office:value-type="float" office:value="49.4955199782062" calcext:value-type="float">
            <text:p>49.50</text:p>
          </table:table-cell>
          <table:table-cell office:value-type="float" office:value="48.3813918026151" calcext:value-type="float">
            <text:p>48.38</text:p>
          </table:table-cell>
          <table:table-cell table:style-name="ce59" office:value-type="float" office:value="41.0741374768727" calcext:value-type="float">
            <text:p>41.07</text:p>
          </table:table-cell>
          <table:table-cell table:style-name="ce65"/>
          <table:table-cell table:style-name="ce66"/>
          <table:table-cell table:style-name="ce66" office:value-type="float" office:value="47.0201563710198" calcext:value-type="float">
            <text:p>47.02</text:p>
          </table:table-cell>
          <table:table-cell table:style-name="ce66" office:value-type="float" office:value="46.6366803425333" calcext:value-type="float">
            <text:p>46.64</text:p>
          </table:table-cell>
          <table:table-cell table:style-name="ce65" office:value-type="float" office:value="33.3730874286951" calcext:value-type="float">
            <text:p>33.3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Ireland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Ireland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/>
          <table:table-cell/>
          <table:table-cell office:value-type="float" office:value="98.2" calcext:value-type="float">
            <text:p>98.20</text:p>
          </table:table-cell>
          <table:table-cell office:value-type="float" office:value="209.5" calcext:value-type="float">
            <text:p>209.50</text:p>
          </table:table-cell>
          <table:table-cell table:style-name="ce59" office:value-type="float" office:value="458.8" calcext:value-type="float">
            <text:p>458.80</text:p>
          </table:table-cell>
          <table:table-cell table:style-name="ce65"/>
          <table:table-cell table:style-name="ce66"/>
          <table:table-cell table:style-name="ce66" office:value-type="float" office:value="1300.4" calcext:value-type="float">
            <text:p>1300.40</text:p>
          </table:table-cell>
          <table:table-cell table:style-name="ce66" office:value-type="float" office:value="2061.7" calcext:value-type="float">
            <text:p>2061.70</text:p>
          </table:table-cell>
          <table:table-cell table:style-name="ce65" office:value-type="float" office:value="1682.5" calcext:value-type="float">
            <text:p>1682.5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Ireland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/>
          <table:table-cell/>
          <table:table-cell office:value-type="float" office:value="199.1" calcext:value-type="float">
            <text:p>199.10</text:p>
          </table:table-cell>
          <table:table-cell office:value-type="float" office:value="338.1" calcext:value-type="float">
            <text:p>338.10</text:p>
          </table:table-cell>
          <table:table-cell table:style-name="ce59" office:value-type="float" office:value="668.4" calcext:value-type="float">
            <text:p>668.40</text:p>
          </table:table-cell>
          <table:table-cell table:style-name="ce65"/>
          <table:table-cell table:style-name="ce66"/>
          <table:table-cell table:style-name="ce66" office:value-type="float" office:value="1314.5" calcext:value-type="float">
            <text:p>1314.50</text:p>
          </table:table-cell>
          <table:table-cell table:style-name="ce66" office:value-type="float" office:value="2066.1" calcext:value-type="float">
            <text:p>2066.10</text:p>
          </table:table-cell>
          <table:table-cell table:style-name="ce65" office:value-type="float" office:value="1687.9" calcext:value-type="float">
            <text:p>1687.9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Ireland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/>
          <table:table-cell office:value-type="float" office:value="70.78" calcext:value-type="float">
            <text:p>70.78</text:p>
          </table:table-cell>
          <table:table-cell office:value-type="float" office:value="54" calcext:value-type="float">
            <text:p>54.00</text:p>
          </table:table-cell>
          <table:table-cell office:value-type="float" office:value="26.75" calcext:value-type="float">
            <text:p>26.75</text:p>
          </table:table-cell>
          <table:table-cell table:style-name="ce59" office:value-type="float" office:value="42.82" calcext:value-type="float">
            <text:p>42.82</text:p>
          </table:table-cell>
          <table:table-cell table:style-name="ce65"/>
          <table:table-cell table:style-name="ce66" office:value-type="float" office:value="70.78" calcext:value-type="float">
            <text:p>70.78</text:p>
          </table:table-cell>
          <table:table-cell table:style-name="ce66" office:value-type="float" office:value="54" calcext:value-type="float">
            <text:p>54.00</text:p>
          </table:table-cell>
          <table:table-cell table:style-name="ce66" office:value-type="float" office:value="26.75" calcext:value-type="float">
            <text:p>26.75</text:p>
          </table:table-cell>
          <table:table-cell table:style-name="ce65" office:value-type="float" office:value="42.82" calcext:value-type="float">
            <text:p>42.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62.6" calcext:value-type="float">
            <text:p>62.60</text:p>
          </table:table-cell>
          <table:table-cell office:value-type="float" office:value="99.58" calcext:value-type="float">
            <text:p>99.58</text:p>
          </table:table-cell>
          <table:table-cell office:value-type="float" office:value="113.22" calcext:value-type="float">
            <text:p>113.22</text:p>
          </table:table-cell>
          <table:table-cell office:value-type="float" office:value="167.98" calcext:value-type="float">
            <text:p>167.98</text:p>
          </table:table-cell>
          <table:table-cell table:style-name="ce60" office:value-type="float" office:value="64.53" calcext:value-type="float">
            <text:p>64.53</text:p>
          </table:table-cell>
          <table:table-cell table:style-name="ce66" office:value-type="float" office:value="62.6" calcext:value-type="float">
            <text:p>62.60</text:p>
          </table:table-cell>
          <table:table-cell table:style-name="ce66" office:value-type="float" office:value="99.58" calcext:value-type="float">
            <text:p>99.58</text:p>
          </table:table-cell>
          <table:table-cell table:style-name="ce66" office:value-type="float" office:value="113.22" calcext:value-type="float">
            <text:p>113.22</text:p>
          </table:table-cell>
          <table:table-cell table:style-name="ce66" office:value-type="float" office:value="167.98" calcext:value-type="float">
            <text:p>167.98</text:p>
          </table:table-cell>
          <table:table-cell table:style-name="ce66" office:value-type="float" office:value="64.53" calcext:value-type="float">
            <text:p>64.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0" office:value-type="float" office:value="0" calcext:value-type="float">
            <text:p>0.00</text:p>
          </table:table-cell>
          <table:table-cell table:number-columns-repeated="5" table:style-name="ce66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12558902447118" calcext:value-type="float">
            <text:p>0.41</text:p>
          </table:table-cell>
          <table:table-cell office:value-type="float" office:value="0.180416053389843" calcext:value-type="float">
            <text:p>0.18</text:p>
          </table:table-cell>
          <table:table-cell table:style-name="ce60" office:value-type="float" office:value="0.072356154310775" calcext:value-type="float">
            <text:p>0.07</text:p>
          </table:table-cell>
          <table:table-cell table:number-columns-repeated="2" table:style-name="ce66" office:value-type="float" office:value="0" calcext:value-type="float">
            <text:p>0.00</text:p>
          </table:table-cell>
          <table:table-cell table:style-name="ce66" office:value-type="float" office:value="0.480660108419233" calcext:value-type="float">
            <text:p>0.48</text:p>
          </table:table-cell>
          <table:table-cell table:style-name="ce66" office:value-type="float" office:value="0.247955153647059" calcext:value-type="float">
            <text:p>0.25</text:p>
          </table:table-cell>
          <table:table-cell table:style-name="ce66" office:value-type="float" office:value="0.358034317391205" calcext:value-type="float">
            <text:p>0.3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Luxembourg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/>
          <table:table-cell office:value-type="float" office:value="6.07235482358544" calcext:value-type="float">
            <text:p>6.07</text:p>
          </table:table-cell>
          <table:table-cell office:value-type="float" office:value="-0.867078811313719" calcext:value-type="float">
            <text:p>-0.87</text:p>
          </table:table-cell>
          <table:table-cell office:value-type="float" office:value="-0.572825228264723" calcext:value-type="float">
            <text:p>-0.57</text:p>
          </table:table-cell>
          <table:table-cell table:style-name="ce59" office:value-type="float" office:value="0.949405916917945" calcext:value-type="float">
            <text:p>0.95</text:p>
          </table:table-cell>
          <table:table-cell table:style-name="ce65"/>
          <table:table-cell table:style-name="ce66" office:value-type="float" office:value="6.79236969738043" calcext:value-type="float">
            <text:p>6.79</text:p>
          </table:table-cell>
          <table:table-cell table:style-name="ce66" office:value-type="float" office:value="-1.04230746394794" calcext:value-type="float">
            <text:p>-1.04</text:p>
          </table:table-cell>
          <table:table-cell table:style-name="ce66" office:value-type="float" office:value="-1.44405418359755" calcext:value-type="float">
            <text:p>-1.44</text:p>
          </table:table-cell>
          <table:table-cell table:style-name="ce65" office:value-type="float" office:value="1.04508403580934" calcext:value-type="float">
            <text:p>1.0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Luxembourg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/>
          <table:table-cell office:value-type="float" office:value="81.5845573898349" calcext:value-type="float">
            <text:p>81.58</text:p>
          </table:table-cell>
          <table:table-cell office:value-type="float" office:value="136.451999600413" calcext:value-type="float">
            <text:p>136.45</text:p>
          </table:table-cell>
          <table:table-cell office:value-type="float" office:value="226.251182239036" calcext:value-type="float">
            <text:p>226.25</text:p>
          </table:table-cell>
          <table:table-cell table:style-name="ce59" office:value-type="float" office:value="317.505573973904" calcext:value-type="float">
            <text:p>317.51</text:p>
          </table:table-cell>
          <table:table-cell table:style-name="ce65"/>
          <table:table-cell table:style-name="ce66" office:value-type="float" office:value="1121.86749859179" calcext:value-type="float">
            <text:p>1121.87</text:p>
          </table:table-cell>
          <table:table-cell table:style-name="ce66" office:value-type="float" office:value="2423.66388065665" calcext:value-type="float">
            <text:p>2423.66</text:p>
          </table:table-cell>
          <table:table-cell table:style-name="ce66" office:value-type="float" office:value="2345.53636318383" calcext:value-type="float">
            <text:p>2345.54</text:p>
          </table:table-cell>
          <table:table-cell table:style-name="ce65" office:value-type="float" office:value="5849.72372477171" calcext:value-type="float">
            <text:p>5849.7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Luxembourg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/>
          <table:table-cell office:value-type="float" office:value="20.189511563272" calcext:value-type="float">
            <text:p>20.19</text:p>
          </table:table-cell>
          <table:table-cell office:value-type="float" office:value="25.6325265783765" calcext:value-type="float">
            <text:p>25.63</text:p>
          </table:table-cell>
          <table:table-cell office:value-type="float" office:value="38.9078618079064" calcext:value-type="float">
            <text:p>38.91</text:p>
          </table:table-cell>
          <table:table-cell table:style-name="ce59" office:value-type="float" office:value="45.8535290565019" calcext:value-type="float">
            <text:p>45.85</text:p>
          </table:table-cell>
          <table:table-cell table:style-name="ce65"/>
          <table:table-cell table:style-name="ce66" office:value-type="float" office:value="20.2804086914851" calcext:value-type="float">
            <text:p>20.28</text:p>
          </table:table-cell>
          <table:table-cell table:style-name="ce66" office:value-type="float" office:value="26.45339181606" calcext:value-type="float">
            <text:p>26.45</text:p>
          </table:table-cell>
          <table:table-cell table:style-name="ce66" office:value-type="float" office:value="22.6048571475517" calcext:value-type="float">
            <text:p>22.60</text:p>
          </table:table-cell>
          <table:table-cell table:style-name="ce65" office:value-type="float" office:value="31.9810078817609" calcext:value-type="float">
            <text:p>31.9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Luxembourg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Luxembourg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/>
          <table:table-cell office:value-type="float" office:value="379.5" calcext:value-type="float">
            <text:p>379.50</text:p>
          </table:table-cell>
          <table:table-cell office:value-type="float" office:value="547.2" calcext:value-type="float">
            <text:p>547.20</text:p>
          </table:table-cell>
          <table:table-cell office:value-type="float" office:value="594.7" calcext:value-type="float">
            <text:p>594.70</text:p>
          </table:table-cell>
          <table:table-cell table:style-name="ce59" office:value-type="float" office:value="630.5" calcext:value-type="float">
            <text:p>630.50</text:p>
          </table:table-cell>
          <table:table-cell table:style-name="ce65"/>
          <table:table-cell table:style-name="ce66" office:value-type="float" office:value="7466" calcext:value-type="float">
            <text:p>7466.00</text:p>
          </table:table-cell>
          <table:table-cell table:style-name="ce66" office:value-type="float" office:value="11067.7" calcext:value-type="float">
            <text:p>11067.70</text:p>
          </table:table-cell>
          <table:table-cell table:style-name="ce66" office:value-type="float" office:value="12325.2" calcext:value-type="float">
            <text:p>12325.20</text:p>
          </table:table-cell>
          <table:table-cell table:style-name="ce65" office:value-type="float" office:value="20070.5" calcext:value-type="float">
            <text:p>20070.5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Luxembourg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/>
          <table:table-cell office:value-type="float" office:value="423.5" calcext:value-type="float">
            <text:p>423.50</text:p>
          </table:table-cell>
          <table:table-cell office:value-type="float" office:value="562.6" calcext:value-type="float">
            <text:p>562.60</text:p>
          </table:table-cell>
          <table:table-cell office:value-type="float" office:value="631" calcext:value-type="float">
            <text:p>631.00</text:p>
          </table:table-cell>
          <table:table-cell table:style-name="ce59" office:value-type="float" office:value="724.9" calcext:value-type="float">
            <text:p>724.90</text:p>
          </table:table-cell>
          <table:table-cell table:style-name="ce65"/>
          <table:table-cell table:style-name="ce66" office:value-type="float" office:value="7377.2" calcext:value-type="float">
            <text:p>7377.20</text:p>
          </table:table-cell>
          <table:table-cell table:style-name="ce66" office:value-type="float" office:value="11043.4" calcext:value-type="float">
            <text:p>11043.40</text:p>
          </table:table-cell>
          <table:table-cell table:style-name="ce66" office:value-type="float" office:value="12326.4" calcext:value-type="float">
            <text:p>12326.40</text:p>
          </table:table-cell>
          <table:table-cell table:style-name="ce65" office:value-type="float" office:value="20094.4" calcext:value-type="float">
            <text:p>20094.4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Other</text:p>
          </table:table-cell>
          <table:table-cell table:style-name="ce55" office:value-type="string" calcext:value-type="string">
            <text:p>Luxembourg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145.7" calcext:value-type="float">
            <text:p>145.70</text:p>
          </table:table-cell>
          <table:table-cell office:value-type="float" office:value="152.84" calcext:value-type="float">
            <text:p>152.84</text:p>
          </table:table-cell>
          <table:table-cell office:value-type="float" office:value="136.2" calcext:value-type="float">
            <text:p>136.20</text:p>
          </table:table-cell>
          <table:table-cell office:value-type="float" office:value="189.28" calcext:value-type="float">
            <text:p>189.28</text:p>
          </table:table-cell>
          <table:table-cell table:style-name="ce59" office:value-type="float" office:value="87.05" calcext:value-type="float">
            <text:p>87.05</text:p>
          </table:table-cell>
          <table:table-cell table:style-name="ce65" office:value-type="float" office:value="145.7" calcext:value-type="float">
            <text:p>145.70</text:p>
          </table:table-cell>
          <table:table-cell table:style-name="ce66" office:value-type="float" office:value="152.84" calcext:value-type="float">
            <text:p>152.84</text:p>
          </table:table-cell>
          <table:table-cell table:style-name="ce66" office:value-type="float" office:value="136.2" calcext:value-type="float">
            <text:p>136.20</text:p>
          </table:table-cell>
          <table:table-cell table:style-name="ce66" office:value-type="float" office:value="189.28" calcext:value-type="float">
            <text:p>189.28</text:p>
          </table:table-cell>
          <table:table-cell table:style-name="ce65" office:value-type="float" office:value="87.05" calcext:value-type="float">
            <text:p>87.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85.07" calcext:value-type="float">
            <text:p>85.07</text:p>
          </table:table-cell>
          <table:table-cell office:value-type="float" office:value="100.04" calcext:value-type="float">
            <text:p>100.04</text:p>
          </table:table-cell>
          <table:table-cell office:value-type="float" office:value="71.1" calcext:value-type="float">
            <text:p>71.10</text:p>
          </table:table-cell>
          <table:table-cell office:value-type="float" office:value="102.12" calcext:value-type="float">
            <text:p>102.12</text:p>
          </table:table-cell>
          <table:table-cell table:style-name="ce60" office:value-type="float" office:value="99.14" calcext:value-type="float">
            <text:p>99.14</text:p>
          </table:table-cell>
          <table:table-cell table:style-name="ce66" office:value-type="float" office:value="85.07" calcext:value-type="float">
            <text:p>85.07</text:p>
          </table:table-cell>
          <table:table-cell table:style-name="ce66" office:value-type="float" office:value="100.04" calcext:value-type="float">
            <text:p>100.04</text:p>
          </table:table-cell>
          <table:table-cell table:style-name="ce66" office:value-type="float" office:value="71.1" calcext:value-type="float">
            <text:p>71.10</text:p>
          </table:table-cell>
          <table:table-cell table:style-name="ce66" office:value-type="float" office:value="102.12" calcext:value-type="float">
            <text:p>102.12</text:p>
          </table:table-cell>
          <table:table-cell table:style-name="ce66" office:value-type="float" office:value="99.14" calcext:value-type="float">
            <text:p>99.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62.9549343981746" calcext:value-type="float">
            <text:p>62.95</text:p>
          </table:table-cell>
          <table:table-cell office:value-type="float" office:value="71.2790848823606" calcext:value-type="float">
            <text:p>71.28</text:p>
          </table:table-cell>
          <table:table-cell office:value-type="float" office:value="70.5327827911158" calcext:value-type="float">
            <text:p>70.53</text:p>
          </table:table-cell>
          <table:table-cell office:value-type="float" office:value="71.1013489969635" calcext:value-type="float">
            <text:p>71.10</text:p>
          </table:table-cell>
          <table:table-cell table:style-name="ce60" office:value-type="float" office:value="80.5876422575079" calcext:value-type="float">
            <text:p>80.59</text:p>
          </table:table-cell>
          <table:table-cell table:style-name="ce66" office:value-type="float" office:value="17.5160043100716" calcext:value-type="float">
            <text:p>17.52</text:p>
          </table:table-cell>
          <table:table-cell table:style-name="ce66" office:value-type="float" office:value="14.5196932276095" calcext:value-type="float">
            <text:p>14.52</text:p>
          </table:table-cell>
          <table:table-cell table:style-name="ce66" office:value-type="float" office:value="14.4933568645733" calcext:value-type="float">
            <text:p>14.49</text:p>
          </table:table-cell>
          <table:table-cell table:style-name="ce66" office:value-type="float" office:value="11.4963412812982" calcext:value-type="float">
            <text:p>11.50</text:p>
          </table:table-cell>
          <table:table-cell table:style-name="ce66" office:value-type="float" office:value="9.26850074642781" calcext:value-type="float">
            <text:p>9.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ther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" calcext:value-type="float">
            <text:p>0.00</text:p>
          </table:table-cell>
          <table:table-cell office:value-type="float" office:value="0.113648461620356" calcext:value-type="float">
            <text:p>0.11</text:p>
          </table:table-cell>
          <table:table-cell office:value-type="float" office:value="0.117663744620034" calcext:value-type="float">
            <text:p>0.12</text:p>
          </table:table-cell>
          <table:table-cell office:value-type="float" office:value="0.107016336745194" calcext:value-type="float">
            <text:p>0.11</text:p>
          </table:table-cell>
          <table:table-cell table:style-name="ce60" office:value-type="float" office:value="0.354308217501472" calcext:value-type="float">
            <text:p>0.35</text:p>
          </table:table-cell>
          <table:table-cell table:style-name="ce66" office:value-type="float" office:value="0" calcext:value-type="float">
            <text:p>0.00</text:p>
          </table:table-cell>
          <table:table-cell table:style-name="ce66" office:value-type="float" office:value="0.297636081790658" calcext:value-type="float">
            <text:p>0.30</text:p>
          </table:table-cell>
          <table:table-cell table:style-name="ce66" office:value-type="float" office:value="0.551581605973793" calcext:value-type="float">
            <text:p>0.55</text:p>
          </table:table-cell>
          <table:table-cell table:style-name="ce66" office:value-type="float" office:value="0.233671540752846" calcext:value-type="float">
            <text:p>0.23</text:p>
          </table:table-cell>
          <table:table-cell table:style-name="ce66" office:value-type="float" office:value="0.265832732034982" calcext:value-type="float">
            <text:p>0.2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Denmark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5.14371717350155" calcext:value-type="float">
            <text:p>5.14</text:p>
          </table:table-cell>
          <table:table-cell office:value-type="float" office:value="2.60961653258206" calcext:value-type="float">
            <text:p>2.61</text:p>
          </table:table-cell>
          <table:table-cell office:value-type="float" office:value="2.047520802237" calcext:value-type="float">
            <text:p>2.05</text:p>
          </table:table-cell>
          <table:table-cell office:value-type="float" office:value="0.121653486586679" calcext:value-type="float">
            <text:p>0.12</text:p>
          </table:table-cell>
          <table:table-cell table:style-name="ce59" office:value-type="float" office:value="3.41117661152274" calcext:value-type="float">
            <text:p>3.41</text:p>
          </table:table-cell>
          <table:table-cell table:style-name="ce65" office:value-type="float" office:value="18.8439830925166" calcext:value-type="float">
            <text:p>18.84</text:p>
          </table:table-cell>
          <table:table-cell table:style-name="ce66" office:value-type="float" office:value="14.0034300340541" calcext:value-type="float">
            <text:p>14.00</text:p>
          </table:table-cell>
          <table:table-cell table:style-name="ce66" office:value-type="float" office:value="11.3183934480864" calcext:value-type="float">
            <text:p>11.32</text:p>
          </table:table-cell>
          <table:table-cell table:style-name="ce66" office:value-type="float" office:value="4.29546159889137" calcext:value-type="float">
            <text:p>4.30</text:p>
          </table:table-cell>
          <table:table-cell table:style-name="ce65" office:value-type="float" office:value="3.91812999075359" calcext:value-type="float">
            <text:p>3.9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Denmark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59.0697580182212" calcext:value-type="float">
            <text:p>59.07</text:p>
          </table:table-cell>
          <table:table-cell office:value-type="float" office:value="69.7829999276516" calcext:value-type="float">
            <text:p>69.78</text:p>
          </table:table-cell>
          <table:table-cell office:value-type="float" office:value="72.8400790928534" calcext:value-type="float">
            <text:p>72.84</text:p>
          </table:table-cell>
          <table:table-cell office:value-type="float" office:value="82.2945277719796" calcext:value-type="float">
            <text:p>82.29</text:p>
          </table:table-cell>
          <table:table-cell table:style-name="ce59" office:value-type="float" office:value="82.9384522186287" calcext:value-type="float">
            <text:p>82.94</text:p>
          </table:table-cell>
          <table:table-cell table:style-name="ce65" office:value-type="float" office:value="66.9148456848786" calcext:value-type="float">
            <text:p>66.91</text:p>
          </table:table-cell>
          <table:table-cell table:style-name="ce66" office:value-type="float" office:value="74.3110319297738" calcext:value-type="float">
            <text:p>74.31</text:p>
          </table:table-cell>
          <table:table-cell table:style-name="ce66" office:value-type="float" office:value="70.6321753561196" calcext:value-type="float">
            <text:p>70.63</text:p>
          </table:table-cell>
          <table:table-cell table:style-name="ce66" office:value-type="float" office:value="105.471675816682" calcext:value-type="float">
            <text:p>105.47</text:p>
          </table:table-cell>
          <table:table-cell table:style-name="ce65" office:value-type="float" office:value="88.7436683195962" calcext:value-type="float">
            <text:p>88.7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Denmark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51.1965267360048" calcext:value-type="float">
            <text:p>51.20</text:p>
          </table:table-cell>
          <table:table-cell office:value-type="float" office:value="44.6368778640453" calcext:value-type="float">
            <text:p>44.64</text:p>
          </table:table-cell>
          <table:table-cell office:value-type="float" office:value="37.6175270938335" calcext:value-type="float">
            <text:p>37.62</text:p>
          </table:table-cell>
          <table:table-cell office:value-type="float" office:value="40.8943005101727" calcext:value-type="float">
            <text:p>40.89</text:p>
          </table:table-cell>
          <table:table-cell table:style-name="ce59" office:value-type="float" office:value="30.949966320954" calcext:value-type="float">
            <text:p>30.95</text:p>
          </table:table-cell>
          <table:table-cell table:style-name="ce65" office:value-type="float" office:value="59.8571322540723" calcext:value-type="float">
            <text:p>59.86</text:p>
          </table:table-cell>
          <table:table-cell table:style-name="ce66" office:value-type="float" office:value="35.4222340850119" calcext:value-type="float">
            <text:p>35.42</text:p>
          </table:table-cell>
          <table:table-cell table:style-name="ce66" office:value-type="float" office:value="33.9030166380413" calcext:value-type="float">
            <text:p>33.90</text:p>
          </table:table-cell>
          <table:table-cell table:style-name="ce66" office:value-type="float" office:value="41.5424353954615" calcext:value-type="float">
            <text:p>41.54</text:p>
          </table:table-cell>
          <table:table-cell table:style-name="ce65" office:value-type="float" office:value="35.9709885388252" calcext:value-type="float">
            <text:p>35.9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Denmark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office:value-type="float" office:value="2.25763541058502" calcext:value-type="float">
            <text:p>2.26</text:p>
          </table:table-cell>
          <table:table-cell office:value-type="float" office:value="47.0451732340414" calcext:value-type="float">
            <text:p>47.05</text:p>
          </table:table-cell>
          <table:table-cell office:value-type="float" office:value="10.78259041507" calcext:value-type="float">
            <text:p>10.78</text:p>
          </table:table-cell>
          <table:table-cell table:style-name="ce59" office:value-type="float" office:value="16.3944254440039" calcext:value-type="float">
            <text:p>16.39</text:p>
          </table:table-cell>
          <table:table-cell table:style-name="ce65"/>
          <table:table-cell table:style-name="ce66" office:value-type="float" office:value="0.0195550668964302" calcext:value-type="float">
            <text:p>0.02</text:p>
          </table:table-cell>
          <table:table-cell table:style-name="ce66" office:value-type="float" office:value="37.7273661456802" calcext:value-type="float">
            <text:p>37.73</text:p>
          </table:table-cell>
          <table:table-cell table:style-name="ce66" office:value-type="float" office:value="12.9370294283835" calcext:value-type="float">
            <text:p>12.94</text:p>
          </table:table-cell>
          <table:table-cell table:style-name="ce65" office:value-type="float" office:value="-0.366908065298145" calcext:value-type="float">
            <text:p>-0.3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Denmark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95.8" calcext:value-type="float">
            <text:p>95.80</text:p>
          </table:table-cell>
          <table:table-cell office:value-type="float" office:value="129.7" calcext:value-type="float">
            <text:p>129.70</text:p>
          </table:table-cell>
          <table:table-cell office:value-type="float" office:value="155.2" calcext:value-type="float">
            <text:p>155.20</text:p>
          </table:table-cell>
          <table:table-cell office:value-type="float" office:value="169.9" calcext:value-type="float">
            <text:p>169.90</text:p>
          </table:table-cell>
          <table:table-cell table:style-name="ce59" office:value-type="float" office:value="201.7" calcext:value-type="float">
            <text:p>201.70</text:p>
          </table:table-cell>
          <table:table-cell table:style-name="ce65" office:value-type="float" office:value="263.3" calcext:value-type="float">
            <text:p>263.30</text:p>
          </table:table-cell>
          <table:table-cell table:style-name="ce66" office:value-type="float" office:value="372.2" calcext:value-type="float">
            <text:p>372.20</text:p>
          </table:table-cell>
          <table:table-cell table:style-name="ce66" office:value-type="float" office:value="407.7" calcext:value-type="float">
            <text:p>407.70</text:p>
          </table:table-cell>
          <table:table-cell table:style-name="ce66" office:value-type="float" office:value="504.4" calcext:value-type="float">
            <text:p>504.40</text:p>
          </table:table-cell>
          <table:table-cell table:style-name="ce65" office:value-type="float" office:value="528.6" calcext:value-type="float">
            <text:p>528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Denmark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48" calcext:value-type="float">
            <text:p>148.00</text:p>
          </table:table-cell>
          <table:table-cell office:value-type="float" office:value="187.9" calcext:value-type="float">
            <text:p>187.90</text:p>
          </table:table-cell>
          <table:table-cell office:value-type="float" office:value="221.3" calcext:value-type="float">
            <text:p>221.30</text:p>
          </table:table-cell>
          <table:table-cell office:value-type="float" office:value="240.1" calcext:value-type="float">
            <text:p>240.10</text:p>
          </table:table-cell>
          <table:table-cell table:style-name="ce59" office:value-type="float" office:value="314.7" calcext:value-type="float">
            <text:p>314.70</text:p>
          </table:table-cell>
          <table:table-cell table:style-name="ce65" office:value-type="float" office:value="266.6" calcext:value-type="float">
            <text:p>266.60</text:p>
          </table:table-cell>
          <table:table-cell table:style-name="ce66" office:value-type="float" office:value="400.3" calcext:value-type="float">
            <text:p>400.30</text:p>
          </table:table-cell>
          <table:table-cell table:style-name="ce66" office:value-type="float" office:value="447.2" calcext:value-type="float">
            <text:p>447.20</text:p>
          </table:table-cell>
          <table:table-cell table:style-name="ce66" office:value-type="float" office:value="537.6" calcext:value-type="float">
            <text:p>537.60</text:p>
          </table:table-cell>
          <table:table-cell table:style-name="ce65" office:value-type="float" office:value="540.4" calcext:value-type="float">
            <text:p>540.4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Denmark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29.69" calcext:value-type="float">
            <text:p>29.69</text:p>
          </table:table-cell>
          <table:table-cell office:value-type="float" office:value="59.81" calcext:value-type="float">
            <text:p>59.81</text:p>
          </table:table-cell>
          <table:table-cell office:value-type="float" office:value="62.53" calcext:value-type="float">
            <text:p>62.53</text:p>
          </table:table-cell>
          <table:table-cell office:value-type="float" office:value="64.41" calcext:value-type="float">
            <text:p>64.41</text:p>
          </table:table-cell>
          <table:table-cell table:style-name="ce59"/>
          <table:table-cell table:style-name="ce65" office:value-type="float" office:value="29.69" calcext:value-type="float">
            <text:p>29.69</text:p>
          </table:table-cell>
          <table:table-cell table:style-name="ce66" office:value-type="float" office:value="59.81" calcext:value-type="float">
            <text:p>59.81</text:p>
          </table:table-cell>
          <table:table-cell table:style-name="ce66" office:value-type="float" office:value="62.53" calcext:value-type="float">
            <text:p>62.53</text:p>
          </table:table-cell>
          <table:table-cell table:style-name="ce66" office:value-type="float" office:value="64.41" calcext:value-type="float">
            <text:p>64.41</text:p>
          </table:table-cell>
          <table:table-cell table:style-name="ce65"/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40.38" calcext:value-type="float">
            <text:p>40.38</text:p>
          </table:table-cell>
          <table:table-cell office:value-type="float" office:value="89.51" calcext:value-type="float">
            <text:p>89.51</text:p>
          </table:table-cell>
          <table:table-cell office:value-type="float" office:value="167.4" calcext:value-type="float">
            <text:p>167.40</text:p>
          </table:table-cell>
          <table:table-cell office:value-type="float" office:value="203.83" calcext:value-type="float">
            <text:p>203.83</text:p>
          </table:table-cell>
          <table:table-cell table:style-name="ce60" office:value-type="float" office:value="180.75" calcext:value-type="float">
            <text:p>180.75</text:p>
          </table:table-cell>
          <table:table-cell table:style-name="ce66" office:value-type="float" office:value="40.38" calcext:value-type="float">
            <text:p>40.38</text:p>
          </table:table-cell>
          <table:table-cell table:style-name="ce66" office:value-type="float" office:value="89.51" calcext:value-type="float">
            <text:p>89.51</text:p>
          </table:table-cell>
          <table:table-cell table:style-name="ce66" office:value-type="float" office:value="167.4" calcext:value-type="float">
            <text:p>167.40</text:p>
          </table:table-cell>
          <table:table-cell table:style-name="ce66" office:value-type="float" office:value="203.83" calcext:value-type="float">
            <text:p>203.83</text:p>
          </table:table-cell>
          <table:table-cell table:style-name="ce66" office:value-type="float" office:value="180.75" calcext:value-type="float">
            <text:p>180.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44.373231398875" calcext:value-type="float">
            <text:p>144.37</text:p>
          </table:table-cell>
          <table:table-cell office:value-type="float" office:value="141.019449669609" calcext:value-type="float">
            <text:p>141.02</text:p>
          </table:table-cell>
          <table:table-cell office:value-type="float" office:value="145.461366571163" calcext:value-type="float">
            <text:p>145.46</text:p>
          </table:table-cell>
          <table:table-cell office:value-type="float" office:value="151.210375244488" calcext:value-type="float">
            <text:p>151.21</text:p>
          </table:table-cell>
          <table:table-cell table:style-name="ce60" office:value-type="float" office:value="147.953833737522" calcext:value-type="float">
            <text:p>147.95</text:p>
          </table:table-cell>
          <table:table-cell table:style-name="ce66" office:value-type="float" office:value="6.03367349006207" calcext:value-type="float">
            <text:p>6.03</text:p>
          </table:table-cell>
          <table:table-cell table:style-name="ce66" office:value-type="float" office:value="4.55463512275117" calcext:value-type="float">
            <text:p>4.55</text:p>
          </table:table-cell>
          <table:table-cell table:style-name="ce66" office:value-type="float" office:value="3.95237278560187" calcext:value-type="float">
            <text:p>3.95</text:p>
          </table:table-cell>
          <table:table-cell table:style-name="ce66" office:value-type="float" office:value="3.94229250670651" calcext:value-type="float">
            <text:p>3.94</text:p>
          </table:table-cell>
          <table:table-cell table:style-name="ce66" office:value-type="float" office:value="3.96145641968756" calcext:value-type="float">
            <text:p>3.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33609242758929" calcext:value-type="float">
            <text:p>0.43</text:p>
          </table:table-cell>
          <table:table-cell office:value-type="float" office:value="0.493846861683946" calcext:value-type="float">
            <text:p>0.49</text:p>
          </table:table-cell>
          <table:table-cell table:style-name="ce60" office:value-type="float" office:value="0.54536496766342" calcext:value-type="float">
            <text:p>0.55</text:p>
          </table:table-cell>
          <table:table-cell table:number-columns-repeated="2" table:style-name="ce66" office:value-type="float" office:value="0" calcext:value-type="float">
            <text:p>0.00</text:p>
          </table:table-cell>
          <table:table-cell table:style-name="ce66" office:value-type="float" office:value="0.19509868873761" calcext:value-type="float">
            <text:p>0.20</text:p>
          </table:table-cell>
          <table:table-cell table:style-name="ce66" office:value-type="float" office:value="0.404588039769385" calcext:value-type="float">
            <text:p>0.40</text:p>
          </table:table-cell>
          <table:table-cell table:style-name="ce66" office:value-type="float" office:value="0.20701477996452" calcext:value-type="float">
            <text:p>0.2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Finland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4.53083661044534" calcext:value-type="float">
            <text:p>4.53</text:p>
          </table:table-cell>
          <table:table-cell office:value-type="float" office:value="5.2271047135221" calcext:value-type="float">
            <text:p>5.23</text:p>
          </table:table-cell>
          <table:table-cell office:value-type="float" office:value="3.14663927004745" calcext:value-type="float">
            <text:p>3.15</text:p>
          </table:table-cell>
          <table:table-cell office:value-type="float" office:value="3.6870412414626" calcext:value-type="float">
            <text:p>3.69</text:p>
          </table:table-cell>
          <table:table-cell table:style-name="ce59" office:value-type="float" office:value="1.04606029442389" calcext:value-type="float">
            <text:p>1.05</text:p>
          </table:table-cell>
          <table:table-cell table:style-name="ce65" office:value-type="float" office:value="12.3355976782305" calcext:value-type="float">
            <text:p>12.34</text:p>
          </table:table-cell>
          <table:table-cell table:style-name="ce66" office:value-type="float" office:value="27.7675556957907" calcext:value-type="float">
            <text:p>27.77</text:p>
          </table:table-cell>
          <table:table-cell table:style-name="ce66" office:value-type="float" office:value="11.170785830376" calcext:value-type="float">
            <text:p>11.17</text:p>
          </table:table-cell>
          <table:table-cell table:style-name="ce66" office:value-type="float" office:value="4.93505191787025" calcext:value-type="float">
            <text:p>4.94</text:p>
          </table:table-cell>
          <table:table-cell table:style-name="ce65" office:value-type="float" office:value="1.32645547901951" calcext:value-type="float">
            <text:p>1.3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Finland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59.9912739965096" calcext:value-type="float">
            <text:p>59.99</text:p>
          </table:table-cell>
          <table:table-cell office:value-type="float" office:value="60.8075678293863" calcext:value-type="float">
            <text:p>60.81</text:p>
          </table:table-cell>
          <table:table-cell office:value-type="float" office:value="69.5115793827979" calcext:value-type="float">
            <text:p>69.51</text:p>
          </table:table-cell>
          <table:table-cell office:value-type="float" office:value="87.7461250668092" calcext:value-type="float">
            <text:p>87.75</text:p>
          </table:table-cell>
          <table:table-cell table:style-name="ce59" office:value-type="float" office:value="86.2001679357264" calcext:value-type="float">
            <text:p>86.20</text:p>
          </table:table-cell>
          <table:table-cell table:style-name="ce65" office:value-type="float" office:value="38.3101992775681" calcext:value-type="float">
            <text:p>38.31</text:p>
          </table:table-cell>
          <table:table-cell table:style-name="ce66" office:value-type="float" office:value="15.4226080830172" calcext:value-type="float">
            <text:p>15.42</text:p>
          </table:table-cell>
          <table:table-cell table:style-name="ce66" office:value-type="float" office:value="25.0281348281798" calcext:value-type="float">
            <text:p>25.03</text:p>
          </table:table-cell>
          <table:table-cell table:style-name="ce66" office:value-type="float" office:value="36.7349011223944" calcext:value-type="float">
            <text:p>36.73</text:p>
          </table:table-cell>
          <table:table-cell table:style-name="ce65" office:value-type="float" office:value="47.9800003816721" calcext:value-type="float">
            <text:p>47.9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Finland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49.2015411628623" calcext:value-type="float">
            <text:p>49.20</text:p>
          </table:table-cell>
          <table:table-cell office:value-type="float" office:value="19.4241467342762" calcext:value-type="float">
            <text:p>19.42</text:p>
          </table:table-cell>
          <table:table-cell office:value-type="float" office:value="33.0738015710837" calcext:value-type="float">
            <text:p>33.07</text:p>
          </table:table-cell>
          <table:table-cell office:value-type="float" office:value="41.0586469926222" calcext:value-type="float">
            <text:p>41.06</text:p>
          </table:table-cell>
          <table:table-cell table:style-name="ce59" office:value-type="float" office:value="40.7113484525862" calcext:value-type="float">
            <text:p>40.71</text:p>
          </table:table-cell>
          <table:table-cell table:style-name="ce65" office:value-type="float" office:value="87.3115345481454" calcext:value-type="float">
            <text:p>87.31</text:p>
          </table:table-cell>
          <table:table-cell table:style-name="ce66" office:value-type="float" office:value="39.7935996970271" calcext:value-type="float">
            <text:p>39.79</text:p>
          </table:table-cell>
          <table:table-cell table:style-name="ce66" office:value-type="float" office:value="39.6597262386736" calcext:value-type="float">
            <text:p>39.66</text:p>
          </table:table-cell>
          <table:table-cell table:style-name="ce66" office:value-type="float" office:value="44.301423193936" calcext:value-type="float">
            <text:p>44.30</text:p>
          </table:table-cell>
          <table:table-cell table:style-name="ce65" office:value-type="float" office:value="45.0636065044876" calcext:value-type="float">
            <text:p>45.0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Finland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Finland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43.8" calcext:value-type="float">
            <text:p>43.80</text:p>
          </table:table-cell>
          <table:table-cell office:value-type="float" office:value="67.1" calcext:value-type="float">
            <text:p>67.10</text:p>
          </table:table-cell>
          <table:table-cell office:value-type="float" office:value="80.6" calcext:value-type="float">
            <text:p>80.60</text:p>
          </table:table-cell>
          <table:table-cell office:value-type="float" office:value="104.9" calcext:value-type="float">
            <text:p>104.90</text:p>
          </table:table-cell>
          <table:table-cell table:style-name="ce59" office:value-type="float" office:value="99.1" calcext:value-type="float">
            <text:p>99.10</text:p>
          </table:table-cell>
          <table:table-cell table:style-name="ce65" office:value-type="float" office:value="120.7" calcext:value-type="float">
            <text:p>120.70</text:p>
          </table:table-cell>
          <table:table-cell table:style-name="ce66" office:value-type="float" office:value="136.9" calcext:value-type="float">
            <text:p>136.90</text:p>
          </table:table-cell>
          <table:table-cell table:style-name="ce66" office:value-type="float" office:value="185.1" calcext:value-type="float">
            <text:p>185.10</text:p>
          </table:table-cell>
          <table:table-cell table:style-name="ce66" office:value-type="float" office:value="311.3" calcext:value-type="float">
            <text:p>311.30</text:p>
          </table:table-cell>
          <table:table-cell table:style-name="ce65" office:value-type="float" office:value="332.9" calcext:value-type="float">
            <text:p>332.9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Finland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30.9" calcext:value-type="float">
            <text:p>130.90</text:p>
          </table:table-cell>
          <table:table-cell office:value-type="float" office:value="320.8" calcext:value-type="float">
            <text:p>320.80</text:p>
          </table:table-cell>
          <table:table-cell office:value-type="float" office:value="220.2" calcext:value-type="float">
            <text:p>220.20</text:p>
          </table:table-cell>
          <table:table-cell office:value-type="float" office:value="226.9" calcext:value-type="float">
            <text:p>226.90</text:p>
          </table:table-cell>
          <table:table-cell table:style-name="ce59" office:value-type="float" office:value="223.2" calcext:value-type="float">
            <text:p>223.20</text:p>
          </table:table-cell>
          <table:table-cell table:style-name="ce65" office:value-type="float" office:value="117.6" calcext:value-type="float">
            <text:p>117.60</text:p>
          </table:table-cell>
          <table:table-cell table:style-name="ce66" office:value-type="float" office:value="128.3" calcext:value-type="float">
            <text:p>128.30</text:p>
          </table:table-cell>
          <table:table-cell table:style-name="ce66" office:value-type="float" office:value="184.9" calcext:value-type="float">
            <text:p>184.90</text:p>
          </table:table-cell>
          <table:table-cell table:style-name="ce66" office:value-type="float" office:value="305.3" calcext:value-type="float">
            <text:p>305.30</text:p>
          </table:table-cell>
          <table:table-cell table:style-name="ce65" office:value-type="float" office:value="329.3" calcext:value-type="float">
            <text:p>329.3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Finland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33.59" calcext:value-type="float">
            <text:p>33.59</text:p>
          </table:table-cell>
          <table:table-cell office:value-type="float" office:value="238.62" calcext:value-type="float">
            <text:p>238.62</text:p>
          </table:table-cell>
          <table:table-cell office:value-type="float" office:value="96.44" calcext:value-type="float">
            <text:p>96.44</text:p>
          </table:table-cell>
          <table:table-cell office:value-type="float" office:value="41.27" calcext:value-type="float">
            <text:p>41.27</text:p>
          </table:table-cell>
          <table:table-cell table:style-name="ce59"/>
          <table:table-cell table:style-name="ce65" office:value-type="float" office:value="33.59" calcext:value-type="float">
            <text:p>33.59</text:p>
          </table:table-cell>
          <table:table-cell table:style-name="ce66" office:value-type="float" office:value="238.62" calcext:value-type="float">
            <text:p>238.62</text:p>
          </table:table-cell>
          <table:table-cell table:style-name="ce66" office:value-type="float" office:value="96.44" calcext:value-type="float">
            <text:p>96.44</text:p>
          </table:table-cell>
          <table:table-cell table:style-name="ce66" office:value-type="float" office:value="41.27" calcext:value-type="float">
            <text:p>41.27</text:p>
          </table:table-cell>
          <table:table-cell table:style-name="ce65"/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65.35" calcext:value-type="float">
            <text:p>65.35</text:p>
          </table:table-cell>
          <table:table-cell office:value-type="float" office:value="57.29" calcext:value-type="float">
            <text:p>57.29</text:p>
          </table:table-cell>
          <table:table-cell office:value-type="float" office:value="69.33" calcext:value-type="float">
            <text:p>69.33</text:p>
          </table:table-cell>
          <table:table-cell office:value-type="float" office:value="91.19" calcext:value-type="float">
            <text:p>91.19</text:p>
          </table:table-cell>
          <table:table-cell table:style-name="ce60" office:value-type="float" office:value="101.66" calcext:value-type="float">
            <text:p>101.66</text:p>
          </table:table-cell>
          <table:table-cell table:style-name="ce66" office:value-type="float" office:value="65.35" calcext:value-type="float">
            <text:p>65.35</text:p>
          </table:table-cell>
          <table:table-cell table:style-name="ce66" office:value-type="float" office:value="57.29" calcext:value-type="float">
            <text:p>57.29</text:p>
          </table:table-cell>
          <table:table-cell table:style-name="ce66" office:value-type="float" office:value="69.33" calcext:value-type="float">
            <text:p>69.33</text:p>
          </table:table-cell>
          <table:table-cell table:style-name="ce66" office:value-type="float" office:value="91.19" calcext:value-type="float">
            <text:p>91.19</text:p>
          </table:table-cell>
          <table:table-cell table:style-name="ce66" office:value-type="float" office:value="101.66" calcext:value-type="float">
            <text:p>101.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37.108851820285" calcext:value-type="float">
            <text:p>137.11</text:p>
          </table:table-cell>
          <table:table-cell office:value-type="float" office:value="123.892383000272" calcext:value-type="float">
            <text:p>123.89</text:p>
          </table:table-cell>
          <table:table-cell office:value-type="float" office:value="123.741536739523" calcext:value-type="float">
            <text:p>123.74</text:p>
          </table:table-cell>
          <table:table-cell office:value-type="float" office:value="128.772314270444" calcext:value-type="float">
            <text:p>128.77</text:p>
          </table:table-cell>
          <table:table-cell table:style-name="ce60" office:value-type="float" office:value="125.943207190702" calcext:value-type="float">
            <text:p>125.94</text:p>
          </table:table-cell>
          <table:table-cell table:style-name="ce66" office:value-type="float" office:value="2.50010146515687" calcext:value-type="float">
            <text:p>2.50</text:p>
          </table:table-cell>
          <table:table-cell table:style-name="ce66" office:value-type="float" office:value="1.41126221002341" calcext:value-type="float">
            <text:p>1.41</text:p>
          </table:table-cell>
          <table:table-cell table:style-name="ce66" office:value-type="float" office:value="0.907614349066532" calcext:value-type="float">
            <text:p>0.91</text:p>
          </table:table-cell>
          <table:table-cell table:style-name="ce66" office:value-type="float" office:value="0.85515766969535" calcext:value-type="float">
            <text:p>0.86</text:p>
          </table:table-cell>
          <table:table-cell table:style-name="ce66" office:value-type="float" office:value="0.750462777427912" calcext:value-type="float">
            <text:p>0.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00629733639690239" calcext:value-type="float">
            <text:p>0.01</text:p>
          </table:table-cell>
          <table:table-cell office:value-type="float" office:value="0.158547498531838" calcext:value-type="float">
            <text:p>0.16</text:p>
          </table:table-cell>
          <table:table-cell office:value-type="float" office:value="0.103249850348543" calcext:value-type="float">
            <text:p>0.10</text:p>
          </table:table-cell>
          <table:table-cell office:value-type="float" office:value="0.0763395813255184" calcext:value-type="float">
            <text:p>0.08</text:p>
          </table:table-cell>
          <table:table-cell table:style-name="ce60" office:value-type="float" office:value="0.0796216403551753" calcext:value-type="float">
            <text:p>0.08</text:p>
          </table:table-cell>
          <table:table-cell table:style-name="ce66" office:value-type="float" office:value="0.490721730890714" calcext:value-type="float">
            <text:p>0.49</text:p>
          </table:table-cell>
          <table:table-cell table:style-name="ce66" office:value-type="float" office:value="0.609481504174006" calcext:value-type="float">
            <text:p>0.61</text:p>
          </table:table-cell>
          <table:table-cell table:style-name="ce66" office:value-type="float" office:value="0.641976294049567" calcext:value-type="float">
            <text:p>0.64</text:p>
          </table:table-cell>
          <table:table-cell table:style-name="ce66" office:value-type="float" office:value="0.497537911800593" calcext:value-type="float">
            <text:p>0.50</text:p>
          </table:table-cell>
          <table:table-cell table:style-name="ce66" office:value-type="float" office:value="0.109752598706716" calcext:value-type="float">
            <text:p>0.1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Norway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5.80829934538997" calcext:value-type="float">
            <text:p>5.81</text:p>
          </table:table-cell>
          <table:table-cell office:value-type="float" office:value="-5.85235975580292" calcext:value-type="float">
            <text:p>-5.85</text:p>
          </table:table-cell>
          <table:table-cell office:value-type="float" office:value="-1.98728245994541" calcext:value-type="float">
            <text:p>-1.99</text:p>
          </table:table-cell>
          <table:table-cell office:value-type="float" office:value="-0.308318358966241" calcext:value-type="float">
            <text:p>-0.31</text:p>
          </table:table-cell>
          <table:table-cell table:style-name="ce59" office:value-type="float" office:value="6.93843611136973" calcext:value-type="float">
            <text:p>6.94</text:p>
          </table:table-cell>
          <table:table-cell table:style-name="ce65" office:value-type="float" office:value="26.5868197971176" calcext:value-type="float">
            <text:p>26.59</text:p>
          </table:table-cell>
          <table:table-cell table:style-name="ce66" office:value-type="float" office:value="4.99161446203792" calcext:value-type="float">
            <text:p>4.99</text:p>
          </table:table-cell>
          <table:table-cell table:style-name="ce66" office:value-type="float" office:value="4.10679984681954" calcext:value-type="float">
            <text:p>4.11</text:p>
          </table:table-cell>
          <table:table-cell table:style-name="ce66" office:value-type="float" office:value="5.48722091010839" calcext:value-type="float">
            <text:p>5.49</text:p>
          </table:table-cell>
          <table:table-cell table:style-name="ce65" office:value-type="float" office:value="12.096300174357" calcext:value-type="float">
            <text:p>12.1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Norway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54.6501800391227" calcext:value-type="float">
            <text:p>54.65</text:p>
          </table:table-cell>
          <table:table-cell office:value-type="float" office:value="65.8710047516886" calcext:value-type="float">
            <text:p>65.87</text:p>
          </table:table-cell>
          <table:table-cell office:value-type="float" office:value="67.0241263948371" calcext:value-type="float">
            <text:p>67.02</text:p>
          </table:table-cell>
          <table:table-cell office:value-type="float" office:value="89.0787392254965" calcext:value-type="float">
            <text:p>89.08</text:p>
          </table:table-cell>
          <table:table-cell table:style-name="ce59" office:value-type="float" office:value="102.417389218361" calcext:value-type="float">
            <text:p>102.42</text:p>
          </table:table-cell>
          <table:table-cell table:style-name="ce65" office:value-type="float" office:value="28.0311777092046" calcext:value-type="float">
            <text:p>28.03</text:p>
          </table:table-cell>
          <table:table-cell table:style-name="ce66" office:value-type="float" office:value="38.4926569333868" calcext:value-type="float">
            <text:p>38.49</text:p>
          </table:table-cell>
          <table:table-cell table:style-name="ce66" office:value-type="float" office:value="45.9999336330572" calcext:value-type="float">
            <text:p>46.00</text:p>
          </table:table-cell>
          <table:table-cell table:style-name="ce66" office:value-type="float" office:value="66.2446761219999" calcext:value-type="float">
            <text:p>66.24</text:p>
          </table:table-cell>
          <table:table-cell table:style-name="ce65" office:value-type="float" office:value="67.3193684904603" calcext:value-type="float">
            <text:p>67.3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Norway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51.1849829869293" calcext:value-type="float">
            <text:p>51.18</text:p>
          </table:table-cell>
          <table:table-cell office:value-type="float" office:value="50.6479255317793" calcext:value-type="float">
            <text:p>50.65</text:p>
          </table:table-cell>
          <table:table-cell office:value-type="float" office:value="43.7669267699791" calcext:value-type="float">
            <text:p>43.77</text:p>
          </table:table-cell>
          <table:table-cell office:value-type="float" office:value="49.3968291976358" calcext:value-type="float">
            <text:p>49.40</text:p>
          </table:table-cell>
          <table:table-cell table:style-name="ce59" office:value-type="float" office:value="50.5242365776657" calcext:value-type="float">
            <text:p>50.52</text:p>
          </table:table-cell>
          <table:table-cell table:style-name="ce65" office:value-type="float" office:value="69.1677832747061" calcext:value-type="float">
            <text:p>69.17</text:p>
          </table:table-cell>
          <table:table-cell table:style-name="ce66" office:value-type="float" office:value="66.4539027392163" calcext:value-type="float">
            <text:p>66.45</text:p>
          </table:table-cell>
          <table:table-cell table:style-name="ce66" office:value-type="float" office:value="66.4629725681293" calcext:value-type="float">
            <text:p>66.46</text:p>
          </table:table-cell>
          <table:table-cell table:style-name="ce66" office:value-type="float" office:value="71.6892993890479" calcext:value-type="float">
            <text:p>71.69</text:p>
          </table:table-cell>
          <table:table-cell table:style-name="ce65" office:value-type="float" office:value="60.6198420259674" calcext:value-type="float">
            <text:p>60.6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Norway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Norway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44.9" calcext:value-type="float">
            <text:p>44.90</text:p>
          </table:table-cell>
          <table:table-cell office:value-type="float" office:value="60.7" calcext:value-type="float">
            <text:p>60.70</text:p>
          </table:table-cell>
          <table:table-cell office:value-type="float" office:value="68" calcext:value-type="float">
            <text:p>68.00</text:p>
          </table:table-cell>
          <table:table-cell office:value-type="float" office:value="88.8" calcext:value-type="float">
            <text:p>88.80</text:p>
          </table:table-cell>
          <table:table-cell table:style-name="ce59" office:value-type="float" office:value="91.5" calcext:value-type="float">
            <text:p>91.50</text:p>
          </table:table-cell>
          <table:table-cell table:style-name="ce65" office:value-type="float" office:value="149.4" calcext:value-type="float">
            <text:p>149.40</text:p>
          </table:table-cell>
          <table:table-cell table:style-name="ce66" office:value-type="float" office:value="158" calcext:value-type="float">
            <text:p>158.00</text:p>
          </table:table-cell>
          <table:table-cell table:style-name="ce66" office:value-type="float" office:value="183.4" calcext:value-type="float">
            <text:p>183.40</text:p>
          </table:table-cell>
          <table:table-cell table:style-name="ce66" office:value-type="float" office:value="236.5" calcext:value-type="float">
            <text:p>236.50</text:p>
          </table:table-cell>
          <table:table-cell table:style-name="ce65" office:value-type="float" office:value="285.6" calcext:value-type="float">
            <text:p>285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Norway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22.9" calcext:value-type="float">
            <text:p>122.90</text:p>
          </table:table-cell>
          <table:table-cell office:value-type="float" office:value="147.9" calcext:value-type="float">
            <text:p>147.90</text:p>
          </table:table-cell>
          <table:table-cell office:value-type="float" office:value="168.9" calcext:value-type="float">
            <text:p>168.90</text:p>
          </table:table-cell>
          <table:table-cell office:value-type="float" office:value="199.7" calcext:value-type="float">
            <text:p>199.70</text:p>
          </table:table-cell>
          <table:table-cell table:style-name="ce59" office:value-type="float" office:value="219.4" calcext:value-type="float">
            <text:p>219.40</text:p>
          </table:table-cell>
          <table:table-cell table:style-name="ce65" office:value-type="float" office:value="143.6" calcext:value-type="float">
            <text:p>143.60</text:p>
          </table:table-cell>
          <table:table-cell table:style-name="ce66" office:value-type="float" office:value="156.9" calcext:value-type="float">
            <text:p>156.90</text:p>
          </table:table-cell>
          <table:table-cell table:style-name="ce66" office:value-type="float" office:value="183.6" calcext:value-type="float">
            <text:p>183.60</text:p>
          </table:table-cell>
          <table:table-cell table:style-name="ce66" office:value-type="float" office:value="233.8" calcext:value-type="float">
            <text:p>233.80</text:p>
          </table:table-cell>
          <table:table-cell table:style-name="ce65" office:value-type="float" office:value="279.2" calcext:value-type="float">
            <text:p>279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Norway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28.19" calcext:value-type="float">
            <text:p>28.19</text:p>
          </table:table-cell>
          <table:table-cell office:value-type="float" office:value="35.76" calcext:value-type="float">
            <text:p>35.76</text:p>
          </table:table-cell>
          <table:table-cell office:value-type="float" office:value="54.94" calcext:value-type="float">
            <text:p>54.94</text:p>
          </table:table-cell>
          <table:table-cell office:value-type="float" office:value="61.9" calcext:value-type="float">
            <text:p>61.90</text:p>
          </table:table-cell>
          <table:table-cell table:style-name="ce59" office:value-type="float" office:value="47.33" calcext:value-type="float">
            <text:p>47.33</text:p>
          </table:table-cell>
          <table:table-cell table:style-name="ce65" office:value-type="float" office:value="28.19" calcext:value-type="float">
            <text:p>28.19</text:p>
          </table:table-cell>
          <table:table-cell table:style-name="ce66" office:value-type="float" office:value="35.76" calcext:value-type="float">
            <text:p>35.76</text:p>
          </table:table-cell>
          <table:table-cell table:style-name="ce66" office:value-type="float" office:value="54.94" calcext:value-type="float">
            <text:p>54.94</text:p>
          </table:table-cell>
          <table:table-cell table:style-name="ce66" office:value-type="float" office:value="61.9" calcext:value-type="float">
            <text:p>61.90</text:p>
          </table:table-cell>
          <table:table-cell table:style-name="ce65" office:value-type="float" office:value="47.33" calcext:value-type="float">
            <text:p>47.3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62.19" calcext:value-type="float">
            <text:p>62.19</text:p>
          </table:table-cell>
          <table:table-cell office:value-type="float" office:value="65.1" calcext:value-type="float">
            <text:p>65.10</text:p>
          </table:table-cell>
          <table:table-cell office:value-type="float" office:value="76.36" calcext:value-type="float">
            <text:p>76.36</text:p>
          </table:table-cell>
          <table:table-cell office:value-type="float" office:value="123.6" calcext:value-type="float">
            <text:p>123.60</text:p>
          </table:table-cell>
          <table:table-cell table:style-name="ce60" office:value-type="float" office:value="128.74" calcext:value-type="float">
            <text:p>128.74</text:p>
          </table:table-cell>
          <table:table-cell table:style-name="ce66" office:value-type="float" office:value="62.19" calcext:value-type="float">
            <text:p>62.19</text:p>
          </table:table-cell>
          <table:table-cell table:style-name="ce66" office:value-type="float" office:value="65.1" calcext:value-type="float">
            <text:p>65.10</text:p>
          </table:table-cell>
          <table:table-cell table:style-name="ce66" office:value-type="float" office:value="76.36" calcext:value-type="float">
            <text:p>76.36</text:p>
          </table:table-cell>
          <table:table-cell table:style-name="ce66" office:value-type="float" office:value="123.6" calcext:value-type="float">
            <text:p>123.60</text:p>
          </table:table-cell>
          <table:table-cell table:style-name="ce66" office:value-type="float" office:value="128.74" calcext:value-type="float">
            <text:p>128.7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36.220154414177" calcext:value-type="float">
            <text:p>136.22</text:p>
          </table:table-cell>
          <table:table-cell office:value-type="float" office:value="115.78608448257" calcext:value-type="float">
            <text:p>115.79</text:p>
          </table:table-cell>
          <table:table-cell office:value-type="float" office:value="103.950894495667" calcext:value-type="float">
            <text:p>103.95</text:p>
          </table:table-cell>
          <table:table-cell office:value-type="float" office:value="118.604223478153" calcext:value-type="float">
            <text:p>118.60</text:p>
          </table:table-cell>
          <table:table-cell table:style-name="ce60" office:value-type="float" office:value="128.875000160353" calcext:value-type="float">
            <text:p>128.88</text:p>
          </table:table-cell>
          <table:table-cell table:style-name="ce66" office:value-type="float" office:value="4.27141261146021" calcext:value-type="float">
            <text:p>4.27</text:p>
          </table:table-cell>
          <table:table-cell table:style-name="ce66" office:value-type="float" office:value="4.10283277570902" calcext:value-type="float">
            <text:p>4.10</text:p>
          </table:table-cell>
          <table:table-cell table:style-name="ce66" office:value-type="float" office:value="3.97593293318759" calcext:value-type="float">
            <text:p>3.98</text:p>
          </table:table-cell>
          <table:table-cell table:style-name="ce66" office:value-type="float" office:value="4.45333936837901" calcext:value-type="float">
            <text:p>4.45</text:p>
          </table:table-cell>
          <table:table-cell table:style-name="ce66" office:value-type="float" office:value="3.94311821625623" calcext:value-type="float">
            <text:p>3.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100602839178064" calcext:value-type="float">
            <text:p>0.10</text:p>
          </table:table-cell>
          <table:table-cell office:value-type="float" office:value="0.103953523783273" calcext:value-type="float">
            <text:p>0.10</text:p>
          </table:table-cell>
          <table:table-cell office:value-type="float" office:value="0.0945877039926101" calcext:value-type="float">
            <text:p>0.09</text:p>
          </table:table-cell>
          <table:table-cell office:value-type="float" office:value="0.0791389755683126" calcext:value-type="float">
            <text:p>0.08</text:p>
          </table:table-cell>
          <table:table-cell table:style-name="ce60" office:value-type="float" office:value="0.0590811725233249" calcext:value-type="float">
            <text:p>0.06</text:p>
          </table:table-cell>
          <table:table-cell table:style-name="ce66" office:value-type="float" office:value="0.0435026283240569" calcext:value-type="float">
            <text:p>0.04</text:p>
          </table:table-cell>
          <table:table-cell table:style-name="ce66" office:value-type="float" office:value="0.269957093752667" calcext:value-type="float">
            <text:p>0.27</text:p>
          </table:table-cell>
          <table:table-cell table:style-name="ce66" office:value-type="float" office:value="0.169543936258199" calcext:value-type="float">
            <text:p>0.17</text:p>
          </table:table-cell>
          <table:table-cell table:style-name="ce66" office:value-type="float" office:value="0.0769942440009553" calcext:value-type="float">
            <text:p>0.08</text:p>
          </table:table-cell>
          <table:table-cell table:style-name="ce66" office:value-type="float" office:value="0.0509441793422562" calcext:value-type="float">
            <text:p>0.0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Sweden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13.771058772272" calcext:value-type="float">
            <text:p>13.77</text:p>
          </table:table-cell>
          <table:table-cell office:value-type="float" office:value="4.72485331576196" calcext:value-type="float">
            <text:p>4.72</text:p>
          </table:table-cell>
          <table:table-cell office:value-type="float" office:value="3.68996096326888" calcext:value-type="float">
            <text:p>3.69</text:p>
          </table:table-cell>
          <table:table-cell office:value-type="float" office:value="1.56710203129691" calcext:value-type="float">
            <text:p>1.57</text:p>
          </table:table-cell>
          <table:table-cell table:style-name="ce59" office:value-type="float" office:value="-1.19078766216221" calcext:value-type="float">
            <text:p>-1.19</text:p>
          </table:table-cell>
          <table:table-cell table:style-name="ce65" office:value-type="float" office:value="25.5590304724271" calcext:value-type="float">
            <text:p>25.56</text:p>
          </table:table-cell>
          <table:table-cell table:style-name="ce66" office:value-type="float" office:value="17.2032025543509" calcext:value-type="float">
            <text:p>17.20</text:p>
          </table:table-cell>
          <table:table-cell table:style-name="ce66" office:value-type="float" office:value="8.8893554058392" calcext:value-type="float">
            <text:p>8.89</text:p>
          </table:table-cell>
          <table:table-cell table:style-name="ce66" office:value-type="float" office:value="4.91538487031075" calcext:value-type="float">
            <text:p>4.92</text:p>
          </table:table-cell>
          <table:table-cell table:style-name="ce65" office:value-type="float" office:value="0.855562984927821" calcext:value-type="float">
            <text:p>0.8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Sweden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72.1056103790315" calcext:value-type="float">
            <text:p>72.11</text:p>
          </table:table-cell>
          <table:table-cell office:value-type="float" office:value="88.7176931280327" calcext:value-type="float">
            <text:p>88.72</text:p>
          </table:table-cell>
          <table:table-cell office:value-type="float" office:value="90.7353703580912" calcext:value-type="float">
            <text:p>90.74</text:p>
          </table:table-cell>
          <table:table-cell office:value-type="float" office:value="112.150181166823" calcext:value-type="float">
            <text:p>112.15</text:p>
          </table:table-cell>
          <table:table-cell table:style-name="ce59" office:value-type="float" office:value="104.800998109504" calcext:value-type="float">
            <text:p>104.80</text:p>
          </table:table-cell>
          <table:table-cell table:style-name="ce65" office:value-type="float" office:value="42.443128303904" calcext:value-type="float">
            <text:p>42.44</text:p>
          </table:table-cell>
          <table:table-cell table:style-name="ce66" office:value-type="float" office:value="40.986043951526" calcext:value-type="float">
            <text:p>40.99</text:p>
          </table:table-cell>
          <table:table-cell table:style-name="ce66" office:value-type="float" office:value="56.7989712380221" calcext:value-type="float">
            <text:p>56.80</text:p>
          </table:table-cell>
          <table:table-cell table:style-name="ce66" office:value-type="float" office:value="89.7849892616657" calcext:value-type="float">
            <text:p>89.78</text:p>
          </table:table-cell>
          <table:table-cell table:style-name="ce65" office:value-type="float" office:value="98.9549553580673" calcext:value-type="float">
            <text:p>98.9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Sweden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48.7470820580315" calcext:value-type="float">
            <text:p>48.75</text:p>
          </table:table-cell>
          <table:table-cell office:value-type="float" office:value="37.1448450083461" calcext:value-type="float">
            <text:p>37.14</text:p>
          </table:table-cell>
          <table:table-cell office:value-type="float" office:value="34.7648970000255" calcext:value-type="float">
            <text:p>34.76</text:p>
          </table:table-cell>
          <table:table-cell office:value-type="float" office:value="36.9181604588119" calcext:value-type="float">
            <text:p>36.92</text:p>
          </table:table-cell>
          <table:table-cell table:style-name="ce59" office:value-type="float" office:value="31.8561915374154" calcext:value-type="float">
            <text:p>31.86</text:p>
          </table:table-cell>
          <table:table-cell table:style-name="ce65" office:value-type="float" office:value="62.0864603034473" calcext:value-type="float">
            <text:p>62.09</text:p>
          </table:table-cell>
          <table:table-cell table:style-name="ce66" office:value-type="float" office:value="39.3930523028884" calcext:value-type="float">
            <text:p>39.39</text:p>
          </table:table-cell>
          <table:table-cell table:style-name="ce66" office:value-type="float" office:value="44.4164258548595" calcext:value-type="float">
            <text:p>44.42</text:p>
          </table:table-cell>
          <table:table-cell table:style-name="ce66" office:value-type="float" office:value="55.4825752027901" calcext:value-type="float">
            <text:p>55.48</text:p>
          </table:table-cell>
          <table:table-cell table:style-name="ce65" office:value-type="float" office:value="51.4902012653484" calcext:value-type="float">
            <text:p>51.4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Sweden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Sweden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76.2" calcext:value-type="float">
            <text:p>76.20</text:p>
          </table:table-cell>
          <table:table-cell office:value-type="float" office:value="113.3" calcext:value-type="float">
            <text:p>113.30</text:p>
          </table:table-cell>
          <table:table-cell office:value-type="float" office:value="125.4" calcext:value-type="float">
            <text:p>125.40</text:p>
          </table:table-cell>
          <table:table-cell office:value-type="float" office:value="139.6" calcext:value-type="float">
            <text:p>139.60</text:p>
          </table:table-cell>
          <table:table-cell table:style-name="ce59" office:value-type="float" office:value="133.9" calcext:value-type="float">
            <text:p>133.90</text:p>
          </table:table-cell>
          <table:table-cell table:style-name="ce65" office:value-type="float" office:value="197.1" calcext:value-type="float">
            <text:p>197.10</text:p>
          </table:table-cell>
          <table:table-cell table:style-name="ce66" office:value-type="float" office:value="269.2" calcext:value-type="float">
            <text:p>269.20</text:p>
          </table:table-cell>
          <table:table-cell table:style-name="ce66" office:value-type="float" office:value="308.2" calcext:value-type="float">
            <text:p>308.20</text:p>
          </table:table-cell>
          <table:table-cell table:style-name="ce66" office:value-type="float" office:value="363.9" calcext:value-type="float">
            <text:p>363.90</text:p>
          </table:table-cell>
          <table:table-cell table:style-name="ce65" office:value-type="float" office:value="404.6" calcext:value-type="float">
            <text:p>404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Sweden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71.7" calcext:value-type="float">
            <text:p>171.70</text:p>
          </table:table-cell>
          <table:table-cell office:value-type="float" office:value="266.9" calcext:value-type="float">
            <text:p>266.90</text:p>
          </table:table-cell>
          <table:table-cell office:value-type="float" office:value="284.2" calcext:value-type="float">
            <text:p>284.20</text:p>
          </table:table-cell>
          <table:table-cell office:value-type="float" office:value="326.6" calcext:value-type="float">
            <text:p>326.60</text:p>
          </table:table-cell>
          <table:table-cell table:style-name="ce59" office:value-type="float" office:value="351.7" calcext:value-type="float">
            <text:p>351.70</text:p>
          </table:table-cell>
          <table:table-cell table:style-name="ce65" office:value-type="float" office:value="180.1" calcext:value-type="float">
            <text:p>180.10</text:p>
          </table:table-cell>
          <table:table-cell table:style-name="ce66" office:value-type="float" office:value="264.4" calcext:value-type="float">
            <text:p>264.40</text:p>
          </table:table-cell>
          <table:table-cell table:style-name="ce66" office:value-type="float" office:value="313.5" calcext:value-type="float">
            <text:p>313.50</text:p>
          </table:table-cell>
          <table:table-cell table:style-name="ce66" office:value-type="float" office:value="364.8" calcext:value-type="float">
            <text:p>364.80</text:p>
          </table:table-cell>
          <table:table-cell table:style-name="ce65" office:value-type="float" office:value="406.2" calcext:value-type="float">
            <text:p>406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Northern</text:p>
          </table:table-cell>
          <table:table-cell table:style-name="ce55" office:value-type="string" calcext:value-type="string">
            <text:p>Sweden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57.38" calcext:value-type="float">
            <text:p>57.38</text:p>
          </table:table-cell>
          <table:table-cell table:style-name="ce59" office:value-type="float" office:value="127.79" calcext:value-type="float">
            <text:p>127.79</text:p>
          </table:table-cell>
          <table:table-cell table:style-name="ce59" office:value-type="float" office:value="99.46" calcext:value-type="float">
            <text:p>99.46</text:p>
          </table:table-cell>
          <table:table-cell table:style-name="ce59" office:value-type="float" office:value="105.76" calcext:value-type="float">
            <text:p>105.76</text:p>
          </table:table-cell>
          <table:table-cell table:style-name="ce59"/>
          <table:table-cell table:style-name="ce65" office:value-type="float" office:value="57.38" calcext:value-type="float">
            <text:p>57.38</text:p>
          </table:table-cell>
          <table:table-cell table:style-name="ce65" office:value-type="float" office:value="127.79" calcext:value-type="float">
            <text:p>127.79</text:p>
          </table:table-cell>
          <table:table-cell table:style-name="ce65" office:value-type="float" office:value="99.46" calcext:value-type="float">
            <text:p>99.46</text:p>
          </table:table-cell>
          <table:table-cell table:style-name="ce65" office:value-type="float" office:value="105.76" calcext:value-type="float">
            <text:p>105.76</text:p>
          </table:table-cell>
          <table:table-cell table:style-name="ce65"/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41.42" calcext:value-type="float">
            <text:p>41.42</text:p>
          </table:table-cell>
          <table:table-cell office:value-type="float" office:value="43.87" calcext:value-type="float">
            <text:p>43.87</text:p>
          </table:table-cell>
          <table:table-cell office:value-type="float" office:value="105.34" calcext:value-type="float">
            <text:p>105.34</text:p>
          </table:table-cell>
          <table:table-cell office:value-type="float" office:value="130" calcext:value-type="float">
            <text:p>130.00</text:p>
          </table:table-cell>
          <table:table-cell table:style-name="ce60" office:value-type="float" office:value="133.05" calcext:value-type="float">
            <text:p>133.05</text:p>
          </table:table-cell>
          <table:table-cell table:style-name="ce66" office:value-type="float" office:value="41.42" calcext:value-type="float">
            <text:p>41.42</text:p>
          </table:table-cell>
          <table:table-cell table:style-name="ce66" office:value-type="float" office:value="43.87" calcext:value-type="float">
            <text:p>43.87</text:p>
          </table:table-cell>
          <table:table-cell table:style-name="ce66" office:value-type="float" office:value="105.34" calcext:value-type="float">
            <text:p>105.34</text:p>
          </table:table-cell>
          <table:table-cell table:style-name="ce66" office:value-type="float" office:value="130" calcext:value-type="float">
            <text:p>130.00</text:p>
          </table:table-cell>
          <table:table-cell table:style-name="ce66" office:value-type="float" office:value="133.05" calcext:value-type="float">
            <text:p>133.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118.888626085038" calcext:value-type="float">
            <text:p>118.89</text:p>
          </table:table-cell>
          <table:table-cell office:value-type="float" office:value="128.321892780159" calcext:value-type="float">
            <text:p>128.32</text:p>
          </table:table-cell>
          <table:table-cell office:value-type="float" office:value="136.738009601183" calcext:value-type="float">
            <text:p>136.74</text:p>
          </table:table-cell>
          <table:table-cell office:value-type="float" office:value="154.086469698827" calcext:value-type="float">
            <text:p>154.09</text:p>
          </table:table-cell>
          <table:table-cell table:style-name="ce60" office:value-type="float" office:value="161.287103333228" calcext:value-type="float">
            <text:p>161.29</text:p>
          </table:table-cell>
          <table:table-cell table:style-name="ce66" office:value-type="float" office:value="3.38483110315393" calcext:value-type="float">
            <text:p>3.38</text:p>
          </table:table-cell>
          <table:table-cell table:style-name="ce66" office:value-type="float" office:value="3.72730453519134" calcext:value-type="float">
            <text:p>3.73</text:p>
          </table:table-cell>
          <table:table-cell table:style-name="ce66" office:value-type="float" office:value="3.36948406954656" calcext:value-type="float">
            <text:p>3.37</text:p>
          </table:table-cell>
          <table:table-cell table:style-name="ce66" office:value-type="float" office:value="3.47440734838062" calcext:value-type="float">
            <text:p>3.47</text:p>
          </table:table-cell>
          <table:table-cell table:style-name="ce66" office:value-type="float" office:value="3.31190231779134" calcext:value-type="float">
            <text:p>3.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er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547175694128357" calcext:value-type="float">
            <text:p>0.55</text:p>
          </table:table-cell>
          <table:table-cell office:value-type="float" office:value="0.418699587881032" calcext:value-type="float">
            <text:p>0.42</text:p>
          </table:table-cell>
          <table:table-cell office:value-type="float" office:value="0.510146959514515" calcext:value-type="float">
            <text:p>0.51</text:p>
          </table:table-cell>
          <table:table-cell office:value-type="float" office:value="0.563330104065752" calcext:value-type="float">
            <text:p>0.56</text:p>
          </table:table-cell>
          <table:table-cell table:style-name="ce60" office:value-type="float" office:value="0.606233336263756" calcext:value-type="float">
            <text:p>0.61</text:p>
          </table:table-cell>
          <table:table-cell table:style-name="ce66" office:value-type="float" office:value="0.17463476491982" calcext:value-type="float">
            <text:p>0.17</text:p>
          </table:table-cell>
          <table:table-cell table:style-name="ce66" office:value-type="float" office:value="0.211801041925081" calcext:value-type="float">
            <text:p>0.21</text:p>
          </table:table-cell>
          <table:table-cell table:style-name="ce66" office:value-type="float" office:value="0.232052297674044" calcext:value-type="float">
            <text:p>0.23</text:p>
          </table:table-cell>
          <table:table-cell table:style-name="ce66" office:value-type="float" office:value="0.130616426656527" calcext:value-type="float">
            <text:p>0.13</text:p>
          </table:table-cell>
          <table:table-cell table:style-name="ce66" office:value-type="float" office:value="0.147150565003318" calcext:value-type="float">
            <text:p>0.1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Bulgar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-9.26784041096186" calcext:value-type="float">
            <text:p>-9.27</text:p>
          </table:table-cell>
          <table:table-cell office:value-type="float" office:value="7.75663885213688" calcext:value-type="float">
            <text:p>7.76</text:p>
          </table:table-cell>
          <table:table-cell office:value-type="float" office:value="-4.91654117707712" calcext:value-type="float">
            <text:p>-4.92</text:p>
          </table:table-cell>
          <table:table-cell office:value-type="float" office:value="0.75383739491712" calcext:value-type="float">
            <text:p>0.75</text:p>
          </table:table-cell>
          <table:table-cell table:style-name="ce59" office:value-type="float" office:value="-2.06365897522851" calcext:value-type="float">
            <text:p>-2.06</text:p>
          </table:table-cell>
          <table:table-cell table:style-name="ce65" office:value-type="float" office:value="76.1871810861168" calcext:value-type="float">
            <text:p>76.19</text:p>
          </table:table-cell>
          <table:table-cell table:style-name="ce66" office:value-type="float" office:value="3.36755375795341" calcext:value-type="float">
            <text:p>3.37</text:p>
          </table:table-cell>
          <table:table-cell table:style-name="ce66" office:value-type="float" office:value="8.09504906108636" calcext:value-type="float">
            <text:p>8.10</text:p>
          </table:table-cell>
          <table:table-cell table:style-name="ce66" office:value-type="float" office:value="34.8284232525278" calcext:value-type="float">
            <text:p>34.83</text:p>
          </table:table-cell>
          <table:table-cell table:style-name="ce65" office:value-type="float" office:value="0.963726350975953" calcext:value-type="float">
            <text:p>0.9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Bulgar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30.4416403785489" calcext:value-type="float">
            <text:p>30.44</text:p>
          </table:table-cell>
          <table:table-cell office:value-type="float" office:value="24.5918075050129" calcext:value-type="float">
            <text:p>24.59</text:p>
          </table:table-cell>
          <table:table-cell office:value-type="float" office:value="57.6481179799366" calcext:value-type="float">
            <text:p>57.65</text:p>
          </table:table-cell>
          <table:table-cell office:value-type="float" office:value="106.558692541226" calcext:value-type="float">
            <text:p>106.56</text:p>
          </table:table-cell>
          <table:table-cell table:style-name="ce59" office:value-type="float" office:value="88.7756138865368" calcext:value-type="float">
            <text:p>88.78</text:p>
          </table:table-cell>
          <table:table-cell table:style-name="ce65" office:value-type="float" office:value="29.6529968454259" calcext:value-type="float">
            <text:p>29.65</text:p>
          </table:table-cell>
          <table:table-cell table:style-name="ce66" office:value-type="float" office:value="13.387997708393" calcext:value-type="float">
            <text:p>13.39</text:p>
          </table:table-cell>
          <table:table-cell table:style-name="ce66" office:value-type="float" office:value="10.3018091400154" calcext:value-type="float">
            <text:p>10.30</text:p>
          </table:table-cell>
          <table:table-cell table:style-name="ce66" office:value-type="float" office:value="10.4318519211994" calcext:value-type="float">
            <text:p>10.43</text:p>
          </table:table-cell>
          <table:table-cell table:style-name="ce65" office:value-type="float" office:value="10.8631103584533" calcext:value-type="float">
            <text:p>10.8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Bulgar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30.2507836990596" calcext:value-type="float">
            <text:p>30.25</text:p>
          </table:table-cell>
          <table:table-cell office:value-type="float" office:value="31.3007018503327" calcext:value-type="float">
            <text:p>31.30</text:p>
          </table:table-cell>
          <table:table-cell office:value-type="float" office:value="43.1449931016781" calcext:value-type="float">
            <text:p>43.14</text:p>
          </table:table-cell>
          <table:table-cell office:value-type="float" office:value="50.8663397941725" calcext:value-type="float">
            <text:p>50.87</text:p>
          </table:table-cell>
          <table:table-cell table:style-name="ce59" office:value-type="float" office:value="44.6215568998195" calcext:value-type="float">
            <text:p>44.62</text:p>
          </table:table-cell>
          <table:table-cell table:style-name="ce65" office:value-type="float" office:value="66.1971830985915" calcext:value-type="float">
            <text:p>66.20</text:p>
          </table:table-cell>
          <table:table-cell table:style-name="ce66" office:value-type="float" office:value="56.6686874810549" calcext:value-type="float">
            <text:p>56.67</text:p>
          </table:table-cell>
          <table:table-cell table:style-name="ce66" office:value-type="float" office:value="27.5652423286493" calcext:value-type="float">
            <text:p>27.57</text:p>
          </table:table-cell>
          <table:table-cell table:style-name="ce66" office:value-type="float" office:value="30.4592314901593" calcext:value-type="float">
            <text:p>30.46</text:p>
          </table:table-cell>
          <table:table-cell table:style-name="ce65" office:value-type="float" office:value="32.3081055671211" calcext:value-type="float">
            <text:p>32.3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Bulgar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5"/>
          <table:table-cell table:style-name="ce66" table:number-columns-repeated="3"/>
          <table:table-cell table:style-name="ce65"/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Bulgar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50.4" calcext:value-type="float">
            <text:p>50.40</text:p>
          </table:table-cell>
          <table:table-cell office:value-type="float" office:value="24.3" calcext:value-type="float">
            <text:p>24.30</text:p>
          </table:table-cell>
          <table:table-cell office:value-type="float" office:value="39.4" calcext:value-type="float">
            <text:p>39.40</text:p>
          </table:table-cell>
          <table:table-cell office:value-type="float" office:value="57.5" calcext:value-type="float">
            <text:p>57.50</text:p>
          </table:table-cell>
          <table:table-cell table:style-name="ce59" office:value-type="float" office:value="67.8" calcext:value-type="float">
            <text:p>67.80</text:p>
          </table:table-cell>
          <table:table-cell table:style-name="ce65" office:value-type="float" office:value="82.4" calcext:value-type="float">
            <text:p>82.40</text:p>
          </table:table-cell>
          <table:table-cell table:style-name="ce66" office:value-type="float" office:value="80.6" calcext:value-type="float">
            <text:p>80.60</text:p>
          </table:table-cell>
          <table:table-cell table:style-name="ce66" office:value-type="float" office:value="103.5" calcext:value-type="float">
            <text:p>103.50</text:p>
          </table:table-cell>
          <table:table-cell table:style-name="ce66" office:value-type="float" office:value="147.5" calcext:value-type="float">
            <text:p>147.50</text:p>
          </table:table-cell>
          <table:table-cell table:style-name="ce65" office:value-type="float" office:value="151.7" calcext:value-type="float">
            <text:p>151.7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Bulgar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03.9" calcext:value-type="float">
            <text:p>103.90</text:p>
          </table:table-cell>
          <table:table-cell office:value-type="float" office:value="90.4" calcext:value-type="float">
            <text:p>90.40</text:p>
          </table:table-cell>
          <table:table-cell office:value-type="float" office:value="145.1" calcext:value-type="float">
            <text:p>145.10</text:p>
          </table:table-cell>
          <table:table-cell office:value-type="float" office:value="236.1" calcext:value-type="float">
            <text:p>236.10</text:p>
          </table:table-cell>
          <table:table-cell table:style-name="ce59" office:value-type="float" office:value="220.6" calcext:value-type="float">
            <text:p>220.60</text:p>
          </table:table-cell>
          <table:table-cell table:style-name="ce65" office:value-type="float" office:value="109.7" calcext:value-type="float">
            <text:p>109.70</text:p>
          </table:table-cell>
          <table:table-cell table:style-name="ce66" office:value-type="float" office:value="80.4" calcext:value-type="float">
            <text:p>80.40</text:p>
          </table:table-cell>
          <table:table-cell table:style-name="ce66" office:value-type="float" office:value="116.7" calcext:value-type="float">
            <text:p>116.70</text:p>
          </table:table-cell>
          <table:table-cell table:style-name="ce66" office:value-type="float" office:value="133.4" calcext:value-type="float">
            <text:p>133.40</text:p>
          </table:table-cell>
          <table:table-cell table:style-name="ce65" office:value-type="float" office:value="149.9" calcext:value-type="float">
            <text:p>149.9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Bulgar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0.37" calcext:value-type="float">
            <text:p>0.37</text:p>
          </table:table-cell>
          <table:table-cell office:value-type="float" office:value="0.82" calcext:value-type="float">
            <text:p>0.82</text:p>
          </table:table-cell>
          <table:table-cell office:value-type="float" office:value="13.16" calcext:value-type="float">
            <text:p>13.16</text:p>
          </table:table-cell>
          <table:table-cell office:value-type="float" office:value="15.47" calcext:value-type="float">
            <text:p>15.47</text:p>
          </table:table-cell>
          <table:table-cell table:style-name="ce59"/>
          <table:table-cell table:style-name="ce65" office:value-type="float" office:value="0.37" calcext:value-type="float">
            <text:p>0.37</text:p>
          </table:table-cell>
          <table:table-cell table:style-name="ce66" office:value-type="float" office:value="0.82" calcext:value-type="float">
            <text:p>0.82</text:p>
          </table:table-cell>
          <table:table-cell table:style-name="ce66" office:value-type="float" office:value="13.16" calcext:value-type="float">
            <text:p>13.16</text:p>
          </table:table-cell>
          <table:table-cell table:style-name="ce66" office:value-type="float" office:value="15.47" calcext:value-type="float">
            <text:p>15.47</text:p>
          </table:table-cell>
          <table:table-cell table:style-name="ce65"/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59.49" calcext:value-type="float">
            <text:p>59.49</text:p>
          </table:table-cell>
          <table:table-cell office:value-type="float" office:value="15.33" calcext:value-type="float">
            <text:p>15.33</text:p>
          </table:table-cell>
          <table:table-cell office:value-type="float" office:value="40.01" calcext:value-type="float">
            <text:p>40.01</text:p>
          </table:table-cell>
          <table:table-cell office:value-type="float" office:value="72.54" calcext:value-type="float">
            <text:p>72.54</text:p>
          </table:table-cell>
          <table:table-cell table:style-name="ce60" office:value-type="float" office:value="66" calcext:value-type="float">
            <text:p>66.00</text:p>
          </table:table-cell>
          <table:table-cell table:style-name="ce66" office:value-type="float" office:value="59.49" calcext:value-type="float">
            <text:p>59.49</text:p>
          </table:table-cell>
          <table:table-cell table:style-name="ce66" office:value-type="float" office:value="15.33" calcext:value-type="float">
            <text:p>15.33</text:p>
          </table:table-cell>
          <table:table-cell table:style-name="ce66" office:value-type="float" office:value="40.01" calcext:value-type="float">
            <text:p>40.01</text:p>
          </table:table-cell>
          <table:table-cell table:style-name="ce66" office:value-type="float" office:value="72.54" calcext:value-type="float">
            <text:p>72.54</text:p>
          </table:table-cell>
          <table:table-cell table:style-name="ce66" office:value-type="float" office:value="66" calcext:value-type="float">
            <text:p>66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0" office:value-type="float" office:value="0" calcext:value-type="float">
            <text:p>0.00</text:p>
          </table:table-cell>
          <table:table-cell table:number-columns-repeated="5" table:style-name="ce66" office:value-type="float" office:value="0" calcext:value-type="float">
            <text:p>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715555555555556" calcext:value-type="float">
            <text:p>0.72</text:p>
          </table:table-cell>
          <table:table-cell office:value-type="float" office:value="0.308439702800533" calcext:value-type="float">
            <text:p>0.31</text:p>
          </table:table-cell>
          <table:table-cell office:value-type="float" office:value="0.257669285447063" calcext:value-type="float">
            <text:p>0.26</text:p>
          </table:table-cell>
          <table:table-cell office:value-type="float" office:value="0.3341873471985" calcext:value-type="float">
            <text:p>0.33</text:p>
          </table:table-cell>
          <table:table-cell table:style-name="ce60" office:value-type="float" office:value="0.22756650430873" calcext:value-type="float">
            <text:p>0.23</text:p>
          </table:table-cell>
          <table:table-cell table:style-name="ce66" office:value-type="float" office:value="0.0053475935828877" calcext:value-type="float">
            <text:p>0.01</text:p>
          </table:table-cell>
          <table:table-cell table:style-name="ce66" office:value-type="float" office:value="0.0221432476763259" calcext:value-type="float">
            <text:p>0.02</text:p>
          </table:table-cell>
          <table:table-cell table:style-name="ce66" office:value-type="float" office:value="0.255158004700966" calcext:value-type="float">
            <text:p>0.26</text:p>
          </table:table-cell>
          <table:table-cell table:style-name="ce66" office:value-type="float" office:value="0.0241596638655462" calcext:value-type="float">
            <text:p>0.02</text:p>
          </table:table-cell>
          <table:table-cell table:style-name="ce66" office:value-type="float" office:value="0.187168414558914" calcext:value-type="float">
            <text:p>0.1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Czech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0.781689957831295" calcext:value-type="float">
            <text:p>0.78</text:p>
          </table:table-cell>
          <table:table-cell office:value-type="float" office:value="7.21098707274733" calcext:value-type="float">
            <text:p>7.21</text:p>
          </table:table-cell>
          <table:table-cell office:value-type="float" office:value="7.54044272194824" calcext:value-type="float">
            <text:p>7.54</text:p>
          </table:table-cell>
          <table:table-cell office:value-type="float" office:value="6.68655622013172" calcext:value-type="float">
            <text:p>6.69</text:p>
          </table:table-cell>
          <table:table-cell table:style-name="ce59" office:value-type="float" office:value="3.21571750169462" calcext:value-type="float">
            <text:p>3.22</text:p>
          </table:table-cell>
          <table:table-cell table:style-name="ce65" office:value-type="float" office:value="96.6112151493364" calcext:value-type="float">
            <text:p>96.61</text:p>
          </table:table-cell>
          <table:table-cell table:style-name="ce66" office:value-type="float" office:value="45.9444598376399" calcext:value-type="float">
            <text:p>45.94</text:p>
          </table:table-cell>
          <table:table-cell table:style-name="ce66" office:value-type="float" office:value="42.6217539464485" calcext:value-type="float">
            <text:p>42.62</text:p>
          </table:table-cell>
          <table:table-cell table:style-name="ce66" office:value-type="float" office:value="32.9142381931383" calcext:value-type="float">
            <text:p>32.91</text:p>
          </table:table-cell>
          <table:table-cell table:style-name="ce65" office:value-type="float" office:value="13.0409271576248" calcext:value-type="float">
            <text:p>13.0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Czech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54.3220794643628" calcext:value-type="float">
            <text:p>54.32</text:p>
          </table:table-cell>
          <table:table-cell office:value-type="float" office:value="49.1027753717019" calcext:value-type="float">
            <text:p>49.10</text:p>
          </table:table-cell>
          <table:table-cell office:value-type="float" office:value="31.3706782777339" calcext:value-type="float">
            <text:p>31.37</text:p>
          </table:table-cell>
          <table:table-cell office:value-type="float" office:value="38.9160128647226" calcext:value-type="float">
            <text:p>38.92</text:p>
          </table:table-cell>
          <table:table-cell table:style-name="ce59" office:value-type="float" office:value="37.7887293634186" calcext:value-type="float">
            <text:p>37.79</text:p>
          </table:table-cell>
          <table:table-cell table:style-name="ce65" office:value-type="float" office:value="9.26453893511728" calcext:value-type="float">
            <text:p>9.26</text:p>
          </table:table-cell>
          <table:table-cell table:style-name="ce66" office:value-type="float" office:value="13.2320722133754" calcext:value-type="float">
            <text:p>13.23</text:p>
          </table:table-cell>
          <table:table-cell table:style-name="ce66" office:value-type="float" office:value="5.94658815148008" calcext:value-type="float">
            <text:p>5.95</text:p>
          </table:table-cell>
          <table:table-cell table:style-name="ce66" office:value-type="float" office:value="7.19529565442109" calcext:value-type="float">
            <text:p>7.20</text:p>
          </table:table-cell>
          <table:table-cell table:style-name="ce65" office:value-type="float" office:value="11.521409953429" calcext:value-type="float">
            <text:p>11.5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Czech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61" office:value-type="float" office:value="36.7952607140951" calcext:value-type="float">
            <text:p>36.80</text:p>
          </table:table-cell>
          <table:table-cell table:style-name="ce62" office:value-type="float" office:value="38.3746224854947" calcext:value-type="float">
            <text:p>38.37</text:p>
          </table:table-cell>
          <table:table-cell table:style-name="ce62" office:value-type="float" office:value="28.6631114514088" calcext:value-type="float">
            <text:p>28.66</text:p>
          </table:table-cell>
          <table:table-cell table:style-name="ce62" office:value-type="float" office:value="33.8322792968214" calcext:value-type="float">
            <text:p>33.83</text:p>
          </table:table-cell>
          <table:table-cell table:style-name="ce61" office:value-type="float" office:value="37.0894520389088" calcext:value-type="float">
            <text:p>37.09</text:p>
          </table:table-cell>
          <table:table-cell table:style-name="ce67" office:value-type="float" office:value="46.9387624750499" calcext:value-type="float">
            <text:p>46.94</text:p>
          </table:table-cell>
          <table:table-cell table:style-name="ce68" office:value-type="float" office:value="59.3007311753427" calcext:value-type="float">
            <text:p>59.30</text:p>
          </table:table-cell>
          <table:table-cell table:style-name="ce68" office:value-type="float" office:value="27.3149209823985" calcext:value-type="float">
            <text:p>27.31</text:p>
          </table:table-cell>
          <table:table-cell table:style-name="ce68" office:value-type="float" office:value="28.515377306596" calcext:value-type="float">
            <text:p>28.52</text:p>
          </table:table-cell>
          <table:table-cell table:style-name="ce67" office:value-type="float" office:value="32.2896746024002" calcext:value-type="float">
            <text:p>32.2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Czech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61"/>
          <table:table-cell table:style-name="ce62" office:value-type="float" office:value="-6.79671880539001" calcext:value-type="float">
            <text:p>-6.80</text:p>
          </table:table-cell>
          <table:table-cell table:style-name="ce62" office:value-type="float" office:value="6.81377586582353" calcext:value-type="float">
            <text:p>6.81</text:p>
          </table:table-cell>
          <table:table-cell table:style-name="ce62" office:value-type="float" office:value="0.952702262996114" calcext:value-type="float">
            <text:p>0.95</text:p>
          </table:table-cell>
          <table:table-cell table:style-name="ce61" office:value-type="float" office:value="1.57205779467352" calcext:value-type="float">
            <text:p>1.57</text:p>
          </table:table-cell>
          <table:table-cell table:style-name="ce67"/>
          <table:table-cell table:style-name="ce68" office:value-type="float" office:value="-4.90967132520155" calcext:value-type="float">
            <text:p>-4.91</text:p>
          </table:table-cell>
          <table:table-cell table:style-name="ce68" office:value-type="float" office:value="5.86330582211949" calcext:value-type="float">
            <text:p>5.86</text:p>
          </table:table-cell>
          <table:table-cell table:style-name="ce68" office:value-type="float" office:value="9.67790146149259" calcext:value-type="float">
            <text:p>9.68</text:p>
          </table:table-cell>
          <table:table-cell table:style-name="ce67" office:value-type="float" office:value="4.2363243656033" calcext:value-type="float">
            <text:p>4.2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Czech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61" office:value-type="float" office:value="44" calcext:value-type="float">
            <text:p>44.00</text:p>
          </table:table-cell>
          <table:table-cell table:style-name="ce62" office:value-type="float" office:value="50.2" calcext:value-type="float">
            <text:p>50.20</text:p>
          </table:table-cell>
          <table:table-cell table:style-name="ce62" office:value-type="float" office:value="39.9" calcext:value-type="float">
            <text:p>39.90</text:p>
          </table:table-cell>
          <table:table-cell table:style-name="ce62" office:value-type="float" office:value="42.2" calcext:value-type="float">
            <text:p>42.20</text:p>
          </table:table-cell>
          <table:table-cell table:style-name="ce61" office:value-type="float" office:value="46" calcext:value-type="float">
            <text:p>46.00</text:p>
          </table:table-cell>
          <table:table-cell table:style-name="ce67" office:value-type="float" office:value="114.1" calcext:value-type="float">
            <text:p>114.10</text:p>
          </table:table-cell>
          <table:table-cell table:style-name="ce68" office:value-type="float" office:value="112.9" calcext:value-type="float">
            <text:p>112.90</text:p>
          </table:table-cell>
          <table:table-cell table:style-name="ce68" office:value-type="float" office:value="111.7" calcext:value-type="float">
            <text:p>111.70</text:p>
          </table:table-cell>
          <table:table-cell table:style-name="ce68" office:value-type="float" office:value="130" calcext:value-type="float">
            <text:p>130.00</text:p>
          </table:table-cell>
          <table:table-cell table:style-name="ce67" office:value-type="float" office:value="155.2" calcext:value-type="float">
            <text:p>155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Czech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61" office:value-type="float" office:value="169.6" calcext:value-type="float">
            <text:p>169.60</text:p>
          </table:table-cell>
          <table:table-cell table:style-name="ce62" office:value-type="float" office:value="152" calcext:value-type="float">
            <text:p>152.00</text:p>
          </table:table-cell>
          <table:table-cell table:style-name="ce62" office:value-type="float" office:value="131.3" calcext:value-type="float">
            <text:p>131.30</text:p>
          </table:table-cell>
          <table:table-cell table:style-name="ce62" office:value-type="float" office:value="134" calcext:value-type="float">
            <text:p>134.00</text:p>
          </table:table-cell>
          <table:table-cell table:style-name="ce61" office:value-type="float" office:value="122.8" calcext:value-type="float">
            <text:p>122.80</text:p>
          </table:table-cell>
          <table:table-cell table:style-name="ce67" office:value-type="float" office:value="103.6" calcext:value-type="float">
            <text:p>103.60</text:p>
          </table:table-cell>
          <table:table-cell table:style-name="ce68" office:value-type="float" office:value="110.5" calcext:value-type="float">
            <text:p>110.50</text:p>
          </table:table-cell>
          <table:table-cell table:style-name="ce68" office:value-type="float" office:value="117.4" calcext:value-type="float">
            <text:p>117.40</text:p>
          </table:table-cell>
          <table:table-cell table:style-name="ce68" office:value-type="float" office:value="133.8" calcext:value-type="float">
            <text:p>133.80</text:p>
          </table:table-cell>
          <table:table-cell table:style-name="ce67" office:value-type="float" office:value="156.8" calcext:value-type="float">
            <text:p>156.8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Czech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61" office:value-type="float" office:value="13.23" calcext:value-type="float">
            <text:p>13.23</text:p>
          </table:table-cell>
          <table:table-cell table:style-name="ce62" office:value-type="float" office:value="15.72" calcext:value-type="float">
            <text:p>15.72</text:p>
          </table:table-cell>
          <table:table-cell table:style-name="ce62" office:value-type="float" office:value="23.48" calcext:value-type="float">
            <text:p>23.48</text:p>
          </table:table-cell>
          <table:table-cell table:style-name="ce62" office:value-type="float" office:value="23.27" calcext:value-type="float">
            <text:p>23.27</text:p>
          </table:table-cell>
          <table:table-cell table:style-name="ce61"/>
          <table:table-cell table:style-name="ce67" office:value-type="float" office:value="13.23" calcext:value-type="float">
            <text:p>13.23</text:p>
          </table:table-cell>
          <table:table-cell table:style-name="ce68" office:value-type="float" office:value="15.72" calcext:value-type="float">
            <text:p>15.72</text:p>
          </table:table-cell>
          <table:table-cell table:style-name="ce68" office:value-type="float" office:value="23.48" calcext:value-type="float">
            <text:p>23.48</text:p>
          </table:table-cell>
          <table:table-cell table:style-name="ce68" office:value-type="float" office:value="23.27" calcext:value-type="float">
            <text:p>23.27</text:p>
          </table:table-cell>
          <table:table-cell table:style-name="ce67"/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table:style-name="ce62" office:value-type="float" office:value="68.63" calcext:value-type="float">
            <text:p>68.63</text:p>
          </table:table-cell>
          <table:table-cell table:style-name="ce62" office:value-type="float" office:value="49.61" calcext:value-type="float">
            <text:p>49.61</text:p>
          </table:table-cell>
          <table:table-cell table:style-name="ce62" office:value-type="float" office:value="44.07" calcext:value-type="float">
            <text:p>44.07</text:p>
          </table:table-cell>
          <table:table-cell table:style-name="ce62" office:value-type="float" office:value="61.49" calcext:value-type="float">
            <text:p>61.49</text:p>
          </table:table-cell>
          <table:table-cell table:style-name="ce62" office:value-type="float" office:value="65.38" calcext:value-type="float">
            <text:p>65.38</text:p>
          </table:table-cell>
          <table:table-cell table:style-name="ce68" office:value-type="float" office:value="68.63" calcext:value-type="float">
            <text:p>68.63</text:p>
          </table:table-cell>
          <table:table-cell table:style-name="ce68" office:value-type="float" office:value="49.61" calcext:value-type="float">
            <text:p>49.61</text:p>
          </table:table-cell>
          <table:table-cell table:style-name="ce68" office:value-type="float" office:value="44.07" calcext:value-type="float">
            <text:p>44.07</text:p>
          </table:table-cell>
          <table:table-cell table:style-name="ce68" office:value-type="float" office:value="61.49" calcext:value-type="float">
            <text:p>61.49</text:p>
          </table:table-cell>
          <table:table-cell table:style-name="ce68" office:value-type="float" office:value="65.38" calcext:value-type="float">
            <text:p>65.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style-name="ce62" office:value-type="float" office:value="171.571316280972" calcext:value-type="float">
            <text:p>171.57</text:p>
          </table:table-cell>
          <table:table-cell table:style-name="ce62" office:value-type="float" office:value="195.02268015414" calcext:value-type="float">
            <text:p>195.02</text:p>
          </table:table-cell>
          <table:table-cell table:style-name="ce62" office:value-type="float" office:value="178.15650621713" calcext:value-type="float">
            <text:p>178.16</text:p>
          </table:table-cell>
          <table:table-cell table:style-name="ce62" office:value-type="float" office:value="181.043840398298" calcext:value-type="float">
            <text:p>181.04</text:p>
          </table:table-cell>
          <table:table-cell table:style-name="ce62" office:value-type="float" office:value="172.524834179508" calcext:value-type="float">
            <text:p>172.52</text:p>
          </table:table-cell>
          <table:table-cell table:style-name="ce68" office:value-type="float" office:value="5.57768396927222" calcext:value-type="float">
            <text:p>5.58</text:p>
          </table:table-cell>
          <table:table-cell table:style-name="ce68" office:value-type="float" office:value="6.85355466709367" calcext:value-type="float">
            <text:p>6.85</text:p>
          </table:table-cell>
          <table:table-cell table:style-name="ce68" office:value-type="float" office:value="5.52553790570153" calcext:value-type="float">
            <text:p>5.53</text:p>
          </table:table-cell>
          <table:table-cell table:style-name="ce68" office:value-type="float" office:value="5.20494318686555" calcext:value-type="float">
            <text:p>5.20</text:p>
          </table:table-cell>
          <table:table-cell table:style-name="ce68" office:value-type="float" office:value="4.72515782403129" calcext:value-type="float">
            <text:p>4.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table:style-name="ce62" office:value-type="float" office:value="0.611767258227711" calcext:value-type="float">
            <text:p>0.61</text:p>
          </table:table-cell>
          <table:table-cell table:style-name="ce62" office:value-type="float" office:value="0.544943404210304" calcext:value-type="float">
            <text:p>0.54</text:p>
          </table:table-cell>
          <table:table-cell table:style-name="ce62" office:value-type="float" office:value="0.400192483044951" calcext:value-type="float">
            <text:p>0.40</text:p>
          </table:table-cell>
          <table:table-cell table:style-name="ce62" office:value-type="float" office:value="0.304329401256257" calcext:value-type="float">
            <text:p>0.30</text:p>
          </table:table-cell>
          <table:table-cell table:style-name="ce62" office:value-type="float" office:value="0.271564840224105" calcext:value-type="float">
            <text:p>0.27</text:p>
          </table:table-cell>
          <table:table-cell table:style-name="ce68" office:value-type="float" office:value="0.242230617747238" calcext:value-type="float">
            <text:p>0.24</text:p>
          </table:table-cell>
          <table:table-cell table:style-name="ce68" office:value-type="float" office:value="0.308030743664312" calcext:value-type="float">
            <text:p>0.31</text:p>
          </table:table-cell>
          <table:table-cell table:style-name="ce68" office:value-type="float" office:value="0.367691397334385" calcext:value-type="float">
            <text:p>0.37</text:p>
          </table:table-cell>
          <table:table-cell table:style-name="ce68" office:value-type="float" office:value="0.207846675902037" calcext:value-type="float">
            <text:p>0.21</text:p>
          </table:table-cell>
          <table:table-cell table:style-name="ce68" office:value-type="float" office:value="0.830649873289056" calcext:value-type="float">
            <text:p>0.8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Eston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61"/>
          <table:table-cell table:style-name="ce62" office:value-type="float" office:value="1.03186027080595" calcext:value-type="float">
            <text:p>1.03</text:p>
          </table:table-cell>
          <table:table-cell table:style-name="ce62" office:value-type="float" office:value="-2.64813037021383" calcext:value-type="float">
            <text:p>-2.65</text:p>
          </table:table-cell>
          <table:table-cell table:style-name="ce62" office:value-type="float" office:value="-0.791058722854215" calcext:value-type="float">
            <text:p>-0.79</text:p>
          </table:table-cell>
          <table:table-cell table:style-name="ce61" office:value-type="float" office:value="-1.08210426580648" calcext:value-type="float">
            <text:p>-1.08</text:p>
          </table:table-cell>
          <table:table-cell table:style-name="ce67"/>
          <table:table-cell table:style-name="ce68" office:value-type="float" office:value="12.0753029552432" calcext:value-type="float">
            <text:p>12.08</text:p>
          </table:table-cell>
          <table:table-cell table:style-name="ce68" office:value-type="float" office:value="0.286931462166304" calcext:value-type="float">
            <text:p>0.29</text:p>
          </table:table-cell>
          <table:table-cell table:style-name="ce68" office:value-type="float" office:value="20.7544882248475" calcext:value-type="float">
            <text:p>20.75</text:p>
          </table:table-cell>
          <table:table-cell table:style-name="ce67" office:value-type="float" office:value="13.4558427055215" calcext:value-type="float">
            <text:p>13.4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Eston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61" office:value-type="float" office:value="27.0035971223022" calcext:value-type="float">
            <text:p>27.00</text:p>
          </table:table-cell>
          <table:table-cell table:style-name="ce62" office:value-type="float" office:value="45.3103224760979" calcext:value-type="float">
            <text:p>45.31</text:p>
          </table:table-cell>
          <table:table-cell table:style-name="ce62" office:value-type="float" office:value="64.580891493518" calcext:value-type="float">
            <text:p>64.58</text:p>
          </table:table-cell>
          <table:table-cell table:style-name="ce62" office:value-type="float" office:value="87.0190935652646" calcext:value-type="float">
            <text:p>87.02</text:p>
          </table:table-cell>
          <table:table-cell table:style-name="ce61" office:value-type="float" office:value="73.7734844082898" calcext:value-type="float">
            <text:p>73.77</text:p>
          </table:table-cell>
          <table:table-cell table:style-name="ce67" office:value-type="float" office:value="6.37410071942446" calcext:value-type="float">
            <text:p>6.37</text:p>
          </table:table-cell>
          <table:table-cell table:style-name="ce68" office:value-type="float" office:value="17.293793550478" calcext:value-type="float">
            <text:p>17.29</text:p>
          </table:table-cell>
          <table:table-cell table:style-name="ce68" office:value-type="float" office:value="38.2622979932516" calcext:value-type="float">
            <text:p>38.26</text:p>
          </table:table-cell>
          <table:table-cell table:style-name="ce68" office:value-type="float" office:value="13.2329958551335" calcext:value-type="float">
            <text:p>13.23</text:p>
          </table:table-cell>
          <table:table-cell table:style-name="ce67" office:value-type="float" office:value="9.25479372457873" calcext:value-type="float">
            <text:p>9.2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Eston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61" office:value-type="float" office:value="24.8526782758392" calcext:value-type="float">
            <text:p>24.85</text:p>
          </table:table-cell>
          <table:table-cell table:style-name="ce62" office:value-type="float" office:value="35.5774124592834" calcext:value-type="float">
            <text:p>35.58</text:p>
          </table:table-cell>
          <table:table-cell table:style-name="ce62" office:value-type="float" office:value="33.869330352985" calcext:value-type="float">
            <text:p>33.87</text:p>
          </table:table-cell>
          <table:table-cell table:style-name="ce62" office:value-type="float" office:value="39.6614410742711" calcext:value-type="float">
            <text:p>39.66</text:p>
          </table:table-cell>
          <table:table-cell table:style-name="ce61" office:value-type="float" office:value="32.5846445367889" calcext:value-type="float">
            <text:p>32.58</text:p>
          </table:table-cell>
          <table:table-cell table:style-name="ce67" office:value-type="float" office:value="43.2722832722833" calcext:value-type="float">
            <text:p>43.27</text:p>
          </table:table-cell>
          <table:table-cell table:style-name="ce68" office:value-type="float" office:value="33.3218846598183" calcext:value-type="float">
            <text:p>33.32</text:p>
          </table:table-cell>
          <table:table-cell table:style-name="ce68" office:value-type="float" office:value="46.3124973130992" calcext:value-type="float">
            <text:p>46.31</text:p>
          </table:table-cell>
          <table:table-cell table:style-name="ce68" office:value-type="float" office:value="28.5176670425093" calcext:value-type="float">
            <text:p>28.52</text:p>
          </table:table-cell>
          <table:table-cell table:style-name="ce67" office:value-type="float" office:value="21.2927375421944" calcext:value-type="float">
            <text:p>21.2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Eston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61"/>
          <table:table-cell table:style-name="ce62" office:value-type="float" office:value="-2.5202855147129" calcext:value-type="float">
            <text:p>-2.52</text:p>
          </table:table-cell>
          <table:table-cell table:style-name="ce62" office:value-type="float" office:value="17.5268005527436" calcext:value-type="float">
            <text:p>17.53</text:p>
          </table:table-cell>
          <table:table-cell table:style-name="ce62" office:value-type="float" office:value="4.85611750642861" calcext:value-type="float">
            <text:p>4.86</text:p>
          </table:table-cell>
          <table:table-cell table:style-name="ce61" office:value-type="float" office:value="6.66642746522585" calcext:value-type="float">
            <text:p>6.67</text:p>
          </table:table-cell>
          <table:table-cell table:style-name="ce67"/>
          <table:table-cell table:style-name="ce68" office:value-type="float" office:value="5.71192526150716" calcext:value-type="float">
            <text:p>5.71</text:p>
          </table:table-cell>
          <table:table-cell table:style-name="ce68" office:value-type="float" office:value="-6.63699384822997" calcext:value-type="float">
            <text:p>-6.64</text:p>
          </table:table-cell>
          <table:table-cell table:style-name="ce68" office:value-type="float" office:value="-7.11341479754212" calcext:value-type="float">
            <text:p>-7.11</text:p>
          </table:table-cell>
          <table:table-cell table:style-name="ce67" office:value-type="float" office:value="-7.13994433081422" calcext:value-type="float">
            <text:p>-7.1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Eston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61" office:value-type="float" office:value="36.8" calcext:value-type="float">
            <text:p>36.80</text:p>
          </table:table-cell>
          <table:table-cell table:style-name="ce62" office:value-type="float" office:value="36.3" calcext:value-type="float">
            <text:p>36.30</text:p>
          </table:table-cell>
          <table:table-cell table:style-name="ce62" office:value-type="float" office:value="52.3" calcext:value-type="float">
            <text:p>52.30</text:p>
          </table:table-cell>
          <table:table-cell table:style-name="ce62" office:value-type="float" office:value="86.5" calcext:value-type="float">
            <text:p>86.50</text:p>
          </table:table-cell>
          <table:table-cell table:style-name="ce61" office:value-type="float" office:value="92.5" calcext:value-type="float">
            <text:p>92.50</text:p>
          </table:table-cell>
          <table:table-cell table:style-name="ce67" office:value-type="float" office:value="45.1" calcext:value-type="float">
            <text:p>45.10</text:p>
          </table:table-cell>
          <table:table-cell table:style-name="ce68" office:value-type="float" office:value="83.3" calcext:value-type="float">
            <text:p>83.30</text:p>
          </table:table-cell>
          <table:table-cell table:style-name="ce68" office:value-type="float" office:value="136.9" calcext:value-type="float">
            <text:p>136.90</text:p>
          </table:table-cell>
          <table:table-cell table:style-name="ce68" office:value-type="float" office:value="174.2" calcext:value-type="float">
            <text:p>174.20</text:p>
          </table:table-cell>
          <table:table-cell table:style-name="ce67" office:value-type="float" office:value="169.8" calcext:value-type="float">
            <text:p>169.8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Eston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61" office:value-type="float" office:value="126.1" calcext:value-type="float">
            <text:p>126.10</text:p>
          </table:table-cell>
          <table:table-cell table:style-name="ce62" office:value-type="float" office:value="146.6" calcext:value-type="float">
            <text:p>146.60</text:p>
          </table:table-cell>
          <table:table-cell table:style-name="ce62" office:value-type="float" office:value="207.5" calcext:value-type="float">
            <text:p>207.50</text:p>
          </table:table-cell>
          <table:table-cell table:style-name="ce62" office:value-type="float" office:value="237.4" calcext:value-type="float">
            <text:p>237.40</text:p>
          </table:table-cell>
          <table:table-cell table:style-name="ce61" office:value-type="float" office:value="244.8" calcext:value-type="float">
            <text:p>244.80</text:p>
          </table:table-cell>
          <table:table-cell table:style-name="ce67" office:value-type="float" office:value="48.9" calcext:value-type="float">
            <text:p>48.90</text:p>
          </table:table-cell>
          <table:table-cell table:style-name="ce68" office:value-type="float" office:value="100.1" calcext:value-type="float">
            <text:p>100.10</text:p>
          </table:table-cell>
          <table:table-cell table:style-name="ce68" office:value-type="float" office:value="155" calcext:value-type="float">
            <text:p>155.00</text:p>
          </table:table-cell>
          <table:table-cell table:style-name="ce68" office:value-type="float" office:value="173.4" calcext:value-type="float">
            <text:p>173.40</text:p>
          </table:table-cell>
          <table:table-cell table:style-name="ce67" office:value-type="float" office:value="167.3" calcext:value-type="float">
            <text:p>167.3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Eston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61"/>
          <table:table-cell table:style-name="ce62" office:value-type="float" office:value="29.81" calcext:value-type="float">
            <text:p>29.81</text:p>
          </table:table-cell>
          <table:table-cell table:style-name="ce62" office:value-type="float" office:value="35.02" calcext:value-type="float">
            <text:p>35.02</text:p>
          </table:table-cell>
          <table:table-cell table:style-name="ce62" office:value-type="float" office:value="12.36" calcext:value-type="float">
            <text:p>12.36</text:p>
          </table:table-cell>
          <table:table-cell table:style-name="ce61"/>
          <table:table-cell table:style-name="ce67"/>
          <table:table-cell table:style-name="ce68" office:value-type="float" office:value="29.81" calcext:value-type="float">
            <text:p>29.81</text:p>
          </table:table-cell>
          <table:table-cell table:style-name="ce68" office:value-type="float" office:value="35.02" calcext:value-type="float">
            <text:p>35.02</text:p>
          </table:table-cell>
          <table:table-cell table:style-name="ce68" office:value-type="float" office:value="12.36" calcext:value-type="float">
            <text:p>12.36</text:p>
          </table:table-cell>
          <table:table-cell table:style-name="ce67"/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table:style-name="ce62" office:value-type="float" office:value="14.41" calcext:value-type="float">
            <text:p>14.41</text:p>
          </table:table-cell>
          <table:table-cell table:style-name="ce62" office:value-type="float" office:value="33" calcext:value-type="float">
            <text:p>33.00</text:p>
          </table:table-cell>
          <table:table-cell table:style-name="ce62" office:value-type="float" office:value="47.66" calcext:value-type="float">
            <text:p>47.66</text:p>
          </table:table-cell>
          <table:table-cell table:style-name="ce62" office:value-type="float" office:value="98.54" calcext:value-type="float">
            <text:p>98.54</text:p>
          </table:table-cell>
          <table:table-cell table:style-name="ce62" office:value-type="float" office:value="71.6" calcext:value-type="float">
            <text:p>71.60</text:p>
          </table:table-cell>
          <table:table-cell table:style-name="ce68" office:value-type="float" office:value="14.41" calcext:value-type="float">
            <text:p>14.41</text:p>
          </table:table-cell>
          <table:table-cell table:style-name="ce68" office:value-type="float" office:value="33" calcext:value-type="float">
            <text:p>33.00</text:p>
          </table:table-cell>
          <table:table-cell table:style-name="ce68" office:value-type="float" office:value="47.66" calcext:value-type="float">
            <text:p>47.66</text:p>
          </table:table-cell>
          <table:table-cell table:style-name="ce68" office:value-type="float" office:value="98.54" calcext:value-type="float">
            <text:p>98.54</text:p>
          </table:table-cell>
          <table:table-cell table:style-name="ce68" office:value-type="float" office:value="71.6" calcext:value-type="float">
            <text:p>71.6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style-name="ce62" office:value-type="float" office:value="71.5035971223022" calcext:value-type="float">
            <text:p>71.50</text:p>
          </table:table-cell>
          <table:table-cell table:style-name="ce62" office:value-type="float" office:value="80.7583859990277" calcext:value-type="float">
            <text:p>80.76</text:p>
          </table:table-cell>
          <table:table-cell table:style-name="ce62" office:value-type="float" office:value="108.384833954893" calcext:value-type="float">
            <text:p>108.38</text:p>
          </table:table-cell>
          <table:table-cell table:style-name="ce62" office:value-type="float" office:value="142.173676700414" calcext:value-type="float">
            <text:p>142.17</text:p>
          </table:table-cell>
          <table:table-cell table:style-name="ce62" office:value-type="float" office:value="149.705597520821" calcext:value-type="float">
            <text:p>149.71</text:p>
          </table:table-cell>
          <table:table-cell table:style-name="ce68" office:value-type="float" office:value="3.35251798561151" calcext:value-type="float">
            <text:p>3.35</text:p>
          </table:table-cell>
          <table:table-cell table:style-name="ce68" office:value-type="float" office:value="2.96386323124291" calcext:value-type="float">
            <text:p>2.96</text:p>
          </table:table-cell>
          <table:table-cell table:style-name="ce68" office:value-type="float" office:value="1.5840880838217" calcext:value-type="float">
            <text:p>1.58</text:p>
          </table:table-cell>
          <table:table-cell table:style-name="ce68" office:value-type="float" office:value="1.65454916083441" calcext:value-type="float">
            <text:p>1.65</text:p>
          </table:table-cell>
          <table:table-cell table:style-name="ce68" office:value-type="float" office:value="1.43569630060043" calcext:value-type="float">
            <text:p>1.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table:style-name="ce62" office:value-type="float" office:value="0.0499300699300699" calcext:value-type="float">
            <text:p>0.05</text:p>
          </table:table-cell>
          <table:table-cell table:style-name="ce62" office:value-type="float" office:value="0.372521107402317" calcext:value-type="float">
            <text:p>0.37</text:p>
          </table:table-cell>
          <table:table-cell table:style-name="ce62" office:value-type="float" office:value="0.191491104485436" calcext:value-type="float">
            <text:p>0.19</text:p>
          </table:table-cell>
          <table:table-cell table:style-name="ce62" office:value-type="float" office:value="0.213780684295327" calcext:value-type="float">
            <text:p>0.21</text:p>
          </table:table-cell>
          <table:table-cell table:style-name="ce62" office:value-type="float" office:value="0.188228229165042" calcext:value-type="float">
            <text:p>0.19</text:p>
          </table:table-cell>
          <table:table-cell table:style-name="ce68" office:value-type="float" office:value="0.0320326150262085" calcext:value-type="float">
            <text:p>0.03</text:p>
          </table:table-cell>
          <table:table-cell table:style-name="ce68" office:value-type="float" office:value="0.147280154805418" calcext:value-type="float">
            <text:p>0.15</text:p>
          </table:table-cell>
          <table:table-cell table:style-name="ce68" office:value-type="float" office:value="0.22334203951851" calcext:value-type="float">
            <text:p>0.22</text:p>
          </table:table-cell>
          <table:table-cell table:style-name="ce68" office:value-type="float" office:value="0.305557417711336" calcext:value-type="float">
            <text:p>0.31</text:p>
          </table:table-cell>
          <table:table-cell table:style-name="ce68" office:value-type="float" office:value="0.569856262833676" calcext:value-type="float">
            <text:p>0.5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Hungary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61" office:value-type="float" office:value="-9.69033473018525" calcext:value-type="float">
            <text:p>-9.69</text:p>
          </table:table-cell>
          <table:table-cell table:style-name="ce62" office:value-type="float" office:value="-3.17415332726725" calcext:value-type="float">
            <text:p>-3.17</text:p>
          </table:table-cell>
          <table:table-cell table:style-name="ce62" office:value-type="float" office:value="2.95866059950341" calcext:value-type="float">
            <text:p>2.96</text:p>
          </table:table-cell>
          <table:table-cell table:style-name="ce62" office:value-type="float" office:value="3.68868986620297" calcext:value-type="float">
            <text:p>3.69</text:p>
          </table:table-cell>
          <table:table-cell table:style-name="ce61" office:value-type="float" office:value="0.913760380744702" calcext:value-type="float">
            <text:p>0.91</text:p>
          </table:table-cell>
          <table:table-cell table:style-name="ce67" office:value-type="float" office:value="1.92314813036806" calcext:value-type="float">
            <text:p>1.92</text:p>
          </table:table-cell>
          <table:table-cell table:style-name="ce68" office:value-type="float" office:value="16.1492834148411" calcext:value-type="float">
            <text:p>16.15</text:p>
          </table:table-cell>
          <table:table-cell table:style-name="ce68" office:value-type="float" office:value="16.7436848250917" calcext:value-type="float">
            <text:p>16.74</text:p>
          </table:table-cell>
          <table:table-cell table:style-name="ce68" office:value-type="float" office:value="16.3599868290258" calcext:value-type="float">
            <text:p>16.36</text:p>
          </table:table-cell>
          <table:table-cell table:style-name="ce67" office:value-type="float" office:value="5.42581589923668" calcext:value-type="float">
            <text:p>5.4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Hungary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61" office:value-type="float" office:value="34.8007833940208" calcext:value-type="float">
            <text:p>34.80</text:p>
          </table:table-cell>
          <table:table-cell table:style-name="ce62" office:value-type="float" office:value="50.0174530867769" calcext:value-type="float">
            <text:p>50.02</text:p>
          </table:table-cell>
          <table:table-cell table:style-name="ce62" office:value-type="float" office:value="55.6088285930599" calcext:value-type="float">
            <text:p>55.61</text:p>
          </table:table-cell>
          <table:table-cell table:style-name="ce62" office:value-type="float" office:value="75.7439916745881" calcext:value-type="float">
            <text:p>75.74</text:p>
          </table:table-cell>
          <table:table-cell table:style-name="ce61" office:value-type="float" office:value="63.290642427087" calcext:value-type="float">
            <text:p>63.29</text:p>
          </table:table-cell>
          <table:table-cell table:style-name="ce67" office:value-type="float" office:value="54.7344049908553" calcext:value-type="float">
            <text:p>54.73</text:p>
          </table:table-cell>
          <table:table-cell table:style-name="ce68" office:value-type="float" office:value="31.2030854660431" calcext:value-type="float">
            <text:p>31.20</text:p>
          </table:table-cell>
          <table:table-cell table:style-name="ce68" office:value-type="float" office:value="28.0161507951283" calcext:value-type="float">
            <text:p>28.02</text:p>
          </table:table-cell>
          <table:table-cell table:style-name="ce68" office:value-type="float" office:value="39.150078941475" calcext:value-type="float">
            <text:p>39.15</text:p>
          </table:table-cell>
          <table:table-cell table:style-name="ce67" office:value-type="float" office:value="31.7496346709234" calcext:value-type="float">
            <text:p>31.7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Hungary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61" office:value-type="float" office:value="29.8556617007345" calcext:value-type="float">
            <text:p>29.86</text:p>
          </table:table-cell>
          <table:table-cell table:style-name="ce62" office:value-type="float" office:value="37.0570895883737" calcext:value-type="float">
            <text:p>37.06</text:p>
          </table:table-cell>
          <table:table-cell table:style-name="ce62" office:value-type="float" office:value="35.9638843082602" calcext:value-type="float">
            <text:p>35.96</text:p>
          </table:table-cell>
          <table:table-cell table:style-name="ce62" office:value-type="float" office:value="43.3782854647389" calcext:value-type="float">
            <text:p>43.38</text:p>
          </table:table-cell>
          <table:table-cell table:style-name="ce61" office:value-type="float" office:value="35.3724758291131" calcext:value-type="float">
            <text:p>35.37</text:p>
          </table:table-cell>
          <table:table-cell table:style-name="ce67" office:value-type="float" office:value="86.552199466016" calcext:value-type="float">
            <text:p>86.55</text:p>
          </table:table-cell>
          <table:table-cell table:style-name="ce68" office:value-type="float" office:value="39.2369561246993" calcext:value-type="float">
            <text:p>39.24</text:p>
          </table:table-cell>
          <table:table-cell table:style-name="ce68" office:value-type="float" office:value="25.8697070769074" calcext:value-type="float">
            <text:p>25.87</text:p>
          </table:table-cell>
          <table:table-cell table:style-name="ce68" office:value-type="float" office:value="22.9095177766063" calcext:value-type="float">
            <text:p>22.91</text:p>
          </table:table-cell>
          <table:table-cell table:style-name="ce67" office:value-type="float" office:value="20.3523749401646" calcext:value-type="float">
            <text:p>20.3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Hungary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61"/>
          <table:table-cell table:style-name="ce62" office:value-type="float" office:value="-9.28426855281445" calcext:value-type="float">
            <text:p>-9.28</text:p>
          </table:table-cell>
          <table:table-cell table:style-name="ce62" office:value-type="float" office:value="8.31355302809618" calcext:value-type="float">
            <text:p>8.31</text:p>
          </table:table-cell>
          <table:table-cell table:style-name="ce62" office:value-type="float" office:value="0.66248263263729" calcext:value-type="float">
            <text:p>0.66</text:p>
          </table:table-cell>
          <table:table-cell table:style-name="ce61" office:value-type="float" office:value="18.570064745528" calcext:value-type="float">
            <text:p>18.57</text:p>
          </table:table-cell>
          <table:table-cell table:style-name="ce67"/>
          <table:table-cell table:style-name="ce68" office:value-type="float" office:value="-0.824566979144841" calcext:value-type="float">
            <text:p>-0.82</text:p>
          </table:table-cell>
          <table:table-cell table:style-name="ce68" office:value-type="float" office:value="17.4443875318408" calcext:value-type="float">
            <text:p>17.44</text:p>
          </table:table-cell>
          <table:table-cell table:style-name="ce68" office:value-type="float" office:value="3.01165136026083" calcext:value-type="float">
            <text:p>3.01</text:p>
          </table:table-cell>
          <table:table-cell table:style-name="ce67" office:value-type="float" office:value="7.70209859694302" calcext:value-type="float">
            <text:p>7.7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Hungary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61" office:value-type="float" office:value="32.8" calcext:value-type="float">
            <text:p>32.80</text:p>
          </table:table-cell>
          <table:table-cell table:style-name="ce62" office:value-type="float" office:value="39" calcext:value-type="float">
            <text:p>39.00</text:p>
          </table:table-cell>
          <table:table-cell table:style-name="ce62" office:value-type="float" office:value="52" calcext:value-type="float">
            <text:p>52.00</text:p>
          </table:table-cell>
          <table:table-cell table:style-name="ce62" office:value-type="float" office:value="66.8" calcext:value-type="float">
            <text:p>66.80</text:p>
          </table:table-cell>
          <table:table-cell table:style-name="ce61" office:value-type="float" office:value="91.5" calcext:value-type="float">
            <text:p>91.50</text:p>
          </table:table-cell>
          <table:table-cell table:style-name="ce67" office:value-type="float" office:value="133" calcext:value-type="float">
            <text:p>133.00</text:p>
          </table:table-cell>
          <table:table-cell table:style-name="ce68" office:value-type="float" office:value="147.8" calcext:value-type="float">
            <text:p>147.80</text:p>
          </table:table-cell>
          <table:table-cell table:style-name="ce68" office:value-type="float" office:value="179.9" calcext:value-type="float">
            <text:p>179.90</text:p>
          </table:table-cell>
          <table:table-cell table:style-name="ce68" office:value-type="float" office:value="292.9" calcext:value-type="float">
            <text:p>292.90</text:p>
          </table:table-cell>
          <table:table-cell table:style-name="ce67" office:value-type="float" office:value="241.8" calcext:value-type="float">
            <text:p>241.8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Hungary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61" office:value-type="float" office:value="127.5" calcext:value-type="float">
            <text:p>127.50</text:p>
          </table:table-cell>
          <table:table-cell table:style-name="ce62" office:value-type="float" office:value="149.8" calcext:value-type="float">
            <text:p>149.80</text:p>
          </table:table-cell>
          <table:table-cell table:style-name="ce62" office:value-type="float" office:value="167.1" calcext:value-type="float">
            <text:p>167.10</text:p>
          </table:table-cell>
          <table:table-cell table:style-name="ce62" office:value-type="float" office:value="191.1" calcext:value-type="float">
            <text:p>191.10</text:p>
          </table:table-cell>
          <table:table-cell table:style-name="ce61" office:value-type="float" office:value="194.8" calcext:value-type="float">
            <text:p>194.80</text:p>
          </table:table-cell>
          <table:table-cell table:style-name="ce67" office:value-type="float" office:value="131.8" calcext:value-type="float">
            <text:p>131.80</text:p>
          </table:table-cell>
          <table:table-cell table:style-name="ce68" office:value-type="float" office:value="149" calcext:value-type="float">
            <text:p>149.00</text:p>
          </table:table-cell>
          <table:table-cell table:style-name="ce68" office:value-type="float" office:value="184.2" calcext:value-type="float">
            <text:p>184.20</text:p>
          </table:table-cell>
          <table:table-cell table:style-name="ce68" office:value-type="float" office:value="285.9" calcext:value-type="float">
            <text:p>285.90</text:p>
          </table:table-cell>
          <table:table-cell table:style-name="ce67" office:value-type="float" office:value="238.4" calcext:value-type="float">
            <text:p>238.4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Hungary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61" office:value-type="float" office:value="4.09" calcext:value-type="float">
            <text:p>4.09</text:p>
          </table:table-cell>
          <table:table-cell table:style-name="ce62" office:value-type="float" office:value="27.75" calcext:value-type="float">
            <text:p>27.75</text:p>
          </table:table-cell>
          <table:table-cell table:style-name="ce62" office:value-type="float" office:value="27.52" calcext:value-type="float">
            <text:p>27.52</text:p>
          </table:table-cell>
          <table:table-cell table:style-name="ce62" office:value-type="float" office:value="21.99" calcext:value-type="float">
            <text:p>21.99</text:p>
          </table:table-cell>
          <table:table-cell table:style-name="ce61" office:value-type="float" office:value="12.19" calcext:value-type="float">
            <text:p>12.19</text:p>
          </table:table-cell>
          <table:table-cell table:style-name="ce67" office:value-type="float" office:value="4.09" calcext:value-type="float">
            <text:p>4.09</text:p>
          </table:table-cell>
          <table:table-cell table:style-name="ce68" office:value-type="float" office:value="27.75" calcext:value-type="float">
            <text:p>27.75</text:p>
          </table:table-cell>
          <table:table-cell table:style-name="ce68" office:value-type="float" office:value="27.52" calcext:value-type="float">
            <text:p>27.52</text:p>
          </table:table-cell>
          <table:table-cell table:style-name="ce68" office:value-type="float" office:value="21.99" calcext:value-type="float">
            <text:p>21.99</text:p>
          </table:table-cell>
          <table:table-cell table:style-name="ce67" office:value-type="float" office:value="12.19" calcext:value-type="float">
            <text:p>12.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table:style-name="ce62" office:value-type="float" office:value="34.8" calcext:value-type="float">
            <text:p>34.80</text:p>
          </table:table-cell>
          <table:table-cell table:style-name="ce62" office:value-type="float" office:value="36.27" calcext:value-type="float">
            <text:p>36.27</text:p>
          </table:table-cell>
          <table:table-cell table:style-name="ce62" office:value-type="float" office:value="57.35" calcext:value-type="float">
            <text:p>57.35</text:p>
          </table:table-cell>
          <table:table-cell table:style-name="ce62" office:value-type="float" office:value="76.43" calcext:value-type="float">
            <text:p>76.43</text:p>
          </table:table-cell>
          <table:table-cell table:style-name="ce62" office:value-type="float" office:value="56.61" calcext:value-type="float">
            <text:p>56.61</text:p>
          </table:table-cell>
          <table:table-cell table:style-name="ce68" office:value-type="float" office:value="34.8" calcext:value-type="float">
            <text:p>34.80</text:p>
          </table:table-cell>
          <table:table-cell table:style-name="ce68" office:value-type="float" office:value="36.27" calcext:value-type="float">
            <text:p>36.27</text:p>
          </table:table-cell>
          <table:table-cell table:style-name="ce68" office:value-type="float" office:value="57.35" calcext:value-type="float">
            <text:p>57.35</text:p>
          </table:table-cell>
          <table:table-cell table:style-name="ce68" office:value-type="float" office:value="76.43" calcext:value-type="float">
            <text:p>76.43</text:p>
          </table:table-cell>
          <table:table-cell table:style-name="ce68" office:value-type="float" office:value="56.61" calcext:value-type="float">
            <text:p>56.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style-name="ce62" office:value-type="float" office:value="180.357469361079" calcext:value-type="float">
            <text:p>180.36</text:p>
          </table:table-cell>
          <table:table-cell table:style-name="ce62" office:value-type="float" office:value="180.410984987799" calcext:value-type="float">
            <text:p>180.41</text:p>
          </table:table-cell>
          <table:table-cell table:style-name="ce62" office:value-type="float" office:value="147.780041383199" calcext:value-type="float">
            <text:p>147.78</text:p>
          </table:table-cell>
          <table:table-cell table:style-name="ce62" office:value-type="float" office:value="167.172342924133" calcext:value-type="float">
            <text:p>167.17</text:p>
          </table:table-cell>
          <table:table-cell table:style-name="ce62" office:value-type="float" office:value="155.032518200133" calcext:value-type="float">
            <text:p>155.03</text:p>
          </table:table-cell>
          <table:table-cell table:style-name="ce68" office:value-type="float" office:value="5.53496081744688" calcext:value-type="float">
            <text:p>5.53</text:p>
          </table:table-cell>
          <table:table-cell table:style-name="ce68" office:value-type="float" office:value="5.09360472458804" calcext:value-type="float">
            <text:p>5.09</text:p>
          </table:table-cell>
          <table:table-cell table:style-name="ce68" office:value-type="float" office:value="3.55498344849352" calcext:value-type="float">
            <text:p>3.55</text:p>
          </table:table-cell>
          <table:table-cell table:style-name="ce68" office:value-type="float" office:value="4.12861912125868" calcext:value-type="float">
            <text:p>4.13</text:p>
          </table:table-cell>
          <table:table-cell table:style-name="ce68" office:value-type="float" office:value="3.70288558048651" calcext:value-type="float">
            <text:p>3.7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table:style-name="ce62" office:value-type="float" office:value="0.764072388914079" calcext:value-type="float">
            <text:p>0.76</text:p>
          </table:table-cell>
          <table:table-cell table:style-name="ce62" office:value-type="float" office:value="0.449701152619501" calcext:value-type="float">
            <text:p>0.45</text:p>
          </table:table-cell>
          <table:table-cell table:style-name="ce62" office:value-type="float" office:value="0.359734562431751" calcext:value-type="float">
            <text:p>0.36</text:p>
          </table:table-cell>
          <table:table-cell table:style-name="ce62" office:value-type="float" office:value="0.225344798725465" calcext:value-type="float">
            <text:p>0.23</text:p>
          </table:table-cell>
          <table:table-cell table:style-name="ce62" office:value-type="float" office:value="0.193368593991538" calcext:value-type="float">
            <text:p>0.19</text:p>
          </table:table-cell>
          <table:table-cell table:style-name="ce68" office:value-type="float" office:value="0.00585829741243573" calcext:value-type="float">
            <text:p>0.01</text:p>
          </table:table-cell>
          <table:table-cell table:style-name="ce68" office:value-type="float" office:value="0.0387363410784903" calcext:value-type="float">
            <text:p>0.04</text:p>
          </table:table-cell>
          <table:table-cell table:style-name="ce68" office:value-type="float" office:value="0.0401445048797222" calcext:value-type="float">
            <text:p>0.04</text:p>
          </table:table-cell>
          <table:table-cell table:style-name="ce68" office:value-type="float" office:value="0.0613800801408554" calcext:value-type="float">
            <text:p>0.06</text:p>
          </table:table-cell>
          <table:table-cell table:style-name="ce68" office:value-type="float" office:value="0.0138159415682093" calcext:value-type="float">
            <text:p>0.0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atv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61"/>
          <table:table-cell table:style-name="ce62" office:value-type="float" office:value="0.565951407202124" calcext:value-type="float">
            <text:p>0.57</text:p>
          </table:table-cell>
          <table:table-cell table:style-name="ce62" office:value-type="float" office:value="-7.36755186052552" calcext:value-type="float">
            <text:p>-7.37</text:p>
          </table:table-cell>
          <table:table-cell table:style-name="ce62" office:value-type="float" office:value="4.59833535602764" calcext:value-type="float">
            <text:p>4.60</text:p>
          </table:table-cell>
          <table:table-cell table:style-name="ce61" office:value-type="float" office:value="1.57513093105673" calcext:value-type="float">
            <text:p>1.58</text:p>
          </table:table-cell>
          <table:table-cell table:style-name="ce67"/>
          <table:table-cell table:style-name="ce68" office:value-type="float" office:value="41.4208394110048" calcext:value-type="float">
            <text:p>41.42</text:p>
          </table:table-cell>
          <table:table-cell table:style-name="ce68" office:value-type="float" office:value="-2.81477258724392" calcext:value-type="float">
            <text:p>-2.81</text:p>
          </table:table-cell>
          <table:table-cell table:style-name="ce68" office:value-type="float" office:value="7.94136936246197" calcext:value-type="float">
            <text:p>7.94</text:p>
          </table:table-cell>
          <table:table-cell table:style-name="ce67" office:value-type="float" office:value="10.5675901882604" calcext:value-type="float">
            <text:p>10.5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atv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61" office:value-type="float" office:value="9.97782705099778" calcext:value-type="float">
            <text:p>9.98</text:p>
          </table:table-cell>
          <table:table-cell table:style-name="ce62" office:value-type="float" office:value="41.1970802919708" calcext:value-type="float">
            <text:p>41.20</text:p>
          </table:table-cell>
          <table:table-cell table:style-name="ce62" office:value-type="float" office:value="52.75134220784" calcext:value-type="float">
            <text:p>52.75</text:p>
          </table:table-cell>
          <table:table-cell table:style-name="ce62" office:value-type="float" office:value="84.2139591927751" calcext:value-type="float">
            <text:p>84.21</text:p>
          </table:table-cell>
          <table:table-cell table:style-name="ce61" office:value-type="float" office:value="64.4284539473684" calcext:value-type="float">
            <text:p>64.43</text:p>
          </table:table-cell>
          <table:table-cell table:style-name="ce67" office:value-type="float" office:value="5.7649667405765" calcext:value-type="float">
            <text:p>5.76</text:p>
          </table:table-cell>
          <table:table-cell table:style-name="ce68" office:value-type="float" office:value="6.02919708029197" calcext:value-type="float">
            <text:p>6.03</text:p>
          </table:table-cell>
          <table:table-cell table:style-name="ce68" office:value-type="float" office:value="29.2108553357358" calcext:value-type="float">
            <text:p>29.21</text:p>
          </table:table-cell>
          <table:table-cell table:style-name="ce68" office:value-type="float" office:value="53.7964098561713" calcext:value-type="float">
            <text:p>53.80</text:p>
          </table:table-cell>
          <table:table-cell table:style-name="ce67" office:value-type="float" office:value="11.7105263157895" calcext:value-type="float">
            <text:p>11.7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atv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61" office:value-type="float" office:value="13.3619267568459" calcext:value-type="float">
            <text:p>13.36</text:p>
          </table:table-cell>
          <table:table-cell table:style-name="ce62" office:value-type="float" office:value="42.0942720763723" calcext:value-type="float">
            <text:p>42.09</text:p>
          </table:table-cell>
          <table:table-cell table:style-name="ce62" office:value-type="float" office:value="54.5051103765341" calcext:value-type="float">
            <text:p>54.51</text:p>
          </table:table-cell>
          <table:table-cell table:style-name="ce62" office:value-type="float" office:value="60.9771653002983" calcext:value-type="float">
            <text:p>60.98</text:p>
          </table:table-cell>
          <table:table-cell table:style-name="ce61" office:value-type="float" office:value="48.2627980040658" calcext:value-type="float">
            <text:p>48.26</text:p>
          </table:table-cell>
          <table:table-cell table:style-name="ce67" office:value-type="float" office:value="51.7699115044248" calcext:value-type="float">
            <text:p>51.77</text:p>
          </table:table-cell>
          <table:table-cell table:style-name="ce68" office:value-type="float" office:value="41.9289340101523" calcext:value-type="float">
            <text:p>41.93</text:p>
          </table:table-cell>
          <table:table-cell table:style-name="ce68" office:value-type="float" office:value="70.7040498442368" calcext:value-type="float">
            <text:p>70.70</text:p>
          </table:table-cell>
          <table:table-cell table:style-name="ce68" office:value-type="float" office:value="71.5997536671687" calcext:value-type="float">
            <text:p>71.60</text:p>
          </table:table-cell>
          <table:table-cell table:style-name="ce67" office:value-type="float" office:value="32.6119317531203" calcext:value-type="float">
            <text:p>32.6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atv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61"/>
          <table:table-cell table:style-name="ce62" table:number-columns-repeated="3"/>
          <table:table-cell table:style-name="ce61"/>
          <table:table-cell table:style-name="ce67"/>
          <table:table-cell table:style-name="ce68" table:number-columns-repeated="3"/>
          <table:table-cell table:style-name="ce67"/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atv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61" office:value-type="float" office:value="22.9" calcext:value-type="float">
            <text:p>22.90</text:p>
          </table:table-cell>
          <table:table-cell table:style-name="ce62" office:value-type="float" office:value="28" calcext:value-type="float">
            <text:p>28.00</text:p>
          </table:table-cell>
          <table:table-cell table:style-name="ce62" office:value-type="float" office:value="33.7" calcext:value-type="float">
            <text:p>33.70</text:p>
          </table:table-cell>
          <table:table-cell table:style-name="ce62" office:value-type="float" office:value="43.8" calcext:value-type="float">
            <text:p>43.80</text:p>
          </table:table-cell>
          <table:table-cell table:style-name="ce61" office:value-type="float" office:value="47.5" calcext:value-type="float">
            <text:p>47.50</text:p>
          </table:table-cell>
          <table:table-cell table:style-name="ce67" office:value-type="float" office:value="37.6" calcext:value-type="float">
            <text:p>37.60</text:p>
          </table:table-cell>
          <table:table-cell table:style-name="ce68" office:value-type="float" office:value="71.3" calcext:value-type="float">
            <text:p>71.30</text:p>
          </table:table-cell>
          <table:table-cell table:style-name="ce68" office:value-type="float" office:value="126.3" calcext:value-type="float">
            <text:p>126.30</text:p>
          </table:table-cell>
          <table:table-cell table:style-name="ce68" office:value-type="float" office:value="201" calcext:value-type="float">
            <text:p>201.00</text:p>
          </table:table-cell>
          <table:table-cell table:style-name="ce67" office:value-type="float" office:value="179.6" calcext:value-type="float">
            <text:p>179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atv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61" office:value-type="float" office:value="96.9" calcext:value-type="float">
            <text:p>96.90</text:p>
          </table:table-cell>
          <table:table-cell table:style-name="ce62" office:value-type="float" office:value="121.9" calcext:value-type="float">
            <text:p>121.90</text:p>
          </table:table-cell>
          <table:table-cell table:style-name="ce62" office:value-type="float" office:value="122.5" calcext:value-type="float">
            <text:p>122.50</text:p>
          </table:table-cell>
          <table:table-cell table:style-name="ce62" office:value-type="float" office:value="182" calcext:value-type="float">
            <text:p>182.00</text:p>
          </table:table-cell>
          <table:table-cell table:style-name="ce61" office:value-type="float" office:value="166.2" calcext:value-type="float">
            <text:p>166.20</text:p>
          </table:table-cell>
          <table:table-cell table:style-name="ce67" office:value-type="float" office:value="40.4" calcext:value-type="float">
            <text:p>40.40</text:p>
          </table:table-cell>
          <table:table-cell table:style-name="ce68" office:value-type="float" office:value="74.4" calcext:value-type="float">
            <text:p>74.40</text:p>
          </table:table-cell>
          <table:table-cell table:style-name="ce68" office:value-type="float" office:value="128.5" calcext:value-type="float">
            <text:p>128.50</text:p>
          </table:table-cell>
          <table:table-cell table:style-name="ce68" office:value-type="float" office:value="191.7" calcext:value-type="float">
            <text:p>191.70</text:p>
          </table:table-cell>
          <table:table-cell table:style-name="ce67" office:value-type="float" office:value="179.6" calcext:value-type="float">
            <text:p>179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atv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61"/>
          <table:table-cell table:style-name="ce62" office:value-type="float" office:value="6.02" calcext:value-type="float">
            <text:p>6.02</text:p>
          </table:table-cell>
          <table:table-cell table:style-name="ce62" office:value-type="float" office:value="12.82" calcext:value-type="float">
            <text:p>12.82</text:p>
          </table:table-cell>
          <table:table-cell table:style-name="ce62" office:value-type="float" office:value="6.25" calcext:value-type="float">
            <text:p>6.25</text:p>
          </table:table-cell>
          <table:table-cell table:style-name="ce61"/>
          <table:table-cell table:style-name="ce67"/>
          <table:table-cell table:style-name="ce68" office:value-type="float" office:value="6.02" calcext:value-type="float">
            <text:p>6.02</text:p>
          </table:table-cell>
          <table:table-cell table:style-name="ce68" office:value-type="float" office:value="12.82" calcext:value-type="float">
            <text:p>12.82</text:p>
          </table:table-cell>
          <table:table-cell table:style-name="ce68" office:value-type="float" office:value="6.25" calcext:value-type="float">
            <text:p>6.25</text:p>
          </table:table-cell>
          <table:table-cell table:style-name="ce67"/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table:style-name="ce62" office:value-type="float" office:value="15.13" calcext:value-type="float">
            <text:p>15.13</text:p>
          </table:table-cell>
          <table:table-cell table:style-name="ce62" office:value-type="float" office:value="19.64" calcext:value-type="float">
            <text:p>19.64</text:p>
          </table:table-cell>
          <table:table-cell table:style-name="ce62" office:value-type="float" office:value="55.42" calcext:value-type="float">
            <text:p>55.42</text:p>
          </table:table-cell>
          <table:table-cell table:style-name="ce62" office:value-type="float" office:value="98.92" calcext:value-type="float">
            <text:p>98.92</text:p>
          </table:table-cell>
          <table:table-cell table:style-name="ce62" office:value-type="float" office:value="53.29" calcext:value-type="float">
            <text:p>53.29</text:p>
          </table:table-cell>
          <table:table-cell table:style-name="ce68" office:value-type="float" office:value="15.13" calcext:value-type="float">
            <text:p>15.13</text:p>
          </table:table-cell>
          <table:table-cell table:style-name="ce68" office:value-type="float" office:value="19.64" calcext:value-type="float">
            <text:p>19.64</text:p>
          </table:table-cell>
          <table:table-cell table:style-name="ce68" office:value-type="float" office:value="55.42" calcext:value-type="float">
            <text:p>55.42</text:p>
          </table:table-cell>
          <table:table-cell table:style-name="ce68" office:value-type="float" office:value="98.92" calcext:value-type="float">
            <text:p>98.92</text:p>
          </table:table-cell>
          <table:table-cell table:style-name="ce68" office:value-type="float" office:value="53.29" calcext:value-type="float">
            <text:p>53.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style-name="ce62" office:value-type="float" office:value="410.968218773097" calcext:value-type="float">
            <text:p>410.97</text:p>
          </table:table-cell>
          <table:table-cell table:style-name="ce62" office:value-type="float" office:value="293.943065693431" calcext:value-type="float">
            <text:p>293.94</text:p>
          </table:table-cell>
          <table:table-cell table:style-name="ce62" office:value-type="float" office:value="190.967860557476" calcext:value-type="float">
            <text:p>190.97</text:p>
          </table:table-cell>
          <table:table-cell table:style-name="ce62" office:value-type="float" office:value="233.951388114617" calcext:value-type="float">
            <text:p>233.95</text:p>
          </table:table-cell>
          <table:table-cell table:style-name="ce62" office:value-type="float" office:value="206.113075657895" calcext:value-type="float">
            <text:p>206.11</text:p>
          </table:table-cell>
          <table:table-cell table:style-name="ce68" office:value-type="float" office:value="5.5259916235526" calcext:value-type="float">
            <text:p>5.53</text:p>
          </table:table-cell>
          <table:table-cell table:style-name="ce68" office:value-type="float" office:value="4.81021897810219" calcext:value-type="float">
            <text:p>4.81</text:p>
          </table:table-cell>
          <table:table-cell table:style-name="ce68" office:value-type="float" office:value="4.22372582187247" calcext:value-type="float">
            <text:p>4.22</text:p>
          </table:table-cell>
          <table:table-cell table:style-name="ce68" office:value-type="float" office:value="4.95874679451444" calcext:value-type="float">
            <text:p>4.96</text:p>
          </table:table-cell>
          <table:table-cell table:style-name="ce68" office:value-type="float" office:value="4.17927631578947" calcext:value-type="float">
            <text:p>4.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table:style-name="ce62" office:value-type="float" office:value="0.426056338028169" calcext:value-type="float">
            <text:p>0.43</text:p>
          </table:table-cell>
          <table:table-cell table:style-name="ce62" office:value-type="float" office:value="0.763272954403498" calcext:value-type="float">
            <text:p>0.76</text:p>
          </table:table-cell>
          <table:table-cell table:style-name="ce62" office:value-type="float" office:value="0.221179875712948" calcext:value-type="float">
            <text:p>0.22</text:p>
          </table:table-cell>
          <table:table-cell table:style-name="ce62" office:value-type="float" office:value="0.207402848602075" calcext:value-type="float">
            <text:p>0.21</text:p>
          </table:table-cell>
          <table:table-cell table:style-name="ce62" office:value-type="float" office:value="0.266693613581245" calcext:value-type="float">
            <text:p>0.27</text:p>
          </table:table-cell>
          <table:table-cell table:style-name="ce68" office:value-type="float" office:value="0.0218340611353712" calcext:value-type="float">
            <text:p>0.02</text:p>
          </table:table-cell>
          <table:table-cell table:style-name="ce68" office:value-type="float" office:value="0.0403022670025189" calcext:value-type="float">
            <text:p>0.04</text:p>
          </table:table-cell>
          <table:table-cell table:style-name="ce68" office:value-type="float" office:value="0.0272863645768674" calcext:value-type="float">
            <text:p>0.03</text:p>
          </table:table-cell>
          <table:table-cell table:style-name="ce68" office:value-type="float" office:value="0.0437284359215635" calcext:value-type="float">
            <text:p>0.04</text:p>
          </table:table-cell>
          <table:table-cell table:style-name="ce68" office:value-type="float" office:value="0.182648401826484" calcext:value-type="float">
            <text:p>0.18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ithuan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61"/>
          <table:table-cell table:style-name="ce62" office:value-type="float" office:value="3.03223565805553" calcext:value-type="float">
            <text:p>3.03</text:p>
          </table:table-cell>
          <table:table-cell table:style-name="ce62" office:value-type="float" office:value="-4.36811036113697" calcext:value-type="float">
            <text:p>-4.37</text:p>
          </table:table-cell>
          <table:table-cell table:style-name="ce62" office:value-type="float" office:value="-0.247497057220852" calcext:value-type="float">
            <text:p>-0.25</text:p>
          </table:table-cell>
          <table:table-cell table:style-name="ce61" office:value-type="float" office:value="1.85255609315976" calcext:value-type="float">
            <text:p>1.85</text:p>
          </table:table-cell>
          <table:table-cell table:style-name="ce67"/>
          <table:table-cell table:style-name="ce68" office:value-type="float" office:value="34.1972225532396" calcext:value-type="float">
            <text:p>34.20</text:p>
          </table:table-cell>
          <table:table-cell table:style-name="ce68" office:value-type="float" office:value="27.1967132116279" calcext:value-type="float">
            <text:p>27.20</text:p>
          </table:table-cell>
          <table:table-cell table:style-name="ce68" office:value-type="float" office:value="45.2070668200304" calcext:value-type="float">
            <text:p>45.21</text:p>
          </table:table-cell>
          <table:table-cell table:style-name="ce67" office:value-type="float" office:value="12.3397445328175" calcext:value-type="float">
            <text:p>12.3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ithuan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61" office:value-type="float" office:value="19.6677398583387" calcext:value-type="float">
            <text:p>19.67</text:p>
          </table:table-cell>
          <table:table-cell table:style-name="ce62" office:value-type="float" office:value="28.6198384201077" calcext:value-type="float">
            <text:p>28.62</text:p>
          </table:table-cell>
          <table:table-cell table:style-name="ce62" office:value-type="float" office:value="36.3189220074279" calcext:value-type="float">
            <text:p>36.32</text:p>
          </table:table-cell>
          <table:table-cell table:style-name="ce62" office:value-type="float" office:value="44.8697730840588" calcext:value-type="float">
            <text:p>44.87</text:p>
          </table:table-cell>
          <table:table-cell table:style-name="ce61" office:value-type="float" office:value="32.543409734466" calcext:value-type="float">
            <text:p>32.54</text:p>
          </table:table-cell>
          <table:table-cell table:style-name="ce67" office:value-type="float" office:value="2.53831294269156" calcext:value-type="float">
            <text:p>2.54</text:p>
          </table:table-cell>
          <table:table-cell table:style-name="ce68" office:value-type="float" office:value="5.08153800119689" calcext:value-type="float">
            <text:p>5.08</text:p>
          </table:table-cell>
          <table:table-cell table:style-name="ce68" office:value-type="float" office:value="3.8962955908961" calcext:value-type="float">
            <text:p>3.90</text:p>
          </table:table-cell>
          <table:table-cell table:style-name="ce68" office:value-type="float" office:value="5.58584272869987" calcext:value-type="float">
            <text:p>5.59</text:p>
          </table:table-cell>
          <table:table-cell table:style-name="ce67" office:value-type="float" office:value="3.61222418122562" calcext:value-type="float">
            <text:p>3.61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ithuan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61" office:value-type="float" office:value="21.8177662218921" calcext:value-type="float">
            <text:p>21.82</text:p>
          </table:table-cell>
          <table:table-cell table:style-name="ce62" office:value-type="float" office:value="30.158204649183" calcext:value-type="float">
            <text:p>30.16</text:p>
          </table:table-cell>
          <table:table-cell table:style-name="ce62" office:value-type="float" office:value="31.04527546236" calcext:value-type="float">
            <text:p>31.05</text:p>
          </table:table-cell>
          <table:table-cell table:style-name="ce62" office:value-type="float" office:value="38.7000981650219" calcext:value-type="float">
            <text:p>38.70</text:p>
          </table:table-cell>
          <table:table-cell table:style-name="ce61" office:value-type="float" office:value="30.3757100041391" calcext:value-type="float">
            <text:p>30.38</text:p>
          </table:table-cell>
          <table:table-cell table:style-name="ce67" office:value-type="float" office:value="28.3026995979322" calcext:value-type="float">
            <text:p>28.30</text:p>
          </table:table-cell>
          <table:table-cell table:style-name="ce68" office:value-type="float" office:value="43.4807655379889" calcext:value-type="float">
            <text:p>43.48</text:p>
          </table:table-cell>
          <table:table-cell table:style-name="ce68" office:value-type="float" office:value="25.4501912729761" calcext:value-type="float">
            <text:p>25.45</text:p>
          </table:table-cell>
          <table:table-cell table:style-name="ce68" office:value-type="float" office:value="25.7284185962433" calcext:value-type="float">
            <text:p>25.73</text:p>
          </table:table-cell>
          <table:table-cell table:style-name="ce67" office:value-type="float" office:value="16.5499853128366" calcext:value-type="float">
            <text:p>16.5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ithuan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61"/>
          <table:table-cell table:style-name="ce62" table:number-columns-repeated="3"/>
          <table:table-cell table:style-name="ce61"/>
          <table:table-cell table:style-name="ce67"/>
          <table:table-cell table:style-name="ce68" table:number-columns-repeated="3"/>
          <table:table-cell table:style-name="ce67"/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ithuan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61" office:value-type="float" office:value="21.4" calcext:value-type="float">
            <text:p>21.40</text:p>
          </table:table-cell>
          <table:table-cell table:style-name="ce62" office:value-type="float" office:value="15.5" calcext:value-type="float">
            <text:p>15.50</text:p>
          </table:table-cell>
          <table:table-cell table:style-name="ce62" office:value-type="float" office:value="29.3" calcext:value-type="float">
            <text:p>29.30</text:p>
          </table:table-cell>
          <table:table-cell table:style-name="ce62" office:value-type="float" office:value="36.9" calcext:value-type="float">
            <text:p>36.90</text:p>
          </table:table-cell>
          <table:table-cell table:style-name="ce61" office:value-type="float" office:value="44" calcext:value-type="float">
            <text:p>44.00</text:p>
          </table:table-cell>
          <table:table-cell table:style-name="ce67" office:value-type="float" office:value="34" calcext:value-type="float">
            <text:p>34.00</text:p>
          </table:table-cell>
          <table:table-cell table:style-name="ce68" office:value-type="float" office:value="39.2" calcext:value-type="float">
            <text:p>39.20</text:p>
          </table:table-cell>
          <table:table-cell table:style-name="ce68" office:value-type="float" office:value="80.1" calcext:value-type="float">
            <text:p>80.10</text:p>
          </table:table-cell>
          <table:table-cell table:style-name="ce68" office:value-type="float" office:value="117.7" calcext:value-type="float">
            <text:p>117.70</text:p>
          </table:table-cell>
          <table:table-cell table:style-name="ce67" office:value-type="float" office:value="106.6" calcext:value-type="float">
            <text:p>106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ithuan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61" office:value-type="float" office:value="101.5" calcext:value-type="float">
            <text:p>101.50</text:p>
          </table:table-cell>
          <table:table-cell table:style-name="ce62" office:value-type="float" office:value="106.1" calcext:value-type="float">
            <text:p>106.10</text:p>
          </table:table-cell>
          <table:table-cell table:style-name="ce62" office:value-type="float" office:value="134.5" calcext:value-type="float">
            <text:p>134.50</text:p>
          </table:table-cell>
          <table:table-cell table:style-name="ce62" office:value-type="float" office:value="135" calcext:value-type="float">
            <text:p>135.00</text:p>
          </table:table-cell>
          <table:table-cell table:style-name="ce61" office:value-type="float" office:value="125.7" calcext:value-type="float">
            <text:p>125.70</text:p>
          </table:table-cell>
          <table:table-cell table:style-name="ce67" office:value-type="float" office:value="36.6" calcext:value-type="float">
            <text:p>36.60</text:p>
          </table:table-cell>
          <table:table-cell table:style-name="ce68" office:value-type="float" office:value="40.9" calcext:value-type="float">
            <text:p>40.90</text:p>
          </table:table-cell>
          <table:table-cell table:style-name="ce68" office:value-type="float" office:value="83.4" calcext:value-type="float">
            <text:p>83.40</text:p>
          </table:table-cell>
          <table:table-cell table:style-name="ce68" office:value-type="float" office:value="116.8" calcext:value-type="float">
            <text:p>116.80</text:p>
          </table:table-cell>
          <table:table-cell table:style-name="ce67" office:value-type="float" office:value="104.6" calcext:value-type="float">
            <text:p>104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Lithuan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61"/>
          <table:table-cell table:style-name="ce62" office:value-type="float" office:value="11.96" calcext:value-type="float">
            <text:p>11.96</text:p>
          </table:table-cell>
          <table:table-cell table:style-name="ce62" office:value-type="float" office:value="28.05" calcext:value-type="float">
            <text:p>28.05</text:p>
          </table:table-cell>
          <table:table-cell table:style-name="ce62" office:value-type="float" office:value="13.53" calcext:value-type="float">
            <text:p>13.53</text:p>
          </table:table-cell>
          <table:table-cell table:style-name="ce61"/>
          <table:table-cell table:style-name="ce67"/>
          <table:table-cell table:style-name="ce68" office:value-type="float" office:value="11.96" calcext:value-type="float">
            <text:p>11.96</text:p>
          </table:table-cell>
          <table:table-cell table:style-name="ce68" office:value-type="float" office:value="28.05" calcext:value-type="float">
            <text:p>28.05</text:p>
          </table:table-cell>
          <table:table-cell table:style-name="ce68" office:value-type="float" office:value="13.53" calcext:value-type="float">
            <text:p>13.53</text:p>
          </table:table-cell>
          <table:table-cell table:style-name="ce67"/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table:style-name="ce62" office:value-type="float" office:value="15.38" calcext:value-type="float">
            <text:p>15.38</text:p>
          </table:table-cell>
          <table:table-cell table:style-name="ce62" office:value-type="float" office:value="18.05" calcext:value-type="float">
            <text:p>18.05</text:p>
          </table:table-cell>
          <table:table-cell table:style-name="ce62" office:value-type="float" office:value="37.33" calcext:value-type="float">
            <text:p>37.33</text:p>
          </table:table-cell>
          <table:table-cell table:style-name="ce62" office:value-type="float" office:value="63.59" calcext:value-type="float">
            <text:p>63.59</text:p>
          </table:table-cell>
          <table:table-cell table:style-name="ce62" office:value-type="float" office:value="46.89" calcext:value-type="float">
            <text:p>46.89</text:p>
          </table:table-cell>
          <table:table-cell table:style-name="ce68" office:value-type="float" office:value="15.38" calcext:value-type="float">
            <text:p>15.38</text:p>
          </table:table-cell>
          <table:table-cell table:style-name="ce68" office:value-type="float" office:value="18.05" calcext:value-type="float">
            <text:p>18.05</text:p>
          </table:table-cell>
          <table:table-cell table:style-name="ce68" office:value-type="float" office:value="37.33" calcext:value-type="float">
            <text:p>37.33</text:p>
          </table:table-cell>
          <table:table-cell table:style-name="ce68" office:value-type="float" office:value="63.59" calcext:value-type="float">
            <text:p>63.59</text:p>
          </table:table-cell>
          <table:table-cell table:style-name="ce68" office:value-type="float" office:value="46.89" calcext:value-type="float">
            <text:p>46.8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style-name="ce62" office:value-type="float" office:value="0" calcext:value-type="float">
            <text:p>0.00</text:p>
          </table:table-cell>
          <table:table-cell table:style-name="ce62" office:value-type="float" office:value="125.798922800718" calcext:value-type="float">
            <text:p>125.80</text:p>
          </table:table-cell>
          <table:table-cell table:style-name="ce62" office:value-type="float" office:value="121.152747357395" calcext:value-type="float">
            <text:p>121.15</text:p>
          </table:table-cell>
          <table:table-cell table:style-name="ce62" office:value-type="float" office:value="137.144997859284" calcext:value-type="float">
            <text:p>137.14</text:p>
          </table:table-cell>
          <table:table-cell table:style-name="ce62" office:value-type="float" office:value="129.728856120105" calcext:value-type="float">
            <text:p>129.73</text:p>
          </table:table-cell>
          <table:table-cell table:style-name="ce68" office:value-type="float" office:value="0" calcext:value-type="float">
            <text:p>0.00</text:p>
          </table:table-cell>
          <table:table-cell table:style-name="ce68" office:value-type="float" office:value="4.91771394374626" calcext:value-type="float">
            <text:p>4.92</text:p>
          </table:table-cell>
          <table:table-cell table:style-name="ce68" office:value-type="float" office:value="3.73107323112085" calcext:value-type="float">
            <text:p>3.73</text:p>
          </table:table-cell>
          <table:table-cell table:style-name="ce68" office:value-type="float" office:value="3.18609961467104" calcext:value-type="float">
            <text:p>3.19</text:p>
          </table:table-cell>
          <table:table-cell table:style-name="ce68" office:value-type="float" office:value="2.29577389538922" calcext:value-type="float">
            <text:p>2.3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table:style-name="ce62" office:value-type="float" office:value="1.51349572086899" calcext:value-type="float">
            <text:p>1.51</text:p>
          </table:table-cell>
          <table:table-cell table:style-name="ce62" office:value-type="float" office:value="0.356221198156682" calcext:value-type="float">
            <text:p>0.36</text:p>
          </table:table-cell>
          <table:table-cell table:style-name="ce62" office:value-type="float" office:value="0.20119368198926" calcext:value-type="float">
            <text:p>0.20</text:p>
          </table:table-cell>
          <table:table-cell table:style-name="ce62" office:value-type="float" office:value="0.26359946144726" calcext:value-type="float">
            <text:p>0.26</text:p>
          </table:table-cell>
          <table:table-cell table:style-name="ce62" office:value-type="float" office:value="0.177056561479449" calcext:value-type="float">
            <text:p>0.18</text:p>
          </table:table-cell>
          <table:table-cell table:style-name="ce68" office:value-type="float" office:value="0.149271137026239" calcext:value-type="float">
            <text:p>0.15</text:p>
          </table:table-cell>
          <table:table-cell table:style-name="ce68" office:value-type="float" office:value="0.277600150460786" calcext:value-type="float">
            <text:p>0.28</text:p>
          </table:table-cell>
          <table:table-cell table:style-name="ce68" office:value-type="float" office:value="0.329704257393565" calcext:value-type="float">
            <text:p>0.33</text:p>
          </table:table-cell>
          <table:table-cell table:style-name="ce68" office:value-type="float" office:value="0.0482726298875201" calcext:value-type="float">
            <text:p>0.05</text:p>
          </table:table-cell>
          <table:table-cell table:style-name="ce68" office:value-type="float" office:value="0.05525638023882" calcext:value-type="float">
            <text:p>0.06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Poland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61" office:value-type="float" office:value="-15.3557468969595" calcext:value-type="float">
            <text:p>-15.36</text:p>
          </table:table-cell>
          <table:table-cell table:style-name="ce62" office:value-type="float" office:value="2.26260763849434" calcext:value-type="float">
            <text:p>2.26</text:p>
          </table:table-cell>
          <table:table-cell table:style-name="ce62" office:value-type="float" office:value="5.01022540037793" calcext:value-type="float">
            <text:p>5.01</text:p>
          </table:table-cell>
          <table:table-cell table:style-name="ce62" office:value-type="float" office:value="1.83265655949104" calcext:value-type="float">
            <text:p>1.83</text:p>
          </table:table-cell>
          <table:table-cell table:style-name="ce61" office:value-type="float" office:value="1.71209177215546" calcext:value-type="float">
            <text:p>1.71</text:p>
          </table:table-cell>
          <table:table-cell table:style-name="ce67" office:value-type="float" office:value="322.475616552026" calcext:value-type="float">
            <text:p>322.48</text:p>
          </table:table-cell>
          <table:table-cell table:style-name="ce68" office:value-type="float" office:value="238.780802013383" calcext:value-type="float">
            <text:p>238.78</text:p>
          </table:table-cell>
          <table:table-cell table:style-name="ce68" office:value-type="float" office:value="54.9937837392042" calcext:value-type="float">
            <text:p>54.99</text:p>
          </table:table-cell>
          <table:table-cell table:style-name="ce68" office:value-type="float" office:value="28.8997452020511" calcext:value-type="float">
            <text:p>28.90</text:p>
          </table:table-cell>
          <table:table-cell table:style-name="ce67" office:value-type="float" office:value="20.4852123231429" calcext:value-type="float">
            <text:p>20.4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Poland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61" office:value-type="float" office:value="17.7830064145896" calcext:value-type="float">
            <text:p>17.78</text:p>
          </table:table-cell>
          <table:table-cell table:style-name="ce62" office:value-type="float" office:value="27.9767667248525" calcext:value-type="float">
            <text:p>27.98</text:p>
          </table:table-cell>
          <table:table-cell table:style-name="ce62" office:value-type="float" office:value="27.0161176332804" calcext:value-type="float">
            <text:p>27.02</text:p>
          </table:table-cell>
          <table:table-cell table:style-name="ce62" office:value-type="float" office:value="35.5427738777747" calcext:value-type="float">
            <text:p>35.54</text:p>
          </table:table-cell>
          <table:table-cell table:style-name="ce61" office:value-type="float" office:value="42.8972119471466" calcext:value-type="float">
            <text:p>42.90</text:p>
          </table:table-cell>
          <table:table-cell table:style-name="ce67" office:value-type="float" office:value="1.27827598111888" calcext:value-type="float">
            <text:p>1.28</text:p>
          </table:table-cell>
          <table:table-cell table:style-name="ce68" office:value-type="float" office:value="2.46702952483963" calcext:value-type="float">
            <text:p>2.47</text:p>
          </table:table-cell>
          <table:table-cell table:style-name="ce68" office:value-type="float" office:value="4.9835027481958" calcext:value-type="float">
            <text:p>4.98</text:p>
          </table:table-cell>
          <table:table-cell table:style-name="ce68" office:value-type="float" office:value="9.13410244807645" calcext:value-type="float">
            <text:p>9.13</text:p>
          </table:table-cell>
          <table:table-cell table:style-name="ce67" office:value-type="float" office:value="8.72739236364283" calcext:value-type="float">
            <text:p>8.7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Poland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61" office:value-type="float" office:value="20.4936257284524" calcext:value-type="float">
            <text:p>20.49</text:p>
          </table:table-cell>
          <table:table-cell table:style-name="ce62" office:value-type="float" office:value="39.4359664685013" calcext:value-type="float">
            <text:p>39.44</text:p>
          </table:table-cell>
          <table:table-cell table:style-name="ce62" office:value-type="float" office:value="28.9601193098126" calcext:value-type="float">
            <text:p>28.96</text:p>
          </table:table-cell>
          <table:table-cell table:style-name="ce62" office:value-type="float" office:value="34.7803155353281" calcext:value-type="float">
            <text:p>34.78</text:p>
          </table:table-cell>
          <table:table-cell table:style-name="ce61" office:value-type="float" office:value="40.6371152343709" calcext:value-type="float">
            <text:p>40.64</text:p>
          </table:table-cell>
          <table:table-cell table:style-name="ce67" office:value-type="float" office:value="31.3371266002845" calcext:value-type="float">
            <text:p>31.34</text:p>
          </table:table-cell>
          <table:table-cell table:style-name="ce68" office:value-type="float" office:value="22.168400211225" calcext:value-type="float">
            <text:p>22.17</text:p>
          </table:table-cell>
          <table:table-cell table:style-name="ce68" office:value-type="float" office:value="18.4390327726164" calcext:value-type="float">
            <text:p>18.44</text:p>
          </table:table-cell>
          <table:table-cell table:style-name="ce68" office:value-type="float" office:value="27.2877789444963" calcext:value-type="float">
            <text:p>27.29</text:p>
          </table:table-cell>
          <table:table-cell table:style-name="ce67" office:value-type="float" office:value="25.2681035245658" calcext:value-type="float">
            <text:p>25.2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Poland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61"/>
          <table:table-cell table:style-name="ce62" table:number-columns-repeated="3"/>
          <table:table-cell table:style-name="ce61"/>
          <table:table-cell table:style-name="ce67"/>
          <table:table-cell table:style-name="ce68" table:number-columns-repeated="3"/>
          <table:table-cell table:style-name="ce67"/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Poland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61" office:value-type="float" office:value="13.7" calcext:value-type="float">
            <text:p>13.70</text:p>
          </table:table-cell>
          <table:table-cell table:style-name="ce62" office:value-type="float" office:value="19.1" calcext:value-type="float">
            <text:p>19.10</text:p>
          </table:table-cell>
          <table:table-cell table:style-name="ce62" office:value-type="float" office:value="28.4" calcext:value-type="float">
            <text:p>28.40</text:p>
          </table:table-cell>
          <table:table-cell table:style-name="ce62" office:value-type="float" office:value="39.2" calcext:value-type="float">
            <text:p>39.20</text:p>
          </table:table-cell>
          <table:table-cell table:style-name="ce61" office:value-type="float" office:value="42.6" calcext:value-type="float">
            <text:p>42.60</text:p>
          </table:table-cell>
          <table:table-cell table:style-name="ce67" office:value-type="float" office:value="50.9" calcext:value-type="float">
            <text:p>50.90</text:p>
          </table:table-cell>
          <table:table-cell table:style-name="ce68" office:value-type="float" office:value="73.5" calcext:value-type="float">
            <text:p>73.50</text:p>
          </table:table-cell>
          <table:table-cell table:style-name="ce68" office:value-type="float" office:value="89.2" calcext:value-type="float">
            <text:p>89.20</text:p>
          </table:table-cell>
          <table:table-cell table:style-name="ce68" office:value-type="float" office:value="118.2" calcext:value-type="float">
            <text:p>118.20</text:p>
          </table:table-cell>
          <table:table-cell table:style-name="ce67" office:value-type="float" office:value="127.1" calcext:value-type="float">
            <text:p>127.1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Poland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97.5" calcext:value-type="float">
            <text:p>97.50</text:p>
          </table:table-cell>
          <table:table-cell office:value-type="float" office:value="93.7" calcext:value-type="float">
            <text:p>93.70</text:p>
          </table:table-cell>
          <table:table-cell office:value-type="float" office:value="108.9" calcext:value-type="float">
            <text:p>108.90</text:p>
          </table:table-cell>
          <table:table-cell office:value-type="float" office:value="119.1" calcext:value-type="float">
            <text:p>119.10</text:p>
          </table:table-cell>
          <table:table-cell table:style-name="ce59" office:value-type="float" office:value="124.1" calcext:value-type="float">
            <text:p>124.10</text:p>
          </table:table-cell>
          <table:table-cell table:style-name="ce67" office:value-type="float" office:value="41.8" calcext:value-type="float">
            <text:p>41.80</text:p>
          </table:table-cell>
          <table:table-cell table:style-name="ce68" office:value-type="float" office:value="61.8" calcext:value-type="float">
            <text:p>61.80</text:p>
          </table:table-cell>
          <table:table-cell table:style-name="ce68" office:value-type="float" office:value="94.1" calcext:value-type="float">
            <text:p>94.10</text:p>
          </table:table-cell>
          <table:table-cell table:style-name="ce68" office:value-type="float" office:value="124.1" calcext:value-type="float">
            <text:p>124.10</text:p>
          </table:table-cell>
          <table:table-cell table:style-name="ce67" office:value-type="float" office:value="125.5" calcext:value-type="float">
            <text:p>125.5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Poland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2.98" calcext:value-type="float">
            <text:p>2.98</text:p>
          </table:table-cell>
          <table:table-cell office:value-type="float" office:value="17.14" calcext:value-type="float">
            <text:p>17.14</text:p>
          </table:table-cell>
          <table:table-cell office:value-type="float" office:value="28.41" calcext:value-type="float">
            <text:p>28.41</text:p>
          </table:table-cell>
          <table:table-cell office:value-type="float" office:value="36.23" calcext:value-type="float">
            <text:p>36.23</text:p>
          </table:table-cell>
          <table:table-cell table:style-name="ce59" office:value-type="float" office:value="29.29" calcext:value-type="float">
            <text:p>29.29</text:p>
          </table:table-cell>
          <table:table-cell table:style-name="ce67" office:value-type="float" office:value="2.98" calcext:value-type="float">
            <text:p>2.98</text:p>
          </table:table-cell>
          <table:table-cell table:style-name="ce68" office:value-type="float" office:value="17.14" calcext:value-type="float">
            <text:p>17.14</text:p>
          </table:table-cell>
          <table:table-cell table:style-name="ce68" office:value-type="float" office:value="28.41" calcext:value-type="float">
            <text:p>28.41</text:p>
          </table:table-cell>
          <table:table-cell table:style-name="ce68" office:value-type="float" office:value="36.23" calcext:value-type="float">
            <text:p>36.23</text:p>
          </table:table-cell>
          <table:table-cell table:style-name="ce67" office:value-type="float" office:value="29.29" calcext:value-type="float">
            <text:p>29.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24.34" calcext:value-type="float">
            <text:p>24.34</text:p>
          </table:table-cell>
          <table:table-cell office:value-type="float" office:value="33.5" calcext:value-type="float">
            <text:p>33.50</text:p>
          </table:table-cell>
          <table:table-cell office:value-type="float" office:value="38.99" calcext:value-type="float">
            <text:p>38.99</text:p>
          </table:table-cell>
          <table:table-cell office:value-type="float" office:value="60.88" calcext:value-type="float">
            <text:p>60.88</text:p>
          </table:table-cell>
          <table:table-cell table:style-name="ce60" office:value-type="float" office:value="67.81" calcext:value-type="float">
            <text:p>67.81</text:p>
          </table:table-cell>
          <table:table-cell table:style-name="ce68" office:value-type="float" office:value="24.34" calcext:value-type="float">
            <text:p>24.34</text:p>
          </table:table-cell>
          <table:table-cell table:style-name="ce68" office:value-type="float" office:value="33.5" calcext:value-type="float">
            <text:p>33.50</text:p>
          </table:table-cell>
          <table:table-cell table:style-name="ce68" office:value-type="float" office:value="38.99" calcext:value-type="float">
            <text:p>38.99</text:p>
          </table:table-cell>
          <table:table-cell table:style-name="ce68" office:value-type="float" office:value="60.88" calcext:value-type="float">
            <text:p>60.88</text:p>
          </table:table-cell>
          <table:table-cell table:style-name="ce68" office:value-type="float" office:value="67.81" calcext:value-type="float">
            <text:p>67.8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table:number-columns-repeated="4" office:value-type="float" office:value="0" calcext:value-type="float">
            <text:p>0.00</text:p>
          </table:table-cell>
          <table:table-cell table:style-name="ce60" office:value-type="float" office:value="70.4148401237752" calcext:value-type="float">
            <text:p>70.41</text:p>
          </table:table-cell>
          <table:table-cell table:number-columns-repeated="4" table:style-name="ce68" office:value-type="float" office:value="0" calcext:value-type="float">
            <text:p>0.00</text:p>
          </table:table-cell>
          <table:table-cell table:style-name="ce68" office:value-type="float" office:value="2.02435044726219" calcext:value-type="float">
            <text:p>2.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514616125923546" calcext:value-type="float">
            <text:p>0.51</text:p>
          </table:table-cell>
          <table:table-cell office:value-type="float" office:value="0.293738292648805" calcext:value-type="float">
            <text:p>0.29</text:p>
          </table:table-cell>
          <table:table-cell office:value-type="float" office:value="0.320064526950362" calcext:value-type="float">
            <text:p>0.32</text:p>
          </table:table-cell>
          <table:table-cell office:value-type="float" office:value="0.303953497226841" calcext:value-type="float">
            <text:p>0.30</text:p>
          </table:table-cell>
          <table:table-cell table:style-name="ce60" office:value-type="float" office:value="0.236626668161938" calcext:value-type="float">
            <text:p>0.24</text:p>
          </table:table-cell>
          <table:table-cell table:style-name="ce68" office:value-type="float" office:value="0.243929983060418" calcext:value-type="float">
            <text:p>0.24</text:p>
          </table:table-cell>
          <table:table-cell table:style-name="ce68" office:value-type="float" office:value="0.0193138388190461" calcext:value-type="float">
            <text:p>0.02</text:p>
          </table:table-cell>
          <table:table-cell table:style-name="ce68" office:value-type="float" office:value="0.137435188385759" calcext:value-type="float">
            <text:p>0.14</text:p>
          </table:table-cell>
          <table:table-cell table:style-name="ce68" office:value-type="float" office:value="0.0737029596675152" calcext:value-type="float">
            <text:p>0.07</text:p>
          </table:table-cell>
          <table:table-cell table:style-name="ce68" office:value-type="float" office:value="0.0944691468157172" calcext:value-type="float">
            <text:p>0.0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ak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 office:value-type="float" office:value="-2.33423491942329" calcext:value-type="float">
            <text:p>-2.33</text:p>
          </table:table-cell>
          <table:table-cell office:value-type="float" office:value="1.95493146778801" calcext:value-type="float">
            <text:p>1.95</text:p>
          </table:table-cell>
          <table:table-cell office:value-type="float" office:value="1.74211429679643" calcext:value-type="float">
            <text:p>1.74</text:p>
          </table:table-cell>
          <table:table-cell office:value-type="float" office:value="2.77820159306155" calcext:value-type="float">
            <text:p>2.78</text:p>
          </table:table-cell>
          <table:table-cell table:style-name="ce59" office:value-type="float" office:value="1.8896692773995" calcext:value-type="float">
            <text:p>1.89</text:p>
          </table:table-cell>
          <table:table-cell table:style-name="ce67" office:value-type="float" office:value="20.964932981986" calcext:value-type="float">
            <text:p>20.96</text:p>
          </table:table-cell>
          <table:table-cell table:style-name="ce68" office:value-type="float" office:value="47.9812537736075" calcext:value-type="float">
            <text:p>47.98</text:p>
          </table:table-cell>
          <table:table-cell table:style-name="ce68" office:value-type="float" office:value="47.8412677023975" calcext:value-type="float">
            <text:p>47.84</text:p>
          </table:table-cell>
          <table:table-cell table:style-name="ce68" office:value-type="float" office:value="16.7341350388606" calcext:value-type="float">
            <text:p>16.73</text:p>
          </table:table-cell>
          <table:table-cell table:style-name="ce67" office:value-type="float" office:value="7.12008238682211" calcext:value-type="float">
            <text:p>7.12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ak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63.0529310169664" calcext:value-type="float">
            <text:p>63.05</text:p>
          </table:table-cell>
          <table:table-cell office:value-type="float" office:value="43.3264770102212" calcext:value-type="float">
            <text:p>43.33</text:p>
          </table:table-cell>
          <table:table-cell office:value-type="float" office:value="36.5123475156204" calcext:value-type="float">
            <text:p>36.51</text:p>
          </table:table-cell>
          <table:table-cell office:value-type="float" office:value="42.668511475798" calcext:value-type="float">
            <text:p>42.67</text:p>
          </table:table-cell>
          <table:table-cell table:style-name="ce59" office:value-type="float" office:value="48.6009249665142" calcext:value-type="float">
            <text:p>48.60</text:p>
          </table:table-cell>
          <table:table-cell table:style-name="ce67" office:value-type="float" office:value="21.4345219953266" calcext:value-type="float">
            <text:p>21.43</text:p>
          </table:table-cell>
          <table:table-cell table:style-name="ce68" office:value-type="float" office:value="13.0761684756812" calcext:value-type="float">
            <text:p>13.08</text:p>
          </table:table-cell>
          <table:table-cell table:style-name="ce68" office:value-type="float" office:value="9.70028761281365" calcext:value-type="float">
            <text:p>9.70</text:p>
          </table:table-cell>
          <table:table-cell table:style-name="ce68" office:value-type="float" office:value="13.2515500836083" calcext:value-type="float">
            <text:p>13.25</text:p>
          </table:table-cell>
          <table:table-cell table:style-name="ce67" office:value-type="float" office:value="13.149056079254" calcext:value-type="float">
            <text:p>13.1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ak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38.4025889246743" calcext:value-type="float">
            <text:p>38.40</text:p>
          </table:table-cell>
          <table:table-cell office:value-type="float" office:value="34.9092058765037" calcext:value-type="float">
            <text:p>34.91</text:p>
          </table:table-cell>
          <table:table-cell office:value-type="float" office:value="32.4654229145282" calcext:value-type="float">
            <text:p>32.47</text:p>
          </table:table-cell>
          <table:table-cell office:value-type="float" office:value="36.3144843081519" calcext:value-type="float">
            <text:p>36.31</text:p>
          </table:table-cell>
          <table:table-cell table:style-name="ce59" office:value-type="float" office:value="44.9991927199721" calcext:value-type="float">
            <text:p>45.00</text:p>
          </table:table-cell>
          <table:table-cell table:style-name="ce67" office:value-type="float" office:value="72.8547256466038" calcext:value-type="float">
            <text:p>72.85</text:p>
          </table:table-cell>
          <table:table-cell table:style-name="ce68" office:value-type="float" office:value="64.5908558030481" calcext:value-type="float">
            <text:p>64.59</text:p>
          </table:table-cell>
          <table:table-cell table:style-name="ce68" office:value-type="float" office:value="53.1345748495187" calcext:value-type="float">
            <text:p>53.13</text:p>
          </table:table-cell>
          <table:table-cell table:style-name="ce68" office:value-type="float" office:value="54.3692739227841" calcext:value-type="float">
            <text:p>54.37</text:p>
          </table:table-cell>
          <table:table-cell table:style-name="ce67" office:value-type="float" office:value="39.3521915062587" calcext:value-type="float">
            <text:p>39.35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ak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7"/>
          <table:table-cell table:style-name="ce68" table:number-columns-repeated="3"/>
          <table:table-cell table:style-name="ce67"/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ak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128.7" calcext:value-type="float">
            <text:p>128.70</text:p>
          </table:table-cell>
          <table:table-cell office:value-type="float" office:value="109.1" calcext:value-type="float">
            <text:p>109.10</text:p>
          </table:table-cell>
          <table:table-cell office:value-type="float" office:value="89" calcext:value-type="float">
            <text:p>89.00</text:p>
          </table:table-cell>
          <table:table-cell office:value-type="float" office:value="86.1" calcext:value-type="float">
            <text:p>86.10</text:p>
          </table:table-cell>
          <table:table-cell table:style-name="ce59" office:value-type="float" office:value="86.6" calcext:value-type="float">
            <text:p>86.60</text:p>
          </table:table-cell>
          <table:table-cell table:style-name="ce67" office:value-type="float" office:value="204.1" calcext:value-type="float">
            <text:p>204.10</text:p>
          </table:table-cell>
          <table:table-cell table:style-name="ce68" office:value-type="float" office:value="161.6" calcext:value-type="float">
            <text:p>161.60</text:p>
          </table:table-cell>
          <table:table-cell table:style-name="ce68" office:value-type="float" office:value="153.3" calcext:value-type="float">
            <text:p>153.30</text:p>
          </table:table-cell>
          <table:table-cell table:style-name="ce68" office:value-type="float" office:value="136.4" calcext:value-type="float">
            <text:p>136.40</text:p>
          </table:table-cell>
          <table:table-cell table:style-name="ce67" office:value-type="float" office:value="142.3" calcext:value-type="float">
            <text:p>142.3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ak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212.3" calcext:value-type="float">
            <text:p>212.30</text:p>
          </table:table-cell>
          <table:table-cell office:value-type="float" office:value="170.4" calcext:value-type="float">
            <text:p>170.40</text:p>
          </table:table-cell>
          <table:table-cell office:value-type="float" office:value="148.6" calcext:value-type="float">
            <text:p>148.60</text:p>
          </table:table-cell>
          <table:table-cell office:value-type="float" office:value="147" calcext:value-type="float">
            <text:p>147.00</text:p>
          </table:table-cell>
          <table:table-cell table:style-name="ce59" office:value-type="float" office:value="148.8" calcext:value-type="float">
            <text:p>148.80</text:p>
          </table:table-cell>
          <table:table-cell table:style-name="ce67" office:value-type="float" office:value="218" calcext:value-type="float">
            <text:p>218.00</text:p>
          </table:table-cell>
          <table:table-cell table:style-name="ce68" office:value-type="float" office:value="169.7" calcext:value-type="float">
            <text:p>169.70</text:p>
          </table:table-cell>
          <table:table-cell table:style-name="ce68" office:value-type="float" office:value="150.9" calcext:value-type="float">
            <text:p>150.90</text:p>
          </table:table-cell>
          <table:table-cell table:style-name="ce68" office:value-type="float" office:value="136.8" calcext:value-type="float">
            <text:p>136.80</text:p>
          </table:table-cell>
          <table:table-cell table:style-name="ce67" office:value-type="float" office:value="144.1" calcext:value-type="float">
            <text:p>144.1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ak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8.81" calcext:value-type="float">
            <text:p>8.81</text:p>
          </table:table-cell>
          <table:table-cell office:value-type="float" office:value="1.46" calcext:value-type="float">
            <text:p>1.46</text:p>
          </table:table-cell>
          <table:table-cell office:value-type="float" office:value="3.91" calcext:value-type="float">
            <text:p>3.91</text:p>
          </table:table-cell>
          <table:table-cell office:value-type="float" office:value="5.05" calcext:value-type="float">
            <text:p>5.05</text:p>
          </table:table-cell>
          <table:table-cell table:style-name="ce59"/>
          <table:table-cell table:style-name="ce67" office:value-type="float" office:value="8.81" calcext:value-type="float">
            <text:p>8.81</text:p>
          </table:table-cell>
          <table:table-cell table:style-name="ce68" office:value-type="float" office:value="1.46" calcext:value-type="float">
            <text:p>1.46</text:p>
          </table:table-cell>
          <table:table-cell table:style-name="ce68" office:value-type="float" office:value="3.91" calcext:value-type="float">
            <text:p>3.91</text:p>
          </table:table-cell>
          <table:table-cell table:style-name="ce68" office:value-type="float" office:value="5.05" calcext:value-type="float">
            <text:p>5.05</text:p>
          </table:table-cell>
          <table:table-cell table:style-name="ce67"/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45.6" calcext:value-type="float">
            <text:p>45.60</text:p>
          </table:table-cell>
          <table:table-cell office:value-type="float" office:value="60.67" calcext:value-type="float">
            <text:p>60.67</text:p>
          </table:table-cell>
          <table:table-cell office:value-type="float" office:value="49.54" calcext:value-type="float">
            <text:p>49.54</text:p>
          </table:table-cell>
          <table:table-cell office:value-type="float" office:value="62.37" calcext:value-type="float">
            <text:p>62.37</text:p>
          </table:table-cell>
          <table:table-cell table:style-name="ce60" office:value-type="float" office:value="65.35" calcext:value-type="float">
            <text:p>65.35</text:p>
          </table:table-cell>
          <table:table-cell table:style-name="ce68" office:value-type="float" office:value="45.6" calcext:value-type="float">
            <text:p>45.60</text:p>
          </table:table-cell>
          <table:table-cell table:style-name="ce68" office:value-type="float" office:value="60.67" calcext:value-type="float">
            <text:p>60.67</text:p>
          </table:table-cell>
          <table:table-cell table:style-name="ce68" office:value-type="float" office:value="49.54" calcext:value-type="float">
            <text:p>49.54</text:p>
          </table:table-cell>
          <table:table-cell table:style-name="ce68" office:value-type="float" office:value="62.37" calcext:value-type="float">
            <text:p>62.37</text:p>
          </table:table-cell>
          <table:table-cell table:style-name="ce68" office:value-type="float" office:value="65.35" calcext:value-type="float">
            <text:p>65.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0" calcext:value-type="float">
            <text:p>0.00</text:p>
          </table:table-cell>
          <table:table-cell office:value-type="float" office:value="309.254770418658" calcext:value-type="float">
            <text:p>309.25</text:p>
          </table:table-cell>
          <table:table-cell office:value-type="float" office:value="271.447783397798" calcext:value-type="float">
            <text:p>271.45</text:p>
          </table:table-cell>
          <table:table-cell office:value-type="float" office:value="246.199742515945" calcext:value-type="float">
            <text:p>246.20</text:p>
          </table:table-cell>
          <table:table-cell table:style-name="ce60" office:value-type="float" office:value="222.87990598701" calcext:value-type="float">
            <text:p>222.88</text:p>
          </table:table-cell>
          <table:table-cell table:style-name="ce68" office:value-type="float" office:value="0" calcext:value-type="float">
            <text:p>0.00</text:p>
          </table:table-cell>
          <table:table-cell table:style-name="ce68" office:value-type="float" office:value="8.29720578462707" calcext:value-type="float">
            <text:p>8.30</text:p>
          </table:table-cell>
          <table:table-cell table:style-name="ce68" office:value-type="float" office:value="5.61459882971338" calcext:value-type="float">
            <text:p>5.61</text:p>
          </table:table-cell>
          <table:table-cell table:style-name="ce68" office:value-type="float" office:value="4.22214658833627" calcext:value-type="float">
            <text:p>4.22</text:p>
          </table:table-cell>
          <table:table-cell table:style-name="ce68" office:value-type="float" office:value="3.64995324622811" calcext:value-type="float">
            <text:p>3.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386960165372367" calcext:value-type="float">
            <text:p>0.39</text:p>
          </table:table-cell>
          <table:table-cell office:value-type="float" office:value="0.513062216819538" calcext:value-type="float">
            <text:p>0.51</text:p>
          </table:table-cell>
          <table:table-cell office:value-type="float" office:value="0.632640933763792" calcext:value-type="float">
            <text:p>0.63</text:p>
          </table:table-cell>
          <table:table-cell office:value-type="float" office:value="0.411913622563902" calcext:value-type="float">
            <text:p>0.41</text:p>
          </table:table-cell>
          <table:table-cell table:style-name="ce60" office:value-type="float" office:value="0.410695226393295" calcext:value-type="float">
            <text:p>0.41</text:p>
          </table:table-cell>
          <table:table-cell table:style-name="ce68" office:value-type="float" office:value="0.0790436005625879" calcext:value-type="float">
            <text:p>0.08</text:p>
          </table:table-cell>
          <table:table-cell table:style-name="ce68" office:value-type="float" office:value="0.227635996315993" calcext:value-type="float">
            <text:p>0.23</text:p>
          </table:table-cell>
          <table:table-cell table:style-name="ce68" office:value-type="float" office:value="0.417260766243552" calcext:value-type="float">
            <text:p>0.42</text:p>
          </table:table-cell>
          <table:table-cell table:style-name="ce68" office:value-type="float" office:value="0.189195649575714" calcext:value-type="float">
            <text:p>0.19</text:p>
          </table:table-cell>
          <table:table-cell table:style-name="ce68" office:value-type="float" office:value="0.204388939686802" calcext:value-type="float">
            <text:p>0.2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enia</text:p>
          </table:table-cell>
          <table:table-cell table:style-name="ce55" office:value-type="string" calcext:value-type="string">
            <text:p>Real Implicit Interest Rate</text:p>
          </table:table-cell>
          <table:table-cell table:style-name="ce55" office:value-type="string" calcext:value-type="string">
            <text:p>imp_int_rate_real</text:p>
          </table:table-cell>
          <table:table-cell table:style-name="ce59"/>
          <table:table-cell office:value-type="float" office:value="1.09337255283162" calcext:value-type="float">
            <text:p>1.09</text:p>
          </table:table-cell>
          <table:table-cell office:value-type="float" office:value="2.2586711576244" calcext:value-type="float">
            <text:p>2.26</text:p>
          </table:table-cell>
          <table:table-cell office:value-type="float" office:value="4.28281638875288" calcext:value-type="float">
            <text:p>4.28</text:p>
          </table:table-cell>
          <table:table-cell table:style-name="ce59" office:value-type="float" office:value="1.03853168647072" calcext:value-type="float">
            <text:p>1.04</text:p>
          </table:table-cell>
          <table:table-cell table:style-name="ce67"/>
          <table:table-cell table:style-name="ce68" office:value-type="float" office:value="21.6981944273809" calcext:value-type="float">
            <text:p>21.70</text:p>
          </table:table-cell>
          <table:table-cell table:style-name="ce68" office:value-type="float" office:value="5.58467635674454" calcext:value-type="float">
            <text:p>5.58</text:p>
          </table:table-cell>
          <table:table-cell table:style-name="ce68" office:value-type="float" office:value="6.77276067874473" calcext:value-type="float">
            <text:p>6.77</text:p>
          </table:table-cell>
          <table:table-cell table:style-name="ce67" office:value-type="float" office:value="2.69039625213357" calcext:value-type="float">
            <text:p>2.69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enia</text:p>
          </table:table-cell>
          <table:table-cell table:style-name="ce56" office:value-type="string" calcext:value-type="string">
            <text:p>Debt to GDP</text:p>
          </table:table-cell>
          <table:table-cell table:style-name="ce55" office:value-type="string" calcext:value-type="string">
            <text:p>debt_to_gdp</text:p>
          </table:table-cell>
          <table:table-cell table:style-name="ce59" office:value-type="float" office:value="23.7407337008173" calcext:value-type="float">
            <text:p>23.74</text:p>
          </table:table-cell>
          <table:table-cell office:value-type="float" office:value="37.7737805523225" calcext:value-type="float">
            <text:p>37.77</text:p>
          </table:table-cell>
          <table:table-cell office:value-type="float" office:value="57.5803195675232" calcext:value-type="float">
            <text:p>57.58</text:p>
          </table:table-cell>
          <table:table-cell office:value-type="float" office:value="84.787046231932" calcext:value-type="float">
            <text:p>84.79</text:p>
          </table:table-cell>
          <table:table-cell table:style-name="ce59" office:value-type="float" office:value="59.1385122095566" calcext:value-type="float">
            <text:p>59.14</text:p>
          </table:table-cell>
          <table:table-cell table:style-name="ce67" office:value-type="float" office:value="8.05930431476906" calcext:value-type="float">
            <text:p>8.06</text:p>
          </table:table-cell>
          <table:table-cell table:style-name="ce68" office:value-type="float" office:value="11.7130462384933" calcext:value-type="float">
            <text:p>11.71</text:p>
          </table:table-cell>
          <table:table-cell table:style-name="ce68" office:value-type="float" office:value="30.7387005166456" calcext:value-type="float">
            <text:p>30.74</text:p>
          </table:table-cell>
          <table:table-cell table:style-name="ce68" office:value-type="float" office:value="43.6251793004524" calcext:value-type="float">
            <text:p>43.63</text:p>
          </table:table-cell>
          <table:table-cell table:style-name="ce67" office:value-type="float" office:value="18.6424105190027" calcext:value-type="float">
            <text:p>18.6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enia</text:p>
          </table:table-cell>
          <table:table-cell table:style-name="ce56" office:value-type="string" calcext:value-type="string">
            <text:p>Debt to Value</text:p>
          </table:table-cell>
          <table:table-cell table:style-name="ce55" office:value-type="string" calcext:value-type="string">
            <text:p>debt_to_value</text:p>
          </table:table-cell>
          <table:table-cell table:style-name="ce59" office:value-type="float" office:value="25.5628325828899" calcext:value-type="float">
            <text:p>25.56</text:p>
          </table:table-cell>
          <table:table-cell office:value-type="float" office:value="35.0137308748529" calcext:value-type="float">
            <text:p>35.01</text:p>
          </table:table-cell>
          <table:table-cell office:value-type="float" office:value="45.4236281681017" calcext:value-type="float">
            <text:p>45.42</text:p>
          </table:table-cell>
          <table:table-cell office:value-type="float" office:value="55.5441107376486" calcext:value-type="float">
            <text:p>55.54</text:p>
          </table:table-cell>
          <table:table-cell table:style-name="ce59" office:value-type="float" office:value="46.7210115465929" calcext:value-type="float">
            <text:p>46.72</text:p>
          </table:table-cell>
          <table:table-cell table:style-name="ce67" office:value-type="float" office:value="40.0756143667297" calcext:value-type="float">
            <text:p>40.08</text:p>
          </table:table-cell>
          <table:table-cell table:style-name="ce68" office:value-type="float" office:value="42.2357878672262" calcext:value-type="float">
            <text:p>42.24</text:p>
          </table:table-cell>
          <table:table-cell table:style-name="ce68" office:value-type="float" office:value="62.5321918284959" calcext:value-type="float">
            <text:p>62.53</text:p>
          </table:table-cell>
          <table:table-cell table:style-name="ce68" office:value-type="float" office:value="68.7608695652174" calcext:value-type="float">
            <text:p>68.76</text:p>
          </table:table-cell>
          <table:table-cell table:style-name="ce67" office:value-type="float" office:value="44.6258084385587" calcext:value-type="float">
            <text:p>44.63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enia</text:p>
          </table:table-cell>
          <table:table-cell table:style-name="ce55" office:value-type="string" calcext:value-type="string">
            <text:p>Financial Profitability</text:p>
          </table:table-cell>
          <table:table-cell table:style-name="ce55" office:value-type="string" calcext:value-type="string">
            <text:p>fin_profit</text:p>
          </table:table-cell>
          <table:table-cell table:style-name="ce59"/>
          <table:table-cell table:number-columns-repeated="3"/>
          <table:table-cell table:style-name="ce59"/>
          <table:table-cell table:style-name="ce67"/>
          <table:table-cell table:style-name="ce68" table:number-columns-repeated="3"/>
          <table:table-cell table:style-name="ce67"/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enia</text:p>
          </table:table-cell>
          <table:table-cell table:style-name="ce57" office:value-type="string" calcext:value-type="string">
            <text:p>Financial Assets, % of GDP</text:p>
          </table:table-cell>
          <table:table-cell table:style-name="ce55" office:value-type="string" calcext:value-type="string">
            <text:p>SFA_per</text:p>
          </table:table-cell>
          <table:table-cell table:style-name="ce59" office:value-type="float" office:value="51.7" calcext:value-type="float">
            <text:p>51.70</text:p>
          </table:table-cell>
          <table:table-cell office:value-type="float" office:value="46" calcext:value-type="float">
            <text:p>46.00</text:p>
          </table:table-cell>
          <table:table-cell office:value-type="float" office:value="49.4" calcext:value-type="float">
            <text:p>49.40</text:p>
          </table:table-cell>
          <table:table-cell office:value-type="float" office:value="54.9" calcext:value-type="float">
            <text:p>54.90</text:p>
          </table:table-cell>
          <table:table-cell table:style-name="ce59" office:value-type="float" office:value="50.5" calcext:value-type="float">
            <text:p>50.50</text:p>
          </table:table-cell>
          <table:table-cell table:style-name="ce67" office:value-type="float" office:value="70.4" calcext:value-type="float">
            <text:p>70.40</text:p>
          </table:table-cell>
          <table:table-cell table:style-name="ce68" office:value-type="float" office:value="90.1" calcext:value-type="float">
            <text:p>90.10</text:p>
          </table:table-cell>
          <table:table-cell table:style-name="ce68" office:value-type="float" office:value="131.5" calcext:value-type="float">
            <text:p>131.50</text:p>
          </table:table-cell>
          <table:table-cell table:style-name="ce68" office:value-type="float" office:value="176.5" calcext:value-type="float">
            <text:p>176.50</text:p>
          </table:table-cell>
          <table:table-cell table:style-name="ce67" office:value-type="float" office:value="151.6" calcext:value-type="float">
            <text:p>151.6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enia</text:p>
          </table:table-cell>
          <table:table-cell table:style-name="ce57" office:value-type="string" calcext:value-type="string">
            <text:p>Financial Liabilities, % of GDP</text:p>
          </table:table-cell>
          <table:table-cell table:style-name="ce55" office:value-type="string" calcext:value-type="string">
            <text:p>SFL_per</text:p>
          </table:table-cell>
          <table:table-cell table:style-name="ce59" office:value-type="float" office:value="128.7" calcext:value-type="float">
            <text:p>128.70</text:p>
          </table:table-cell>
          <table:table-cell office:value-type="float" office:value="130.4" calcext:value-type="float">
            <text:p>130.40</text:p>
          </table:table-cell>
          <table:table-cell office:value-type="float" office:value="148.4" calcext:value-type="float">
            <text:p>148.40</text:p>
          </table:table-cell>
          <table:table-cell office:value-type="float" office:value="175" calcext:value-type="float">
            <text:p>175.00</text:p>
          </table:table-cell>
          <table:table-cell table:style-name="ce59" office:value-type="float" office:value="145.5" calcext:value-type="float">
            <text:p>145.50</text:p>
          </table:table-cell>
          <table:table-cell table:style-name="ce67" office:value-type="float" office:value="61.9" calcext:value-type="float">
            <text:p>61.90</text:p>
          </table:table-cell>
          <table:table-cell table:style-name="ce68" office:value-type="float" office:value="83.7" calcext:value-type="float">
            <text:p>83.70</text:p>
          </table:table-cell>
          <table:table-cell table:style-name="ce68" office:value-type="float" office:value="126.3" calcext:value-type="float">
            <text:p>126.30</text:p>
          </table:table-cell>
          <table:table-cell table:style-name="ce68" office:value-type="float" office:value="172.6" calcext:value-type="float">
            <text:p>172.60</text:p>
          </table:table-cell>
          <table:table-cell table:style-name="ce67" office:value-type="float" office:value="141.9" calcext:value-type="float">
            <text:p>141.90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Eastern</text:p>
          </table:table-cell>
          <table:table-cell table:style-name="ce55" office:value-type="string" calcext:value-type="string">
            <text:p>Slovenia</text:p>
          </table:table-cell>
          <table:table-cell table:style-name="ce56" office:value-type="string" calcext:value-type="string">
            <text:p>Stock Market Capitalization (Value of Publicly Trade Shares, % of GDP)</text:p>
          </table:table-cell>
          <table:table-cell table:style-name="ce55" office:value-type="string" calcext:value-type="string">
            <text:p>stkmktcap</text:p>
          </table:table-cell>
          <table:table-cell table:style-name="ce59" office:value-type="float" office:value="2.34" calcext:value-type="float">
            <text:p>2.34</text:p>
          </table:table-cell>
          <table:table-cell table:style-name="ce59" office:value-type="float" office:value="13.36" calcext:value-type="float">
            <text:p>13.36</text:p>
          </table:table-cell>
          <table:table-cell table:style-name="ce59" office:value-type="float" office:value="24.27" calcext:value-type="float">
            <text:p>24.27</text:p>
          </table:table-cell>
          <table:table-cell table:style-name="ce59" office:value-type="float" office:value="21.98" calcext:value-type="float">
            <text:p>21.98</text:p>
          </table:table-cell>
          <table:table-cell table:style-name="ce59" office:value-type="float" office:value="14.31" calcext:value-type="float">
            <text:p>14.31</text:p>
          </table:table-cell>
          <table:table-cell table:style-name="ce67" office:value-type="float" office:value="2.34" calcext:value-type="float">
            <text:p>2.34</text:p>
          </table:table-cell>
          <table:table-cell table:style-name="ce67" office:value-type="float" office:value="13.36" calcext:value-type="float">
            <text:p>13.36</text:p>
          </table:table-cell>
          <table:table-cell table:style-name="ce67" office:value-type="float" office:value="24.27" calcext:value-type="float">
            <text:p>24.27</text:p>
          </table:table-cell>
          <table:table-cell table:style-name="ce67" office:value-type="float" office:value="21.98" calcext:value-type="float">
            <text:p>21.98</text:p>
          </table:table-cell>
          <table:table-cell table:style-name="ce67" office:value-type="float" office:value="14.31" calcext:value-type="float">
            <text:p>14.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Deposit Money Bank Assets to GDP (%)</text:p>
          </table:table-cell>
          <table:table-cell office:value-type="string" calcext:value-type="string">
            <text:p>bank_size</text:p>
          </table:table-cell>
          <table:table-cell office:value-type="float" office:value="32.32" calcext:value-type="float">
            <text:p>32.32</text:p>
          </table:table-cell>
          <table:table-cell office:value-type="float" office:value="42.65" calcext:value-type="float">
            <text:p>42.65</text:p>
          </table:table-cell>
          <table:table-cell office:value-type="float" office:value="58.48" calcext:value-type="float">
            <text:p>58.48</text:p>
          </table:table-cell>
          <table:table-cell office:value-type="float" office:value="95.33" calcext:value-type="float">
            <text:p>95.33</text:p>
          </table:table-cell>
          <table:table-cell table:style-name="ce60" office:value-type="float" office:value="71.53" calcext:value-type="float">
            <text:p>71.53</text:p>
          </table:table-cell>
          <table:table-cell table:style-name="ce68" office:value-type="float" office:value="32.32" calcext:value-type="float">
            <text:p>32.32</text:p>
          </table:table-cell>
          <table:table-cell table:style-name="ce68" office:value-type="float" office:value="42.65" calcext:value-type="float">
            <text:p>42.65</text:p>
          </table:table-cell>
          <table:table-cell table:style-name="ce68" office:value-type="float" office:value="58.48" calcext:value-type="float">
            <text:p>58.48</text:p>
          </table:table-cell>
          <table:table-cell table:style-name="ce68" office:value-type="float" office:value="95.33" calcext:value-type="float">
            <text:p>95.33</text:p>
          </table:table-cell>
          <table:table-cell table:style-name="ce68" office:value-type="float" office:value="71.53" calcext:value-type="float">
            <text:p>71.5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fixed_per</text:p>
          </table:table-cell>
          <table:table-cell office:value-type="float" office:value="0" calcext:value-type="float">
            <text:p>0.00</text:p>
          </table:table-cell>
          <table:table-cell office:value-type="float" office:value="165.475082001905" calcext:value-type="float">
            <text:p>165.48</text:p>
          </table:table-cell>
          <table:table-cell office:value-type="float" office:value="156.193588120573" calcext:value-type="float">
            <text:p>156.19</text:p>
          </table:table-cell>
          <table:table-cell office:value-type="float" office:value="160.653481187245" calcext:value-type="float">
            <text:p>160.65</text:p>
          </table:table-cell>
          <table:table-cell table:style-name="ce60" office:value-type="float" office:value="153.193525975864" calcext:value-type="float">
            <text:p>153.19</text:p>
          </table:table-cell>
          <table:table-cell table:style-name="ce68" office:value-type="float" office:value="0" calcext:value-type="float">
            <text:p>0.00</text:p>
          </table:table-cell>
          <table:table-cell table:style-name="ce68" office:value-type="float" office:value="5.12326737911332" calcext:value-type="float">
            <text:p>5.12</text:p>
          </table:table-cell>
          <table:table-cell table:style-name="ce68" office:value-type="float" office:value="5.43504293974749" calcext:value-type="float">
            <text:p>5.44</text:p>
          </table:table-cell>
          <table:table-cell table:style-name="ce68" office:value-type="float" office:value="4.94427893633455" calcext:value-type="float">
            <text:p>4.94</text:p>
          </table:table-cell>
          <table:table-cell table:style-name="ce68" office:value-type="float" office:value="4.78295551038263" calcext:value-type="float">
            <text:p>4.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ern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Total Fixed Assets (Net) % of GDP</text:p>
          </table:table-cell>
          <table:table-cell office:value-type="string" calcext:value-type="string">
            <text:p>stlt</text:p>
          </table:table-cell>
          <table:table-cell office:value-type="float" office:value="0.666444296197465" calcext:value-type="float">
            <text:p>0.67</text:p>
          </table:table-cell>
          <table:table-cell office:value-type="float" office:value="0.540120793787748" calcext:value-type="float">
            <text:p>0.54</text:p>
          </table:table-cell>
          <table:table-cell office:value-type="float" office:value="0.385020576131687" calcext:value-type="float">
            <text:p>0.39</text:p>
          </table:table-cell>
          <table:table-cell office:value-type="float" office:value="0.348957647575159" calcext:value-type="float">
            <text:p>0.35</text:p>
          </table:table-cell>
          <table:table-cell table:style-name="ce60" office:value-type="float" office:value="0.23697524219591" calcext:value-type="float">
            <text:p>0.24</text:p>
          </table:table-cell>
          <table:table-cell table:style-name="ce68" office:value-type="float" office:value="0.0774111675126904" calcext:value-type="float">
            <text:p>0.08</text:p>
          </table:table-cell>
          <table:table-cell table:style-name="ce68" office:value-type="float" office:value="0.0716360116166505" calcext:value-type="float">
            <text:p>0.07</text:p>
          </table:table-cell>
          <table:table-cell table:style-name="ce68" office:value-type="float" office:value="0.0214894826606026" calcext:value-type="float">
            <text:p>0.02</text:p>
          </table:table-cell>
          <table:table-cell table:style-name="ce68" office:value-type="float" office:value="0.0274818087318087" calcext:value-type="float">
            <text:p>0.03</text:p>
          </table:table-cell>
          <table:table-cell table:style-name="ce68" office:value-type="float" office:value="0.090129401143545" calcext:value-type="float">
            <text:p>0.09</text:p>
          </table:table-cell>
          <table:table-cell table:number-columns-repeated="1010"/>
        </table:table-row>
        <table:table-row table:style-name="ro2" table:number-rows-repeated="104831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Key Years table'.I262:'Key Years table'.N1048576 'Key Years table'.E1:'Key Years table'.N183 'Key Years table'.E237:'Key Years table'.I1048576">
            <calcext:condition calcext:apply-style-name="Untitled1" calcext:value="&lt;=0" calcext:base-cell-address="'Key Years table'.E1"/>
          </calcext:conditional-format>
        </calcext:conditional-formats>
      </table:table>
      <table:table table:name="Country_Averages" table:style-name="ta1">
        <table:table-column table:style-name="co6" table:default-cell-style-name="ce77"/>
        <table:table-column table:style-name="co12" table:default-cell-style-name="ce87"/>
        <table:table-column table:style-name="co13" table:default-cell-style-name="ce97"/>
        <table:table-column table:style-name="co6" table:number-columns-repeated="10" table:default-cell-style-name="ce95"/>
        <table:table-column table:style-name="co6" table:number-columns-repeated="1011" table:default-cell-style-name="Default"/>
        <table:table-row table:style-name="ro2">
          <table:table-cell table:style-name="ce18"/>
          <table:table-cell table:style-name="ce25"/>
          <table:table-cell table:style-name="ce32" office:value-type="string" calcext:value-type="string">
            <text:p>Data</text:p>
          </table:table-cell>
          <table:table-cell table:style-name="ce41" table:number-columns-repeated="8"/>
          <table:table-cell table:style-name="ce69"/>
          <table:table-cell table:style-name="Default"/>
          <table:table-cell table:number-columns-repeated="1011"/>
        </table:table-row>
        <table:table-row table:style-name="ro2">
          <table:table-cell table:style-name="ce19" office:value-type="string" calcext:value-type="string">
            <text:p>Group</text:p>
          </table:table-cell>
          <table:table-cell table:style-name="ce26" office:value-type="string" calcext:value-type="string">
            <text:p>Indicator Name</text:p>
          </table:table-cell>
          <table:table-cell table:style-name="ce33" office:value-type="string" calcext:value-type="string">
            <text:p>Average - S11_1995</text:p>
          </table:table-cell>
          <table:table-cell table:style-name="ce42" office:value-type="string" calcext:value-type="string">
            <text:p>Average - S11_2000</text:p>
          </table:table-cell>
          <table:table-cell table:style-name="ce42" office:value-type="string" calcext:value-type="string">
            <text:p>Average - S11_2005</text:p>
          </table:table-cell>
          <table:table-cell table:style-name="ce42" office:value-type="string" calcext:value-type="string">
            <text:p>Average - S11_2010</text:p>
          </table:table-cell>
          <table:table-cell table:style-name="ce42" office:value-type="string" calcext:value-type="string">
            <text:p>Average - S11_2015</text:p>
          </table:table-cell>
          <table:table-cell table:style-name="ce48" office:value-type="string" calcext:value-type="string">
            <text:p>Average - S12_1995</text:p>
          </table:table-cell>
          <table:table-cell table:style-name="ce48" office:value-type="string" calcext:value-type="string">
            <text:p>Average - S12_2000</text:p>
          </table:table-cell>
          <table:table-cell table:style-name="ce48" office:value-type="string" calcext:value-type="string">
            <text:p>Average - S12_2005</text:p>
          </table:table-cell>
          <table:table-cell table:style-name="ce48" office:value-type="string" calcext:value-type="string">
            <text:p>Average - S12_2010</text:p>
          </table:table-cell>
          <table:table-cell table:style-name="ce70" office:value-type="string" calcext:value-type="string">
            <text:p>Average - S12_2015</text:p>
          </table:table-cell>
          <table:table-cell table:style-name="ce120" table:number-columns-repeated="1012"/>
        </table:table-row>
        <table:table-row table:style-name="ro2">
          <table:table-cell table:style-name="ce20" office:value-type="string" calcext:value-type="string">
            <text:p>Eastern</text:p>
          </table:table-cell>
          <table:table-cell table:style-name="ce27" office:value-type="string" calcext:value-type="string">
            <text:p>Debt to GDP</text:p>
          </table:table-cell>
          <table:table-cell table:style-name="ce34" office:value-type="float" office:value="31.1989264889938" calcext:value-type="float">
            <text:p>31.20</text:p>
          </table:table-cell>
          <table:table-cell table:style-name="ce43" office:value-type="float" office:value="38.6573668265627" calcext:value-type="float">
            <text:p>38.66</text:p>
          </table:table-cell>
          <table:table-cell table:style-name="ce43" office:value-type="float" office:value="46.5986183639934" calcext:value-type="float">
            <text:p>46.60</text:p>
          </table:table-cell>
          <table:table-cell table:style-name="ce43" office:value-type="float" office:value="66.70220605646" calcext:value-type="float">
            <text:p>66.70</text:p>
          </table:table-cell>
          <table:table-cell table:style-name="ce43" office:value-type="float" office:value="56.8041092100427" calcext:value-type="float">
            <text:p>56.80</text:p>
          </table:table-cell>
          <table:table-cell table:style-name="ce49" office:value-type="float" office:value="15.4557137183673" calcext:value-type="float">
            <text:p>15.46</text:p>
          </table:table-cell>
          <table:table-cell table:style-name="ce49" office:value-type="float" office:value="12.6093253620881" calcext:value-type="float">
            <text:p>12.61</text:p>
          </table:table-cell>
          <table:table-cell table:style-name="ce49" office:value-type="float" office:value="17.8951653204625" calcext:value-type="float">
            <text:p>17.90</text:p>
          </table:table-cell>
          <table:table-cell table:style-name="ce49" office:value-type="float" office:value="21.7114785321375" calcext:value-type="float">
            <text:p>21.71</text:p>
          </table:table-cell>
          <table:table-cell table:style-name="ce79" office:value-type="float" office:value="13.2478397962555" calcext:value-type="float">
            <text:p>13.25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Debt to Value</text:p>
          </table:table-cell>
          <table:table-cell table:style-name="ce35" office:value-type="float" office:value="26.821458289387" calcext:value-type="float">
            <text:p>26.82</text:p>
          </table:table-cell>
          <table:table-cell table:style-name="ce44" office:value-type="float" office:value="35.9912451476553" calcext:value-type="float">
            <text:p>35.99</text:p>
          </table:table-cell>
          <table:table-cell table:style-name="ce44" office:value-type="float" office:value="37.1156528272965" calcext:value-type="float">
            <text:p>37.12</text:p>
          </table:table-cell>
          <table:table-cell table:style-name="ce44" office:value-type="float" office:value="43.7838355196059" calcext:value-type="float">
            <text:p>43.78</text:p>
          </table:table-cell>
          <table:table-cell table:style-name="ce44" office:value-type="float" office:value="40.0737729793079" calcext:value-type="float">
            <text:p>40.07</text:p>
          </table:table-cell>
          <table:table-cell table:style-name="ce50" office:value-type="float" office:value="51.9222784475462" calcext:value-type="float">
            <text:p>51.92</text:p>
          </table:table-cell>
          <table:table-cell table:style-name="ce50" office:value-type="float" office:value="44.770333652284" calcext:value-type="float">
            <text:p>44.77</text:p>
          </table:table-cell>
          <table:table-cell table:style-name="ce50" office:value-type="float" office:value="39.7024898076554" calcext:value-type="float">
            <text:p>39.70</text:p>
          </table:table-cell>
          <table:table-cell table:style-name="ce50" office:value-type="float" office:value="39.7942098124201" calcext:value-type="float">
            <text:p>39.79</text:p>
          </table:table-cell>
          <table:table-cell table:style-name="ce82" office:value-type="float" office:value="29.4056570208023" calcext:value-type="float">
            <text:p>29.41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Assets, % of GDP</text:p>
          </table:table-cell>
          <table:table-cell table:style-name="ce35" office:value-type="float" office:value="44.7111111111111" calcext:value-type="float">
            <text:p>44.71</text:p>
          </table:table-cell>
          <table:table-cell table:style-name="ce44" office:value-type="float" office:value="40.8333333333333" calcext:value-type="float">
            <text:p>40.83</text:p>
          </table:table-cell>
          <table:table-cell table:style-name="ce44" office:value-type="float" office:value="45.9333333333333" calcext:value-type="float">
            <text:p>45.93</text:p>
          </table:table-cell>
          <table:table-cell table:style-name="ce44" office:value-type="float" office:value="57.1" calcext:value-type="float">
            <text:p>57.10</text:p>
          </table:table-cell>
          <table:table-cell table:style-name="ce44" office:value-type="float" office:value="63.2222222222222" calcext:value-type="float">
            <text:p>63.22</text:p>
          </table:table-cell>
          <table:table-cell table:style-name="ce50" office:value-type="float" office:value="85.7333333333333" calcext:value-type="float">
            <text:p>85.73</text:p>
          </table:table-cell>
          <table:table-cell table:style-name="ce50" office:value-type="float" office:value="95.5888888888889" calcext:value-type="float">
            <text:p>95.59</text:p>
          </table:table-cell>
          <table:table-cell table:style-name="ce50" office:value-type="float" office:value="123.6" calcext:value-type="float">
            <text:p>123.60</text:p>
          </table:table-cell>
          <table:table-cell table:style-name="ce50" office:value-type="float" office:value="166.044444444444" calcext:value-type="float">
            <text:p>166.04</text:p>
          </table:table-cell>
          <table:table-cell table:style-name="ce82" office:value-type="float" office:value="158.411111111111" calcext:value-type="float">
            <text:p>158.41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Liabilities, % of GDP</text:p>
          </table:table-cell>
          <table:table-cell table:style-name="ce35" office:value-type="float" office:value="129.333333333333" calcext:value-type="float">
            <text:p>129.33</text:p>
          </table:table-cell>
          <table:table-cell table:style-name="ce44" office:value-type="float" office:value="129.033333333333" calcext:value-type="float">
            <text:p>129.03</text:p>
          </table:table-cell>
          <table:table-cell table:style-name="ce44" office:value-type="float" office:value="145.988888888889" calcext:value-type="float">
            <text:p>145.99</text:p>
          </table:table-cell>
          <table:table-cell table:style-name="ce44" office:value-type="float" office:value="172.966666666667" calcext:value-type="float">
            <text:p>172.97</text:p>
          </table:table-cell>
          <table:table-cell table:style-name="ce44" office:value-type="float" office:value="165.922222222222" calcext:value-type="float">
            <text:p>165.92</text:p>
          </table:table-cell>
          <table:table-cell table:style-name="ce50" office:value-type="float" office:value="88.0777777777778" calcext:value-type="float">
            <text:p>88.08</text:p>
          </table:table-cell>
          <table:table-cell table:style-name="ce50" office:value-type="float" office:value="96.7222222222222" calcext:value-type="float">
            <text:p>96.72</text:p>
          </table:table-cell>
          <table:table-cell table:style-name="ce50" office:value-type="float" office:value="128.5" calcext:value-type="float">
            <text:p>128.50</text:p>
          </table:table-cell>
          <table:table-cell table:style-name="ce50" office:value-type="float" office:value="163.166666666667" calcext:value-type="float">
            <text:p>163.17</text:p>
          </table:table-cell>
          <table:table-cell table:style-name="ce82" office:value-type="float" office:value="156.455555555556" calcext:value-type="float">
            <text:p>156.46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Profitability</text:p>
          </table:table-cell>
          <table:table-cell table:style-name="ce36"/>
          <table:table-cell table:style-name="ce44" office:value-type="float" office:value="-6.20042429097245" calcext:value-type="float">
            <text:p>-6.20</text:p>
          </table:table-cell>
          <table:table-cell table:style-name="ce44" office:value-type="float" office:value="10.8847098155544" calcext:value-type="float">
            <text:p>10.88</text:p>
          </table:table-cell>
          <table:table-cell table:style-name="ce44" office:value-type="float" office:value="2.15710080068734" calcext:value-type="float">
            <text:p>2.16</text:p>
          </table:table-cell>
          <table:table-cell table:style-name="ce44" office:value-type="float" office:value="8.93618333514246" calcext:value-type="float">
            <text:p>8.94</text:p>
          </table:table-cell>
          <table:table-cell table:style-name="ce51"/>
          <table:table-cell table:style-name="ce50" office:value-type="float" office:value="-0.00743768094641058" calcext:value-type="float">
            <text:p>-0.01</text:p>
          </table:table-cell>
          <table:table-cell table:style-name="ce50" office:value-type="float" office:value="5.55689983524344" calcext:value-type="float">
            <text:p>5.56</text:p>
          </table:table-cell>
          <table:table-cell table:style-name="ce50" office:value-type="float" office:value="1.8587126747371" calcext:value-type="float">
            <text:p>1.86</text:p>
          </table:table-cell>
          <table:table-cell table:style-name="ce82" office:value-type="float" office:value="1.59949287724403" calcext:value-type="float">
            <text:p>1.6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Real Apparent Interest Rate</text:p>
          </table:table-cell>
          <table:table-cell table:style-name="ce35" office:value-type="float" office:value="-7.17329339993972" calcext:value-type="float">
            <text:p>-7.17</text:p>
          </table:table-cell>
          <table:table-cell table:style-name="ce44" office:value-type="float" office:value="2.41493684364384" calcext:value-type="float">
            <text:p>2.41</text:p>
          </table:table-cell>
          <table:table-cell table:style-name="ce44" office:value-type="float" office:value="0.0233089341441079" calcext:value-type="float">
            <text:p>0.02</text:p>
          </table:table-cell>
          <table:table-cell table:style-name="ce44" office:value-type="float" office:value="2.62028195538998" calcext:value-type="float">
            <text:p>2.62</text:p>
          </table:table-cell>
          <table:table-cell table:style-name="ce44" office:value-type="float" office:value="1.00574382240517" calcext:value-type="float">
            <text:p>1.01</text:p>
          </table:table-cell>
          <table:table-cell table:style-name="ce50" office:value-type="float" office:value="103.632418779967" calcext:value-type="float">
            <text:p>103.63</text:p>
          </table:table-cell>
          <table:table-cell table:style-name="ce50" office:value-type="float" office:value="51.2905457938104" calcext:value-type="float">
            <text:p>51.29</text:p>
          </table:table-cell>
          <table:table-cell table:style-name="ce50" office:value-type="float" office:value="22.2832319686137" calcext:value-type="float">
            <text:p>22.28</text:p>
          </table:table-cell>
          <table:table-cell table:style-name="ce50" office:value-type="float" office:value="23.379134844632" calcext:value-type="float">
            <text:p>23.38</text:p>
          </table:table-cell>
          <table:table-cell table:style-name="ce82" office:value-type="float" office:value="9.56548197739282" calcext:value-type="float">
            <text:p>9.57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2"/>
          <table:table-cell table:style-name="ce29" office:value-type="string" calcext:value-type="string">
            <text:p>Stock Market Capitalization (Value of Publicly Trade Shares, % of GDP)</text:p>
          </table:table-cell>
          <table:table-cell table:style-name="ce37" office:value-type="float" office:value="5.30333333333333" calcext:value-type="float">
            <text:p>5.30</text:p>
          </table:table-cell>
          <table:table-cell table:style-name="ce45" office:value-type="float" office:value="13.7822222222222" calcext:value-type="float">
            <text:p>13.78</text:p>
          </table:table-cell>
          <table:table-cell table:style-name="ce45" office:value-type="float" office:value="21.8488888888889" calcext:value-type="float">
            <text:p>21.85</text:p>
          </table:table-cell>
          <table:table-cell table:style-name="ce45" office:value-type="float" office:value="17.3477777777778" calcext:value-type="float">
            <text:p>17.35</text:p>
          </table:table-cell>
          <table:table-cell table:style-name="ce45" office:value-type="float" office:value="18.5966666666667" calcext:value-type="float">
            <text:p>18.60</text:p>
          </table:table-cell>
          <table:table-cell table:style-name="ce52" office:value-type="float" office:value="5.30333333333333" calcext:value-type="float">
            <text:p>5.30</text:p>
          </table:table-cell>
          <table:table-cell table:style-name="ce52" office:value-type="float" office:value="13.7822222222222" calcext:value-type="float">
            <text:p>13.78</text:p>
          </table:table-cell>
          <table:table-cell table:style-name="ce52" office:value-type="float" office:value="21.8488888888889" calcext:value-type="float">
            <text:p>21.85</text:p>
          </table:table-cell>
          <table:table-cell table:style-name="ce52" office:value-type="float" office:value="17.3477777777778" calcext:value-type="float">
            <text:p>17.35</text:p>
          </table:table-cell>
          <table:table-cell table:style-name="ce85" office:value-type="float" office:value="18.5966666666667" calcext:value-type="float">
            <text:p>18.6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0" office:value-type="string" calcext:value-type="string">
            <text:p>Northern</text:p>
          </table:table-cell>
          <table:table-cell table:style-name="ce27" office:value-type="string" calcext:value-type="string">
            <text:p>Debt to GDP</text:p>
          </table:table-cell>
          <table:table-cell table:style-name="ce34" office:value-type="float" office:value="61.4542056082213" calcext:value-type="float">
            <text:p>61.45</text:p>
          </table:table-cell>
          <table:table-cell table:style-name="ce43" office:value-type="float" office:value="71.2948164091898" calcext:value-type="float">
            <text:p>71.29</text:p>
          </table:table-cell>
          <table:table-cell table:style-name="ce43" office:value-type="float" office:value="75.0277888071449" calcext:value-type="float">
            <text:p>75.03</text:p>
          </table:table-cell>
          <table:table-cell table:style-name="ce43" office:value-type="float" office:value="92.8173933077771" calcext:value-type="float">
            <text:p>92.82</text:p>
          </table:table-cell>
          <table:table-cell table:style-name="ce43" office:value-type="float" office:value="94.089251870555" calcext:value-type="float">
            <text:p>94.09</text:p>
          </table:table-cell>
          <table:table-cell table:style-name="ce49" office:value-type="float" office:value="43.9248377438888" calcext:value-type="float">
            <text:p>43.92</text:p>
          </table:table-cell>
          <table:table-cell table:style-name="ce49" office:value-type="float" office:value="42.303085224426" calcext:value-type="float">
            <text:p>42.30</text:p>
          </table:table-cell>
          <table:table-cell table:style-name="ce49" office:value-type="float" office:value="49.6148037638447" calcext:value-type="float">
            <text:p>49.61</text:p>
          </table:table-cell>
          <table:table-cell table:style-name="ce49" office:value-type="float" office:value="74.5590605806855" calcext:value-type="float">
            <text:p>74.56</text:p>
          </table:table-cell>
          <table:table-cell table:style-name="ce79" office:value-type="float" office:value="75.749498137449" calcext:value-type="float">
            <text:p>75.75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Debt to Value</text:p>
          </table:table-cell>
          <table:table-cell table:style-name="ce35" office:value-type="float" office:value="50.082533235957" calcext:value-type="float">
            <text:p>50.08</text:p>
          </table:table-cell>
          <table:table-cell table:style-name="ce44" office:value-type="float" office:value="37.9634487846117" calcext:value-type="float">
            <text:p>37.96</text:p>
          </table:table-cell>
          <table:table-cell table:style-name="ce44" office:value-type="float" office:value="37.3057881087305" calcext:value-type="float">
            <text:p>37.31</text:p>
          </table:table-cell>
          <table:table-cell table:style-name="ce44" office:value-type="float" office:value="42.0669842898107" calcext:value-type="float">
            <text:p>42.07</text:p>
          </table:table-cell>
          <table:table-cell table:style-name="ce44" office:value-type="float" office:value="38.5104357221553" calcext:value-type="float">
            <text:p>38.51</text:p>
          </table:table-cell>
          <table:table-cell table:style-name="ce50" office:value-type="float" office:value="69.6057275950928" calcext:value-type="float">
            <text:p>69.61</text:p>
          </table:table-cell>
          <table:table-cell table:style-name="ce50" office:value-type="float" office:value="45.2656972060359" calcext:value-type="float">
            <text:p>45.27</text:p>
          </table:table-cell>
          <table:table-cell table:style-name="ce50" office:value-type="float" office:value="46.1105353249259" calcext:value-type="float">
            <text:p>46.11</text:p>
          </table:table-cell>
          <table:table-cell table:style-name="ce50" office:value-type="float" office:value="53.2539332953089" calcext:value-type="float">
            <text:p>53.25</text:p>
          </table:table-cell>
          <table:table-cell table:style-name="ce82" office:value-type="float" office:value="48.2861595836572" calcext:value-type="float">
            <text:p>48.29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Assets, % of GDP</text:p>
          </table:table-cell>
          <table:table-cell table:style-name="ce35" office:value-type="float" office:value="65.175" calcext:value-type="float">
            <text:p>65.18</text:p>
          </table:table-cell>
          <table:table-cell table:style-name="ce44" office:value-type="float" office:value="92.7" calcext:value-type="float">
            <text:p>92.70</text:p>
          </table:table-cell>
          <table:table-cell table:style-name="ce44" office:value-type="float" office:value="107.3" calcext:value-type="float">
            <text:p>107.30</text:p>
          </table:table-cell>
          <table:table-cell table:style-name="ce44" office:value-type="float" office:value="125.8" calcext:value-type="float">
            <text:p>125.80</text:p>
          </table:table-cell>
          <table:table-cell table:style-name="ce44" office:value-type="float" office:value="131.55" calcext:value-type="float">
            <text:p>131.55</text:p>
          </table:table-cell>
          <table:table-cell table:style-name="ce50" office:value-type="float" office:value="182.625" calcext:value-type="float">
            <text:p>182.63</text:p>
          </table:table-cell>
          <table:table-cell table:style-name="ce50" office:value-type="float" office:value="234.075" calcext:value-type="float">
            <text:p>234.08</text:p>
          </table:table-cell>
          <table:table-cell table:style-name="ce50" office:value-type="float" office:value="271.1" calcext:value-type="float">
            <text:p>271.10</text:p>
          </table:table-cell>
          <table:table-cell table:style-name="ce50" office:value-type="float" office:value="354.025" calcext:value-type="float">
            <text:p>354.03</text:p>
          </table:table-cell>
          <table:table-cell table:style-name="ce82" office:value-type="float" office:value="387.925" calcext:value-type="float">
            <text:p>387.93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Liabilities, % of GDP</text:p>
          </table:table-cell>
          <table:table-cell table:style-name="ce35" office:value-type="float" office:value="143.375" calcext:value-type="float">
            <text:p>143.38</text:p>
          </table:table-cell>
          <table:table-cell table:style-name="ce44" office:value-type="float" office:value="230.875" calcext:value-type="float">
            <text:p>230.88</text:p>
          </table:table-cell>
          <table:table-cell table:style-name="ce44" office:value-type="float" office:value="223.65" calcext:value-type="float">
            <text:p>223.65</text:p>
          </table:table-cell>
          <table:table-cell table:style-name="ce44" office:value-type="float" office:value="248.325" calcext:value-type="float">
            <text:p>248.33</text:p>
          </table:table-cell>
          <table:table-cell table:style-name="ce44" office:value-type="float" office:value="277.25" calcext:value-type="float">
            <text:p>277.25</text:p>
          </table:table-cell>
          <table:table-cell table:style-name="ce50" office:value-type="float" office:value="176.975" calcext:value-type="float">
            <text:p>176.98</text:p>
          </table:table-cell>
          <table:table-cell table:style-name="ce50" office:value-type="float" office:value="237.475" calcext:value-type="float">
            <text:p>237.48</text:p>
          </table:table-cell>
          <table:table-cell table:style-name="ce50" office:value-type="float" office:value="282.3" calcext:value-type="float">
            <text:p>282.30</text:p>
          </table:table-cell>
          <table:table-cell table:style-name="ce50" office:value-type="float" office:value="360.375" calcext:value-type="float">
            <text:p>360.38</text:p>
          </table:table-cell>
          <table:table-cell table:style-name="ce82" office:value-type="float" office:value="388.775" calcext:value-type="float">
            <text:p>388.78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Profitability</text:p>
          </table:table-cell>
          <table:table-cell table:style-name="ce36"/>
          <table:table-cell table:style-name="ce44" office:value-type="float" office:value="2.25763541058502" calcext:value-type="float">
            <text:p>2.26</text:p>
          </table:table-cell>
          <table:table-cell table:style-name="ce44" office:value-type="float" office:value="47.0451732340414" calcext:value-type="float">
            <text:p>47.05</text:p>
          </table:table-cell>
          <table:table-cell table:style-name="ce44" office:value-type="float" office:value="10.78259041507" calcext:value-type="float">
            <text:p>10.78</text:p>
          </table:table-cell>
          <table:table-cell table:style-name="ce44" office:value-type="float" office:value="16.3944254440039" calcext:value-type="float">
            <text:p>16.39</text:p>
          </table:table-cell>
          <table:table-cell table:style-name="ce51"/>
          <table:table-cell table:style-name="ce50" office:value-type="float" office:value="0.0195550668964302" calcext:value-type="float">
            <text:p>0.02</text:p>
          </table:table-cell>
          <table:table-cell table:style-name="ce50" office:value-type="float" office:value="37.7273661456802" calcext:value-type="float">
            <text:p>37.73</text:p>
          </table:table-cell>
          <table:table-cell table:style-name="ce50" office:value-type="float" office:value="12.9370294283835" calcext:value-type="float">
            <text:p>12.94</text:p>
          </table:table-cell>
          <table:table-cell table:style-name="ce82" office:value-type="float" office:value="-0.366908065298145" calcext:value-type="float">
            <text:p>-0.37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Real Apparent Interest Rate</text:p>
          </table:table-cell>
          <table:table-cell table:style-name="ce35" office:value-type="float" office:value="7.31347797540222" calcext:value-type="float">
            <text:p>7.31</text:p>
          </table:table-cell>
          <table:table-cell table:style-name="ce44" office:value-type="float" office:value="1.6773037015158" calcext:value-type="float">
            <text:p>1.68</text:p>
          </table:table-cell>
          <table:table-cell table:style-name="ce44" office:value-type="float" office:value="1.72420964390198" calcext:value-type="float">
            <text:p>1.72</text:p>
          </table:table-cell>
          <table:table-cell table:style-name="ce44" office:value-type="float" office:value="1.26686960009499" calcext:value-type="float">
            <text:p>1.27</text:p>
          </table:table-cell>
          <table:table-cell table:style-name="ce44" office:value-type="float" office:value="2.55122133878854" calcext:value-type="float">
            <text:p>2.55</text:p>
          </table:table-cell>
          <table:table-cell table:style-name="ce50" office:value-type="float" office:value="20.8313577600729" calcext:value-type="float">
            <text:p>20.83</text:p>
          </table:table-cell>
          <table:table-cell table:style-name="ce50" office:value-type="float" office:value="15.9914506865584" calcext:value-type="float">
            <text:p>15.99</text:p>
          </table:table-cell>
          <table:table-cell table:style-name="ce50" office:value-type="float" office:value="8.87133363278029" calcext:value-type="float">
            <text:p>8.87</text:p>
          </table:table-cell>
          <table:table-cell table:style-name="ce50" office:value-type="float" office:value="4.90827982429519" calcext:value-type="float">
            <text:p>4.91</text:p>
          </table:table-cell>
          <table:table-cell table:style-name="ce82" office:value-type="float" office:value="4.54911215726448" calcext:value-type="float">
            <text:p>4.55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2"/>
          <table:table-cell table:style-name="ce29" office:value-type="string" calcext:value-type="string">
            <text:p>Stock Market Capitalization (Value of Publicly Trade Shares, % of GDP)</text:p>
          </table:table-cell>
          <table:table-cell table:style-name="ce37" office:value-type="float" office:value="37.2125" calcext:value-type="float">
            <text:p>37.21</text:p>
          </table:table-cell>
          <table:table-cell table:style-name="ce45" office:value-type="float" office:value="115.495" calcext:value-type="float">
            <text:p>115.50</text:p>
          </table:table-cell>
          <table:table-cell table:style-name="ce45" office:value-type="float" office:value="78.3425" calcext:value-type="float">
            <text:p>78.34</text:p>
          </table:table-cell>
          <table:table-cell table:style-name="ce45" office:value-type="float" office:value="68.335" calcext:value-type="float">
            <text:p>68.34</text:p>
          </table:table-cell>
          <table:table-cell table:style-name="ce45" office:value-type="float" office:value="47.33" calcext:value-type="float">
            <text:p>47.33</text:p>
          </table:table-cell>
          <table:table-cell table:style-name="ce52" office:value-type="float" office:value="37.2125" calcext:value-type="float">
            <text:p>37.21</text:p>
          </table:table-cell>
          <table:table-cell table:style-name="ce52" office:value-type="float" office:value="115.495" calcext:value-type="float">
            <text:p>115.50</text:p>
          </table:table-cell>
          <table:table-cell table:style-name="ce52" office:value-type="float" office:value="78.3425" calcext:value-type="float">
            <text:p>78.34</text:p>
          </table:table-cell>
          <table:table-cell table:style-name="ce52" office:value-type="float" office:value="68.335" calcext:value-type="float">
            <text:p>68.34</text:p>
          </table:table-cell>
          <table:table-cell table:style-name="ce85" office:value-type="float" office:value="47.33" calcext:value-type="float">
            <text:p>47.33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0" office:value-type="string" calcext:value-type="string">
            <text:p>Other</text:p>
          </table:table-cell>
          <table:table-cell table:style-name="ce27" office:value-type="string" calcext:value-type="string">
            <text:p>Debt to GDP</text:p>
          </table:table-cell>
          <table:table-cell table:style-name="ce34" office:value-type="float" office:value="254.718676738734" calcext:value-type="float">
            <text:p>254.72</text:p>
          </table:table-cell>
          <table:table-cell table:style-name="ce43" office:value-type="float" office:value="154.234468407046" calcext:value-type="float">
            <text:p>154.23</text:p>
          </table:table-cell>
          <table:table-cell table:style-name="ce43" office:value-type="float" office:value="133.665963698906" calcext:value-type="float">
            <text:p>133.67</text:p>
          </table:table-cell>
          <table:table-cell table:style-name="ce43" office:value-type="float" office:value="190.111988786391" calcext:value-type="float">
            <text:p>190.11</text:p>
          </table:table-cell>
          <table:table-cell table:style-name="ce43" office:value-type="float" office:value="264.059519410408" calcext:value-type="float">
            <text:p>264.06</text:p>
          </table:table-cell>
          <table:table-cell table:style-name="ce49" office:value-type="float" office:value="5.4297994269341" calcext:value-type="float">
            <text:p>5.43</text:p>
          </table:table-cell>
          <table:table-cell table:style-name="ce49" office:value-type="float" office:value="576.999346275602" calcext:value-type="float">
            <text:p>577.00</text:p>
          </table:table-cell>
          <table:table-cell table:style-name="ce49" office:value-type="float" office:value="951.123323854542" calcext:value-type="float">
            <text:p>951.12</text:p>
          </table:table-cell>
          <table:table-cell table:style-name="ce49" office:value-type="float" office:value="1047.53742011445" calcext:value-type="float">
            <text:p>1047.54</text:p>
          </table:table-cell>
          <table:table-cell table:style-name="ce79" office:value-type="float" office:value="2163.86144754656" calcext:value-type="float">
            <text:p>2163.86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Debt to Value</text:p>
          </table:table-cell>
          <table:table-cell table:style-name="ce35" office:value-type="float" office:value="83.1450690632985" calcext:value-type="float">
            <text:p>83.15</text:p>
          </table:table-cell>
          <table:table-cell table:style-name="ce44" office:value-type="float" office:value="45.9581911425918" calcext:value-type="float">
            <text:p>45.96</text:p>
          </table:table-cell>
          <table:table-cell table:style-name="ce44" office:value-type="float" office:value="48.5643994088645" calcext:value-type="float">
            <text:p>48.56</text:p>
          </table:table-cell>
          <table:table-cell table:style-name="ce44" office:value-type="float" office:value="50.1699623236216" calcext:value-type="float">
            <text:p>50.17</text:p>
          </table:table-cell>
          <table:table-cell table:style-name="ce44" office:value-type="float" office:value="50.789154311153" calcext:value-type="float">
            <text:p>50.79</text:p>
          </table:table-cell>
          <table:table-cell table:style-name="ce50" office:value-type="float" office:value="33.3146875499441" calcext:value-type="float">
            <text:p>33.31</text:p>
          </table:table-cell>
          <table:table-cell table:style-name="ce50" office:value-type="float" office:value="28.0229367377412" calcext:value-type="float">
            <text:p>28.02</text:p>
          </table:table-cell>
          <table:table-cell table:style-name="ce50" office:value-type="float" office:value="41.5973401996037" calcext:value-type="float">
            <text:p>41.60</text:p>
          </table:table-cell>
          <table:table-cell table:style-name="ce50" office:value-type="float" office:value="29.8148263977726" calcext:value-type="float">
            <text:p>29.81</text:p>
          </table:table-cell>
          <table:table-cell table:style-name="ce82" office:value-type="float" office:value="28.5236282179411" calcext:value-type="float">
            <text:p>28.52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Assets, % of GDP</text:p>
          </table:table-cell>
          <table:table-cell table:style-name="ce35" office:value-type="float" office:value="91.2" calcext:value-type="float">
            <text:p>91.20</text:p>
          </table:table-cell>
          <table:table-cell table:style-name="ce44" office:value-type="float" office:value="238.6" calcext:value-type="float">
            <text:p>238.60</text:p>
          </table:table-cell>
          <table:table-cell table:style-name="ce44" office:value-type="float" office:value="249.733333333333" calcext:value-type="float">
            <text:p>249.73</text:p>
          </table:table-cell>
          <table:table-cell table:style-name="ce44" office:value-type="float" office:value="312.333333333333" calcext:value-type="float">
            <text:p>312.33</text:p>
          </table:table-cell>
          <table:table-cell table:style-name="ce44" office:value-type="float" office:value="406.366666666667" calcext:value-type="float">
            <text:p>406.37</text:p>
          </table:table-cell>
          <table:table-cell table:style-name="ce50" office:value-type="float" office:value="205.3" calcext:value-type="float">
            <text:p>205.30</text:p>
          </table:table-cell>
          <table:table-cell table:style-name="ce50" office:value-type="float" office:value="3881.85" calcext:value-type="float">
            <text:p>3881.85</text:p>
          </table:table-cell>
          <table:table-cell table:style-name="ce50" office:value-type="float" office:value="4277.9" calcext:value-type="float">
            <text:p>4277.90</text:p>
          </table:table-cell>
          <table:table-cell table:style-name="ce50" office:value-type="float" office:value="5311.3" calcext:value-type="float">
            <text:p>5311.30</text:p>
          </table:table-cell>
          <table:table-cell table:style-name="ce82" office:value-type="float" office:value="7803.76666666667" calcext:value-type="float">
            <text:p>7803.77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Liabilities, % of GDP</text:p>
          </table:table-cell>
          <table:table-cell table:style-name="ce35" office:value-type="float" office:value="316.6" calcext:value-type="float">
            <text:p>316.60</text:p>
          </table:table-cell>
          <table:table-cell table:style-name="ce44" office:value-type="float" office:value="375.55" calcext:value-type="float">
            <text:p>375.55</text:p>
          </table:table-cell>
          <table:table-cell table:style-name="ce44" office:value-type="float" office:value="341.333333333333" calcext:value-type="float">
            <text:p>341.33</text:p>
          </table:table-cell>
          <table:table-cell table:style-name="ce44" office:value-type="float" office:value="431.633333333333" calcext:value-type="float">
            <text:p>431.63</text:p>
          </table:table-cell>
          <table:table-cell table:style-name="ce44" office:value-type="float" office:value="585.133333333333" calcext:value-type="float">
            <text:p>585.13</text:p>
          </table:table-cell>
          <table:table-cell table:style-name="ce50" office:value-type="float" office:value="252.6" calcext:value-type="float">
            <text:p>252.60</text:p>
          </table:table-cell>
          <table:table-cell table:style-name="ce50" office:value-type="float" office:value="3849.85" calcext:value-type="float">
            <text:p>3849.85</text:p>
          </table:table-cell>
          <table:table-cell table:style-name="ce50" office:value-type="float" office:value="4264.13333333333" calcext:value-type="float">
            <text:p>4264.13</text:p>
          </table:table-cell>
          <table:table-cell table:style-name="ce50" office:value-type="float" office:value="5312.06666666667" calcext:value-type="float">
            <text:p>5312.07</text:p>
          </table:table-cell>
          <table:table-cell table:style-name="ce82" office:value-type="float" office:value="7793.4" calcext:value-type="float">
            <text:p>7793.4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Profitability</text:p>
          </table:table-cell>
          <table:table-cell table:style-name="ce36"/>
          <table:table-cell table:style-name="ce46" table:number-columns-repeated="4"/>
          <table:table-cell table:style-name="ce51" table:number-columns-repeated="4"/>
          <table:table-cell table:style-name="ce96"/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Real Apparent Interest Rate</text:p>
          </table:table-cell>
          <table:table-cell table:style-name="ce35" office:value-type="float" office:value="-9.41200161104661" calcext:value-type="float">
            <text:p>-9.41</text:p>
          </table:table-cell>
          <table:table-cell table:style-name="ce44" office:value-type="float" office:value="5.50832742820442" calcext:value-type="float">
            <text:p>5.51</text:p>
          </table:table-cell>
          <table:table-cell table:style-name="ce44" office:value-type="float" office:value="1.31879059604117" calcext:value-type="float">
            <text:p>1.32</text:p>
          </table:table-cell>
          <table:table-cell table:style-name="ce44" office:value-type="float" office:value="2.15061608761372" calcext:value-type="float">
            <text:p>2.15</text:p>
          </table:table-cell>
          <table:table-cell table:style-name="ce44" office:value-type="float" office:value="-0.261415792626355" calcext:value-type="float">
            <text:p>-0.26</text:p>
          </table:table-cell>
          <table:table-cell table:style-name="ce50" office:value-type="float" office:value="320.885544993209" calcext:value-type="float">
            <text:p>320.89</text:p>
          </table:table-cell>
          <table:table-cell table:style-name="ce50" office:value-type="float" office:value="28.608511109504" calcext:value-type="float">
            <text:p>28.61</text:p>
          </table:table-cell>
          <table:table-cell table:style-name="ce50" office:value-type="float" office:value="16.6140888701954" calcext:value-type="float">
            <text:p>16.61</text:p>
          </table:table-cell>
          <table:table-cell table:style-name="ce50" office:value-type="float" office:value="6.00394215763688" calcext:value-type="float">
            <text:p>6.00</text:p>
          </table:table-cell>
          <table:table-cell table:style-name="ce82" office:value-type="float" office:value="1.05665561109412" calcext:value-type="float">
            <text:p>1.06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2"/>
          <table:table-cell table:style-name="ce29" office:value-type="string" calcext:value-type="string">
            <text:p>Stock Market Capitalization (Value of Publicly Trade Shares, % of GDP)</text:p>
          </table:table-cell>
          <table:table-cell table:style-name="ce37" office:value-type="float" office:value="83.395" calcext:value-type="float">
            <text:p>83.40</text:p>
          </table:table-cell>
          <table:table-cell table:style-name="ce45" office:value-type="float" office:value="93.2133333333333" calcext:value-type="float">
            <text:p>93.21</text:p>
          </table:table-cell>
          <table:table-cell table:style-name="ce45" office:value-type="float" office:value="74.5333333333333" calcext:value-type="float">
            <text:p>74.53</text:p>
          </table:table-cell>
          <table:table-cell table:style-name="ce45" office:value-type="float" office:value="82.8033333333333" calcext:value-type="float">
            <text:p>82.80</text:p>
          </table:table-cell>
          <table:table-cell table:style-name="ce45" office:value-type="float" office:value="48.41" calcext:value-type="float">
            <text:p>48.41</text:p>
          </table:table-cell>
          <table:table-cell table:style-name="ce52" office:value-type="float" office:value="83.395" calcext:value-type="float">
            <text:p>83.40</text:p>
          </table:table-cell>
          <table:table-cell table:style-name="ce52" office:value-type="float" office:value="93.2133333333333" calcext:value-type="float">
            <text:p>93.21</text:p>
          </table:table-cell>
          <table:table-cell table:style-name="ce52" office:value-type="float" office:value="74.5333333333333" calcext:value-type="float">
            <text:p>74.53</text:p>
          </table:table-cell>
          <table:table-cell table:style-name="ce52" office:value-type="float" office:value="82.8033333333333" calcext:value-type="float">
            <text:p>82.80</text:p>
          </table:table-cell>
          <table:table-cell table:style-name="ce85" office:value-type="float" office:value="48.41" calcext:value-type="float">
            <text:p>48.41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0" office:value-type="string" calcext:value-type="string">
            <text:p>Southern</text:p>
          </table:table-cell>
          <table:table-cell table:style-name="ce27" office:value-type="string" calcext:value-type="string">
            <text:p>Debt to GDP</text:p>
          </table:table-cell>
          <table:table-cell table:style-name="ce34" office:value-type="float" office:value="44.7544428000016" calcext:value-type="float">
            <text:p>44.75</text:p>
          </table:table-cell>
          <table:table-cell table:style-name="ce43" office:value-type="float" office:value="57.3160858018136" calcext:value-type="float">
            <text:p>57.32</text:p>
          </table:table-cell>
          <table:table-cell table:style-name="ce43" office:value-type="float" office:value="72.1579436367578" calcext:value-type="float">
            <text:p>72.16</text:p>
          </table:table-cell>
          <table:table-cell table:style-name="ce43" office:value-type="float" office:value="93.5760949121979" calcext:value-type="float">
            <text:p>93.58</text:p>
          </table:table-cell>
          <table:table-cell table:style-name="ce43" office:value-type="float" office:value="82.0087637391525" calcext:value-type="float">
            <text:p>82.01</text:p>
          </table:table-cell>
          <table:table-cell table:style-name="ce49" office:value-type="float" office:value="7.2684413700371" calcext:value-type="float">
            <text:p>7.27</text:p>
          </table:table-cell>
          <table:table-cell table:style-name="ce49" office:value-type="float" office:value="11.5902614919796" calcext:value-type="float">
            <text:p>11.59</text:p>
          </table:table-cell>
          <table:table-cell table:style-name="ce49" office:value-type="float" office:value="24.7452820777382" calcext:value-type="float">
            <text:p>24.75</text:p>
          </table:table-cell>
          <table:table-cell table:style-name="ce49" office:value-type="float" office:value="41.2651863975139" calcext:value-type="float">
            <text:p>41.27</text:p>
          </table:table-cell>
          <table:table-cell table:style-name="ce79" office:value-type="float" office:value="25.8031743614468" calcext:value-type="float">
            <text:p>25.8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Debt to Value</text:p>
          </table:table-cell>
          <table:table-cell table:style-name="ce35" office:value-type="float" office:value="51.8338745486438" calcext:value-type="float">
            <text:p>51.83</text:p>
          </table:table-cell>
          <table:table-cell table:style-name="ce44" office:value-type="float" office:value="40.5475271863574" calcext:value-type="float">
            <text:p>40.55</text:p>
          </table:table-cell>
          <table:table-cell table:style-name="ce44" office:value-type="float" office:value="46.4124310685078" calcext:value-type="float">
            <text:p>46.41</text:p>
          </table:table-cell>
          <table:table-cell table:style-name="ce44" office:value-type="float" office:value="58.1154441630584" calcext:value-type="float">
            <text:p>58.12</text:p>
          </table:table-cell>
          <table:table-cell table:style-name="ce44" office:value-type="float" office:value="48.9116330608679" calcext:value-type="float">
            <text:p>48.91</text:p>
          </table:table-cell>
          <table:table-cell table:style-name="ce50" office:value-type="float" office:value="22.7773803307433" calcext:value-type="float">
            <text:p>22.78</text:p>
          </table:table-cell>
          <table:table-cell table:style-name="ce50" office:value-type="float" office:value="14.8889895489739" calcext:value-type="float">
            <text:p>14.89</text:p>
          </table:table-cell>
          <table:table-cell table:style-name="ce50" office:value-type="float" office:value="26.3345692197119" calcext:value-type="float">
            <text:p>26.33</text:p>
          </table:table-cell>
          <table:table-cell table:style-name="ce50" office:value-type="float" office:value="49.8742583743499" calcext:value-type="float">
            <text:p>49.87</text:p>
          </table:table-cell>
          <table:table-cell table:style-name="ce82" office:value-type="float" office:value="33.0215390665844" calcext:value-type="float">
            <text:p>33.02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Assets, % of GDP</text:p>
          </table:table-cell>
          <table:table-cell table:style-name="ce35" office:value-type="float" office:value="34.6" calcext:value-type="float">
            <text:p>34.60</text:p>
          </table:table-cell>
          <table:table-cell table:style-name="ce44" office:value-type="float" office:value="55.425" calcext:value-type="float">
            <text:p>55.43</text:p>
          </table:table-cell>
          <table:table-cell table:style-name="ce44" office:value-type="float" office:value="58.35" calcext:value-type="float">
            <text:p>58.35</text:p>
          </table:table-cell>
          <table:table-cell table:style-name="ce44" office:value-type="float" office:value="70.725" calcext:value-type="float">
            <text:p>70.73</text:p>
          </table:table-cell>
          <table:table-cell table:style-name="ce44" office:value-type="float" office:value="70.675" calcext:value-type="float">
            <text:p>70.68</text:p>
          </table:table-cell>
          <table:table-cell table:style-name="ce50" office:value-type="float" office:value="148.575" calcext:value-type="float">
            <text:p>148.58</text:p>
          </table:table-cell>
          <table:table-cell table:style-name="ce50" office:value-type="float" office:value="196.475" calcext:value-type="float">
            <text:p>196.48</text:p>
          </table:table-cell>
          <table:table-cell table:style-name="ce50" office:value-type="float" office:value="230.4" calcext:value-type="float">
            <text:p>230.40</text:p>
          </table:table-cell>
          <table:table-cell table:style-name="ce50" office:value-type="float" office:value="289.9" calcext:value-type="float">
            <text:p>289.90</text:p>
          </table:table-cell>
          <table:table-cell table:style-name="ce82" office:value-type="float" office:value="281.025" calcext:value-type="float">
            <text:p>281.03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Liabilities, % of GDP</text:p>
          </table:table-cell>
          <table:table-cell table:style-name="ce35" office:value-type="float" office:value="99.675" calcext:value-type="float">
            <text:p>99.68</text:p>
          </table:table-cell>
          <table:table-cell table:style-name="ce44" office:value-type="float" office:value="153.25" calcext:value-type="float">
            <text:p>153.25</text:p>
          </table:table-cell>
          <table:table-cell table:style-name="ce44" office:value-type="float" office:value="168.875" calcext:value-type="float">
            <text:p>168.88</text:p>
          </table:table-cell>
          <table:table-cell table:style-name="ce44" office:value-type="float" office:value="181.5" calcext:value-type="float">
            <text:p>181.50</text:p>
          </table:table-cell>
          <table:table-cell table:style-name="ce44" office:value-type="float" office:value="187.2" calcext:value-type="float">
            <text:p>187.20</text:p>
          </table:table-cell>
          <table:table-cell table:style-name="ce50" office:value-type="float" office:value="139.575" calcext:value-type="float">
            <text:p>139.58</text:p>
          </table:table-cell>
          <table:table-cell table:style-name="ce50" office:value-type="float" office:value="203.2" calcext:value-type="float">
            <text:p>203.20</text:p>
          </table:table-cell>
          <table:table-cell table:style-name="ce50" office:value-type="float" office:value="235.925" calcext:value-type="float">
            <text:p>235.93</text:p>
          </table:table-cell>
          <table:table-cell table:style-name="ce50" office:value-type="float" office:value="278.775" calcext:value-type="float">
            <text:p>278.78</text:p>
          </table:table-cell>
          <table:table-cell table:style-name="ce82" office:value-type="float" office:value="265.05" calcext:value-type="float">
            <text:p>265.05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Profitability</text:p>
          </table:table-cell>
          <table:table-cell table:style-name="ce36"/>
          <table:table-cell table:style-name="ce44" office:value-type="float" office:value="-2.1056192658837" calcext:value-type="float">
            <text:p>-2.11</text:p>
          </table:table-cell>
          <table:table-cell table:style-name="ce44" office:value-type="float" office:value="15.0977604392223" calcext:value-type="float">
            <text:p>15.10</text:p>
          </table:table-cell>
          <table:table-cell table:style-name="ce44" office:value-type="float" office:value="-2.68447808528876" calcext:value-type="float">
            <text:p>-2.68</text:p>
          </table:table-cell>
          <table:table-cell table:style-name="ce44" office:value-type="float" office:value="-1.37938193938594" calcext:value-type="float">
            <text:p>-1.38</text:p>
          </table:table-cell>
          <table:table-cell table:style-name="ce51"/>
          <table:table-cell table:style-name="ce50" office:value-type="float" office:value="2.78209663223594" calcext:value-type="float">
            <text:p>2.78</text:p>
          </table:table-cell>
          <table:table-cell table:style-name="ce50" office:value-type="float" office:value="12.255786321331" calcext:value-type="float">
            <text:p>12.26</text:p>
          </table:table-cell>
          <table:table-cell table:style-name="ce50" office:value-type="float" office:value="-14.7728707653089" calcext:value-type="float">
            <text:p>-14.77</text:p>
          </table:table-cell>
          <table:table-cell table:style-name="ce82" office:value-type="float" office:value="1.25542531590838" calcext:value-type="float">
            <text:p>1.26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Real Apparent Interest Rate</text:p>
          </table:table-cell>
          <table:table-cell table:style-name="ce35" office:value-type="float" office:value="10.0024480528118" calcext:value-type="float">
            <text:p>10.00</text:p>
          </table:table-cell>
          <table:table-cell table:style-name="ce44" office:value-type="float" office:value="4.01790534141733" calcext:value-type="float">
            <text:p>4.02</text:p>
          </table:table-cell>
          <table:table-cell table:style-name="ce44" office:value-type="float" office:value="0.85042562296904" calcext:value-type="float">
            <text:p>0.85</text:p>
          </table:table-cell>
          <table:table-cell table:style-name="ce44" office:value-type="float" office:value="2.04250570564223" calcext:value-type="float">
            <text:p>2.04</text:p>
          </table:table-cell>
          <table:table-cell table:style-name="ce44" office:value-type="float" office:value="1.27904427852323" calcext:value-type="float">
            <text:p>1.28</text:p>
          </table:table-cell>
          <table:table-cell table:style-name="ce50" office:value-type="float" office:value="280.046583815221" calcext:value-type="float">
            <text:p>280.05</text:p>
          </table:table-cell>
          <table:table-cell table:style-name="ce50" office:value-type="float" office:value="1470.06984246798" calcext:value-type="float">
            <text:p>1470.07</text:p>
          </table:table-cell>
          <table:table-cell table:style-name="ce50" office:value-type="float" office:value="253.029153521019" calcext:value-type="float">
            <text:p>253.03</text:p>
          </table:table-cell>
          <table:table-cell table:style-name="ce50" office:value-type="float" office:value="36.5915736805819" calcext:value-type="float">
            <text:p>36.59</text:p>
          </table:table-cell>
          <table:table-cell table:style-name="ce82" office:value-type="float" office:value="294.100187457161" calcext:value-type="float">
            <text:p>294.1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2"/>
          <table:table-cell table:style-name="ce29" office:value-type="string" calcext:value-type="string">
            <text:p>Stock Market Capitalization (Value of Publicly Trade Shares, % of GDP)</text:p>
          </table:table-cell>
          <table:table-cell table:style-name="ce37" office:value-type="float" office:value="18.3175" calcext:value-type="float">
            <text:p>18.32</text:p>
          </table:table-cell>
          <table:table-cell table:style-name="ce45" office:value-type="float" office:value="73.7775" calcext:value-type="float">
            <text:p>73.78</text:p>
          </table:table-cell>
          <table:table-cell table:style-name="ce45" office:value-type="float" office:value="53.5825" calcext:value-type="float">
            <text:p>53.58</text:p>
          </table:table-cell>
          <table:table-cell table:style-name="ce45" office:value-type="float" office:value="45.475" calcext:value-type="float">
            <text:p>45.48</text:p>
          </table:table-cell>
          <table:table-cell table:style-name="ce45" office:value-type="float" office:value="38.99" calcext:value-type="float">
            <text:p>38.99</text:p>
          </table:table-cell>
          <table:table-cell table:style-name="ce52" office:value-type="float" office:value="18.3175" calcext:value-type="float">
            <text:p>18.32</text:p>
          </table:table-cell>
          <table:table-cell table:style-name="ce52" office:value-type="float" office:value="73.7775" calcext:value-type="float">
            <text:p>73.78</text:p>
          </table:table-cell>
          <table:table-cell table:style-name="ce52" office:value-type="float" office:value="53.5825" calcext:value-type="float">
            <text:p>53.58</text:p>
          </table:table-cell>
          <table:table-cell table:style-name="ce52" office:value-type="float" office:value="45.475" calcext:value-type="float">
            <text:p>45.48</text:p>
          </table:table-cell>
          <table:table-cell table:style-name="ce85" office:value-type="float" office:value="38.99" calcext:value-type="float">
            <text:p>38.99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0" office:value-type="string" calcext:value-type="string">
            <text:p>Western and Central</text:p>
          </table:table-cell>
          <table:table-cell table:style-name="ce27" office:value-type="string" calcext:value-type="string">
            <text:p>Debt to GDP</text:p>
          </table:table-cell>
          <table:table-cell table:style-name="ce34" office:value-type="float" office:value="67.4327849865427" calcext:value-type="float">
            <text:p>67.43</text:p>
          </table:table-cell>
          <table:table-cell table:style-name="ce43" office:value-type="float" office:value="78.0587691933161" calcext:value-type="float">
            <text:p>78.06</text:p>
          </table:table-cell>
          <table:table-cell table:style-name="ce43" office:value-type="float" office:value="79.7039427954225" calcext:value-type="float">
            <text:p>79.70</text:p>
          </table:table-cell>
          <table:table-cell table:style-name="ce43" office:value-type="float" office:value="89.5655058129857" calcext:value-type="float">
            <text:p>89.57</text:p>
          </table:table-cell>
          <table:table-cell table:style-name="ce43" office:value-type="float" office:value="93.5741777594973" calcext:value-type="float">
            <text:p>93.57</text:p>
          </table:table-cell>
          <table:table-cell table:style-name="ce49" office:value-type="float" office:value="58.9475415912311" calcext:value-type="float">
            <text:p>58.95</text:p>
          </table:table-cell>
          <table:table-cell table:style-name="ce49" office:value-type="float" office:value="79.4065056136429" calcext:value-type="float">
            <text:p>79.41</text:p>
          </table:table-cell>
          <table:table-cell table:style-name="ce49" office:value-type="float" office:value="103.497868332562" calcext:value-type="float">
            <text:p>103.50</text:p>
          </table:table-cell>
          <table:table-cell table:style-name="ce49" office:value-type="float" office:value="130.611220843274" calcext:value-type="float">
            <text:p>130.61</text:p>
          </table:table-cell>
          <table:table-cell table:style-name="ce79" office:value-type="float" office:value="115.283764851624" calcext:value-type="float">
            <text:p>115.28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Debt to Value</text:p>
          </table:table-cell>
          <table:table-cell table:style-name="ce35" office:value-type="float" office:value="46.8276524568837" calcext:value-type="float">
            <text:p>46.83</text:p>
          </table:table-cell>
          <table:table-cell table:style-name="ce44" office:value-type="float" office:value="39.5238040113883" calcext:value-type="float">
            <text:p>39.52</text:p>
          </table:table-cell>
          <table:table-cell table:style-name="ce44" office:value-type="float" office:value="40.2365762445159" calcext:value-type="float">
            <text:p>40.24</text:p>
          </table:table-cell>
          <table:table-cell table:style-name="ce44" office:value-type="float" office:value="41.2990796870745" calcext:value-type="float">
            <text:p>41.30</text:p>
          </table:table-cell>
          <table:table-cell table:style-name="ce44" office:value-type="float" office:value="39.4404216999075" calcext:value-type="float">
            <text:p>39.44</text:p>
          </table:table-cell>
          <table:table-cell table:style-name="ce50" office:value-type="float" office:value="54.4332055313045" calcext:value-type="float">
            <text:p>54.43</text:p>
          </table:table-cell>
          <table:table-cell table:style-name="ce50" office:value-type="float" office:value="45.5691445847458" calcext:value-type="float">
            <text:p>45.57</text:p>
          </table:table-cell>
          <table:table-cell table:style-name="ce50" office:value-type="float" office:value="46.5842971017726" calcext:value-type="float">
            <text:p>46.58</text:p>
          </table:table-cell>
          <table:table-cell table:style-name="ce50" office:value-type="float" office:value="49.2393583517153" calcext:value-type="float">
            <text:p>49.24</text:p>
          </table:table-cell>
          <table:table-cell table:style-name="ce82" office:value-type="float" office:value="42.5185090965215" calcext:value-type="float">
            <text:p>42.52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Assets, % of GDP</text:p>
          </table:table-cell>
          <table:table-cell table:style-name="ce35" office:value-type="float" office:value="76.4666666666667" calcext:value-type="float">
            <text:p>76.47</text:p>
          </table:table-cell>
          <table:table-cell table:style-name="ce44" office:value-type="float" office:value="113.366666666667" calcext:value-type="float">
            <text:p>113.37</text:p>
          </table:table-cell>
          <table:table-cell table:style-name="ce44" office:value-type="float" office:value="116.516666666667" calcext:value-type="float">
            <text:p>116.52</text:p>
          </table:table-cell>
          <table:table-cell table:style-name="ce44" office:value-type="float" office:value="143.25" calcext:value-type="float">
            <text:p>143.25</text:p>
          </table:table-cell>
          <table:table-cell table:style-name="ce44" office:value-type="float" office:value="159.983333333333" calcext:value-type="float">
            <text:p>159.98</text:p>
          </table:table-cell>
          <table:table-cell table:style-name="ce50" office:value-type="float" office:value="301.25" calcext:value-type="float">
            <text:p>301.25</text:p>
          </table:table-cell>
          <table:table-cell table:style-name="ce50" office:value-type="float" office:value="396.1" calcext:value-type="float">
            <text:p>396.10</text:p>
          </table:table-cell>
          <table:table-cell table:style-name="ce50" office:value-type="float" office:value="513.9" calcext:value-type="float">
            <text:p>513.90</text:p>
          </table:table-cell>
          <table:table-cell table:style-name="ce50" office:value-type="float" office:value="635.866666666667" calcext:value-type="float">
            <text:p>635.87</text:p>
          </table:table-cell>
          <table:table-cell table:style-name="ce82" office:value-type="float" office:value="611.283333333333" calcext:value-type="float">
            <text:p>611.28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Liabilities, % of GDP</text:p>
          </table:table-cell>
          <table:table-cell table:style-name="ce35" office:value-type="float" office:value="176.516666666667" calcext:value-type="float">
            <text:p>176.52</text:p>
          </table:table-cell>
          <table:table-cell table:style-name="ce44" office:value-type="float" office:value="230.7" calcext:value-type="float">
            <text:p>230.70</text:p>
          </table:table-cell>
          <table:table-cell table:style-name="ce44" office:value-type="float" office:value="223.283333333333" calcext:value-type="float">
            <text:p>223.28</text:p>
          </table:table-cell>
          <table:table-cell table:style-name="ce44" office:value-type="float" office:value="240.433333333333" calcext:value-type="float">
            <text:p>240.43</text:p>
          </table:table-cell>
          <table:table-cell table:style-name="ce44" office:value-type="float" office:value="262.283333333333" calcext:value-type="float">
            <text:p>262.28</text:p>
          </table:table-cell>
          <table:table-cell table:style-name="ce50" office:value-type="float" office:value="307.25" calcext:value-type="float">
            <text:p>307.25</text:p>
          </table:table-cell>
          <table:table-cell table:style-name="ce50" office:value-type="float" office:value="401.55" calcext:value-type="float">
            <text:p>401.55</text:p>
          </table:table-cell>
          <table:table-cell table:style-name="ce50" office:value-type="float" office:value="516.15" calcext:value-type="float">
            <text:p>516.15</text:p>
          </table:table-cell>
          <table:table-cell table:style-name="ce50" office:value-type="float" office:value="633.183333333333" calcext:value-type="float">
            <text:p>633.18</text:p>
          </table:table-cell>
          <table:table-cell table:style-name="ce82" office:value-type="float" office:value="606.766666666667" calcext:value-type="float">
            <text:p>606.77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Financial Profitability</text:p>
          </table:table-cell>
          <table:table-cell table:style-name="ce36"/>
          <table:table-cell table:style-name="ce44" office:value-type="float" office:value="-8.25692148187312" calcext:value-type="float">
            <text:p>-8.26</text:p>
          </table:table-cell>
          <table:table-cell table:style-name="ce44" office:value-type="float" office:value="9.60481839544875" calcext:value-type="float">
            <text:p>9.60</text:p>
          </table:table-cell>
          <table:table-cell table:style-name="ce44" office:value-type="float" office:value="5.06285437794716" calcext:value-type="float">
            <text:p>5.06</text:p>
          </table:table-cell>
          <table:table-cell table:style-name="ce44" office:value-type="float" office:value="3.04212633854599" calcext:value-type="float">
            <text:p>3.04</text:p>
          </table:table-cell>
          <table:table-cell table:style-name="ce51"/>
          <table:table-cell table:style-name="ce50" office:value-type="float" office:value="-0.35436478443799" calcext:value-type="float">
            <text:p>-0.35</text:p>
          </table:table-cell>
          <table:table-cell table:style-name="ce50" office:value-type="float" office:value="9.64468095074994" calcext:value-type="float">
            <text:p>9.64</text:p>
          </table:table-cell>
          <table:table-cell table:style-name="ce50" office:value-type="float" office:value="4.45692049019618" calcext:value-type="float">
            <text:p>4.46</text:p>
          </table:table-cell>
          <table:table-cell table:style-name="ce82" office:value-type="float" office:value="2.05554023673393" calcext:value-type="float">
            <text:p>2.06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1"/>
          <table:table-cell table:style-name="ce28" office:value-type="string" calcext:value-type="string">
            <text:p>Real Apparent Interest Rate</text:p>
          </table:table-cell>
          <table:table-cell table:style-name="ce35" office:value-type="float" office:value="2.2334318636605" calcext:value-type="float">
            <text:p>2.23</text:p>
          </table:table-cell>
          <table:table-cell table:style-name="ce44" office:value-type="float" office:value="2.67729953150187" calcext:value-type="float">
            <text:p>2.68</text:p>
          </table:table-cell>
          <table:table-cell table:style-name="ce44" office:value-type="float" office:value="1.77241685452608" calcext:value-type="float">
            <text:p>1.77</text:p>
          </table:table-cell>
          <table:table-cell table:style-name="ce44" office:value-type="float" office:value="1.69116531950562" calcext:value-type="float">
            <text:p>1.69</text:p>
          </table:table-cell>
          <table:table-cell table:style-name="ce44" office:value-type="float" office:value="1.1455569065522" calcext:value-type="float">
            <text:p>1.15</text:p>
          </table:table-cell>
          <table:table-cell table:style-name="ce50" office:value-type="float" office:value="28.0964471923867" calcext:value-type="float">
            <text:p>28.10</text:p>
          </table:table-cell>
          <table:table-cell table:style-name="ce50" office:value-type="float" office:value="23.3885103686808" calcext:value-type="float">
            <text:p>23.39</text:p>
          </table:table-cell>
          <table:table-cell table:style-name="ce50" office:value-type="float" office:value="14.0671830715467" calcext:value-type="float">
            <text:p>14.07</text:p>
          </table:table-cell>
          <table:table-cell table:style-name="ce50" office:value-type="float" office:value="8.14097165022609" calcext:value-type="float">
            <text:p>8.14</text:p>
          </table:table-cell>
          <table:table-cell table:style-name="ce82" office:value-type="float" office:value="5.54422886005264" calcext:value-type="float">
            <text:p>5.54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2"/>
          <table:table-cell table:style-name="ce29" office:value-type="string" calcext:value-type="string">
            <text:p>Stock Market Capitalization (Value of Publicly Trade Shares, % of GDP)</text:p>
          </table:table-cell>
          <table:table-cell table:style-name="ce37" office:value-type="float" office:value="42.6316666666667" calcext:value-type="float">
            <text:p>42.63</text:p>
          </table:table-cell>
          <table:table-cell table:style-name="ce45" office:value-type="float" office:value="94.1083333333333" calcext:value-type="float">
            <text:p>94.11</text:p>
          </table:table-cell>
          <table:table-cell table:style-name="ce45" office:value-type="float" office:value="70.7716666666667" calcext:value-type="float">
            <text:p>70.77</text:p>
          </table:table-cell>
          <table:table-cell table:style-name="ce45" office:value-type="float" office:value="64.5483333333333" calcext:value-type="float">
            <text:p>64.55</text:p>
          </table:table-cell>
          <table:table-cell table:style-name="ce45" office:value-type="float" office:value="53.5033333333333" calcext:value-type="float">
            <text:p>53.50</text:p>
          </table:table-cell>
          <table:table-cell table:style-name="ce52" office:value-type="float" office:value="42.6316666666667" calcext:value-type="float">
            <text:p>42.63</text:p>
          </table:table-cell>
          <table:table-cell table:style-name="ce52" office:value-type="float" office:value="94.1083333333333" calcext:value-type="float">
            <text:p>94.11</text:p>
          </table:table-cell>
          <table:table-cell table:style-name="ce52" office:value-type="float" office:value="70.7716666666667" calcext:value-type="float">
            <text:p>70.77</text:p>
          </table:table-cell>
          <table:table-cell table:style-name="ce52" office:value-type="float" office:value="64.5483333333333" calcext:value-type="float">
            <text:p>64.55</text:p>
          </table:table-cell>
          <table:table-cell table:style-name="ce85" office:value-type="float" office:value="64.204" calcext:value-type="float">
            <text:p>64.2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23" office:value-type="string" calcext:value-type="string">
            <text:p>Total Result</text:p>
          </table:table-cell>
          <table:table-cell table:style-name="ce30"/>
          <table:table-cell table:style-name="ce38" office:value-type="float" office:value="58.5068560163475" calcext:value-type="float">
            <text:p>58.51</text:p>
          </table:table-cell>
          <table:table-cell table:style-name="ce47" office:value-type="float" office:value="71.1051481676861" calcext:value-type="float">
            <text:p>71.11</text:p>
          </table:table-cell>
          <table:table-cell table:style-name="ce47" office:value-type="float" office:value="74.6950274820131" calcext:value-type="float">
            <text:p>74.70</text:p>
          </table:table-cell>
          <table:table-cell table:style-name="ce47" office:value-type="float" office:value="85.869406223589" calcext:value-type="float">
            <text:p>85.87</text:p>
          </table:table-cell>
          <table:table-cell table:style-name="ce47" office:value-type="float" office:value="95.2658557130406" calcext:value-type="float">
            <text:p>95.27</text:p>
          </table:table-cell>
          <table:table-cell table:style-name="ce53" office:value-type="float" office:value="95.70757093493" calcext:value-type="float">
            <text:p>95.71</text:p>
          </table:table-cell>
          <table:table-cell table:style-name="ce53" office:value-type="float" office:value="230.864437308126" calcext:value-type="float">
            <text:p>230.86</text:p>
          </table:table-cell>
          <table:table-cell table:style-name="ce53" office:value-type="float" office:value="280.40974110923" calcext:value-type="float">
            <text:p>280.41</text:p>
          </table:table-cell>
          <table:table-cell table:style-name="ce53" office:value-type="float" office:value="335.394254049615" calcext:value-type="float">
            <text:p>335.39</text:p>
          </table:table-cell>
          <table:table-cell table:style-name="ce110" office:value-type="float" office:value="476.307310563586" calcext:value-type="float">
            <text:p>476.31</text:p>
          </table:table-cell>
          <table:table-cell table:style-name="Default"/>
          <table:table-cell table:number-columns-repeated="1011"/>
        </table:table-row>
        <table:table-row table:style-name="ro2" table:number-rows-repeated="140">
          <table:table-cell table:number-columns-repeated="2"/>
          <table:table-cell table:style-name="ce95"/>
          <table:table-cell table:number-columns-repeated="9"/>
          <table:table-cell table:style-name="Default"/>
          <table:table-cell table:number-columns-repeated="1011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Key Years table'.A1:'Key Years table'.N261" table:display-filter-buttons="true">
          <table:sort>
            <table:sort-by table:field-number="0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Country_Averages.A1:Country_Averages.L38" table:buttons="Country_Averages.A2 Country_Averages.B2 Country_Averages.C1" table:show-filter-button="false" table:drill-down-on-double-click="false">
          <table:source-cell-range table:cell-range-address="'Key Years table'.A1:'Key Years table'.N18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roup" table:orientation="row" table:used-hierarchy="0" table:function="auto">
            <table:data-pilot-level table:show-empty="false" calcext:repeat-item-labels="false">
              <table:data-pilot-members>
                <table:data-pilot-member table:name="Eastern" table:display="true" table:show-details="true"/>
                <table:data-pilot-member table:name="Northern" table:display="true" table:show-details="true"/>
                <table:data-pilot-member table:name="Other" table:display="true" table:show-details="true"/>
                <table:data-pilot-member table:name="Southern" table:display="true" table:show-details="true"/>
                <table:data-pilot-member table:name="Western and Centr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dicator Name" table:orientation="row" table:used-hierarchy="0" table:function="auto">
            <table:data-pilot-level table:show-empty="false" calcext:repeat-item-labels="false">
              <table:data-pilot-members>
                <table:data-pilot-member table:name="Debt to GDP" table:display="false" table:show-details="true"/>
                <table:data-pilot-member table:name="Debt to Value" table:display="false" table:show-details="true"/>
                <table:data-pilot-member table:name="Financial Assets, % of GDP" table:display="false" table:show-details="true"/>
                <table:data-pilot-member table:name="Financial Liabilities, % of GDP" table:display="false" table:show-details="true"/>
                <table:data-pilot-member table:name="Financial Profitability" table:display="false" table:show-details="true"/>
                <table:data-pilot-member table:name="Real Apparent Interest Rate" table:display="true" table:show-details="true"/>
                <table:data-pilot-member table:name="Stock Market Capitalization (Value of Publicly Trade Shares, % of GDP)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1_1995" table:orientation="data" table:used-hierarchy="0" table:function="average">
            <table:data-pilot-level table:show-empty="false" calcext:repeat-item-labels="false">
              <table:data-pilot-members>
                <table:data-pilot-member table:name="-15.36" table:display="true" table:show-details="true"/>
                <table:data-pilot-member table:name="-9.69" table:display="true" table:show-details="true"/>
                <table:data-pilot-member table:name="-9.41" table:display="true" table:show-details="true"/>
                <table:data-pilot-member table:name="-9.27" table:display="true" table:show-details="true"/>
                <table:data-pilot-member table:name="-6.09" table:display="true" table:show-details="true"/>
                <table:data-pilot-member table:name="-2.33" table:display="true" table:show-details="true"/>
                <table:data-pilot-member table:name="0.37" table:display="true" table:show-details="true"/>
                <table:data-pilot-member table:name="0.76" table:display="true" table:show-details="true"/>
                <table:data-pilot-member table:name="0.78" table:display="true" table:show-details="true"/>
                <table:data-pilot-member table:name="2.32" table:display="true" table:show-details="true"/>
                <table:data-pilot-member table:name="2.34" table:display="true" table:show-details="true"/>
                <table:data-pilot-member table:name="2.98" table:display="true" table:show-details="true"/>
                <table:data-pilot-member table:name="3.91" table:display="true" table:show-details="true"/>
                <table:data-pilot-member table:name="3.96" table:display="true" table:show-details="true"/>
                <table:data-pilot-member table:name="4.09" table:display="true" table:show-details="true"/>
                <table:data-pilot-member table:name="4.53" table:display="true" table:show-details="true"/>
                <table:data-pilot-member table:name="5.14" table:display="true" table:show-details="true"/>
                <table:data-pilot-member table:name="5.81" table:display="true" table:show-details="true"/>
                <table:data-pilot-member table:name="6.15" table:display="true" table:show-details="true"/>
                <table:data-pilot-member table:name="8.03" table:display="true" table:show-details="true"/>
                <table:data-pilot-member table:name="8.81" table:display="true" table:show-details="true"/>
                <table:data-pilot-member table:name="9.98" table:display="true" table:show-details="true"/>
                <table:data-pilot-member table:name="11.84" table:display="true" table:show-details="true"/>
                <table:data-pilot-member table:name="13.23" table:display="true" table:show-details="true"/>
                <table:data-pilot-member table:name="13.25" table:display="true" table:show-details="true"/>
                <table:data-pilot-member table:name="13.36" table:display="true" table:show-details="true"/>
                <table:data-pilot-member table:name="13.70" table:display="true" table:show-details="true"/>
                <table:data-pilot-member table:name="13.77" table:display="true" table:show-details="true"/>
                <table:data-pilot-member table:name="15.49" table:display="true" table:show-details="true"/>
                <table:data-pilot-member table:name="16.64" table:display="true" table:show-details="true"/>
                <table:data-pilot-member table:name="17.78" table:display="true" table:show-details="true"/>
                <table:data-pilot-member table:name="18.60" table:display="true" table:show-details="true"/>
                <table:data-pilot-member table:name="19.67" table:display="true" table:show-details="true"/>
                <table:data-pilot-member table:name="20.49" table:display="true" table:show-details="true"/>
                <table:data-pilot-member table:name="21.09" table:display="true" table:show-details="true"/>
                <table:data-pilot-member table:name="21.40" table:display="true" table:show-details="true"/>
                <table:data-pilot-member table:name="21.82" table:display="true" table:show-details="true"/>
                <table:data-pilot-member table:name="22.12" table:display="true" table:show-details="true"/>
                <table:data-pilot-member table:name="22.13" table:display="true" table:show-details="true"/>
                <table:data-pilot-member table:name="22.90" table:display="true" table:show-details="true"/>
                <table:data-pilot-member table:name="23.74" table:display="true" table:show-details="true"/>
                <table:data-pilot-member table:name="24.85" table:display="true" table:show-details="true"/>
                <table:data-pilot-member table:name="25.56" table:display="true" table:show-details="true"/>
                <table:data-pilot-member table:name="27.00" table:display="true" table:show-details="true"/>
                <table:data-pilot-member table:name="28.19" table:display="true" table:show-details="true"/>
                <table:data-pilot-member table:name="29.30" table:display="true" table:show-details="true"/>
                <table:data-pilot-member table:name="29.69" table:display="true" table:show-details="true"/>
                <table:data-pilot-member table:name="29.86" table:display="true" table:show-details="true"/>
                <table:data-pilot-member table:name="30.10" table:display="true" table:show-details="true"/>
                <table:data-pilot-member table:name="30.25" table:display="true" table:show-details="true"/>
                <table:data-pilot-member table:name="30.44" table:display="true" table:show-details="true"/>
                <table:data-pilot-member table:name="31.41" table:display="true" table:show-details="true"/>
                <table:data-pilot-member table:name="31.47" table:display="true" table:show-details="true"/>
                <table:data-pilot-member table:name="32.10" table:display="true" table:show-details="true"/>
                <table:data-pilot-member table:name="32.80" table:display="true" table:show-details="true"/>
                <table:data-pilot-member table:name="33.59" table:display="true" table:show-details="true"/>
                <table:data-pilot-member table:name="34.10" table:display="true" table:show-details="true"/>
                <table:data-pilot-member table:name="34.80" table:display="true" table:show-details="true"/>
                <table:data-pilot-member table:name="35.60" table:display="true" table:show-details="true"/>
                <table:data-pilot-member table:name="36.80" table:display="true" table:show-details="true"/>
                <table:data-pilot-member table:name="38.22" table:display="true" table:show-details="true"/>
                <table:data-pilot-member table:name="38.40" table:display="true" table:show-details="true"/>
                <table:data-pilot-member table:name="39.70" table:display="true" table:show-details="true"/>
                <table:data-pilot-member table:name="42.75" table:display="true" table:show-details="true"/>
                <table:data-pilot-member table:name="43.80" table:display="true" table:show-details="true"/>
                <table:data-pilot-member table:name="44.00" table:display="true" table:show-details="true"/>
                <table:data-pilot-member table:name="44.50" table:display="true" table:show-details="true"/>
                <table:data-pilot-member table:name="44.90" table:display="true" table:show-details="true"/>
                <table:data-pilot-member table:name="45.35" table:display="true" table:show-details="true"/>
                <table:data-pilot-member table:name="45.72" table:display="true" table:show-details="true"/>
                <table:data-pilot-member table:name="48.75" table:display="true" table:show-details="true"/>
                <table:data-pilot-member table:name="49.20" table:display="true" table:show-details="true"/>
                <table:data-pilot-member table:name="50.40" table:display="true" table:show-details="true"/>
                <table:data-pilot-member table:name="50.99" table:display="true" table:show-details="true"/>
                <table:data-pilot-member table:name="51.18" table:display="true" table:show-details="true"/>
                <table:data-pilot-member table:name="51.20" table:display="true" table:show-details="true"/>
                <table:data-pilot-member table:name="51.46" table:display="true" table:show-details="true"/>
                <table:data-pilot-member table:name="51.70" table:display="true" table:show-details="true"/>
                <table:data-pilot-member table:name="53.17" table:display="true" table:show-details="true"/>
                <table:data-pilot-member table:name="54.32" table:display="true" table:show-details="true"/>
                <table:data-pilot-member table:name="54.34" table:display="true" table:show-details="true"/>
                <table:data-pilot-member table:name="54.65" table:display="true" table:show-details="true"/>
                <table:data-pilot-member table:name="54.81" table:display="true" table:show-details="true"/>
                <table:data-pilot-member table:name="55.19" table:display="true" table:show-details="true"/>
                <table:data-pilot-member table:name="55.40" table:display="true" table:show-details="true"/>
                <table:data-pilot-member table:name="56.18" table:display="true" table:show-details="true"/>
                <table:data-pilot-member table:name="57.01" table:display="true" table:show-details="true"/>
                <table:data-pilot-member table:name="57.38" table:display="true" table:show-details="true"/>
                <table:data-pilot-member table:name="59.07" table:display="true" table:show-details="true"/>
                <table:data-pilot-member table:name="59.99" table:display="true" table:show-details="true"/>
                <table:data-pilot-member table:name="60.07" table:display="true" table:show-details="true"/>
                <table:data-pilot-member table:name="60.79" table:display="true" table:show-details="true"/>
                <table:data-pilot-member table:name="60.82" table:display="true" table:show-details="true"/>
                <table:data-pilot-member table:name="61.00" table:display="true" table:show-details="true"/>
                <table:data-pilot-member table:name="63.05" table:display="true" table:show-details="true"/>
                <table:data-pilot-member table:name="64.15" table:display="true" table:show-details="true"/>
                <table:data-pilot-member table:name="65.90" table:display="true" table:show-details="true"/>
                <table:data-pilot-member table:name="66.20" table:display="true" table:show-details="true"/>
                <table:data-pilot-member table:name="72.11" table:display="true" table:show-details="true"/>
                <table:data-pilot-member table:name="73.10" table:display="true" table:show-details="true"/>
                <table:data-pilot-member table:name="76.20" table:display="true" table:show-details="true"/>
                <table:data-pilot-member table:name="83.15" table:display="true" table:show-details="true"/>
                <table:data-pilot-member table:name="91.20" table:display="true" table:show-details="true"/>
                <table:data-pilot-member table:name="94.12" table:display="true" table:show-details="true"/>
                <table:data-pilot-member table:name="95.80" table:display="true" table:show-details="true"/>
                <table:data-pilot-member table:name="96.90" table:display="true" table:show-details="true"/>
                <table:data-pilot-member table:name="97.50" table:display="true" table:show-details="true"/>
                <table:data-pilot-member table:name="101.50" table:display="true" table:show-details="true"/>
                <table:data-pilot-member table:name="103.90" table:display="true" table:show-details="true"/>
                <table:data-pilot-member table:name="104.10" table:display="true" table:show-details="true"/>
                <table:data-pilot-member table:name="108.40" table:display="true" table:show-details="true"/>
                <table:data-pilot-member table:name="108.90" table:display="true" table:show-details="true"/>
                <table:data-pilot-member table:name="112.10" table:display="true" table:show-details="true"/>
                <table:data-pilot-member table:name="120.40" table:display="true" table:show-details="true"/>
                <table:data-pilot-member table:name="122.10" table:display="true" table:show-details="true"/>
                <table:data-pilot-member table:name="122.90" table:display="true" table:show-details="true"/>
                <table:data-pilot-member table:name="126.10" table:display="true" table:show-details="true"/>
                <table:data-pilot-member table:name="126.17" table:display="true" table:show-details="true"/>
                <table:data-pilot-member table:name="127.50" table:display="true" table:show-details="true"/>
                <table:data-pilot-member table:name="128.70" table:display="true" table:show-details="true"/>
                <table:data-pilot-member table:name="130.90" table:display="true" table:show-details="true"/>
                <table:data-pilot-member table:name="144.40" table:display="true" table:show-details="true"/>
                <table:data-pilot-member table:name="145.70" table:display="true" table:show-details="true"/>
                <table:data-pilot-member table:name="148.00" table:display="true" table:show-details="true"/>
                <table:data-pilot-member table:name="166.10" table:display="true" table:show-details="true"/>
                <table:data-pilot-member table:name="169.60" table:display="true" table:show-details="true"/>
                <table:data-pilot-member table:name="171.70" table:display="true" table:show-details="true"/>
                <table:data-pilot-member table:name="208.90" table:display="true" table:show-details="true"/>
                <table:data-pilot-member table:name="212.30" table:display="true" table:show-details="true"/>
                <table:data-pilot-member table:name="254.72" table:display="true" table:show-details="true"/>
                <table:data-pilot-member table:name="316.60" table:display="true" table:show-details="true"/>
                <table:data-pilot-member table:name="367.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1_2000" table:orientation="data" table:used-hierarchy="0" table:function="average">
            <table:data-pilot-level table:show-empty="false" calcext:repeat-item-labels="false">
              <table:data-pilot-members>
                <table:data-pilot-member table:name="-14.63" table:display="true" table:show-details="true"/>
                <table:data-pilot-member table:name="-11.90" table:display="true" table:show-details="true"/>
                <table:data-pilot-member table:name="-9.28" table:display="true" table:show-details="true"/>
                <table:data-pilot-member table:name="-7.15" table:display="true" table:show-details="true"/>
                <table:data-pilot-member table:name="-6.80" table:display="true" table:show-details="true"/>
                <table:data-pilot-member table:name="-5.85" table:display="true" table:show-details="true"/>
                <table:data-pilot-member table:name="-3.17" table:display="true" table:show-details="true"/>
                <table:data-pilot-member table:name="-2.98" table:display="true" table:show-details="true"/>
                <table:data-pilot-member table:name="-2.52" table:display="true" table:show-details="true"/>
                <table:data-pilot-member table:name="-0.78" table:display="true" table:show-details="true"/>
                <table:data-pilot-member table:name="0.06" table:display="true" table:show-details="true"/>
                <table:data-pilot-member table:name="0.57" table:display="true" table:show-details="true"/>
                <table:data-pilot-member table:name="0.82" table:display="true" table:show-details="true"/>
                <table:data-pilot-member table:name="1.03" table:display="true" table:show-details="true"/>
                <table:data-pilot-member table:name="1.09" table:display="true" table:show-details="true"/>
                <table:data-pilot-member table:name="1.46" table:display="true" table:show-details="true"/>
                <table:data-pilot-member table:name="1.90" table:display="true" table:show-details="true"/>
                <table:data-pilot-member table:name="1.95" table:display="true" table:show-details="true"/>
                <table:data-pilot-member table:name="2.11" table:display="true" table:show-details="true"/>
                <table:data-pilot-member table:name="2.26" table:display="true" table:show-details="true"/>
                <table:data-pilot-member table:name="2.61" table:display="true" table:show-details="true"/>
                <table:data-pilot-member table:name="2.72" table:display="true" table:show-details="true"/>
                <table:data-pilot-member table:name="3.03" table:display="true" table:show-details="true"/>
                <table:data-pilot-member table:name="3.71" table:display="true" table:show-details="true"/>
                <table:data-pilot-member table:name="4.72" table:display="true" table:show-details="true"/>
                <table:data-pilot-member table:name="4.87" table:display="true" table:show-details="true"/>
                <table:data-pilot-member table:name="4.94" table:display="true" table:show-details="true"/>
                <table:data-pilot-member table:name="5.23" table:display="true" table:show-details="true"/>
                <table:data-pilot-member table:name="5.84" table:display="true" table:show-details="true"/>
                <table:data-pilot-member table:name="6.02" table:display="true" table:show-details="true"/>
                <table:data-pilot-member table:name="6.07" table:display="true" table:show-details="true"/>
                <table:data-pilot-member table:name="7.21" table:display="true" table:show-details="true"/>
                <table:data-pilot-member table:name="7.69" table:display="true" table:show-details="true"/>
                <table:data-pilot-member table:name="7.76" table:display="true" table:show-details="true"/>
                <table:data-pilot-member table:name="9.04" table:display="true" table:show-details="true"/>
                <table:data-pilot-member table:name="11.96" table:display="true" table:show-details="true"/>
                <table:data-pilot-member table:name="13.36" table:display="true" table:show-details="true"/>
                <table:data-pilot-member table:name="14.86" table:display="true" table:show-details="true"/>
                <table:data-pilot-member table:name="15.50" table:display="true" table:show-details="true"/>
                <table:data-pilot-member table:name="15.72" table:display="true" table:show-details="true"/>
                <table:data-pilot-member table:name="17.14" table:display="true" table:show-details="true"/>
                <table:data-pilot-member table:name="19.10" table:display="true" table:show-details="true"/>
                <table:data-pilot-member table:name="19.42" table:display="true" table:show-details="true"/>
                <table:data-pilot-member table:name="20.19" table:display="true" table:show-details="true"/>
                <table:data-pilot-member table:name="24.30" table:display="true" table:show-details="true"/>
                <table:data-pilot-member table:name="24.59" table:display="true" table:show-details="true"/>
                <table:data-pilot-member table:name="27.75" table:display="true" table:show-details="true"/>
                <table:data-pilot-member table:name="27.98" table:display="true" table:show-details="true"/>
                <table:data-pilot-member table:name="28.00" table:display="true" table:show-details="true"/>
                <table:data-pilot-member table:name="28.62" table:display="true" table:show-details="true"/>
                <table:data-pilot-member table:name="28.80" table:display="true" table:show-details="true"/>
                <table:data-pilot-member table:name="29.81" table:display="true" table:show-details="true"/>
                <table:data-pilot-member table:name="30.16" table:display="true" table:show-details="true"/>
                <table:data-pilot-member table:name="30.20" table:display="true" table:show-details="true"/>
                <table:data-pilot-member table:name="31.00" table:display="true" table:show-details="true"/>
                <table:data-pilot-member table:name="31.30" table:display="true" table:show-details="true"/>
                <table:data-pilot-member table:name="34.91" table:display="true" table:show-details="true"/>
                <table:data-pilot-member table:name="35.01" table:display="true" table:show-details="true"/>
                <table:data-pilot-member table:name="35.33" table:display="true" table:show-details="true"/>
                <table:data-pilot-member table:name="35.58" table:display="true" table:show-details="true"/>
                <table:data-pilot-member table:name="35.76" table:display="true" table:show-details="true"/>
                <table:data-pilot-member table:name="36.30" table:display="true" table:show-details="true"/>
                <table:data-pilot-member table:name="36.67" table:display="true" table:show-details="true"/>
                <table:data-pilot-member table:name="37.06" table:display="true" table:show-details="true"/>
                <table:data-pilot-member table:name="37.11" table:display="true" table:show-details="true"/>
                <table:data-pilot-member table:name="37.14" table:display="true" table:show-details="true"/>
                <table:data-pilot-member table:name="37.77" table:display="true" table:show-details="true"/>
                <table:data-pilot-member table:name="38.04" table:display="true" table:show-details="true"/>
                <table:data-pilot-member table:name="38.07" table:display="true" table:show-details="true"/>
                <table:data-pilot-member table:name="38.37" table:display="true" table:show-details="true"/>
                <table:data-pilot-member table:name="39.00" table:display="true" table:show-details="true"/>
                <table:data-pilot-member table:name="39.44" table:display="true" table:show-details="true"/>
                <table:data-pilot-member table:name="40.31" table:display="true" table:show-details="true"/>
                <table:data-pilot-member table:name="40.35" table:display="true" table:show-details="true"/>
                <table:data-pilot-member table:name="41.20" table:display="true" table:show-details="true"/>
                <table:data-pilot-member table:name="42.09" table:display="true" table:show-details="true"/>
                <table:data-pilot-member table:name="43.33" table:display="true" table:show-details="true"/>
                <table:data-pilot-member table:name="44.64" table:display="true" table:show-details="true"/>
                <table:data-pilot-member table:name="45.31" table:display="true" table:show-details="true"/>
                <table:data-pilot-member table:name="45.90" table:display="true" table:show-details="true"/>
                <table:data-pilot-member table:name="46.00" table:display="true" table:show-details="true"/>
                <table:data-pilot-member table:name="49.10" table:display="true" table:show-details="true"/>
                <table:data-pilot-member table:name="49.42" table:display="true" table:show-details="true"/>
                <table:data-pilot-member table:name="50.02" table:display="true" table:show-details="true"/>
                <table:data-pilot-member table:name="50.20" table:display="true" table:show-details="true"/>
                <table:data-pilot-member table:name="50.42" table:display="true" table:show-details="true"/>
                <table:data-pilot-member table:name="50.65" table:display="true" table:show-details="true"/>
                <table:data-pilot-member table:name="52.09" table:display="true" table:show-details="true"/>
                <table:data-pilot-member table:name="53.15" table:display="true" table:show-details="true"/>
                <table:data-pilot-member table:name="55.80" table:display="true" table:show-details="true"/>
                <table:data-pilot-member table:name="56.02" table:display="true" table:show-details="true"/>
                <table:data-pilot-member table:name="57.47" table:display="true" table:show-details="true"/>
                <table:data-pilot-member table:name="59.81" table:display="true" table:show-details="true"/>
                <table:data-pilot-member table:name="60.70" table:display="true" table:show-details="true"/>
                <table:data-pilot-member table:name="60.81" table:display="true" table:show-details="true"/>
                <table:data-pilot-member table:name="61.26" table:display="true" table:show-details="true"/>
                <table:data-pilot-member table:name="63.19" table:display="true" table:show-details="true"/>
                <table:data-pilot-member table:name="64.21" table:display="true" table:show-details="true"/>
                <table:data-pilot-member table:name="65.10" table:display="true" table:show-details="true"/>
                <table:data-pilot-member table:name="65.23" table:display="true" table:show-details="true"/>
                <table:data-pilot-member table:name="65.87" table:display="true" table:show-details="true"/>
                <table:data-pilot-member table:name="67.10" table:display="true" table:show-details="true"/>
                <table:data-pilot-member table:name="69.78" table:display="true" table:show-details="true"/>
                <table:data-pilot-member table:name="70.78" table:display="true" table:show-details="true"/>
                <table:data-pilot-member table:name="71.73" table:display="true" table:show-details="true"/>
                <table:data-pilot-member table:name="72.00" table:display="true" table:show-details="true"/>
                <table:data-pilot-member table:name="72.09" table:display="true" table:show-details="true"/>
                <table:data-pilot-member table:name="73.54" table:display="true" table:show-details="true"/>
                <table:data-pilot-member table:name="73.61" table:display="true" table:show-details="true"/>
                <table:data-pilot-member table:name="76.45" table:display="true" table:show-details="true"/>
                <table:data-pilot-member table:name="76.55" table:display="true" table:show-details="true"/>
                <table:data-pilot-member table:name="78.29" table:display="true" table:show-details="true"/>
                <table:data-pilot-member table:name="81.58" table:display="true" table:show-details="true"/>
                <table:data-pilot-member table:name="88.72" table:display="true" table:show-details="true"/>
                <table:data-pilot-member table:name="90.40" table:display="true" table:show-details="true"/>
                <table:data-pilot-member table:name="93.70" table:display="true" table:show-details="true"/>
                <table:data-pilot-member table:name="94.30" table:display="true" table:show-details="true"/>
                <table:data-pilot-member table:name="97.70" table:display="true" table:show-details="true"/>
                <table:data-pilot-member table:name="100.90" table:display="true" table:show-details="true"/>
                <table:data-pilot-member table:name="106.10" table:display="true" table:show-details="true"/>
                <table:data-pilot-member table:name="108.20" table:display="true" table:show-details="true"/>
                <table:data-pilot-member table:name="109.10" table:display="true" table:show-details="true"/>
                <table:data-pilot-member table:name="109.89" table:display="true" table:show-details="true"/>
                <table:data-pilot-member table:name="113.30" table:display="true" table:show-details="true"/>
                <table:data-pilot-member table:name="113.90" table:display="true" table:show-details="true"/>
                <table:data-pilot-member table:name="119.30" table:display="true" table:show-details="true"/>
                <table:data-pilot-member table:name="121.90" table:display="true" table:show-details="true"/>
                <table:data-pilot-member table:name="124.42" table:display="true" table:show-details="true"/>
                <table:data-pilot-member table:name="127.79" table:display="true" table:show-details="true"/>
                <table:data-pilot-member table:name="128.90" table:display="true" table:show-details="true"/>
                <table:data-pilot-member table:name="129.70" table:display="true" table:show-details="true"/>
                <table:data-pilot-member table:name="130.40" table:display="true" table:show-details="true"/>
                <table:data-pilot-member table:name="139.50" table:display="true" table:show-details="true"/>
                <table:data-pilot-member table:name="146.60" table:display="true" table:show-details="true"/>
                <table:data-pilot-member table:name="147.90" table:display="true" table:show-details="true"/>
                <table:data-pilot-member table:name="149.80" table:display="true" table:show-details="true"/>
                <table:data-pilot-member table:name="150.99" table:display="true" table:show-details="true"/>
                <table:data-pilot-member table:name="152.00" table:display="true" table:show-details="true"/>
                <table:data-pilot-member table:name="152.84" table:display="true" table:show-details="true"/>
                <table:data-pilot-member table:name="155.60" table:display="true" table:show-details="true"/>
                <table:data-pilot-member table:name="161.60" table:display="true" table:show-details="true"/>
                <table:data-pilot-member table:name="163.30" table:display="true" table:show-details="true"/>
                <table:data-pilot-member table:name="164.90" table:display="true" table:show-details="true"/>
                <table:data-pilot-member table:name="170.40" table:display="true" table:show-details="true"/>
                <table:data-pilot-member table:name="173.00" table:display="true" table:show-details="true"/>
                <table:data-pilot-member table:name="180.20" table:display="true" table:show-details="true"/>
                <table:data-pilot-member table:name="187.90" table:display="true" table:show-details="true"/>
                <table:data-pilot-member table:name="194.30" table:display="true" table:show-details="true"/>
                <table:data-pilot-member table:name="223.80" table:display="true" table:show-details="true"/>
                <table:data-pilot-member table:name="226.88" table:display="true" table:show-details="true"/>
                <table:data-pilot-member table:name="238.62" table:display="true" table:show-details="true"/>
                <table:data-pilot-member table:name="266.90" table:display="true" table:show-details="true"/>
                <table:data-pilot-member table:name="288.20" table:display="true" table:show-details="true"/>
                <table:data-pilot-member table:name="320.80" table:display="true" table:show-details="true"/>
                <table:data-pilot-member table:name="327.60" table:display="true" table:show-details="true"/>
                <table:data-pilot-member table:name="379.50" table:display="true" table:show-details="true"/>
                <table:data-pilot-member table:name="384.10" table:display="true" table:show-details="true"/>
                <table:data-pilot-member table:name="423.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1_2005" table:orientation="data" table:used-hierarchy="0" table:function="average">
            <table:data-pilot-level table:show-empty="false" calcext:repeat-item-labels="false">
              <table:data-pilot-members>
                <table:data-pilot-member table:name="-7.37" table:display="true" table:show-details="true"/>
                <table:data-pilot-member table:name="-4.92" table:display="true" table:show-details="true"/>
                <table:data-pilot-member table:name="-4.37" table:display="true" table:show-details="true"/>
                <table:data-pilot-member table:name="-2.65" table:display="true" table:show-details="true"/>
                <table:data-pilot-member table:name="-1.99" table:display="true" table:show-details="true"/>
                <table:data-pilot-member table:name="-0.97" table:display="true" table:show-details="true"/>
                <table:data-pilot-member table:name="-0.87" table:display="true" table:show-details="true"/>
                <table:data-pilot-member table:name="-0.28" table:display="true" table:show-details="true"/>
                <table:data-pilot-member table:name="-0.25" table:display="true" table:show-details="true"/>
                <table:data-pilot-member table:name="-0.19" table:display="true" table:show-details="true"/>
                <table:data-pilot-member table:name="0.41" table:display="true" table:show-details="true"/>
                <table:data-pilot-member table:name="0.75" table:display="true" table:show-details="true"/>
                <table:data-pilot-member table:name="1.38" table:display="true" table:show-details="true"/>
                <table:data-pilot-member table:name="1.74" table:display="true" table:show-details="true"/>
                <table:data-pilot-member table:name="2.05" table:display="true" table:show-details="true"/>
                <table:data-pilot-member table:name="2.26" table:display="true" table:show-details="true"/>
                <table:data-pilot-member table:name="2.95" table:display="true" table:show-details="true"/>
                <table:data-pilot-member table:name="2.96" table:display="true" table:show-details="true"/>
                <table:data-pilot-member table:name="3.15" table:display="true" table:show-details="true"/>
                <table:data-pilot-member table:name="3.69" table:display="true" table:show-details="true"/>
                <table:data-pilot-member table:name="3.91" table:display="true" table:show-details="true"/>
                <table:data-pilot-member table:name="4.07" table:display="true" table:show-details="true"/>
                <table:data-pilot-member table:name="4.15" table:display="true" table:show-details="true"/>
                <table:data-pilot-member table:name="5.01" table:display="true" table:show-details="true"/>
                <table:data-pilot-member table:name="5.07" table:display="true" table:show-details="true"/>
                <table:data-pilot-member table:name="6.81" table:display="true" table:show-details="true"/>
                <table:data-pilot-member table:name="6.98" table:display="true" table:show-details="true"/>
                <table:data-pilot-member table:name="7.54" table:display="true" table:show-details="true"/>
                <table:data-pilot-member table:name="8.31" table:display="true" table:show-details="true"/>
                <table:data-pilot-member table:name="9.19" table:display="true" table:show-details="true"/>
                <table:data-pilot-member table:name="12.64" table:display="true" table:show-details="true"/>
                <table:data-pilot-member table:name="12.82" table:display="true" table:show-details="true"/>
                <table:data-pilot-member table:name="13.16" table:display="true" table:show-details="true"/>
                <table:data-pilot-member table:name="13.78" table:display="true" table:show-details="true"/>
                <table:data-pilot-member table:name="16.41" table:display="true" table:show-details="true"/>
                <table:data-pilot-member table:name="17.53" table:display="true" table:show-details="true"/>
                <table:data-pilot-member table:name="23.48" table:display="true" table:show-details="true"/>
                <table:data-pilot-member table:name="24.27" table:display="true" table:show-details="true"/>
                <table:data-pilot-member table:name="25.63" table:display="true" table:show-details="true"/>
                <table:data-pilot-member table:name="27.02" table:display="true" table:show-details="true"/>
                <table:data-pilot-member table:name="27.52" table:display="true" table:show-details="true"/>
                <table:data-pilot-member table:name="28.05" table:display="true" table:show-details="true"/>
                <table:data-pilot-member table:name="28.40" table:display="true" table:show-details="true"/>
                <table:data-pilot-member table:name="28.41" table:display="true" table:show-details="true"/>
                <table:data-pilot-member table:name="28.66" table:display="true" table:show-details="true"/>
                <table:data-pilot-member table:name="28.96" table:display="true" table:show-details="true"/>
                <table:data-pilot-member table:name="29.30" table:display="true" table:show-details="true"/>
                <table:data-pilot-member table:name="31.05" table:display="true" table:show-details="true"/>
                <table:data-pilot-member table:name="31.37" table:display="true" table:show-details="true"/>
                <table:data-pilot-member table:name="31.50" table:display="true" table:show-details="true"/>
                <table:data-pilot-member table:name="32.47" table:display="true" table:show-details="true"/>
                <table:data-pilot-member table:name="33.07" table:display="true" table:show-details="true"/>
                <table:data-pilot-member table:name="33.40" table:display="true" table:show-details="true"/>
                <table:data-pilot-member table:name="33.70" table:display="true" table:show-details="true"/>
                <table:data-pilot-member table:name="33.87" table:display="true" table:show-details="true"/>
                <table:data-pilot-member table:name="33.92" table:display="true" table:show-details="true"/>
                <table:data-pilot-member table:name="34.74" table:display="true" table:show-details="true"/>
                <table:data-pilot-member table:name="34.76" table:display="true" table:show-details="true"/>
                <table:data-pilot-member table:name="34.92" table:display="true" table:show-details="true"/>
                <table:data-pilot-member table:name="35.02" table:display="true" table:show-details="true"/>
                <table:data-pilot-member table:name="35.48" table:display="true" table:show-details="true"/>
                <table:data-pilot-member table:name="35.96" table:display="true" table:show-details="true"/>
                <table:data-pilot-member table:name="36.32" table:display="true" table:show-details="true"/>
                <table:data-pilot-member table:name="36.51" table:display="true" table:show-details="true"/>
                <table:data-pilot-member table:name="37.62" table:display="true" table:show-details="true"/>
                <table:data-pilot-member table:name="38.09" table:display="true" table:show-details="true"/>
                <table:data-pilot-member table:name="39.06" table:display="true" table:show-details="true"/>
                <table:data-pilot-member table:name="39.40" table:display="true" table:show-details="true"/>
                <table:data-pilot-member table:name="39.48" table:display="true" table:show-details="true"/>
                <table:data-pilot-member table:name="39.90" table:display="true" table:show-details="true"/>
                <table:data-pilot-member table:name="41.78" table:display="true" table:show-details="true"/>
                <table:data-pilot-member table:name="42.98" table:display="true" table:show-details="true"/>
                <table:data-pilot-member table:name="43.14" table:display="true" table:show-details="true"/>
                <table:data-pilot-member table:name="43.77" table:display="true" table:show-details="true"/>
                <table:data-pilot-member table:name="44.99" table:display="true" table:show-details="true"/>
                <table:data-pilot-member table:name="45.42" table:display="true" table:show-details="true"/>
                <table:data-pilot-member table:name="46.44" table:display="true" table:show-details="true"/>
                <table:data-pilot-member table:name="47.05" table:display="true" table:show-details="true"/>
                <table:data-pilot-member table:name="49.38" table:display="true" table:show-details="true"/>
                <table:data-pilot-member table:name="49.40" table:display="true" table:show-details="true"/>
                <table:data-pilot-member table:name="49.50" table:display="true" table:show-details="true"/>
                <table:data-pilot-member table:name="50.07" table:display="true" table:show-details="true"/>
                <table:data-pilot-member table:name="52.00" table:display="true" table:show-details="true"/>
                <table:data-pilot-member table:name="52.30" table:display="true" table:show-details="true"/>
                <table:data-pilot-member table:name="52.75" table:display="true" table:show-details="true"/>
                <table:data-pilot-member table:name="53.42" table:display="true" table:show-details="true"/>
                <table:data-pilot-member table:name="54.00" table:display="true" table:show-details="true"/>
                <table:data-pilot-member table:name="54.51" table:display="true" table:show-details="true"/>
                <table:data-pilot-member table:name="54.52" table:display="true" table:show-details="true"/>
                <table:data-pilot-member table:name="54.94" table:display="true" table:show-details="true"/>
                <table:data-pilot-member table:name="55.61" table:display="true" table:show-details="true"/>
                <table:data-pilot-member table:name="56.10" table:display="true" table:show-details="true"/>
                <table:data-pilot-member table:name="56.13" table:display="true" table:show-details="true"/>
                <table:data-pilot-member table:name="57.58" table:display="true" table:show-details="true"/>
                <table:data-pilot-member table:name="57.65" table:display="true" table:show-details="true"/>
                <table:data-pilot-member table:name="62.53" table:display="true" table:show-details="true"/>
                <table:data-pilot-member table:name="63.00" table:display="true" table:show-details="true"/>
                <table:data-pilot-member table:name="63.80" table:display="true" table:show-details="true"/>
                <table:data-pilot-member table:name="64.58" table:display="true" table:show-details="true"/>
                <table:data-pilot-member table:name="67.02" table:display="true" table:show-details="true"/>
                <table:data-pilot-member table:name="67.84" table:display="true" table:show-details="true"/>
                <table:data-pilot-member table:name="68.00" table:display="true" table:show-details="true"/>
                <table:data-pilot-member table:name="69.51" table:display="true" table:show-details="true"/>
                <table:data-pilot-member table:name="70.57" table:display="true" table:show-details="true"/>
                <table:data-pilot-member table:name="71.55" table:display="true" table:show-details="true"/>
                <table:data-pilot-member table:name="71.70" table:display="true" table:show-details="true"/>
                <table:data-pilot-member table:name="72.84" table:display="true" table:show-details="true"/>
                <table:data-pilot-member table:name="73.11" table:display="true" table:show-details="true"/>
                <table:data-pilot-member table:name="74.10" table:display="true" table:show-details="true"/>
                <table:data-pilot-member table:name="75.70" table:display="true" table:show-details="true"/>
                <table:data-pilot-member table:name="77.62" table:display="true" table:show-details="true"/>
                <table:data-pilot-member table:name="80.60" table:display="true" table:show-details="true"/>
                <table:data-pilot-member table:name="82.09" table:display="true" table:show-details="true"/>
                <table:data-pilot-member table:name="84.08" table:display="true" table:show-details="true"/>
                <table:data-pilot-member table:name="84.17" table:display="true" table:show-details="true"/>
                <table:data-pilot-member table:name="87.14" table:display="true" table:show-details="true"/>
                <table:data-pilot-member table:name="87.54" table:display="true" table:show-details="true"/>
                <table:data-pilot-member table:name="89.00" table:display="true" table:show-details="true"/>
                <table:data-pilot-member table:name="90.74" table:display="true" table:show-details="true"/>
                <table:data-pilot-member table:name="91.47" table:display="true" table:show-details="true"/>
                <table:data-pilot-member table:name="93.30" table:display="true" table:show-details="true"/>
                <table:data-pilot-member table:name="94.70" table:display="true" table:show-details="true"/>
                <table:data-pilot-member table:name="96.44" table:display="true" table:show-details="true"/>
                <table:data-pilot-member table:name="98.20" table:display="true" table:show-details="true"/>
                <table:data-pilot-member table:name="99.46" table:display="true" table:show-details="true"/>
                <table:data-pilot-member table:name="103.80" table:display="true" table:show-details="true"/>
                <table:data-pilot-member table:name="108.90" table:display="true" table:show-details="true"/>
                <table:data-pilot-member table:name="113.30" table:display="true" table:show-details="true"/>
                <table:data-pilot-member table:name="115.95" table:display="true" table:show-details="true"/>
                <table:data-pilot-member table:name="119.30" table:display="true" table:show-details="true"/>
                <table:data-pilot-member table:name="122.50" table:display="true" table:show-details="true"/>
                <table:data-pilot-member table:name="124.70" table:display="true" table:show-details="true"/>
                <table:data-pilot-member table:name="125.40" table:display="true" table:show-details="true"/>
                <table:data-pilot-member table:name="131.30" table:display="true" table:show-details="true"/>
                <table:data-pilot-member table:name="134.50" table:display="true" table:show-details="true"/>
                <table:data-pilot-member table:name="135.90" table:display="true" table:show-details="true"/>
                <table:data-pilot-member table:name="136.20" table:display="true" table:show-details="true"/>
                <table:data-pilot-member table:name="136.45" table:display="true" table:show-details="true"/>
                <table:data-pilot-member table:name="142.90" table:display="true" table:show-details="true"/>
                <table:data-pilot-member table:name="145.10" table:display="true" table:show-details="true"/>
                <table:data-pilot-member table:name="148.40" table:display="true" table:show-details="true"/>
                <table:data-pilot-member table:name="148.60" table:display="true" table:show-details="true"/>
                <table:data-pilot-member table:name="150.20" table:display="true" table:show-details="true"/>
                <table:data-pilot-member table:name="155.20" table:display="true" table:show-details="true"/>
                <table:data-pilot-member table:name="167.10" table:display="true" table:show-details="true"/>
                <table:data-pilot-member table:name="168.90" table:display="true" table:show-details="true"/>
                <table:data-pilot-member table:name="177.01" table:display="true" table:show-details="true"/>
                <table:data-pilot-member table:name="178.30" table:display="true" table:show-details="true"/>
                <table:data-pilot-member table:name="185.90" table:display="true" table:show-details="true"/>
                <table:data-pilot-member table:name="192.10" table:display="true" table:show-details="true"/>
                <table:data-pilot-member table:name="198.00" table:display="true" table:show-details="true"/>
                <table:data-pilot-member table:name="199.10" table:display="true" table:show-details="true"/>
                <table:data-pilot-member table:name="207.10" table:display="true" table:show-details="true"/>
                <table:data-pilot-member table:name="207.50" table:display="true" table:show-details="true"/>
                <table:data-pilot-member table:name="220.20" table:display="true" table:show-details="true"/>
                <table:data-pilot-member table:name="221.30" table:display="true" table:show-details="true"/>
                <table:data-pilot-member table:name="228.40" table:display="true" table:show-details="true"/>
                <table:data-pilot-member table:name="262.30" table:display="true" table:show-details="true"/>
                <table:data-pilot-member table:name="264.10" table:display="true" table:show-details="true"/>
                <table:data-pilot-member table:name="284.20" table:display="true" table:show-details="true"/>
                <table:data-pilot-member table:name="347.00" table:display="true" table:show-details="true"/>
                <table:data-pilot-member table:name="547.20" table:display="true" table:show-details="true"/>
                <table:data-pilot-member table:name="562.6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1_2010" table:orientation="data" table:used-hierarchy="0" table:function="average">
            <table:data-pilot-level table:show-empty="false" calcext:repeat-item-labels="false">
              <table:data-pilot-members>
                <table:data-pilot-member table:name="-9.34" table:display="true" table:show-details="true"/>
                <table:data-pilot-member table:name="-0.79" table:display="true" table:show-details="true"/>
                <table:data-pilot-member table:name="-0.57" table:display="true" table:show-details="true"/>
                <table:data-pilot-member table:name="-0.31" table:display="true" table:show-details="true"/>
                <table:data-pilot-member table:name="-0.25" table:display="true" table:show-details="true"/>
                <table:data-pilot-member table:name="0.12" table:display="true" table:show-details="true"/>
                <table:data-pilot-member table:name="0.61" table:display="true" table:show-details="true"/>
                <table:data-pilot-member table:name="0.66" table:display="true" table:show-details="true"/>
                <table:data-pilot-member table:name="0.75" table:display="true" table:show-details="true"/>
                <table:data-pilot-member table:name="0.95" table:display="true" table:show-details="true"/>
                <table:data-pilot-member table:name="1.20" table:display="true" table:show-details="true"/>
                <table:data-pilot-member table:name="1.22" table:display="true" table:show-details="true"/>
                <table:data-pilot-member table:name="1.47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61" table:display="true" table:show-details="true"/>
                <table:data-pilot-member table:name="1.70" table:display="true" table:show-details="true"/>
                <table:data-pilot-member table:name="1.83" table:display="true" table:show-details="true"/>
                <table:data-pilot-member table:name="1.96" table:display="true" table:show-details="true"/>
                <table:data-pilot-member table:name="2.40" table:display="true" table:show-details="true"/>
                <table:data-pilot-member table:name="2.46" table:display="true" table:show-details="true"/>
                <table:data-pilot-member table:name="2.78" table:display="true" table:show-details="true"/>
                <table:data-pilot-member table:name="3.58" table:display="true" table:show-details="true"/>
                <table:data-pilot-member table:name="3.69" table:display="true" table:show-details="true"/>
                <table:data-pilot-member table:name="3.97" table:display="true" table:show-details="true"/>
                <table:data-pilot-member table:name="4.28" table:display="true" table:show-details="true"/>
                <table:data-pilot-member table:name="4.53" table:display="true" table:show-details="true"/>
                <table:data-pilot-member table:name="4.60" table:display="true" table:show-details="true"/>
                <table:data-pilot-member table:name="4.86" table:display="true" table:show-details="true"/>
                <table:data-pilot-member table:name="5.05" table:display="true" table:show-details="true"/>
                <table:data-pilot-member table:name="5.07" table:display="true" table:show-details="true"/>
                <table:data-pilot-member table:name="6.25" table:display="true" table:show-details="true"/>
                <table:data-pilot-member table:name="6.69" table:display="true" table:show-details="true"/>
                <table:data-pilot-member table:name="9.46" table:display="true" table:show-details="true"/>
                <table:data-pilot-member table:name="10.78" table:display="true" table:show-details="true"/>
                <table:data-pilot-member table:name="12.36" table:display="true" table:show-details="true"/>
                <table:data-pilot-member table:name="13.53" table:display="true" table:show-details="true"/>
                <table:data-pilot-member table:name="15.47" table:display="true" table:show-details="true"/>
                <table:data-pilot-member table:name="21.98" table:display="true" table:show-details="true"/>
                <table:data-pilot-member table:name="21.99" table:display="true" table:show-details="true"/>
                <table:data-pilot-member table:name="23.27" table:display="true" table:show-details="true"/>
                <table:data-pilot-member table:name="26.75" table:display="true" table:show-details="true"/>
                <table:data-pilot-member table:name="27.35" table:display="true" table:show-details="true"/>
                <table:data-pilot-member table:name="29.49" table:display="true" table:show-details="true"/>
                <table:data-pilot-member table:name="29.94" table:display="true" table:show-details="true"/>
                <table:data-pilot-member table:name="32.38" table:display="true" table:show-details="true"/>
                <table:data-pilot-member table:name="33.83" table:display="true" table:show-details="true"/>
                <table:data-pilot-member table:name="34.78" table:display="true" table:show-details="true"/>
                <table:data-pilot-member table:name="35.54" table:display="true" table:show-details="true"/>
                <table:data-pilot-member table:name="36.23" table:display="true" table:show-details="true"/>
                <table:data-pilot-member table:name="36.31" table:display="true" table:show-details="true"/>
                <table:data-pilot-member table:name="36.89" table:display="true" table:show-details="true"/>
                <table:data-pilot-member table:name="36.90" table:display="true" table:show-details="true"/>
                <table:data-pilot-member table:name="36.92" table:display="true" table:show-details="true"/>
                <table:data-pilot-member table:name="37.80" table:display="true" table:show-details="true"/>
                <table:data-pilot-member table:name="38.70" table:display="true" table:show-details="true"/>
                <table:data-pilot-member table:name="38.83" table:display="true" table:show-details="true"/>
                <table:data-pilot-member table:name="38.89" table:display="true" table:show-details="true"/>
                <table:data-pilot-member table:name="38.91" table:display="true" table:show-details="true"/>
                <table:data-pilot-member table:name="38.92" table:display="true" table:show-details="true"/>
                <table:data-pilot-member table:name="38.98" table:display="true" table:show-details="true"/>
                <table:data-pilot-member table:name="39.20" table:display="true" table:show-details="true"/>
                <table:data-pilot-member table:name="39.62" table:display="true" table:show-details="true"/>
                <table:data-pilot-member table:name="39.66" table:display="true" table:show-details="true"/>
                <table:data-pilot-member table:name="40.08" table:display="true" table:show-details="true"/>
                <table:data-pilot-member table:name="40.89" table:display="true" table:show-details="true"/>
                <table:data-pilot-member table:name="41.06" table:display="true" table:show-details="true"/>
                <table:data-pilot-member table:name="41.27" table:display="true" table:show-details="true"/>
                <table:data-pilot-member table:name="42.20" table:display="true" table:show-details="true"/>
                <table:data-pilot-member table:name="42.67" table:display="true" table:show-details="true"/>
                <table:data-pilot-member table:name="43.38" table:display="true" table:show-details="true"/>
                <table:data-pilot-member table:name="43.80" table:display="true" table:show-details="true"/>
                <table:data-pilot-member table:name="44.87" table:display="true" table:show-details="true"/>
                <table:data-pilot-member table:name="45.30" table:display="true" table:show-details="true"/>
                <table:data-pilot-member table:name="47.68" table:display="true" table:show-details="true"/>
                <table:data-pilot-member table:name="48.38" table:display="true" table:show-details="true"/>
                <table:data-pilot-member table:name="48.60" table:display="true" table:show-details="true"/>
                <table:data-pilot-member table:name="49.40" table:display="true" table:show-details="true"/>
                <table:data-pilot-member table:name="50.87" table:display="true" table:show-details="true"/>
                <table:data-pilot-member table:name="52.42" table:display="true" table:show-details="true"/>
                <table:data-pilot-member table:name="53.57" table:display="true" table:show-details="true"/>
                <table:data-pilot-member table:name="54.90" table:display="true" table:show-details="true"/>
                <table:data-pilot-member table:name="55.54" table:display="true" table:show-details="true"/>
                <table:data-pilot-member table:name="56.08" table:display="true" table:show-details="true"/>
                <table:data-pilot-member table:name="57.17" table:display="true" table:show-details="true"/>
                <table:data-pilot-member table:name="57.50" table:display="true" table:show-details="true"/>
                <table:data-pilot-member table:name="59.20" table:display="true" table:show-details="true"/>
                <table:data-pilot-member table:name="60.98" table:display="true" table:show-details="true"/>
                <table:data-pilot-member table:name="61.90" table:display="true" table:show-details="true"/>
                <table:data-pilot-member table:name="63.22" table:display="true" table:show-details="true"/>
                <table:data-pilot-member table:name="64.41" table:display="true" table:show-details="true"/>
                <table:data-pilot-member table:name="66.80" table:display="true" table:show-details="true"/>
                <table:data-pilot-member table:name="67.02" table:display="true" table:show-details="true"/>
                <table:data-pilot-member table:name="70.61" table:display="true" table:show-details="true"/>
                <table:data-pilot-member table:name="71.34" table:display="true" table:show-details="true"/>
                <table:data-pilot-member table:name="71.82" table:display="true" table:show-details="true"/>
                <table:data-pilot-member table:name="75.74" table:display="true" table:show-details="true"/>
                <table:data-pilot-member table:name="77.72" table:display="true" table:show-details="true"/>
                <table:data-pilot-member table:name="78.23" table:display="true" table:show-details="true"/>
                <table:data-pilot-member table:name="79.65" table:display="true" table:show-details="true"/>
                <table:data-pilot-member table:name="82.29" table:display="true" table:show-details="true"/>
                <table:data-pilot-member table:name="84.21" table:display="true" table:show-details="true"/>
                <table:data-pilot-member table:name="84.79" table:display="true" table:show-details="true"/>
                <table:data-pilot-member table:name="85.90" table:display="true" table:show-details="true"/>
                <table:data-pilot-member table:name="86.10" table:display="true" table:show-details="true"/>
                <table:data-pilot-member table:name="86.20" table:display="true" table:show-details="true"/>
                <table:data-pilot-member table:name="86.50" table:display="true" table:show-details="true"/>
                <table:data-pilot-member table:name="87.02" table:display="true" table:show-details="true"/>
                <table:data-pilot-member table:name="87.75" table:display="true" table:show-details="true"/>
                <table:data-pilot-member table:name="88.17" table:display="true" table:show-details="true"/>
                <table:data-pilot-member table:name="88.80" table:display="true" table:show-details="true"/>
                <table:data-pilot-member table:name="89.08" table:display="true" table:show-details="true"/>
                <table:data-pilot-member table:name="89.90" table:display="true" table:show-details="true"/>
                <table:data-pilot-member table:name="91.05" table:display="true" table:show-details="true"/>
                <table:data-pilot-member table:name="92.20" table:display="true" table:show-details="true"/>
                <table:data-pilot-member table:name="100.90" table:display="true" table:show-details="true"/>
                <table:data-pilot-member table:name="103.30" table:display="true" table:show-details="true"/>
                <table:data-pilot-member table:name="104.90" table:display="true" table:show-details="true"/>
                <table:data-pilot-member table:name="105.76" table:display="true" table:show-details="true"/>
                <table:data-pilot-member table:name="106.56" table:display="true" table:show-details="true"/>
                <table:data-pilot-member table:name="110.78" table:display="true" table:show-details="true"/>
                <table:data-pilot-member table:name="112.15" table:display="true" table:show-details="true"/>
                <table:data-pilot-member table:name="116.48" table:display="true" table:show-details="true"/>
                <table:data-pilot-member table:name="116.85" table:display="true" table:show-details="true"/>
                <table:data-pilot-member table:name="119.10" table:display="true" table:show-details="true"/>
                <table:data-pilot-member table:name="120.90" table:display="true" table:show-details="true"/>
                <table:data-pilot-member table:name="121.79" table:display="true" table:show-details="true"/>
                <table:data-pilot-member table:name="126.24" table:display="true" table:show-details="true"/>
                <table:data-pilot-member table:name="132.80" table:display="true" table:show-details="true"/>
                <table:data-pilot-member table:name="134.00" table:display="true" table:show-details="true"/>
                <table:data-pilot-member table:name="135.00" table:display="true" table:show-details="true"/>
                <table:data-pilot-member table:name="139.60" table:display="true" table:show-details="true"/>
                <table:data-pilot-member table:name="146.80" table:display="true" table:show-details="true"/>
                <table:data-pilot-member table:name="147.00" table:display="true" table:show-details="true"/>
                <table:data-pilot-member table:name="152.20" table:display="true" table:show-details="true"/>
                <table:data-pilot-member table:name="160.70" table:display="true" table:show-details="true"/>
                <table:data-pilot-member table:name="169.90" table:display="true" table:show-details="true"/>
                <table:data-pilot-member table:name="175.00" table:display="true" table:show-details="true"/>
                <table:data-pilot-member table:name="179.50" table:display="true" table:show-details="true"/>
                <table:data-pilot-member table:name="182.00" table:display="true" table:show-details="true"/>
                <table:data-pilot-member table:name="189.28" table:display="true" table:show-details="true"/>
                <table:data-pilot-member table:name="191.10" table:display="true" table:show-details="true"/>
                <table:data-pilot-member table:name="197.29" table:display="true" table:show-details="true"/>
                <table:data-pilot-member table:name="199.70" table:display="true" table:show-details="true"/>
                <table:data-pilot-member table:name="209.50" table:display="true" table:show-details="true"/>
                <table:data-pilot-member table:name="213.70" table:display="true" table:show-details="true"/>
                <table:data-pilot-member table:name="219.50" table:display="true" table:show-details="true"/>
                <table:data-pilot-member table:name="226.10" table:display="true" table:show-details="true"/>
                <table:data-pilot-member table:name="226.25" table:display="true" table:show-details="true"/>
                <table:data-pilot-member table:name="226.70" table:display="true" table:show-details="true"/>
                <table:data-pilot-member table:name="226.90" table:display="true" table:show-details="true"/>
                <table:data-pilot-member table:name="232.80" table:display="true" table:show-details="true"/>
                <table:data-pilot-member table:name="236.10" table:display="true" table:show-details="true"/>
                <table:data-pilot-member table:name="237.40" table:display="true" table:show-details="true"/>
                <table:data-pilot-member table:name="240.10" table:display="true" table:show-details="true"/>
                <table:data-pilot-member table:name="261.20" table:display="true" table:show-details="true"/>
                <table:data-pilot-member table:name="312.30" table:display="true" table:show-details="true"/>
                <table:data-pilot-member table:name="325.80" table:display="true" table:show-details="true"/>
                <table:data-pilot-member table:name="326.60" table:display="true" table:show-details="true"/>
                <table:data-pilot-member table:name="338.10" table:display="true" table:show-details="true"/>
                <table:data-pilot-member table:name="342.50" table:display="true" table:show-details="true"/>
                <table:data-pilot-member table:name="594.70" table:display="true" table:show-details="true"/>
                <table:data-pilot-member table:name="63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1_2015" table:orientation="data" table:used-hierarchy="0" table:function="average">
            <table:data-pilot-level table:show-empty="false" calcext:repeat-item-labels="false">
              <table:data-pilot-members>
                <table:data-pilot-member table:name="-11.29" table:display="true" table:show-details="true"/>
                <table:data-pilot-member table:name="-6.10" table:display="true" table:show-details="true"/>
                <table:data-pilot-member table:name="-2.06" table:display="true" table:show-details="true"/>
                <table:data-pilot-member table:name="-1.19" table:display="true" table:show-details="true"/>
                <table:data-pilot-member table:name="-1.08" table:display="true" table:show-details="true"/>
                <table:data-pilot-member table:name="-0.64" table:display="true" table:show-details="true"/>
                <table:data-pilot-member table:name="-0.55" table:display="true" table:show-details="true"/>
                <table:data-pilot-member table:name="0.00" table:display="true" table:show-details="true"/>
                <table:data-pilot-member table:name="0.40" table:display="true" table:show-details="true"/>
                <table:data-pilot-member table:name="0.90" table:display="true" table:show-details="true"/>
                <table:data-pilot-member table:name="0.91" table:display="true" table:show-details="true"/>
                <table:data-pilot-member table:name="0.95" table:display="true" table:show-details="true"/>
                <table:data-pilot-member table:name="1.04" table:display="true" table:show-details="true"/>
                <table:data-pilot-member table:name="1.05" table:display="true" table:show-details="true"/>
                <table:data-pilot-member table:name="1.06" table:display="true" table:show-details="true"/>
                <table:data-pilot-member table:name="1.24" table:display="true" table:show-details="true"/>
                <table:data-pilot-member table:name="1.30" table:display="true" table:show-details="true"/>
                <table:data-pilot-member table:name="1.57" table:display="true" table:show-details="true"/>
                <table:data-pilot-member table:name="1.58" table:display="true" table:show-details="true"/>
                <table:data-pilot-member table:name="1.59" table:display="true" table:show-details="true"/>
                <table:data-pilot-member table:name="1.71" table:display="true" table:show-details="true"/>
                <table:data-pilot-member table:name="1.85" table:display="true" table:show-details="true"/>
                <table:data-pilot-member table:name="1.89" table:display="true" table:show-details="true"/>
                <table:data-pilot-member table:name="2.33" table:display="true" table:show-details="true"/>
                <table:data-pilot-member table:name="2.58" table:display="true" table:show-details="true"/>
                <table:data-pilot-member table:name="3.22" table:display="true" table:show-details="true"/>
                <table:data-pilot-member table:name="3.23" table:display="true" table:show-details="true"/>
                <table:data-pilot-member table:name="3.41" table:display="true" table:show-details="true"/>
                <table:data-pilot-member table:name="4.36" table:display="true" table:show-details="true"/>
                <table:data-pilot-member table:name="6.54" table:display="true" table:show-details="true"/>
                <table:data-pilot-member table:name="6.67" table:display="true" table:show-details="true"/>
                <table:data-pilot-member table:name="6.94" table:display="true" table:show-details="true"/>
                <table:data-pilot-member table:name="8.53" table:display="true" table:show-details="true"/>
                <table:data-pilot-member table:name="12.19" table:display="true" table:show-details="true"/>
                <table:data-pilot-member table:name="14.31" table:display="true" table:show-details="true"/>
                <table:data-pilot-member table:name="15.36" table:display="true" table:show-details="true"/>
                <table:data-pilot-member table:name="16.39" table:display="true" table:show-details="true"/>
                <table:data-pilot-member table:name="18.57" table:display="true" table:show-details="true"/>
                <table:data-pilot-member table:name="22.51" table:display="true" table:show-details="true"/>
                <table:data-pilot-member table:name="23.11" table:display="true" table:show-details="true"/>
                <table:data-pilot-member table:name="27.13" table:display="true" table:show-details="true"/>
                <table:data-pilot-member table:name="29.29" table:display="true" table:show-details="true"/>
                <table:data-pilot-member table:name="30.38" table:display="true" table:show-details="true"/>
                <table:data-pilot-member table:name="30.95" table:display="true" table:show-details="true"/>
                <table:data-pilot-member table:name="31.86" table:display="true" table:show-details="true"/>
                <table:data-pilot-member table:name="31.90" table:display="true" table:show-details="true"/>
                <table:data-pilot-member table:name="32.54" table:display="true" table:show-details="true"/>
                <table:data-pilot-member table:name="32.58" table:display="true" table:show-details="true"/>
                <table:data-pilot-member table:name="33.75" table:display="true" table:show-details="true"/>
                <table:data-pilot-member table:name="35.37" table:display="true" table:show-details="true"/>
                <table:data-pilot-member table:name="37.09" table:display="true" table:show-details="true"/>
                <table:data-pilot-member table:name="37.65" table:display="true" table:show-details="true"/>
                <table:data-pilot-member table:name="37.76" table:display="true" table:show-details="true"/>
                <table:data-pilot-member table:name="37.79" table:display="true" table:show-details="true"/>
                <table:data-pilot-member table:name="39.00" table:display="true" table:show-details="true"/>
                <table:data-pilot-member table:name="40.00" table:display="true" table:show-details="true"/>
                <table:data-pilot-member table:name="40.64" table:display="true" table:show-details="true"/>
                <table:data-pilot-member table:name="40.71" table:display="true" table:show-details="true"/>
                <table:data-pilot-member table:name="41.07" table:display="true" table:show-details="true"/>
                <table:data-pilot-member table:name="42.52" table:display="true" table:show-details="true"/>
                <table:data-pilot-member table:name="42.60" table:display="true" table:show-details="true"/>
                <table:data-pilot-member table:name="42.82" table:display="true" table:show-details="true"/>
                <table:data-pilot-member table:name="42.90" table:display="true" table:show-details="true"/>
                <table:data-pilot-member table:name="43.46" table:display="true" table:show-details="true"/>
                <table:data-pilot-member table:name="44.00" table:display="true" table:show-details="true"/>
                <table:data-pilot-member table:name="44.62" table:display="true" table:show-details="true"/>
                <table:data-pilot-member table:name="45.00" table:display="true" table:show-details="true"/>
                <table:data-pilot-member table:name="45.04" table:display="true" table:show-details="true"/>
                <table:data-pilot-member table:name="45.85" table:display="true" table:show-details="true"/>
                <table:data-pilot-member table:name="46.00" table:display="true" table:show-details="true"/>
                <table:data-pilot-member table:name="46.72" table:display="true" table:show-details="true"/>
                <table:data-pilot-member table:name="46.95" table:display="true" table:show-details="true"/>
                <table:data-pilot-member table:name="47.33" table:display="true" table:show-details="true"/>
                <table:data-pilot-member table:name="47.50" table:display="true" table:show-details="true"/>
                <table:data-pilot-member table:name="48.26" table:display="true" table:show-details="true"/>
                <table:data-pilot-member table:name="48.48" table:display="true" table:show-details="true"/>
                <table:data-pilot-member table:name="48.60" table:display="true" table:show-details="true"/>
                <table:data-pilot-member table:name="50.50" table:display="true" table:show-details="true"/>
                <table:data-pilot-member table:name="50.52" table:display="true" table:show-details="true"/>
                <table:data-pilot-member table:name="52.22" table:display="true" table:show-details="true"/>
                <table:data-pilot-member table:name="57.44" table:display="true" table:show-details="true"/>
                <table:data-pilot-member table:name="59.14" table:display="true" table:show-details="true"/>
                <table:data-pilot-member table:name="63.29" table:display="true" table:show-details="true"/>
                <table:data-pilot-member table:name="63.40" table:display="true" table:show-details="true"/>
                <table:data-pilot-member table:name="64.43" table:display="true" table:show-details="true"/>
                <table:data-pilot-member table:name="64.88" table:display="true" table:show-details="true"/>
                <table:data-pilot-member table:name="65.44" table:display="true" table:show-details="true"/>
                <table:data-pilot-member table:name="67.33" table:display="true" table:show-details="true"/>
                <table:data-pilot-member table:name="67.80" table:display="true" table:show-details="true"/>
                <table:data-pilot-member table:name="73.26" table:display="true" table:show-details="true"/>
                <table:data-pilot-member table:name="73.32" table:display="true" table:show-details="true"/>
                <table:data-pilot-member table:name="73.77" table:display="true" table:show-details="true"/>
                <table:data-pilot-member table:name="78.61" table:display="true" table:show-details="true"/>
                <table:data-pilot-member table:name="79.38" table:display="true" table:show-details="true"/>
                <table:data-pilot-member table:name="80.38" table:display="true" table:show-details="true"/>
                <table:data-pilot-member table:name="82.94" table:display="true" table:show-details="true"/>
                <table:data-pilot-member table:name="86.20" table:display="true" table:show-details="true"/>
                <table:data-pilot-member table:name="86.60" table:display="true" table:show-details="true"/>
                <table:data-pilot-member table:name="86.70" table:display="true" table:show-details="true"/>
                <table:data-pilot-member table:name="87.05" table:display="true" table:show-details="true"/>
                <table:data-pilot-member table:name="87.24" table:display="true" table:show-details="true"/>
                <table:data-pilot-member table:name="87.60" table:display="true" table:show-details="true"/>
                <table:data-pilot-member table:name="88.78" table:display="true" table:show-details="true"/>
                <table:data-pilot-member table:name="91.50" table:display="true" table:show-details="true"/>
                <table:data-pilot-member table:name="91.97" table:display="true" table:show-details="true"/>
                <table:data-pilot-member table:name="92.50" table:display="true" table:show-details="true"/>
                <table:data-pilot-member table:name="95.20" table:display="true" table:show-details="true"/>
                <table:data-pilot-member table:name="99.10" table:display="true" table:show-details="true"/>
                <table:data-pilot-member table:name="99.80" table:display="true" table:show-details="true"/>
                <table:data-pilot-member table:name="102.10" table:display="true" table:show-details="true"/>
                <table:data-pilot-member table:name="102.42" table:display="true" table:show-details="true"/>
                <table:data-pilot-member table:name="102.66" table:display="true" table:show-details="true"/>
                <table:data-pilot-member table:name="103.50" table:display="true" table:show-details="true"/>
                <table:data-pilot-member table:name="104.80" table:display="true" table:show-details="true"/>
                <table:data-pilot-member table:name="120.70" table:display="true" table:show-details="true"/>
                <table:data-pilot-member table:name="122.22" table:display="true" table:show-details="true"/>
                <table:data-pilot-member table:name="122.80" table:display="true" table:show-details="true"/>
                <table:data-pilot-member table:name="124.10" table:display="true" table:show-details="true"/>
                <table:data-pilot-member table:name="125.70" table:display="true" table:show-details="true"/>
                <table:data-pilot-member table:name="129.80" table:display="true" table:show-details="true"/>
                <table:data-pilot-member table:name="133.90" table:display="true" table:show-details="true"/>
                <table:data-pilot-member table:name="144.40" table:display="true" table:show-details="true"/>
                <table:data-pilot-member table:name="145.50" table:display="true" table:show-details="true"/>
                <table:data-pilot-member table:name="148.80" table:display="true" table:show-details="true"/>
                <table:data-pilot-member table:name="154.78" table:display="true" table:show-details="true"/>
                <table:data-pilot-member table:name="158.90" table:display="true" table:show-details="true"/>
                <table:data-pilot-member table:name="165.10" table:display="true" table:show-details="true"/>
                <table:data-pilot-member table:name="166.20" table:display="true" table:show-details="true"/>
                <table:data-pilot-member table:name="188.60" table:display="true" table:show-details="true"/>
                <table:data-pilot-member table:name="194.80" table:display="true" table:show-details="true"/>
                <table:data-pilot-member table:name="201.70" table:display="true" table:show-details="true"/>
                <table:data-pilot-member table:name="212.60" table:display="true" table:show-details="true"/>
                <table:data-pilot-member table:name="219.40" table:display="true" table:show-details="true"/>
                <table:data-pilot-member table:name="220.60" table:display="true" table:show-details="true"/>
                <table:data-pilot-member table:name="223.20" table:display="true" table:show-details="true"/>
                <table:data-pilot-member table:name="225.00" table:display="true" table:show-details="true"/>
                <table:data-pilot-member table:name="225.75" table:display="true" table:show-details="true"/>
                <table:data-pilot-member table:name="226.90" table:display="true" table:show-details="true"/>
                <table:data-pilot-member table:name="238.30" table:display="true" table:show-details="true"/>
                <table:data-pilot-member table:name="244.80" table:display="true" table:show-details="true"/>
                <table:data-pilot-member table:name="248.93" table:display="true" table:show-details="true"/>
                <table:data-pilot-member table:name="258.30" table:display="true" table:show-details="true"/>
                <table:data-pilot-member table:name="289.70" table:display="true" table:show-details="true"/>
                <table:data-pilot-member table:name="314.70" table:display="true" table:show-details="true"/>
                <table:data-pilot-member table:name="317.51" table:display="true" table:show-details="true"/>
                <table:data-pilot-member table:name="340.10" table:display="true" table:show-details="true"/>
                <table:data-pilot-member table:name="351.70" table:display="true" table:show-details="true"/>
                <table:data-pilot-member table:name="362.10" table:display="true" table:show-details="true"/>
                <table:data-pilot-member table:name="413.00" table:display="true" table:show-details="true"/>
                <table:data-pilot-member table:name="458.80" table:display="true" table:show-details="true"/>
                <table:data-pilot-member table:name="630.50" table:display="true" table:show-details="true"/>
                <table:data-pilot-member table:name="668.40" table:display="true" table:show-details="true"/>
                <table:data-pilot-member table:name="724.9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2_1995" table:orientation="data" table:used-hierarchy="0" table:function="average">
            <table:data-pilot-level table:show-empty="false" calcext:repeat-item-labels="false">
              <table:data-pilot-members>
                <table:data-pilot-member table:name="0.37" table:display="true" table:show-details="true"/>
                <table:data-pilot-member table:name="1.28" table:display="true" table:show-details="true"/>
                <table:data-pilot-member table:name="1.92" table:display="true" table:show-details="true"/>
                <table:data-pilot-member table:name="2.31" table:display="true" table:show-details="true"/>
                <table:data-pilot-member table:name="2.34" table:display="true" table:show-details="true"/>
                <table:data-pilot-member table:name="2.54" table:display="true" table:show-details="true"/>
                <table:data-pilot-member table:name="2.98" table:display="true" table:show-details="true"/>
                <table:data-pilot-member table:name="4.09" table:display="true" table:show-details="true"/>
                <table:data-pilot-member table:name="5.43" table:display="true" table:show-details="true"/>
                <table:data-pilot-member table:name="5.76" table:display="true" table:show-details="true"/>
                <table:data-pilot-member table:name="6.37" table:display="true" table:show-details="true"/>
                <table:data-pilot-member table:name="7.18" table:display="true" table:show-details="true"/>
                <table:data-pilot-member table:name="8.06" table:display="true" table:show-details="true"/>
                <table:data-pilot-member table:name="8.76" table:display="true" table:show-details="true"/>
                <table:data-pilot-member table:name="8.81" table:display="true" table:show-details="true"/>
                <table:data-pilot-member table:name="8.95" table:display="true" table:show-details="true"/>
                <table:data-pilot-member table:name="9.26" table:display="true" table:show-details="true"/>
                <table:data-pilot-member table:name="10.55" table:display="true" table:show-details="true"/>
                <table:data-pilot-member table:name="11.84" table:display="true" table:show-details="true"/>
                <table:data-pilot-member table:name="12.34" table:display="true" table:show-details="true"/>
                <table:data-pilot-member table:name="12.38" table:display="true" table:show-details="true"/>
                <table:data-pilot-member table:name="13.05" table:display="true" table:show-details="true"/>
                <table:data-pilot-member table:name="13.23" table:display="true" table:show-details="true"/>
                <table:data-pilot-member table:name="13.25" table:display="true" table:show-details="true"/>
                <table:data-pilot-member table:name="15.49" table:display="true" table:show-details="true"/>
                <table:data-pilot-member table:name="16.64" table:display="true" table:show-details="true"/>
                <table:data-pilot-member table:name="18.84" table:display="true" table:show-details="true"/>
                <table:data-pilot-member table:name="20.72" table:display="true" table:show-details="true"/>
                <table:data-pilot-member table:name="20.96" table:display="true" table:show-details="true"/>
                <table:data-pilot-member table:name="21.09" table:display="true" table:show-details="true"/>
                <table:data-pilot-member table:name="21.43" table:display="true" table:show-details="true"/>
                <table:data-pilot-member table:name="22.12" table:display="true" table:show-details="true"/>
                <table:data-pilot-member table:name="25.56" table:display="true" table:show-details="true"/>
                <table:data-pilot-member table:name="26.59" table:display="true" table:show-details="true"/>
                <table:data-pilot-member table:name="28.03" table:display="true" table:show-details="true"/>
                <table:data-pilot-member table:name="28.19" table:display="true" table:show-details="true"/>
                <table:data-pilot-member table:name="28.30" table:display="true" table:show-details="true"/>
                <table:data-pilot-member table:name="29.30" table:display="true" table:show-details="true"/>
                <table:data-pilot-member table:name="29.61" table:display="true" table:show-details="true"/>
                <table:data-pilot-member table:name="29.65" table:display="true" table:show-details="true"/>
                <table:data-pilot-member table:name="29.69" table:display="true" table:show-details="true"/>
                <table:data-pilot-member table:name="30.60" table:display="true" table:show-details="true"/>
                <table:data-pilot-member table:name="30.85" table:display="true" table:show-details="true"/>
                <table:data-pilot-member table:name="31.34" table:display="true" table:show-details="true"/>
                <table:data-pilot-member table:name="31.41" table:display="true" table:show-details="true"/>
                <table:data-pilot-member table:name="31.53" table:display="true" table:show-details="true"/>
                <table:data-pilot-member table:name="32.77" table:display="true" table:show-details="true"/>
                <table:data-pilot-member table:name="33.31" table:display="true" table:show-details="true"/>
                <table:data-pilot-member table:name="33.59" table:display="true" table:show-details="true"/>
                <table:data-pilot-member table:name="34.00" table:display="true" table:show-details="true"/>
                <table:data-pilot-member table:name="34.10" table:display="true" table:show-details="true"/>
                <table:data-pilot-member table:name="36.60" table:display="true" table:show-details="true"/>
                <table:data-pilot-member table:name="37.60" table:display="true" table:show-details="true"/>
                <table:data-pilot-member table:name="38.31" table:display="true" table:show-details="true"/>
                <table:data-pilot-member table:name="39.38" table:display="true" table:show-details="true"/>
                <table:data-pilot-member table:name="40.08" table:display="true" table:show-details="true"/>
                <table:data-pilot-member table:name="40.40" table:display="true" table:show-details="true"/>
                <table:data-pilot-member table:name="41.80" table:display="true" table:show-details="true"/>
                <table:data-pilot-member table:name="42.44" table:display="true" table:show-details="true"/>
                <table:data-pilot-member table:name="43.27" table:display="true" table:show-details="true"/>
                <table:data-pilot-member table:name="45.10" table:display="true" table:show-details="true"/>
                <table:data-pilot-member table:name="46.94" table:display="true" table:show-details="true"/>
                <table:data-pilot-member table:name="48.49" table:display="true" table:show-details="true"/>
                <table:data-pilot-member table:name="48.90" table:display="true" table:show-details="true"/>
                <table:data-pilot-member table:name="50.90" table:display="true" table:show-details="true"/>
                <table:data-pilot-member table:name="51.16" table:display="true" table:show-details="true"/>
                <table:data-pilot-member table:name="51.77" table:display="true" table:show-details="true"/>
                <table:data-pilot-member table:name="53.43" table:display="true" table:show-details="true"/>
                <table:data-pilot-member table:name="54.73" table:display="true" table:show-details="true"/>
                <table:data-pilot-member table:name="56.91" table:display="true" table:show-details="true"/>
                <table:data-pilot-member table:name="57.38" table:display="true" table:show-details="true"/>
                <table:data-pilot-member table:name="58.78" table:display="true" table:show-details="true"/>
                <table:data-pilot-member table:name="59.05" table:display="true" table:show-details="true"/>
                <table:data-pilot-member table:name="59.80" table:display="true" table:show-details="true"/>
                <table:data-pilot-member table:name="59.86" table:display="true" table:show-details="true"/>
                <table:data-pilot-member table:name="60.79" table:display="true" table:show-details="true"/>
                <table:data-pilot-member table:name="61.90" table:display="true" table:show-details="true"/>
                <table:data-pilot-member table:name="62.09" table:display="true" table:show-details="true"/>
                <table:data-pilot-member table:name="62.58" table:display="true" table:show-details="true"/>
                <table:data-pilot-member table:name="65.38" table:display="true" table:show-details="true"/>
                <table:data-pilot-member table:name="66.20" table:display="true" table:show-details="true"/>
                <table:data-pilot-member table:name="66.91" table:display="true" table:show-details="true"/>
                <table:data-pilot-member table:name="69.17" table:display="true" table:show-details="true"/>
                <table:data-pilot-member table:name="70.40" table:display="true" table:show-details="true"/>
                <table:data-pilot-member table:name="72.85" table:display="true" table:show-details="true"/>
                <table:data-pilot-member table:name="76.19" table:display="true" table:show-details="true"/>
                <table:data-pilot-member table:name="82.40" table:display="true" table:show-details="true"/>
                <table:data-pilot-member table:name="86.55" table:display="true" table:show-details="true"/>
                <table:data-pilot-member table:name="87.31" table:display="true" table:show-details="true"/>
                <table:data-pilot-member table:name="94.12" table:display="true" table:show-details="true"/>
                <table:data-pilot-member table:name="96.61" table:display="true" table:show-details="true"/>
                <table:data-pilot-member table:name="97.28" table:display="true" table:show-details="true"/>
                <table:data-pilot-member table:name="103.60" table:display="true" table:show-details="true"/>
                <table:data-pilot-member table:name="109.70" table:display="true" table:show-details="true"/>
                <table:data-pilot-member table:name="111.30" table:display="true" table:show-details="true"/>
                <table:data-pilot-member table:name="114.10" table:display="true" table:show-details="true"/>
                <table:data-pilot-member table:name="117.60" table:display="true" table:show-details="true"/>
                <table:data-pilot-member table:name="120.70" table:display="true" table:show-details="true"/>
                <table:data-pilot-member table:name="131.80" table:display="true" table:show-details="true"/>
                <table:data-pilot-member table:name="133.00" table:display="true" table:show-details="true"/>
                <table:data-pilot-member table:name="133.80" table:display="true" table:show-details="true"/>
                <table:data-pilot-member table:name="134.20" table:display="true" table:show-details="true"/>
                <table:data-pilot-member table:name="137.70" table:display="true" table:show-details="true"/>
                <table:data-pilot-member table:name="139.49" table:display="true" table:show-details="true"/>
                <table:data-pilot-member table:name="143.60" table:display="true" table:show-details="true"/>
                <table:data-pilot-member table:name="145.70" table:display="true" table:show-details="true"/>
                <table:data-pilot-member table:name="148.90" table:display="true" table:show-details="true"/>
                <table:data-pilot-member table:name="149.40" table:display="true" table:show-details="true"/>
                <table:data-pilot-member table:name="163.90" table:display="true" table:show-details="true"/>
                <table:data-pilot-member table:name="170.75" table:display="true" table:show-details="true"/>
                <table:data-pilot-member table:name="173.90" table:display="true" table:show-details="true"/>
                <table:data-pilot-member table:name="180.10" table:display="true" table:show-details="true"/>
                <table:data-pilot-member table:name="188.40" table:display="true" table:show-details="true"/>
                <table:data-pilot-member table:name="193.60" table:display="true" table:show-details="true"/>
                <table:data-pilot-member table:name="193.70" table:display="true" table:show-details="true"/>
                <table:data-pilot-member table:name="197.10" table:display="true" table:show-details="true"/>
                <table:data-pilot-member table:name="200.10" table:display="true" table:show-details="true"/>
                <table:data-pilot-member table:name="204.10" table:display="true" table:show-details="true"/>
                <table:data-pilot-member table:name="205.30" table:display="true" table:show-details="true"/>
                <table:data-pilot-member table:name="218.00" table:display="true" table:show-details="true"/>
                <table:data-pilot-member table:name="243.10" table:display="true" table:show-details="true"/>
                <table:data-pilot-member table:name="244.50" table:display="true" table:show-details="true"/>
                <table:data-pilot-member table:name="252.60" table:display="true" table:show-details="true"/>
                <table:data-pilot-member table:name="263.30" table:display="true" table:show-details="true"/>
                <table:data-pilot-member table:name="266.60" table:display="true" table:show-details="true"/>
                <table:data-pilot-member table:name="302.84" table:display="true" table:show-details="true"/>
                <table:data-pilot-member table:name="311.30" table:display="true" table:show-details="true"/>
                <table:data-pilot-member table:name="317.80" table:display="true" table:show-details="true"/>
                <table:data-pilot-member table:name="320.89" table:display="true" table:show-details="true"/>
                <table:data-pilot-member table:name="322.48" table:display="true" table:show-details="true"/>
                <table:data-pilot-member table:name="403.90" table:display="true" table:show-details="true"/>
                <table:data-pilot-member table:name="407.70" table:display="true" table:show-details="true"/>
                <table:data-pilot-member table:name="463.40" table:display="true" table:show-details="true"/>
                <table:data-pilot-member table:name="483.50" table:display="true" table:show-details="true"/>
                <table:data-pilot-member table:name="549.3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2_2000" table:orientation="data" table:used-hierarchy="0" table:function="average">
            <table:data-pilot-level table:show-empty="false" calcext:repeat-item-labels="false">
              <table:data-pilot-members>
                <table:data-pilot-member table:name="-4.91" table:display="true" table:show-details="true"/>
                <table:data-pilot-member table:name="-2.77" table:display="true" table:show-details="true"/>
                <table:data-pilot-member table:name="-1.57" table:display="true" table:show-details="true"/>
                <table:data-pilot-member table:name="-1.24" table:display="true" table:show-details="true"/>
                <table:data-pilot-member table:name="-0.82" table:display="true" table:show-details="true"/>
                <table:data-pilot-member table:name="0.02" table:display="true" table:show-details="true"/>
                <table:data-pilot-member table:name="0.17" table:display="true" table:show-details="true"/>
                <table:data-pilot-member table:name="0.34" table:display="true" table:show-details="true"/>
                <table:data-pilot-member table:name="0.82" table:display="true" table:show-details="true"/>
                <table:data-pilot-member table:name="1.46" table:display="true" table:show-details="true"/>
                <table:data-pilot-member table:name="1.75" table:display="true" table:show-details="true"/>
                <table:data-pilot-member table:name="2.47" table:display="true" table:show-details="true"/>
                <table:data-pilot-member table:name="3.37" table:display="true" table:show-details="true"/>
                <table:data-pilot-member table:name="4.99" table:display="true" table:show-details="true"/>
                <table:data-pilot-member table:name="5.08" table:display="true" table:show-details="true"/>
                <table:data-pilot-member table:name="5.32" table:display="true" table:show-details="true"/>
                <table:data-pilot-member table:name="5.71" table:display="true" table:show-details="true"/>
                <table:data-pilot-member table:name="6.02" table:display="true" table:show-details="true"/>
                <table:data-pilot-member table:name="6.03" table:display="true" table:show-details="true"/>
                <table:data-pilot-member table:name="6.70" table:display="true" table:show-details="true"/>
                <table:data-pilot-member table:name="6.79" table:display="true" table:show-details="true"/>
                <table:data-pilot-member table:name="8.34" table:display="true" table:show-details="true"/>
                <table:data-pilot-member table:name="11.28" table:display="true" table:show-details="true"/>
                <table:data-pilot-member table:name="11.71" table:display="true" table:show-details="true"/>
                <table:data-pilot-member table:name="11.96" table:display="true" table:show-details="true"/>
                <table:data-pilot-member table:name="11.97" table:display="true" table:show-details="true"/>
                <table:data-pilot-member table:name="12.08" table:display="true" table:show-details="true"/>
                <table:data-pilot-member table:name="13.08" table:display="true" table:show-details="true"/>
                <table:data-pilot-member table:name="13.23" table:display="true" table:show-details="true"/>
                <table:data-pilot-member table:name="13.36" table:display="true" table:show-details="true"/>
                <table:data-pilot-member table:name="13.39" table:display="true" table:show-details="true"/>
                <table:data-pilot-member table:name="14.00" table:display="true" table:show-details="true"/>
                <table:data-pilot-member table:name="14.86" table:display="true" table:show-details="true"/>
                <table:data-pilot-member table:name="15.42" table:display="true" table:show-details="true"/>
                <table:data-pilot-member table:name="15.72" table:display="true" table:show-details="true"/>
                <table:data-pilot-member table:name="16.15" table:display="true" table:show-details="true"/>
                <table:data-pilot-member table:name="17.14" table:display="true" table:show-details="true"/>
                <table:data-pilot-member table:name="17.20" table:display="true" table:show-details="true"/>
                <table:data-pilot-member table:name="17.29" table:display="true" table:show-details="true"/>
                <table:data-pilot-member table:name="17.67" table:display="true" table:show-details="true"/>
                <table:data-pilot-member table:name="20.28" table:display="true" table:show-details="true"/>
                <table:data-pilot-member table:name="20.29" table:display="true" table:show-details="true"/>
                <table:data-pilot-member table:name="20.76" table:display="true" table:show-details="true"/>
                <table:data-pilot-member table:name="21.70" table:display="true" table:show-details="true"/>
                <table:data-pilot-member table:name="21.89" table:display="true" table:show-details="true"/>
                <table:data-pilot-member table:name="22.17" table:display="true" table:show-details="true"/>
                <table:data-pilot-member table:name="23.43" table:display="true" table:show-details="true"/>
                <table:data-pilot-member table:name="24.64" table:display="true" table:show-details="true"/>
                <table:data-pilot-member table:name="25.68" table:display="true" table:show-details="true"/>
                <table:data-pilot-member table:name="26.05" table:display="true" table:show-details="true"/>
                <table:data-pilot-member table:name="27.52" table:display="true" table:show-details="true"/>
                <table:data-pilot-member table:name="27.75" table:display="true" table:show-details="true"/>
                <table:data-pilot-member table:name="27.77" table:display="true" table:show-details="true"/>
                <table:data-pilot-member table:name="29.81" table:display="true" table:show-details="true"/>
                <table:data-pilot-member table:name="31.20" table:display="true" table:show-details="true"/>
                <table:data-pilot-member table:name="32.13" table:display="true" table:show-details="true"/>
                <table:data-pilot-member table:name="33.32" table:display="true" table:show-details="true"/>
                <table:data-pilot-member table:name="34.20" table:display="true" table:show-details="true"/>
                <table:data-pilot-member table:name="35.42" table:display="true" table:show-details="true"/>
                <table:data-pilot-member table:name="35.76" table:display="true" table:show-details="true"/>
                <table:data-pilot-member table:name="35.77" table:display="true" table:show-details="true"/>
                <table:data-pilot-member table:name="36.59" table:display="true" table:show-details="true"/>
                <table:data-pilot-member table:name="38.49" table:display="true" table:show-details="true"/>
                <table:data-pilot-member table:name="39.20" table:display="true" table:show-details="true"/>
                <table:data-pilot-member table:name="39.24" table:display="true" table:show-details="true"/>
                <table:data-pilot-member table:name="39.39" table:display="true" table:show-details="true"/>
                <table:data-pilot-member table:name="39.79" table:display="true" table:show-details="true"/>
                <table:data-pilot-member table:name="40.90" table:display="true" table:show-details="true"/>
                <table:data-pilot-member table:name="40.99" table:display="true" table:show-details="true"/>
                <table:data-pilot-member table:name="41.42" table:display="true" table:show-details="true"/>
                <table:data-pilot-member table:name="41.93" table:display="true" table:show-details="true"/>
                <table:data-pilot-member table:name="42.24" table:display="true" table:show-details="true"/>
                <table:data-pilot-member table:name="42.67" table:display="true" table:show-details="true"/>
                <table:data-pilot-member table:name="43.48" table:display="true" table:show-details="true"/>
                <table:data-pilot-member table:name="44.83" table:display="true" table:show-details="true"/>
                <table:data-pilot-member table:name="45.94" table:display="true" table:show-details="true"/>
                <table:data-pilot-member table:name="47.98" table:display="true" table:show-details="true"/>
                <table:data-pilot-member table:name="48.50" table:display="true" table:show-details="true"/>
                <table:data-pilot-member table:name="50.42" table:display="true" table:show-details="true"/>
                <table:data-pilot-member table:name="52.53" table:display="true" table:show-details="true"/>
                <table:data-pilot-member table:name="53.02" table:display="true" table:show-details="true"/>
                <table:data-pilot-member table:name="53.80" table:display="true" table:show-details="true"/>
                <table:data-pilot-member table:name="56.02" table:display="true" table:show-details="true"/>
                <table:data-pilot-member table:name="56.67" table:display="true" table:show-details="true"/>
                <table:data-pilot-member table:name="56.87" table:display="true" table:show-details="true"/>
                <table:data-pilot-member table:name="59.30" table:display="true" table:show-details="true"/>
                <table:data-pilot-member table:name="59.81" table:display="true" table:show-details="true"/>
                <table:data-pilot-member table:name="61.26" table:display="true" table:show-details="true"/>
                <table:data-pilot-member table:name="61.80" table:display="true" table:show-details="true"/>
                <table:data-pilot-member table:name="64.21" table:display="true" table:show-details="true"/>
                <table:data-pilot-member table:name="64.59" table:display="true" table:show-details="true"/>
                <table:data-pilot-member table:name="66.45" table:display="true" table:show-details="true"/>
                <table:data-pilot-member table:name="70.78" table:display="true" table:show-details="true"/>
                <table:data-pilot-member table:name="71.30" table:display="true" table:show-details="true"/>
                <table:data-pilot-member table:name="72.09" table:display="true" table:show-details="true"/>
                <table:data-pilot-member table:name="73.50" table:display="true" table:show-details="true"/>
                <table:data-pilot-member table:name="73.54" table:display="true" table:show-details="true"/>
                <table:data-pilot-member table:name="74.12" table:display="true" table:show-details="true"/>
                <table:data-pilot-member table:name="74.31" table:display="true" table:show-details="true"/>
                <table:data-pilot-member table:name="74.40" table:display="true" table:show-details="true"/>
                <table:data-pilot-member table:name="80.40" table:display="true" table:show-details="true"/>
                <table:data-pilot-member table:name="80.60" table:display="true" table:show-details="true"/>
                <table:data-pilot-member table:name="81.06" table:display="true" table:show-details="true"/>
                <table:data-pilot-member table:name="83.30" table:display="true" table:show-details="true"/>
                <table:data-pilot-member table:name="83.70" table:display="true" table:show-details="true"/>
                <table:data-pilot-member table:name="88.42" table:display="true" table:show-details="true"/>
                <table:data-pilot-member table:name="90.10" table:display="true" table:show-details="true"/>
                <table:data-pilot-member table:name="97.63" table:display="true" table:show-details="true"/>
                <table:data-pilot-member table:name="100.10" table:display="true" table:show-details="true"/>
                <table:data-pilot-member table:name="100.90" table:display="true" table:show-details="true"/>
                <table:data-pilot-member table:name="109.89" table:display="true" table:show-details="true"/>
                <table:data-pilot-member table:name="110.50" table:display="true" table:show-details="true"/>
                <table:data-pilot-member table:name="112.90" table:display="true" table:show-details="true"/>
                <table:data-pilot-member table:name="127.79" table:display="true" table:show-details="true"/>
                <table:data-pilot-member table:name="128.30" table:display="true" table:show-details="true"/>
                <table:data-pilot-member table:name="136.90" table:display="true" table:show-details="true"/>
                <table:data-pilot-member table:name="147.80" table:display="true" table:show-details="true"/>
                <table:data-pilot-member table:name="149.00" table:display="true" table:show-details="true"/>
                <table:data-pilot-member table:name="150.99" table:display="true" table:show-details="true"/>
                <table:data-pilot-member table:name="152.84" table:display="true" table:show-details="true"/>
                <table:data-pilot-member table:name="155.00" table:display="true" table:show-details="true"/>
                <table:data-pilot-member table:name="156.90" table:display="true" table:show-details="true"/>
                <table:data-pilot-member table:name="158.00" table:display="true" table:show-details="true"/>
                <table:data-pilot-member table:name="161.40" table:display="true" table:show-details="true"/>
                <table:data-pilot-member table:name="161.60" table:display="true" table:show-details="true"/>
                <table:data-pilot-member table:name="169.70" table:display="true" table:show-details="true"/>
                <table:data-pilot-member table:name="178.70" table:display="true" table:show-details="true"/>
                <table:data-pilot-member table:name="191.47" table:display="true" table:show-details="true"/>
                <table:data-pilot-member table:name="201.80" table:display="true" table:show-details="true"/>
                <table:data-pilot-member table:name="203.70" table:display="true" table:show-details="true"/>
                <table:data-pilot-member table:name="205.20" table:display="true" table:show-details="true"/>
                <table:data-pilot-member table:name="238.62" table:display="true" table:show-details="true"/>
                <table:data-pilot-member table:name="238.78" table:display="true" table:show-details="true"/>
                <table:data-pilot-member table:name="241.30" table:display="true" table:show-details="true"/>
                <table:data-pilot-member table:name="245.90" table:display="true" table:show-details="true"/>
                <table:data-pilot-member table:name="247.00" table:display="true" table:show-details="true"/>
                <table:data-pilot-member table:name="247.60" table:display="true" table:show-details="true"/>
                <table:data-pilot-member table:name="250.20" table:display="true" table:show-details="true"/>
                <table:data-pilot-member table:name="261.00" table:display="true" table:show-details="true"/>
                <table:data-pilot-member table:name="264.40" table:display="true" table:show-details="true"/>
                <table:data-pilot-member table:name="269.20" table:display="true" table:show-details="true"/>
                <table:data-pilot-member table:name="297.70" table:display="true" table:show-details="true"/>
                <table:data-pilot-member table:name="322.50" table:display="true" table:show-details="true"/>
                <table:data-pilot-member table:name="367.90" table:display="true" table:show-details="true"/>
                <table:data-pilot-member table:name="368.10" table:display="true" table:show-details="true"/>
                <table:data-pilot-member table:name="371.20" table:display="true" table:show-details="true"/>
                <table:data-pilot-member table:name="372.20" table:display="true" table:show-details="true"/>
                <table:data-pilot-member table:name="379.50" table:display="true" table:show-details="true"/>
                <table:data-pilot-member table:name="400.30" table:display="true" table:show-details="true"/>
                <table:data-pilot-member table:name="511.10" table:display="true" table:show-details="true"/>
                <table:data-pilot-member table:name="522.10" table:display="true" table:show-details="true"/>
                <table:data-pilot-member table:name="623.90" table:display="true" table:show-details="true"/>
                <table:data-pilot-member table:name="642.00" table:display="true" table:show-details="true"/>
                <table:data-pilot-member table:name="1121.87" table:display="true" table:show-details="true"/>
                <table:data-pilot-member table:name="5687.76" table:display="true" table:show-details="true"/>
                <table:data-pilot-member table:name="7377.20" table:display="true" table:show-details="true"/>
                <table:data-pilot-member table:name="7466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2_2005" table:orientation="data" table:used-hierarchy="0" table:function="average">
            <table:data-pilot-level table:show-empty="false" calcext:repeat-item-labels="false">
              <table:data-pilot-members>
                <table:data-pilot-member table:name="-6.64" table:display="true" table:show-details="true"/>
                <table:data-pilot-member table:name="-2.81" table:display="true" table:show-details="true"/>
                <table:data-pilot-member table:name="-1.04" table:display="true" table:show-details="true"/>
                <table:data-pilot-member table:name="0.29" table:display="true" table:show-details="true"/>
                <table:data-pilot-member table:name="0.33" table:display="true" table:show-details="true"/>
                <table:data-pilot-member table:name="0.79" table:display="true" table:show-details="true"/>
                <table:data-pilot-member table:name="1.49" table:display="true" table:show-details="true"/>
                <table:data-pilot-member table:name="3.79" table:display="true" table:show-details="true"/>
                <table:data-pilot-member table:name="3.90" table:display="true" table:show-details="true"/>
                <table:data-pilot-member table:name="3.91" table:display="true" table:show-details="true"/>
                <table:data-pilot-member table:name="4.11" table:display="true" table:show-details="true"/>
                <table:data-pilot-member table:name="4.98" table:display="true" table:show-details="true"/>
                <table:data-pilot-member table:name="5.58" table:display="true" table:show-details="true"/>
                <table:data-pilot-member table:name="5.86" table:display="true" table:show-details="true"/>
                <table:data-pilot-member table:name="5.95" table:display="true" table:show-details="true"/>
                <table:data-pilot-member table:name="7.12" table:display="true" table:show-details="true"/>
                <table:data-pilot-member table:name="8.10" table:display="true" table:show-details="true"/>
                <table:data-pilot-member table:name="8.89" table:display="true" table:show-details="true"/>
                <table:data-pilot-member table:name="9.05" table:display="true" table:show-details="true"/>
                <table:data-pilot-member table:name="9.70" table:display="true" table:show-details="true"/>
                <table:data-pilot-member table:name="9.72" table:display="true" table:show-details="true"/>
                <table:data-pilot-member table:name="10.30" table:display="true" table:show-details="true"/>
                <table:data-pilot-member table:name="10.69" table:display="true" table:show-details="true"/>
                <table:data-pilot-member table:name="11.12" table:display="true" table:show-details="true"/>
                <table:data-pilot-member table:name="11.17" table:display="true" table:show-details="true"/>
                <table:data-pilot-member table:name="11.26" table:display="true" table:show-details="true"/>
                <table:data-pilot-member table:name="11.32" table:display="true" table:show-details="true"/>
                <table:data-pilot-member table:name="11.47" table:display="true" table:show-details="true"/>
                <table:data-pilot-member table:name="12.02" table:display="true" table:show-details="true"/>
                <table:data-pilot-member table:name="12.82" table:display="true" table:show-details="true"/>
                <table:data-pilot-member table:name="13.04" table:display="true" table:show-details="true"/>
                <table:data-pilot-member table:name="13.16" table:display="true" table:show-details="true"/>
                <table:data-pilot-member table:name="16.48" table:display="true" table:show-details="true"/>
                <table:data-pilot-member table:name="16.74" table:display="true" table:show-details="true"/>
                <table:data-pilot-member table:name="17.44" table:display="true" table:show-details="true"/>
                <table:data-pilot-member table:name="18.44" table:display="true" table:show-details="true"/>
                <table:data-pilot-member table:name="18.47" table:display="true" table:show-details="true"/>
                <table:data-pilot-member table:name="20.38" table:display="true" table:show-details="true"/>
                <table:data-pilot-member table:name="23.48" table:display="true" table:show-details="true"/>
                <table:data-pilot-member table:name="24.27" table:display="true" table:show-details="true"/>
                <table:data-pilot-member table:name="25.03" table:display="true" table:show-details="true"/>
                <table:data-pilot-member table:name="25.45" table:display="true" table:show-details="true"/>
                <table:data-pilot-member table:name="25.87" table:display="true" table:show-details="true"/>
                <table:data-pilot-member table:name="26.13" table:display="true" table:show-details="true"/>
                <table:data-pilot-member table:name="26.45" table:display="true" table:show-details="true"/>
                <table:data-pilot-member table:name="27.00" table:display="true" table:show-details="true"/>
                <table:data-pilot-member table:name="27.18" table:display="true" table:show-details="true"/>
                <table:data-pilot-member table:name="27.20" table:display="true" table:show-details="true"/>
                <table:data-pilot-member table:name="27.31" table:display="true" table:show-details="true"/>
                <table:data-pilot-member table:name="27.52" table:display="true" table:show-details="true"/>
                <table:data-pilot-member table:name="27.57" table:display="true" table:show-details="true"/>
                <table:data-pilot-member table:name="28.02" table:display="true" table:show-details="true"/>
                <table:data-pilot-member table:name="28.05" table:display="true" table:show-details="true"/>
                <table:data-pilot-member table:name="28.27" table:display="true" table:show-details="true"/>
                <table:data-pilot-member table:name="28.41" table:display="true" table:show-details="true"/>
                <table:data-pilot-member table:name="29.21" table:display="true" table:show-details="true"/>
                <table:data-pilot-member table:name="30.74" table:display="true" table:show-details="true"/>
                <table:data-pilot-member table:name="33.40" table:display="true" table:show-details="true"/>
                <table:data-pilot-member table:name="33.90" table:display="true" table:show-details="true"/>
                <table:data-pilot-member table:name="33.92" table:display="true" table:show-details="true"/>
                <table:data-pilot-member table:name="34.74" table:display="true" table:show-details="true"/>
                <table:data-pilot-member table:name="35.02" table:display="true" table:show-details="true"/>
                <table:data-pilot-member table:name="36.05" table:display="true" table:show-details="true"/>
                <table:data-pilot-member table:name="37.73" table:display="true" table:show-details="true"/>
                <table:data-pilot-member table:name="38.26" table:display="true" table:show-details="true"/>
                <table:data-pilot-member table:name="39.66" table:display="true" table:show-details="true"/>
                <table:data-pilot-member table:name="40.59" table:display="true" table:show-details="true"/>
                <table:data-pilot-member table:name="40.83" table:display="true" table:show-details="true"/>
                <table:data-pilot-member table:name="41.34" table:display="true" table:show-details="true"/>
                <table:data-pilot-member table:name="41.69" table:display="true" table:show-details="true"/>
                <table:data-pilot-member table:name="41.78" table:display="true" table:show-details="true"/>
                <table:data-pilot-member table:name="42.48" table:display="true" table:show-details="true"/>
                <table:data-pilot-member table:name="42.62" table:display="true" table:show-details="true"/>
                <table:data-pilot-member table:name="42.72" table:display="true" table:show-details="true"/>
                <table:data-pilot-member table:name="42.98" table:display="true" table:show-details="true"/>
                <table:data-pilot-member table:name="44.42" table:display="true" table:show-details="true"/>
                <table:data-pilot-member table:name="45.17" table:display="true" table:show-details="true"/>
                <table:data-pilot-member table:name="46.00" table:display="true" table:show-details="true"/>
                <table:data-pilot-member table:name="46.31" table:display="true" table:show-details="true"/>
                <table:data-pilot-member table:name="47.02" table:display="true" table:show-details="true"/>
                <table:data-pilot-member table:name="47.84" table:display="true" table:show-details="true"/>
                <table:data-pilot-member table:name="49.39" table:display="true" table:show-details="true"/>
                <table:data-pilot-member table:name="51.32" table:display="true" table:show-details="true"/>
                <table:data-pilot-member table:name="53.13" table:display="true" table:show-details="true"/>
                <table:data-pilot-member table:name="54.00" table:display="true" table:show-details="true"/>
                <table:data-pilot-member table:name="54.52" table:display="true" table:show-details="true"/>
                <table:data-pilot-member table:name="54.94" table:display="true" table:show-details="true"/>
                <table:data-pilot-member table:name="54.99" table:display="true" table:show-details="true"/>
                <table:data-pilot-member table:name="56.65" table:display="true" table:show-details="true"/>
                <table:data-pilot-member table:name="56.80" table:display="true" table:show-details="true"/>
                <table:data-pilot-member table:name="57.85" table:display="true" table:show-details="true"/>
                <table:data-pilot-member table:name="59.66" table:display="true" table:show-details="true"/>
                <table:data-pilot-member table:name="62.53" table:display="true" table:show-details="true"/>
                <table:data-pilot-member table:name="66.46" table:display="true" table:show-details="true"/>
                <table:data-pilot-member table:name="66.99" table:display="true" table:show-details="true"/>
                <table:data-pilot-member table:name="70.63" table:display="true" table:show-details="true"/>
                <table:data-pilot-member table:name="70.70" table:display="true" table:show-details="true"/>
                <table:data-pilot-member table:name="73.11" table:display="true" table:show-details="true"/>
                <table:data-pilot-member table:name="75.70" table:display="true" table:show-details="true"/>
                <table:data-pilot-member table:name="80.10" table:display="true" table:show-details="true"/>
                <table:data-pilot-member table:name="82.09" table:display="true" table:show-details="true"/>
                <table:data-pilot-member table:name="83.40" table:display="true" table:show-details="true"/>
                <table:data-pilot-member table:name="84.17" table:display="true" table:show-details="true"/>
                <table:data-pilot-member table:name="89.20" table:display="true" table:show-details="true"/>
                <table:data-pilot-member table:name="93.94" table:display="true" table:show-details="true"/>
                <table:data-pilot-member table:name="94.10" table:display="true" table:show-details="true"/>
                <table:data-pilot-member table:name="96.44" table:display="true" table:show-details="true"/>
                <table:data-pilot-member table:name="99.46" table:display="true" table:show-details="true"/>
                <table:data-pilot-member table:name="103.50" table:display="true" table:show-details="true"/>
                <table:data-pilot-member table:name="111.70" table:display="true" table:show-details="true"/>
                <table:data-pilot-member table:name="115.95" table:display="true" table:show-details="true"/>
                <table:data-pilot-member table:name="116.70" table:display="true" table:show-details="true"/>
                <table:data-pilot-member table:name="117.40" table:display="true" table:show-details="true"/>
                <table:data-pilot-member table:name="126.30" table:display="true" table:show-details="true"/>
                <table:data-pilot-member table:name="128.50" table:display="true" table:show-details="true"/>
                <table:data-pilot-member table:name="131.50" table:display="true" table:show-details="true"/>
                <table:data-pilot-member table:name="136.20" table:display="true" table:show-details="true"/>
                <table:data-pilot-member table:name="136.90" table:display="true" table:show-details="true"/>
                <table:data-pilot-member table:name="147.72" table:display="true" table:show-details="true"/>
                <table:data-pilot-member table:name="150.90" table:display="true" table:show-details="true"/>
                <table:data-pilot-member table:name="153.30" table:display="true" table:show-details="true"/>
                <table:data-pilot-member table:name="155.00" table:display="true" table:show-details="true"/>
                <table:data-pilot-member table:name="157.70" table:display="true" table:show-details="true"/>
                <table:data-pilot-member table:name="171.30" table:display="true" table:show-details="true"/>
                <table:data-pilot-member table:name="179.90" table:display="true" table:show-details="true"/>
                <table:data-pilot-member table:name="183.40" table:display="true" table:show-details="true"/>
                <table:data-pilot-member table:name="183.60" table:display="true" table:show-details="true"/>
                <table:data-pilot-member table:name="184.20" table:display="true" table:show-details="true"/>
                <table:data-pilot-member table:name="184.90" table:display="true" table:show-details="true"/>
                <table:data-pilot-member table:name="185.10" table:display="true" table:show-details="true"/>
                <table:data-pilot-member table:name="208.20" table:display="true" table:show-details="true"/>
                <table:data-pilot-member table:name="219.00" table:display="true" table:show-details="true"/>
                <table:data-pilot-member table:name="252.77" table:display="true" table:show-details="true"/>
                <table:data-pilot-member table:name="253.20" table:display="true" table:show-details="true"/>
                <table:data-pilot-member table:name="255.10" table:display="true" table:show-details="true"/>
                <table:data-pilot-member table:name="300.20" table:display="true" table:show-details="true"/>
                <table:data-pilot-member table:name="300.60" table:display="true" table:show-details="true"/>
                <table:data-pilot-member table:name="308.20" table:display="true" table:show-details="true"/>
                <table:data-pilot-member table:name="312.00" table:display="true" table:show-details="true"/>
                <table:data-pilot-member table:name="313.50" table:display="true" table:show-details="true"/>
                <table:data-pilot-member table:name="314.40" table:display="true" table:show-details="true"/>
                <table:data-pilot-member table:name="316.30" table:display="true" table:show-details="true"/>
                <table:data-pilot-member table:name="320.00" table:display="true" table:show-details="true"/>
                <table:data-pilot-member table:name="384.54" table:display="true" table:show-details="true"/>
                <table:data-pilot-member table:name="407.70" table:display="true" table:show-details="true"/>
                <table:data-pilot-member table:name="431.80" table:display="true" table:show-details="true"/>
                <table:data-pilot-member table:name="432.00" table:display="true" table:show-details="true"/>
                <table:data-pilot-member table:name="434.50" table:display="true" table:show-details="true"/>
                <table:data-pilot-member table:name="447.20" table:display="true" table:show-details="true"/>
                <table:data-pilot-member table:name="460.40" table:display="true" table:show-details="true"/>
                <table:data-pilot-member table:name="465.60" table:display="true" table:show-details="true"/>
                <table:data-pilot-member table:name="477.60" table:display="true" table:show-details="true"/>
                <table:data-pilot-member table:name="770.50" table:display="true" table:show-details="true"/>
                <table:data-pilot-member table:name="778.70" table:display="true" table:show-details="true"/>
                <table:data-pilot-member table:name="782.40" table:display="true" table:show-details="true"/>
                <table:data-pilot-member table:name="784.20" table:display="true" table:show-details="true"/>
                <table:data-pilot-member table:name="955.08" table:display="true" table:show-details="true"/>
                <table:data-pilot-member table:name="1300.40" table:display="true" table:show-details="true"/>
                <table:data-pilot-member table:name="1314.50" table:display="true" table:show-details="true"/>
                <table:data-pilot-member table:name="2423.66" table:display="true" table:show-details="true"/>
                <table:data-pilot-member table:name="11043.40" table:display="true" table:show-details="true"/>
                <table:data-pilot-member table:name="11067.7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2_2010" table:orientation="data" table:used-hierarchy="0" table:function="average">
            <table:data-pilot-level table:show-empty="false" calcext:repeat-item-labels="false">
              <table:data-pilot-members>
                <table:data-pilot-member table:name="-17.13" table:display="true" table:show-details="true"/>
                <table:data-pilot-member table:name="-12.41" table:display="true" table:show-details="true"/>
                <table:data-pilot-member table:name="-7.11" table:display="true" table:show-details="true"/>
                <table:data-pilot-member table:name="-1.44" table:display="true" table:show-details="true"/>
                <table:data-pilot-member table:name="1.41" table:display="true" table:show-details="true"/>
                <table:data-pilot-member table:name="3.01" table:display="true" table:show-details="true"/>
                <table:data-pilot-member table:name="3.48" table:display="true" table:show-details="true"/>
                <table:data-pilot-member table:name="4.09" table:display="true" table:show-details="true"/>
                <table:data-pilot-member table:name="4.30" table:display="true" table:show-details="true"/>
                <table:data-pilot-member table:name="4.68" table:display="true" table:show-details="true"/>
                <table:data-pilot-member table:name="4.92" table:display="true" table:show-details="true"/>
                <table:data-pilot-member table:name="4.94" table:display="true" table:show-details="true"/>
                <table:data-pilot-member table:name="5.05" table:display="true" table:show-details="true"/>
                <table:data-pilot-member table:name="5.14" table:display="true" table:show-details="true"/>
                <table:data-pilot-member table:name="5.49" table:display="true" table:show-details="true"/>
                <table:data-pilot-member table:name="5.59" table:display="true" table:show-details="true"/>
                <table:data-pilot-member table:name="5.82" table:display="true" table:show-details="true"/>
                <table:data-pilot-member table:name="6.16" table:display="true" table:show-details="true"/>
                <table:data-pilot-member table:name="6.25" table:display="true" table:show-details="true"/>
                <table:data-pilot-member table:name="6.77" table:display="true" table:show-details="true"/>
                <table:data-pilot-member table:name="7.20" table:display="true" table:show-details="true"/>
                <table:data-pilot-member table:name="7.28" table:display="true" table:show-details="true"/>
                <table:data-pilot-member table:name="7.94" table:display="true" table:show-details="true"/>
                <table:data-pilot-member table:name="8.80" table:display="true" table:show-details="true"/>
                <table:data-pilot-member table:name="9.13" table:display="true" table:show-details="true"/>
                <table:data-pilot-member table:name="9.68" table:display="true" table:show-details="true"/>
                <table:data-pilot-member table:name="9.72" table:display="true" table:show-details="true"/>
                <table:data-pilot-member table:name="10.43" table:display="true" table:show-details="true"/>
                <table:data-pilot-member table:name="12.36" table:display="true" table:show-details="true"/>
                <table:data-pilot-member table:name="12.76" table:display="true" table:show-details="true"/>
                <table:data-pilot-member table:name="12.94" table:display="true" table:show-details="true"/>
                <table:data-pilot-member table:name="13.23" table:display="true" table:show-details="true"/>
                <table:data-pilot-member table:name="13.25" table:display="true" table:show-details="true"/>
                <table:data-pilot-member table:name="13.29" table:display="true" table:show-details="true"/>
                <table:data-pilot-member table:name="13.53" table:display="true" table:show-details="true"/>
                <table:data-pilot-member table:name="14.60" table:display="true" table:show-details="true"/>
                <table:data-pilot-member table:name="15.47" table:display="true" table:show-details="true"/>
                <table:data-pilot-member table:name="15.66" table:display="true" table:show-details="true"/>
                <table:data-pilot-member table:name="16.36" table:display="true" table:show-details="true"/>
                <table:data-pilot-member table:name="16.73" table:display="true" table:show-details="true"/>
                <table:data-pilot-member table:name="20.20" table:display="true" table:show-details="true"/>
                <table:data-pilot-member table:name="20.75" table:display="true" table:show-details="true"/>
                <table:data-pilot-member table:name="21.98" table:display="true" table:show-details="true"/>
                <table:data-pilot-member table:name="21.99" table:display="true" table:show-details="true"/>
                <table:data-pilot-member table:name="22.60" table:display="true" table:show-details="true"/>
                <table:data-pilot-member table:name="22.91" table:display="true" table:show-details="true"/>
                <table:data-pilot-member table:name="23.27" table:display="true" table:show-details="true"/>
                <table:data-pilot-member table:name="25.73" table:display="true" table:show-details="true"/>
                <table:data-pilot-member table:name="26.75" table:display="true" table:show-details="true"/>
                <table:data-pilot-member table:name="27.29" table:display="true" table:show-details="true"/>
                <table:data-pilot-member table:name="27.35" table:display="true" table:show-details="true"/>
                <table:data-pilot-member table:name="27.70" table:display="true" table:show-details="true"/>
                <table:data-pilot-member table:name="28.52" table:display="true" table:show-details="true"/>
                <table:data-pilot-member table:name="28.63" table:display="true" table:show-details="true"/>
                <table:data-pilot-member table:name="28.90" table:display="true" table:show-details="true"/>
                <table:data-pilot-member table:name="29.49" table:display="true" table:show-details="true"/>
                <table:data-pilot-member table:name="29.94" table:display="true" table:show-details="true"/>
                <table:data-pilot-member table:name="30.46" table:display="true" table:show-details="true"/>
                <table:data-pilot-member table:name="32.38" table:display="true" table:show-details="true"/>
                <table:data-pilot-member table:name="32.91" table:display="true" table:show-details="true"/>
                <table:data-pilot-member table:name="34.83" table:display="true" table:show-details="true"/>
                <table:data-pilot-member table:name="36.23" table:display="true" table:show-details="true"/>
                <table:data-pilot-member table:name="36.73" table:display="true" table:show-details="true"/>
                <table:data-pilot-member table:name="36.89" table:display="true" table:show-details="true"/>
                <table:data-pilot-member table:name="37.43" table:display="true" table:show-details="true"/>
                <table:data-pilot-member table:name="38.83" table:display="true" table:show-details="true"/>
                <table:data-pilot-member table:name="39.15" table:display="true" table:show-details="true"/>
                <table:data-pilot-member table:name="40.86" table:display="true" table:show-details="true"/>
                <table:data-pilot-member table:name="41.27" table:display="true" table:show-details="true"/>
                <table:data-pilot-member table:name="41.54" table:display="true" table:show-details="true"/>
                <table:data-pilot-member table:name="43.01" table:display="true" table:show-details="true"/>
                <table:data-pilot-member table:name="43.61" table:display="true" table:show-details="true"/>
                <table:data-pilot-member table:name="43.63" table:display="true" table:show-details="true"/>
                <table:data-pilot-member table:name="44.30" table:display="true" table:show-details="true"/>
                <table:data-pilot-member table:name="45.21" table:display="true" table:show-details="true"/>
                <table:data-pilot-member table:name="46.61" table:display="true" table:show-details="true"/>
                <table:data-pilot-member table:name="46.64" table:display="true" table:show-details="true"/>
                <table:data-pilot-member table:name="52.16" table:display="true" table:show-details="true"/>
                <table:data-pilot-member table:name="52.56" table:display="true" table:show-details="true"/>
                <table:data-pilot-member table:name="53.57" table:display="true" table:show-details="true"/>
                <table:data-pilot-member table:name="53.80" table:display="true" table:show-details="true"/>
                <table:data-pilot-member table:name="54.37" table:display="true" table:show-details="true"/>
                <table:data-pilot-member table:name="55.48" table:display="true" table:show-details="true"/>
                <table:data-pilot-member table:name="55.74" table:display="true" table:show-details="true"/>
                <table:data-pilot-member table:name="56.54" table:display="true" table:show-details="true"/>
                <table:data-pilot-member table:name="59.78" table:display="true" table:show-details="true"/>
                <table:data-pilot-member table:name="61.90" table:display="true" table:show-details="true"/>
                <table:data-pilot-member table:name="63.75" table:display="true" table:show-details="true"/>
                <table:data-pilot-member table:name="64.41" table:display="true" table:show-details="true"/>
                <table:data-pilot-member table:name="66.24" table:display="true" table:show-details="true"/>
                <table:data-pilot-member table:name="68.32" table:display="true" table:show-details="true"/>
                <table:data-pilot-member table:name="68.76" table:display="true" table:show-details="true"/>
                <table:data-pilot-member table:name="71.34" table:display="true" table:show-details="true"/>
                <table:data-pilot-member table:name="71.44" table:display="true" table:show-details="true"/>
                <table:data-pilot-member table:name="71.60" table:display="true" table:show-details="true"/>
                <table:data-pilot-member table:name="71.69" table:display="true" table:show-details="true"/>
                <table:data-pilot-member table:name="71.82" table:display="true" table:show-details="true"/>
                <table:data-pilot-member table:name="77.70" table:display="true" table:show-details="true"/>
                <table:data-pilot-member table:name="88.17" table:display="true" table:show-details="true"/>
                <table:data-pilot-member table:name="89.78" table:display="true" table:show-details="true"/>
                <table:data-pilot-member table:name="93.99" table:display="true" table:show-details="true"/>
                <table:data-pilot-member table:name="105.47" table:display="true" table:show-details="true"/>
                <table:data-pilot-member table:name="105.76" table:display="true" table:show-details="true"/>
                <table:data-pilot-member table:name="112.13" table:display="true" table:show-details="true"/>
                <table:data-pilot-member table:name="116.80" table:display="true" table:show-details="true"/>
                <table:data-pilot-member table:name="117.70" table:display="true" table:show-details="true"/>
                <table:data-pilot-member table:name="118.20" table:display="true" table:show-details="true"/>
                <table:data-pilot-member table:name="121.79" table:display="true" table:show-details="true"/>
                <table:data-pilot-member table:name="124.10" table:display="true" table:show-details="true"/>
                <table:data-pilot-member table:name="130.00" table:display="true" table:show-details="true"/>
                <table:data-pilot-member table:name="133.40" table:display="true" table:show-details="true"/>
                <table:data-pilot-member table:name="133.80" table:display="true" table:show-details="true"/>
                <table:data-pilot-member table:name="136.40" table:display="true" table:show-details="true"/>
                <table:data-pilot-member table:name="136.80" table:display="true" table:show-details="true"/>
                <table:data-pilot-member table:name="147.50" table:display="true" table:show-details="true"/>
                <table:data-pilot-member table:name="172.60" table:display="true" table:show-details="true"/>
                <table:data-pilot-member table:name="173.40" table:display="true" table:show-details="true"/>
                <table:data-pilot-member table:name="174.20" table:display="true" table:show-details="true"/>
                <table:data-pilot-member table:name="176.50" table:display="true" table:show-details="true"/>
                <table:data-pilot-member table:name="187.04" table:display="true" table:show-details="true"/>
                <table:data-pilot-member table:name="189.28" table:display="true" table:show-details="true"/>
                <table:data-pilot-member table:name="191.70" table:display="true" table:show-details="true"/>
                <table:data-pilot-member table:name="201.00" table:display="true" table:show-details="true"/>
                <table:data-pilot-member table:name="215.16" table:display="true" table:show-details="true"/>
                <table:data-pilot-member table:name="225.00" table:display="true" table:show-details="true"/>
                <table:data-pilot-member table:name="226.60" table:display="true" table:show-details="true"/>
                <table:data-pilot-member table:name="227.10" table:display="true" table:show-details="true"/>
                <table:data-pilot-member table:name="233.80" table:display="true" table:show-details="true"/>
                <table:data-pilot-member table:name="236.50" table:display="true" table:show-details="true"/>
                <table:data-pilot-member table:name="255.50" table:display="true" table:show-details="true"/>
                <table:data-pilot-member table:name="283.30" table:display="true" table:show-details="true"/>
                <table:data-pilot-member table:name="285.90" table:display="true" table:show-details="true"/>
                <table:data-pilot-member table:name="292.90" table:display="true" table:show-details="true"/>
                <table:data-pilot-member table:name="298.20" table:display="true" table:show-details="true"/>
                <table:data-pilot-member table:name="303.53" table:display="true" table:show-details="true"/>
                <table:data-pilot-member table:name="305.30" table:display="true" table:show-details="true"/>
                <table:data-pilot-member table:name="311.30" table:display="true" table:show-details="true"/>
                <table:data-pilot-member table:name="338.70" table:display="true" table:show-details="true"/>
                <table:data-pilot-member table:name="342.60" table:display="true" table:show-details="true"/>
                <table:data-pilot-member table:name="363.90" table:display="true" table:show-details="true"/>
                <table:data-pilot-member table:name="364.80" table:display="true" table:show-details="true"/>
                <table:data-pilot-member table:name="378.10" table:display="true" table:show-details="true"/>
                <table:data-pilot-member table:name="380.90" table:display="true" table:show-details="true"/>
                <table:data-pilot-member table:name="381.70" table:display="true" table:show-details="true"/>
                <table:data-pilot-member table:name="384.90" table:display="true" table:show-details="true"/>
                <table:data-pilot-member table:name="429.40" table:display="true" table:show-details="true"/>
                <table:data-pilot-member table:name="439.10" table:display="true" table:show-details="true"/>
                <table:data-pilot-member table:name="485.50" table:display="true" table:show-details="true"/>
                <table:data-pilot-member table:name="486.80" table:display="true" table:show-details="true"/>
                <table:data-pilot-member table:name="504.40" table:display="true" table:show-details="true"/>
                <table:data-pilot-member table:name="537.60" table:display="true" table:show-details="true"/>
                <table:data-pilot-member table:name="610.04" table:display="true" table:show-details="true"/>
                <table:data-pilot-member table:name="947.70" table:display="true" table:show-details="true"/>
                <table:data-pilot-member table:name="947.90" table:display="true" table:show-details="true"/>
                <table:data-pilot-member table:name="1210.70" table:display="true" table:show-details="true"/>
                <table:data-pilot-member table:name="1219.30" table:display="true" table:show-details="true"/>
                <table:data-pilot-member table:name="1543.70" table:display="true" table:show-details="true"/>
                <table:data-pilot-member table:name="1547.00" table:display="true" table:show-details="true"/>
                <table:data-pilot-member table:name="2061.70" table:display="true" table:show-details="true"/>
                <table:data-pilot-member table:name="2066.10" table:display="true" table:show-details="true"/>
                <table:data-pilot-member table:name="2345.54" table:display="true" table:show-details="true"/>
                <table:data-pilot-member table:name="12325.20" table:display="true" table:show-details="true"/>
                <table:data-pilot-member table:name="12326.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12_2015" table:orientation="data" table:used-hierarchy="0" table:function="average">
            <table:data-pilot-level table:show-empty="false" calcext:repeat-item-labels="false">
              <table:data-pilot-members>
                <table:data-pilot-member table:name="-7.14" table:display="true" table:show-details="true"/>
                <table:data-pilot-member table:name="-6.26" table:display="true" table:show-details="true"/>
                <table:data-pilot-member table:name="-5.01" table:display="true" table:show-details="true"/>
                <table:data-pilot-member table:name="-0.37" table:display="true" table:show-details="true"/>
                <table:data-pilot-member table:name="0.45" table:display="true" table:show-details="true"/>
                <table:data-pilot-member table:name="0.86" table:display="true" table:show-details="true"/>
                <table:data-pilot-member table:name="0.96" table:display="true" table:show-details="true"/>
                <table:data-pilot-member table:name="1.05" table:display="true" table:show-details="true"/>
                <table:data-pilot-member table:name="1.15" table:display="true" table:show-details="true"/>
                <table:data-pilot-member table:name="1.17" table:display="true" table:show-details="true"/>
                <table:data-pilot-member table:name="1.33" table:display="true" table:show-details="true"/>
                <table:data-pilot-member table:name="2.27" table:display="true" table:show-details="true"/>
                <table:data-pilot-member table:name="2.55" table:display="true" table:show-details="true"/>
                <table:data-pilot-member table:name="2.62" table:display="true" table:show-details="true"/>
                <table:data-pilot-member table:name="2.69" table:display="true" table:show-details="true"/>
                <table:data-pilot-member table:name="3.61" table:display="true" table:show-details="true"/>
                <table:data-pilot-member table:name="3.84" table:display="true" table:show-details="true"/>
                <table:data-pilot-member table:name="3.92" table:display="true" table:show-details="true"/>
                <table:data-pilot-member table:name="4.21" table:display="true" table:show-details="true"/>
                <table:data-pilot-member table:name="4.24" table:display="true" table:show-details="true"/>
                <table:data-pilot-member table:name="5.43" table:display="true" table:show-details="true"/>
                <table:data-pilot-member table:name="6.08" table:display="true" table:show-details="true"/>
                <table:data-pilot-member table:name="6.32" table:display="true" table:show-details="true"/>
                <table:data-pilot-member table:name="7.12" table:display="true" table:show-details="true"/>
                <table:data-pilot-member table:name="7.52" table:display="true" table:show-details="true"/>
                <table:data-pilot-member table:name="7.70" table:display="true" table:show-details="true"/>
                <table:data-pilot-member table:name="8.34" table:display="true" table:show-details="true"/>
                <table:data-pilot-member table:name="8.38" table:display="true" table:show-details="true"/>
                <table:data-pilot-member table:name="8.73" table:display="true" table:show-details="true"/>
                <table:data-pilot-member table:name="9.25" table:display="true" table:show-details="true"/>
                <table:data-pilot-member table:name="10.57" table:display="true" table:show-details="true"/>
                <table:data-pilot-member table:name="10.67" table:display="true" table:show-details="true"/>
                <table:data-pilot-member table:name="10.86" table:display="true" table:show-details="true"/>
                <table:data-pilot-member table:name="11.52" table:display="true" table:show-details="true"/>
                <table:data-pilot-member table:name="11.71" table:display="true" table:show-details="true"/>
                <table:data-pilot-member table:name="12.10" table:display="true" table:show-details="true"/>
                <table:data-pilot-member table:name="12.19" table:display="true" table:show-details="true"/>
                <table:data-pilot-member table:name="12.31" table:display="true" table:show-details="true"/>
                <table:data-pilot-member table:name="12.34" table:display="true" table:show-details="true"/>
                <table:data-pilot-member table:name="13.04" table:display="true" table:show-details="true"/>
                <table:data-pilot-member table:name="13.15" table:display="true" table:show-details="true"/>
                <table:data-pilot-member table:name="13.46" table:display="true" table:show-details="true"/>
                <table:data-pilot-member table:name="14.31" table:display="true" table:show-details="true"/>
                <table:data-pilot-member table:name="15.36" table:display="true" table:show-details="true"/>
                <table:data-pilot-member table:name="16.55" table:display="true" table:show-details="true"/>
                <table:data-pilot-member table:name="18.64" table:display="true" table:show-details="true"/>
                <table:data-pilot-member table:name="20.22" table:display="true" table:show-details="true"/>
                <table:data-pilot-member table:name="20.35" table:display="true" table:show-details="true"/>
                <table:data-pilot-member table:name="20.49" table:display="true" table:show-details="true"/>
                <table:data-pilot-member table:name="21.29" table:display="true" table:show-details="true"/>
                <table:data-pilot-member table:name="22.51" table:display="true" table:show-details="true"/>
                <table:data-pilot-member table:name="23.11" table:display="true" table:show-details="true"/>
                <table:data-pilot-member table:name="25.27" table:display="true" table:show-details="true"/>
                <table:data-pilot-member table:name="27.13" table:display="true" table:show-details="true"/>
                <table:data-pilot-member table:name="27.78" table:display="true" table:show-details="true"/>
                <table:data-pilot-member table:name="29.29" table:display="true" table:show-details="true"/>
                <table:data-pilot-member table:name="30.73" table:display="true" table:show-details="true"/>
                <table:data-pilot-member table:name="31.75" table:display="true" table:show-details="true"/>
                <table:data-pilot-member table:name="31.98" table:display="true" table:show-details="true"/>
                <table:data-pilot-member table:name="32.29" table:display="true" table:show-details="true"/>
                <table:data-pilot-member table:name="32.31" table:display="true" table:show-details="true"/>
                <table:data-pilot-member table:name="32.61" table:display="true" table:show-details="true"/>
                <table:data-pilot-member table:name="33.37" table:display="true" table:show-details="true"/>
                <table:data-pilot-member table:name="33.69" table:display="true" table:show-details="true"/>
                <table:data-pilot-member table:name="34.01" table:display="true" table:show-details="true"/>
                <table:data-pilot-member table:name="35.97" table:display="true" table:show-details="true"/>
                <table:data-pilot-member table:name="36.06" table:display="true" table:show-details="true"/>
                <table:data-pilot-member table:name="37.57" table:display="true" table:show-details="true"/>
                <table:data-pilot-member table:name="38.02" table:display="true" table:show-details="true"/>
                <table:data-pilot-member table:name="38.92" table:display="true" table:show-details="true"/>
                <table:data-pilot-member table:name="39.35" table:display="true" table:show-details="true"/>
                <table:data-pilot-member table:name="42.82" table:display="true" table:show-details="true"/>
                <table:data-pilot-member table:name="43.06" table:display="true" table:show-details="true"/>
                <table:data-pilot-member table:name="44.63" table:display="true" table:show-details="true"/>
                <table:data-pilot-member table:name="45.06" table:display="true" table:show-details="true"/>
                <table:data-pilot-member table:name="46.32" table:display="true" table:show-details="true"/>
                <table:data-pilot-member table:name="46.71" table:display="true" table:show-details="true"/>
                <table:data-pilot-member table:name="46.95" table:display="true" table:show-details="true"/>
                <table:data-pilot-member table:name="47.33" table:display="true" table:show-details="true"/>
                <table:data-pilot-member table:name="47.98" table:display="true" table:show-details="true"/>
                <table:data-pilot-member table:name="51.49" table:display="true" table:show-details="true"/>
                <table:data-pilot-member table:name="56.18" table:display="true" table:show-details="true"/>
                <table:data-pilot-member table:name="59.63" table:display="true" table:show-details="true"/>
                <table:data-pilot-member table:name="60.62" table:display="true" table:show-details="true"/>
                <table:data-pilot-member table:name="63.52" table:display="true" table:show-details="true"/>
                <table:data-pilot-member table:name="67.32" table:display="true" table:show-details="true"/>
                <table:data-pilot-member table:name="67.33" table:display="true" table:show-details="true"/>
                <table:data-pilot-member table:name="68.02" table:display="true" table:show-details="true"/>
                <table:data-pilot-member table:name="78.61" table:display="true" table:show-details="true"/>
                <table:data-pilot-member table:name="80.38" table:display="true" table:show-details="true"/>
                <table:data-pilot-member table:name="87.05" table:display="true" table:show-details="true"/>
                <table:data-pilot-member table:name="88.74" table:display="true" table:show-details="true"/>
                <table:data-pilot-member table:name="91.97" table:display="true" table:show-details="true"/>
                <table:data-pilot-member table:name="98.95" table:display="true" table:show-details="true"/>
                <table:data-pilot-member table:name="104.60" table:display="true" table:show-details="true"/>
                <table:data-pilot-member table:name="106.60" table:display="true" table:show-details="true"/>
                <table:data-pilot-member table:name="125.50" table:display="true" table:show-details="true"/>
                <table:data-pilot-member table:name="127.10" table:display="true" table:show-details="true"/>
                <table:data-pilot-member table:name="141.90" table:display="true" table:show-details="true"/>
                <table:data-pilot-member table:name="142.30" table:display="true" table:show-details="true"/>
                <table:data-pilot-member table:name="144.10" table:display="true" table:show-details="true"/>
                <table:data-pilot-member table:name="149.90" table:display="true" table:show-details="true"/>
                <table:data-pilot-member table:name="151.60" table:display="true" table:show-details="true"/>
                <table:data-pilot-member table:name="151.70" table:display="true" table:show-details="true"/>
                <table:data-pilot-member table:name="155.20" table:display="true" table:show-details="true"/>
                <table:data-pilot-member table:name="156.80" table:display="true" table:show-details="true"/>
                <table:data-pilot-member table:name="157.84" table:display="true" table:show-details="true"/>
                <table:data-pilot-member table:name="167.30" table:display="true" table:show-details="true"/>
                <table:data-pilot-member table:name="169.80" table:display="true" table:show-details="true"/>
                <table:data-pilot-member table:name="179.60" table:display="true" table:show-details="true"/>
                <table:data-pilot-member table:name="205.10" table:display="true" table:show-details="true"/>
                <table:data-pilot-member table:name="226.40" table:display="true" table:show-details="true"/>
                <table:data-pilot-member table:name="236.40" table:display="true" table:show-details="true"/>
                <table:data-pilot-member table:name="238.40" table:display="true" table:show-details="true"/>
                <table:data-pilot-member table:name="241.80" table:display="true" table:show-details="true"/>
                <table:data-pilot-member table:name="247.00" table:display="true" table:show-details="true"/>
                <table:data-pilot-member table:name="279.20" table:display="true" table:show-details="true"/>
                <table:data-pilot-member table:name="285.20" table:display="true" table:show-details="true"/>
                <table:data-pilot-member table:name="285.60" table:display="true" table:show-details="true"/>
                <table:data-pilot-member table:name="286.80" table:display="true" table:show-details="true"/>
                <table:data-pilot-member table:name="288.40" table:display="true" table:show-details="true"/>
                <table:data-pilot-member table:name="304.10" table:display="true" table:show-details="true"/>
                <table:data-pilot-member table:name="304.20" table:display="true" table:show-details="true"/>
                <table:data-pilot-member table:name="319.70" table:display="true" table:show-details="true"/>
                <table:data-pilot-member table:name="321.69" table:display="true" table:show-details="true"/>
                <table:data-pilot-member table:name="325.70" table:display="true" table:show-details="true"/>
                <table:data-pilot-member table:name="329.30" table:display="true" table:show-details="true"/>
                <table:data-pilot-member table:name="332.90" table:display="true" table:show-details="true"/>
                <table:data-pilot-member table:name="396.20" table:display="true" table:show-details="true"/>
                <table:data-pilot-member table:name="401.50" table:display="true" table:show-details="true"/>
                <table:data-pilot-member table:name="404.60" table:display="true" table:show-details="true"/>
                <table:data-pilot-member table:name="405.46" table:display="true" table:show-details="true"/>
                <table:data-pilot-member table:name="406.20" table:display="true" table:show-details="true"/>
                <table:data-pilot-member table:name="408.10" table:display="true" table:show-details="true"/>
                <table:data-pilot-member table:name="418.00" table:display="true" table:show-details="true"/>
                <table:data-pilot-member table:name="463.20" table:display="true" table:show-details="true"/>
                <table:data-pilot-member table:name="469.50" table:display="true" table:show-details="true"/>
                <table:data-pilot-member table:name="528.60" table:display="true" table:show-details="true"/>
                <table:data-pilot-member table:name="540.40" table:display="true" table:show-details="true"/>
                <table:data-pilot-member table:name="945.80" table:display="true" table:show-details="true"/>
                <table:data-pilot-member table:name="954.40" table:display="true" table:show-details="true"/>
                <table:data-pilot-member table:name="1121.20" table:display="true" table:show-details="true"/>
                <table:data-pilot-member table:name="1122.10" table:display="true" table:show-details="true"/>
                <table:data-pilot-member table:name="1151.30" table:display="true" table:show-details="true"/>
                <table:data-pilot-member table:name="1597.90" table:display="true" table:show-details="true"/>
                <table:data-pilot-member table:name="1658.30" table:display="true" table:show-details="true"/>
                <table:data-pilot-member table:name="1682.50" table:display="true" table:show-details="true"/>
                <table:data-pilot-member table:name="1687.90" table:display="true" table:show-details="true"/>
                <table:data-pilot-member table:name="5849.72" table:display="true" table:show-details="true"/>
                <table:data-pilot-member table:name="20070.50" table:display="true" table:show-details="true"/>
                <table:data-pilot-member table:name="20094.4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7" loext:min-decimal-places="17" number:min-integer-digits="1"/>
    </number:number-style>
    <number:number-style style:name="N123">
      <number:number number:decimal-places="15" loext:min-decimal-places="15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3" loext:min-decimal-places="3" number:min-integer-digits="1"/>
    </number:number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0">
      <number:number number:decimal-places="1" loext:min-decimal-places="1" number:min-integer-digits="1"/>
    </number:number-style>
    <number:number-style style:name="N141">
      <number:number number:decimal-places="18" loext:min-decimal-places="18" number:min-integer-digits="1"/>
    </number:number-style>
    <number:number-style style:name="N142">
      <number:number number:decimal-places="19" loext:min-decimal-places="19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Untitled1" style:family="table-cell" style:parent-style-name="Default">
      <style:text-properties fo:color="#21409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6:55:48.6426889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6:56:51.116182337</dc:date>
    <meta:editing-duration>PT7H42M24S</meta:editing-duration>
    <meta:editing-cycles>11</meta:editing-cycles>
    <meta:generator>LibreOffice/6.0.7.3$Linux_X86_64 LibreOffice_project/00m0$Build-3</meta:generator>
    <meta:document-statistic meta:table-count="2" meta:cell-count="3782" meta:object-count="0"/>
  </office:meta>
</office:document-meta>
</file>